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58.242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494cm"/>
    </style:style>
    <style:style style:name="Tabela1.B" style:family="table-column">
      <style:table-column-properties style:column-width="8.8cm"/>
    </style:style>
    <style:style style:name="Tabela1.C" style:family="table-column">
      <style:table-column-properties style:column-width="9.033cm"/>
    </style:style>
    <style:style style:name="Tabela1.D" style:family="table-column">
      <style:table-column-properties style:column-width="13.344cm"/>
    </style:style>
    <style:style style:name="Tabela1.E" style:family="table-column">
      <style:table-column-properties style:column-width="1.602cm"/>
    </style:style>
    <style:style style:name="Tabela1.F" style:family="table-column">
      <style:table-column-properties style:column-width="2.323cm"/>
    </style:style>
    <style:style style:name="Tabela1.G" style:family="table-column">
      <style:table-column-properties style:column-width="2.191cm"/>
    </style:style>
    <style:style style:name="Tabela1.H" style:family="table-column">
      <style:table-column-properties style:column-width="1.427cm"/>
    </style:style>
    <style:style style:name="Tabela1.I" style:family="table-column">
      <style:table-column-properties style:column-width="1.787cm"/>
    </style:style>
    <style:style style:name="Tabela1.J" style:family="table-column">
      <style:table-column-properties style:column-width="1.685cm"/>
    </style:style>
    <style:style style:name="Tabela1.K" style:family="table-column">
      <style:table-column-properties style:column-width="1.607cm"/>
    </style:style>
    <style:style style:name="Tabela1.L" style:family="table-column">
      <style:table-column-properties style:column-width="1.556cm"/>
    </style:style>
    <style:style style:name="Tabela1.M" style:family="table-column">
      <style:table-column-properties style:column-width="1.549cm"/>
    </style:style>
    <style:style style:name="Tabela1.N" style:family="table-column">
      <style:table-column-properties style:column-width="1.683cm"/>
    </style:style>
    <style:style style:name="Tabela1.O" style:family="table-column">
      <style:table-column-properties style:column-width="1.584cm"/>
    </style:style>
    <style:style style:name="Tabela1.P" style:family="table-column">
      <style:table-column-properties style:column-width="1.655cm"/>
    </style:style>
    <style:style style:name="Tabela1.Q" style:family="table-column">
      <style:table-column-properties style:column-width="1.404cm"/>
    </style:style>
    <style:style style:name="Tabela1.R" style:family="table-column">
      <style:table-column-properties style:column-width="1.506cm"/>
    </style:style>
    <style:style style:name="Tabela1.1" style:family="table-row">
      <style:table-row-properties style:row-height="0.686cm" fo:keep-together="auto"/>
    </style:style>
    <style:style style:name="Tabela1.A1" style:family="table-cell">
      <style:table-cell-properties style:vertical-align="middle" fo:padding-left="0.071cm" fo:padding-right="0cm" fo:padding-top="0cm" fo:padding-bottom="0cm" fo:border="none"/>
    </style:style>
    <style:style style:name="Tabela1.2" style:family="table-row">
      <style:table-row-properties style:row-height="0.457cm" fo:keep-together="auto"/>
    </style:style>
    <style:style style:name="Tabela1.A2" style:family="table-cell">
      <style:table-cell-properties style:vertical-align="middle" fo:padding-left="0.071cm" fo:padding-right="0cm" fo:padding-top="0cm" fo:padding-bottom="0cm" fo:border="0.5pt solid #000000"/>
    </style:style>
    <style:style style:name="Tabela1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/>
    </style:style>
    <style:style style:name="Tabela1.E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none"/>
    </style:style>
    <style:style style:name="Tabela1.3" style:family="table-row">
      <style:table-row-properties style:row-height="0.406cm" fo:keep-together="auto"/>
    </style:style>
    <style:style style:name="Tabela1.4" style:family="table-row">
      <style:table-row-properties style:row-height="1.143cm" fo:keep-together="auto"/>
    </style:style>
    <style:style style:name="Tabela1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/>
    </style:style>
    <style:style style:name="Tabela1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/>
    </style:style>
    <style:style style:name="Tabela1.E5" style:family="table-cell">
      <style:table-cell-properties style:vertical-align="middle" fo:padding-left="0.071cm" fo:padding-right="0.071cm" fo:padding-top="0cm" fo:padding-bottom="0cm" fo:border-left="none" fo:border-right="0.5pt solid #000000" fo:border-top="none" fo:border-bottom="0.5pt solid #000000"/>
    </style:style>
    <style:style style:name="Tabela1.E43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/>
    </style:style>
    <style:style style:name="Tabela1.903" style:family="table-row">
      <style:table-row-properties style:row-height="0.762cm" fo:keep-together="auto"/>
    </style:style>
    <style:style style:name="Tabela1.A90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903" style:family="table-cell">
      <style:table-cell-properties style:vertical-align="middle" fo:padding="0cm" fo:border-left="none" fo:border-right="0.5pt solid #000000" fo:border-top="none" fo:border-bottom="0.5pt solid #000000"/>
    </style:style>
    <style:style style:name="Tabela1.904" style:family="table-row">
      <style:table-row-properties style:row-height="0.508cm" fo:keep-together="auto"/>
    </style:style>
    <style:style style:name="Tabela1.A904" style:family="table-cell">
      <style:table-cell-properties fo:padding="0cm" fo:border="none"/>
    </style:style>
    <style:style style:name="Tabela1.B904" style:family="table-cell">
      <style:table-cell-properties fo:padding="0cm" fo:border="none"/>
    </style:style>
    <style:style style:name="Tabela1.905" style:family="table-row">
      <style:table-row-properties style:row-height="4.75cm" fo:keep-together="auto"/>
    </style:style>
    <style:style style:name="Tabela1.A905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 style:writing-mode="lr-tb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T1" style:family="text">
      <style:text-properties style:font-name="Arial" fo:font-size="7pt" fo:font-weight="bold" style:font-size-asian="7pt" style:font-weight-asian="bold" style:font-size-complex="7pt"/>
    </style:style>
    <style:style style:name="T2" style:family="text">
      <style:text-properties style:font-name="Arial" fo:font-size="6pt" fo:font-weight="bold" style:font-size-asian="6pt" style:font-weight-asian="bold" style:font-size-complex="6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row table:style-name="Tabela1.1">
          <table:table-cell table:style-name="Tabela1.A1" office:value-type="string">
            <text:p text:style-name="P1"><text:bookmark text:name="JR_PAGE_ANCHOR_0_1"/><text:span text:style-name="T1">Mês/Ano de Referencia:</text:span></text:p>
          </table:table-cell>
          <table:table-cell table:style-name="Tabela1.A1" table:number-columns-spanned="17" office:value-type="string">
            <text:p text:style-name="P1"><text:span text:style-name="T1">Jan/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3" office:value-type="string">
            <text:p text:style-name="P1"><text:span text:style-name="T2">Matrícula</text:span></text:p>
          </table:table-cell>
          <table:table-cell table:style-name="Tabela1.B2" table:number-rows-spanned="3" office:value-type="string">
            <text:p text:style-name="P1"><text:span text:style-name="T2">Nome</text:span></text:p>
          </table:table-cell>
          <table:table-cell table:style-name="Tabela1.B2" table:number-rows-spanned="3" office:value-type="string">
            <text:p text:style-name="P1"><text:span text:style-name="T2">Cargo</text:span></text:p>
          </table:table-cell>
          <table:table-cell table:style-name="Tabela1.B2" table:number-rows-spanned="3" office:value-type="string">
            <text:p text:style-name="P1"><text:span text:style-name="T2">Lotação</text:span></text:p>
          </table:table-cell>
          <table:table-cell table:style-name="Tabela1.E2" table:number-columns-spanned="9" office:value-type="string">
            <text:p text:style-name="P3"><text:span text:style-name="T2">Rendimen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2" table:number-columns-spanned="4" office:value-type="string">
            <text:p text:style-name="P3"><text:span text:style-name="T2">Descontos</text:span></text:p>
          </table:table-cell>
          <table:covered-table-cell/>
          <table:covered-table-cell/>
          <table:covered-table-cell/>
          <table:table-cell table:style-name="Tabela1.B2" table:number-rows-spanned="3" office:value-type="string">
            <text:p text:style-name="P3"><text:span text:style-name="T2">Rendimento Líquido Total (14)</text:span></text:p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3"><text:span text:style-name="T2">Remuneração Básica</text:span></text:p>
          </table:table-cell>
          <table:covered-table-cell/>
          <table:table-cell table:style-name="Tabela1.E2" table:number-columns-spanned="4" office:value-type="string">
            <text:p text:style-name="P3"><text:span text:style-name="T2">Remuneração Eventual ou Temporária</text:span></text:p>
          </table:table-cell>
          <table:covered-table-cell/>
          <table:covered-table-cell/>
          <table:covered-table-cell/>
          <table:table-cell table:style-name="Tabela1.B2" table:number-rows-spanned="2" office:value-type="string">
            <text:p text:style-name="P3"><text:span text:style-name="T2">Outras Remunerações Temporárias(7)</text:span></text:p>
          </table:table-cell>
          <table:table-cell table:style-name="Tabela1.B2" table:number-rows-spanned="2" office:value-type="string">
            <text:p text:style-name="P3"><text:span text:style-name="T2">Verbas Indenizatórias(8)</text:span></text:p>
          </table:table-cell>
          <table:table-cell table:style-name="Tabela1.B2" table:number-rows-spanned="2" office:value-type="string">
            <text:p text:style-name="P3"><text:span text:style-name="T2">Total de Rendimentos Brutos(9)</text:span></text:p>
          </table:table-cell>
          <table:table-cell table:style-name="Tabela1.E2" table:number-columns-spanned="3" office:value-type="string">
            <text:p text:style-name="P3"><text:span text:style-name="T2">Obrigatórios/Legais</text:span></text:p>
          </table:table-cell>
          <table:covered-table-cell/>
          <table:covered-table-cell/>
          <table:table-cell table:style-name="Tabela1.B2" table:number-rows-spanned="2" office:value-type="string">
            <text:p text:style-name="P3"><text:span text:style-name="T2">Total de Descontos(13)</text:span></text:p>
          </table:table-cell>
          <table:covered-table-cell/>
        </table:table-row>
        <table:table-row table:style-name="Tabela1.4">
          <table:covered-table-cell/>
          <table:covered-table-cell/>
          <table:covered-table-cell/>
          <table:covered-table-cell/>
          <table:table-cell table:style-name="Tabela1.B2" office:value-type="string">
            <text:p text:style-name="P3"><text:span text:style-name="T2">Remuneração do Cargo Efetivo(1)</text:span></text:p>
          </table:table-cell>
          <table:table-cell table:style-name="Tabela1.B2" office:value-type="string">
            <text:p text:style-name="P3"><text:span text:style-name="T2">Outras Verbas Remuneratórias, Legais ou Judiciais(2)</text:span></text:p>
          </table:table-cell>
          <table:table-cell table:style-name="Tabela1.B2" office:value-type="string">
            <text:p text:style-name="P3"><text:span text:style-name="T2">Função de Confiança ou Cargo em Comissão(3)</text:span></text:p>
          </table:table-cell>
          <table:table-cell table:style-name="Tabela1.B2" office:value-type="string">
            <text:p text:style-name="P3"><text:span text:style-name="T2">Gratificação Natalina(4)</text:span></text:p>
          </table:table-cell>
          <table:table-cell table:style-name="Tabela1.B2" office:value-type="string">
            <text:p text:style-name="P3"><text:span text:style-name="T2">Férias (1/3 constitucional) (5)</text:span></text:p>
          </table:table-cell>
          <table:table-cell table:style-name="Tabela1.B2" office:value-type="string">
            <text:p text:style-name="P3"><text:span text:style-name="T2">Abono de Permanência(6)</text:span></text:p>
          </table:table-cell>
          <table:covered-table-cell/>
          <table:covered-table-cell/>
          <table:covered-table-cell/>
          <table:table-cell table:style-name="Tabela1.B2" office:value-type="string">
            <text:p text:style-name="P3"><text:span text:style-name="T2">Contribuição Previdenciária(10)</text:span></text:p>
          </table:table-cell>
          <table:table-cell table:style-name="Tabela1.B2" office:value-type="string">
            <text:p text:style-name="P3"><text:span text:style-name="T2">Imposto de Renda(11)</text:span></text:p>
          </table:table-cell>
          <table:table-cell table:style-name="Tabela1.B2" office:value-type="string">
            <text:p text:style-name="P3"><text:span text:style-name="T2">Retenção por Teto Constitucional(12)</text:span></text:p>
          </table:table-cell>
          <table:covered-table-cell/>
          <table:covered-table-cell/>
        </table:table-row>
        <table:table-row table:style-name="Tabela1.2">
          <table:table-cell table:style-name="Tabela1.A5" office:value-type="string">
            <text:p text:style-name="P1"><text:span text:style-name="T3">1741</text:span></text:p>
          </table:table-cell>
          <table:table-cell table:style-name="Tabela1.B5" office:value-type="string">
            <text:p text:style-name="P1"><text:span text:style-name="T3">ADEILDO JOSE DA SILVA</text:span></text:p>
          </table:table-cell>
          <table:table-cell table:style-name="Tabela1.B5" office:value-type="string">
            <text:p text:style-name="P1"><text:span text:style-name="T3">ANALISTA DO MP- CONTADOR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5" office:value-type="string">
            <text:p text:style-name="P4"><text:span text:style-name="T3">5.062,24</text:span></text:p>
          </table:table-cell>
          <table:table-cell table:style-name="Tabela1.E5" office:value-type="string">
            <text:p text:style-name="P4"><text:span text:style-name="T3">2.024,9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84,07</text:span></text:p>
          </table:table-cell>
          <table:table-cell table:style-name="Tabela1.E5" office:value-type="string">
            <text:p text:style-name="P4"><text:span text:style-name="T3">9.471,21</text:span></text:p>
          </table:table-cell>
          <table:table-cell table:style-name="Tabela1.E5" office:value-type="string">
            <text:p text:style-name="P4"><text:span text:style-name="T3">992,20</text:span></text:p>
          </table:table-cell>
          <table:table-cell table:style-name="Tabela1.E5" office:value-type="string">
            <text:p text:style-name="P4"><text:span text:style-name="T3">702,4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94,67</text:span></text:p>
          </table:table-cell>
          <table:table-cell table:style-name="Tabela1.E5" office:value-type="string">
            <text:p text:style-name="P4"><text:span text:style-name="T3">7.776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36</text:span></text:p>
          </table:table-cell>
          <table:table-cell table:style-name="Tabela1.B5" office:value-type="string">
            <text:p text:style-name="P1"><text:span text:style-name="T3">ADEILTON CARLOS DOS SANTOS</text:span></text:p>
          </table:table-cell>
          <table:table-cell table:style-name="Tabela1.B5" office:value-type="string">
            <text:p text:style-name="P1"><text:span text:style-name="T3">AUXILIAR DE SERVIÇOS GERAIS - requisitado</text:span></text:p>
          </table:table-cell>
          <table:table-cell table:style-name="Tabela1.B5" office:value-type="string">
            <text:p text:style-name="P1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31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056,00</text:span></text:p>
          </table:table-cell>
          <table:table-cell table:style-name="Tabela1.E5" office:value-type="string">
            <text:p text:style-name="P4"><text:span text:style-name="T3">1.987,50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1.91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5</text:span></text:p>
          </table:table-cell>
          <table:table-cell table:style-name="Tabela1.B5" office:value-type="string">
            <text:p text:style-name="P1"><text:span text:style-name="T3">ADEILTON DE OLIVEIRA FIEL</text:span></text:p>
          </table:table-cell>
          <table:table-cell table:style-name="Tabela1.B5" office:value-type="string">
            <text:p text:style-name="P1"><text:span text:style-name="T3">1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1</text:span></text:p>
          </table:table-cell>
          <table:table-cell table:style-name="Tabela1.B5" office:value-type="string">
            <text:p text:style-name="P1"><text:span text:style-name="T3">ADEMILTON DE OLIVEIRA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ITABAIAN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59,13</text:span></text:p>
          </table:table-cell>
          <table:table-cell table:style-name="Tabela1.E5" office:value-type="string">
            <text:p text:style-name="P4"><text:span text:style-name="T3">41.264,72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395,1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111,63</text:span></text:p>
          </table:table-cell>
          <table:table-cell table:style-name="Tabela1.E5" office:value-type="string">
            <text:p text:style-name="P4"><text:span text:style-name="T3">28.153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6</text:span></text:p>
          </table:table-cell>
          <table:table-cell table:style-name="Tabela1.B5" office:value-type="string">
            <text:p text:style-name="P1"><text:span text:style-name="T3">ADERBAL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03,13</text:span></text:p>
          </table:table-cell>
          <table:table-cell table:style-name="Tabela1.E5" office:value-type="string">
            <text:p text:style-name="P4"><text:span text:style-name="T3">1.803,1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5</text:span></text:p>
          </table:table-cell>
          <table:table-cell table:style-name="Tabela1.B5" office:value-type="string">
            <text:p text:style-name="P1"><text:span text:style-name="T3">ADIEL FEITOSA LEIT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5" office:value-type="string">
            <text:p text:style-name="P4"><text:span text:style-name="T3">4.425,27</text:span></text:p>
          </table:table-cell>
          <table:table-cell table:style-name="Tabela1.E5" office:value-type="string">
            <text:p text:style-name="P4"><text:span text:style-name="T3">465,5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21,43</text:span></text:p>
          </table:table-cell>
          <table:table-cell table:style-name="Tabela1.E5" office:value-type="string">
            <text:p text:style-name="P4"><text:span text:style-name="T3">8.012,24</text:span></text:p>
          </table:table-cell>
          <table:table-cell table:style-name="Tabela1.E5" office:value-type="string">
            <text:p text:style-name="P4"><text:span text:style-name="T3">684,71</text:span></text:p>
          </table:table-cell>
          <table:table-cell table:style-name="Tabela1.E5" office:value-type="string">
            <text:p text:style-name="P4"><text:span text:style-name="T3">141,7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26,42</text:span></text:p>
          </table:table-cell>
          <table:table-cell table:style-name="Tabela1.E5" office:value-type="string">
            <text:p text:style-name="P4"><text:span text:style-name="T3">7.185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2</text:span></text:p>
          </table:table-cell>
          <table:table-cell table:style-name="Tabela1.B5" office:value-type="string">
            <text:p text:style-name="P1"><text:span text:style-name="T3">ADLER DE OLIVEIRA SANTOS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VISAO DE PROD. DE SOFTWARE/DTI</text:span></text:p>
          </table:table-cell>
          <table:table-cell table:style-name="Tabela1.E5" office:value-type="string">
            <text:p text:style-name="P4"><text:span text:style-name="T3">7.611,74</text:span></text:p>
          </table:table-cell>
          <table:table-cell table:style-name="Tabela1.E5" office:value-type="string">
            <text:p text:style-name="P4"><text:span text:style-name="T3">600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0.121,30</text:span></text:p>
          </table:table-cell>
          <table:table-cell table:style-name="Tabela1.E5" office:value-type="string">
            <text:p text:style-name="P4"><text:span text:style-name="T3">1.149,72</text:span></text:p>
          </table:table-cell>
          <table:table-cell table:style-name="Tabela1.E5" office:value-type="string">
            <text:p text:style-name="P4"><text:span text:style-name="T3">1.072,8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22,57</text:span></text:p>
          </table:table-cell>
          <table:table-cell table:style-name="Tabela1.E5" office:value-type="string">
            <text:p text:style-name="P4"><text:span text:style-name="T3">7.898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9</text:span></text:p>
          </table:table-cell>
          <table:table-cell table:style-name="Tabela1.B5" office:value-type="string">
            <text:p text:style-name="P1"><text:span text:style-name="T3">ADNA CRISTINA DE CARVALHO VILANO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TURMA RECURSAL</text:span></text:p>
          </table:table-cell>
          <table:table-cell table:style-name="Tabela1.E5" office:value-type="string">
            <text:p text:style-name="P4"><text:span text:style-name="T3">9.065,70</text:span></text:p>
          </table:table-cell>
          <table:table-cell table:style-name="Tabela1.E5" office:value-type="string">
            <text:p text:style-name="P4"><text:span text:style-name="T3">1.359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2.334,55</text:span></text:p>
          </table:table-cell>
          <table:table-cell table:style-name="Tabela1.E5" office:value-type="string">
            <text:p text:style-name="P4"><text:span text:style-name="T3">1.459,58</text:span></text:p>
          </table:table-cell>
          <table:table-cell table:style-name="Tabela1.E5" office:value-type="string">
            <text:p text:style-name="P4"><text:span text:style-name="T3">1.596,2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055,86</text:span></text:p>
          </table:table-cell>
          <table:table-cell table:style-name="Tabela1.E5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47</text:span></text:p>
          </table:table-cell>
          <table:table-cell table:style-name="Tabela1.B5" office:value-type="string">
            <text:p text:style-name="P1"><text:span text:style-name="T3">ADRIANA DOS SANTOS OLIVEIR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31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.104,42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3.034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35</text:span></text:p>
          </table:table-cell>
          <table:table-cell table:style-name="Tabela1.B5" office:value-type="string">
            <text:p text:style-name="P1"><text:span text:style-name="T3">ADRIANA FREIRE DE MENEZ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PELA</text:span></text:p>
          </table:table-cell>
          <table:table-cell table:style-name="Tabela1.E5" office:value-type="string">
            <text:p text:style-name="P4"><text:span text:style-name="T3">7.180,89</text:span></text:p>
          </table:table-cell>
          <table:table-cell table:style-name="Tabela1.E5" office:value-type="string">
            <text:p text:style-name="P4"><text:span text:style-name="T3">1.436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36,29</text:span></text:p>
          </table:table-cell>
          <table:table-cell table:style-name="Tabela1.E5" office:value-type="string">
            <text:p text:style-name="P4"><text:span text:style-name="T3">11.453,36</text:span></text:p>
          </table:table-cell>
          <table:table-cell table:style-name="Tabela1.E5" office:value-type="string">
            <text:p text:style-name="P4"><text:span text:style-name="T3">1.206,39</text:span></text:p>
          </table:table-cell>
          <table:table-cell table:style-name="Tabela1.E5" office:value-type="string">
            <text:p text:style-name="P4"><text:span text:style-name="T3">1.278,5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4,97</text:span></text:p>
          </table:table-cell>
          <table:table-cell table:style-name="Tabela1.E5" office:value-type="string">
            <text:p text:style-name="P4"><text:span text:style-name="T3">8.968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0</text:span></text:p>
          </table:table-cell>
          <table:table-cell table:style-name="Tabela1.B5" office:value-type="string">
            <text:p text:style-name="P1"><text:span text:style-name="T3">ADRIANA NUNE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ITABAIANA</text:span></text:p>
          </table:table-cell>
          <table:table-cell table:style-name="Tabela1.E5" office:value-type="string">
            <text:p text:style-name="P4"><text:span text:style-name="T3">3.938,47</text:span></text:p>
          </table:table-cell>
          <table:table-cell table:style-name="Tabela1.E5" office:value-type="string">
            <text:p text:style-name="P4"><text:span text:style-name="T3">310,74</text:span></text:p>
          </table:table-cell>
          <table:table-cell table:style-name="Tabela1.E5" office:value-type="string">
            <text:p text:style-name="P4"><text:span text:style-name="T3">1.138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17,20</text:span></text:p>
          </table:table-cell>
          <table:table-cell table:style-name="Tabela1.E5" office:value-type="string">
            <text:p text:style-name="P4"><text:span text:style-name="T3">7.904,91</text:span></text:p>
          </table:table-cell>
          <table:table-cell table:style-name="Tabela1.E5" office:value-type="string">
            <text:p text:style-name="P4"><text:span text:style-name="T3">594,89</text:span></text:p>
          </table:table-cell>
          <table:table-cell table:style-name="Tabela1.E5" office:value-type="string">
            <text:p text:style-name="P4"><text:span text:style-name="T3">448,6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043,56</text:span></text:p>
          </table:table-cell>
          <table:table-cell table:style-name="Tabela1.E5" office:value-type="string">
            <text:p text:style-name="P4"><text:span text:style-name="T3">6.861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3</text:span></text:p>
          </table:table-cell>
          <table:table-cell table:style-name="Tabela1.B5" office:value-type="string">
            <text:p text:style-name="P1"><text:span text:style-name="T3">ADRIANA RIBEIRO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ÇA AUXILIAR DE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010,7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6.872,73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376,0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092,54</text:span></text:p>
          </table:table-cell>
          <table:table-cell table:style-name="Tabela1.E5" office:value-type="string">
            <text:p text:style-name="P4"><text:span text:style-name="T3">24.780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81</text:span></text:p>
          </table:table-cell>
          <table:table-cell table:style-name="Tabela1.B5" office:value-type="string">
            <text:p text:style-name="P1"><text:span text:style-name="T3">ADRIANA SICUPIRA PEREGRINO BRAG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NSELHO NACIONAL DO MINISTÉRIO PÚBLICO</text:span></text:p>
          </table:table-cell>
          <table:table-cell table:style-name="Tabela1.E5" office:value-type="string">
            <text:p text:style-name="P4"><text:span text:style-name="T3">5.270,57</text:span></text:p>
          </table:table-cell>
          <table:table-cell table:style-name="Tabela1.E5" office:value-type="string">
            <text:p text:style-name="P4"><text:span text:style-name="T3">1.317,6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8.761,13</text:span></text:p>
          </table:table-cell>
          <table:table-cell table:style-name="Tabela1.E5" office:value-type="string">
            <text:p text:style-name="P4"><text:span text:style-name="T3">922,35</text:span></text:p>
          </table:table-cell>
          <table:table-cell table:style-name="Tabela1.E5" office:value-type="string">
            <text:p text:style-name="P4"><text:span text:style-name="T3">688,7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11,10</text:span></text:p>
          </table:table-cell>
          <table:table-cell table:style-name="Tabela1.E5" office:value-type="string">
            <text:p text:style-name="P4"><text:span text:style-name="T3">7.150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0</text:span></text:p>
          </table:table-cell>
          <table:table-cell table:style-name="Tabela1.B5" office:value-type="string">
            <text:p text:style-name="P1"><text:span text:style-name="T3">ADRIANO CARVALHO SOUZ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3ª PROCURADORIA DE JUSTICA (2ª CAMARA CIVEL)</text:span></text:p>
          </table:table-cell>
          <table:table-cell table:style-name="Tabela1.E5" office:value-type="string">
            <text:p text:style-name="P4"><text:span text:style-name="T3">9.065,70</text:span></text:p>
          </table:table-cell>
          <table:table-cell table:style-name="Tabela1.E5" office:value-type="string">
            <text:p text:style-name="P4"><text:span text:style-name="T3">1.359,86</text:span></text:p>
          </table:table-cell>
          <table:table-cell table:style-name="Tabela1.E5" office:value-type="string">
            <text:p text:style-name="P4"><text:span text:style-name="T3">10.673,6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23.272,08</text:span></text:p>
          </table:table-cell>
          <table:table-cell table:style-name="Tabela1.E5" office:value-type="string">
            <text:p text:style-name="P4"><text:span text:style-name="T3">1.459,58</text:span></text:p>
          </table:table-cell>
          <table:table-cell table:style-name="Tabela1.E5" office:value-type="string">
            <text:p text:style-name="P4"><text:span text:style-name="T3">4.427,2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886,83</text:span></text:p>
          </table:table-cell>
          <table:table-cell table:style-name="Tabela1.E5" office:value-type="string">
            <text:p text:style-name="P4"><text:span text:style-name="T3">17.385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9</text:span></text:p>
          </table:table-cell>
          <table:table-cell table:style-name="Tabela1.B5" office:value-type="string">
            <text:p text:style-name="P1"><text:span text:style-name="T3">ADRIANO SANTOS DE OLIVEIR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31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.104,42</text:span></text:p>
          </table:table-cell>
          <table:table-cell table:style-name="Tabela1.E5" office:value-type="string">
            <text:p text:style-name="P4"><text:span text:style-name="T3">67,3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7,33</text:span></text:p>
          </table:table-cell>
          <table:table-cell table:style-name="Tabela1.E5" office:value-type="string">
            <text:p text:style-name="P4"><text:span text:style-name="T3">3.03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7</text:span></text:p>
          </table:table-cell>
          <table:table-cell table:style-name="Tabela1.B5" office:value-type="string">
            <text:p text:style-name="P1"><text:span text:style-name="T3">ADRIANO ULISSES DEDA CHAGAS DE MEL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3.119,64</text:span></text:p>
          </table:table-cell>
          <table:table-cell table:style-name="Tabela1.E5" office:value-type="string">
            <text:p text:style-name="P4"><text:span text:style-name="T3">328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149,2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6.506,08</text:span></text:p>
          </table:table-cell>
          <table:table-cell table:style-name="Tabela1.E5" office:value-type="string">
            <text:p text:style-name="P4"><text:span text:style-name="T3">482,69</text:span></text:p>
          </table:table-cell>
          <table:table-cell table:style-name="Tabela1.E5" office:value-type="string">
            <text:p text:style-name="P4"><text:span text:style-name="T3">246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29,64</text:span></text:p>
          </table:table-cell>
          <table:table-cell table:style-name="Tabela1.E5" office:value-type="string">
            <text:p text:style-name="P4"><text:span text:style-name="T3">5.776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12</text:span></text:p>
          </table:table-cell>
          <table:table-cell table:style-name="Tabela1.B5" office:value-type="string">
            <text:p text:style-name="P1"><text:span text:style-name="T3">ADSON ALBERTO CARDOSO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LAGARTO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49,20</text:span></text:p>
          </table:table-cell>
          <table:table-cell table:style-name="Tabela1.E5" office:value-type="string">
            <text:p text:style-name="P4"><text:span text:style-name="T3">17.145,86</text:span></text:p>
          </table:table-cell>
          <table:table-cell table:style-name="Tabela1.E5" office:value-type="string">
            <text:p text:style-name="P4"><text:span text:style-name="T3">51.284,17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6.44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159,14</text:span></text:p>
          </table:table-cell>
          <table:table-cell table:style-name="Tabela1.E5" office:value-type="string">
            <text:p text:style-name="P4"><text:span text:style-name="T3">40.125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11</text:span></text:p>
          </table:table-cell>
          <table:table-cell table:style-name="Tabela1.B5" office:value-type="string">
            <text:p text:style-name="P1"><text:span text:style-name="T3">AGMARIO FABIANO SANTOS CONCEICAO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3</text:span></text:p>
          </table:table-cell>
          <table:table-cell table:style-name="Tabela1.B5" office:value-type="string">
            <text:p text:style-name="P1"><text:span text:style-name="T3">AGNALDO SILVA SANTOS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03,13</text:span></text:p>
          </table:table-cell>
          <table:table-cell table:style-name="Tabela1.E5" office:value-type="string">
            <text:p text:style-name="P4"><text:span text:style-name="T3">1.803,1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3</text:span></text:p>
          </table:table-cell>
          <table:table-cell table:style-name="Tabela1.B5" office:value-type="string">
            <text:p text:style-name="P1"><text:span text:style-name="T3">AILA BATISTA DE OLIVEIR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5ª PROCURADORIA DE JUSTICA (1ª CAMARA CIVEL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315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4.224,68</text:span></text:p>
          </table:table-cell>
          <table:table-cell table:style-name="Tabela1.E5" office:value-type="string">
            <text:p text:style-name="P4"><text:span text:style-name="T3">751,97</text:span></text:p>
          </table:table-cell>
          <table:table-cell table:style-name="Tabela1.E5" office:value-type="string">
            <text:p text:style-name="P4"><text:span text:style-name="T3">2.258,5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010,50</text:span></text:p>
          </table:table-cell>
          <table:table-cell table:style-name="Tabela1.E5" office:value-type="string">
            <text:p text:style-name="P4"><text:span text:style-name="T3">11.214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49</text:span></text:p>
          </table:table-cell>
          <table:table-cell table:style-name="Tabela1.B5" office:value-type="string">
            <text:p text:style-name="P1"><text:span text:style-name="T3">ALAN FERREIRA HOR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31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10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3.150,99</text:span></text:p>
          </table:table-cell>
          <table:table-cell table:style-name="Tabela1.E5" office:value-type="string">
            <text:p text:style-name="P4"><text:span text:style-name="T3">95,2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,28</text:span></text:p>
          </table:table-cell>
          <table:table-cell table:style-name="Tabela1.E5" office:value-type="string">
            <text:p text:style-name="P4"><text:span text:style-name="T3">3.055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8</text:span></text:p>
          </table:table-cell>
          <table:table-cell table:style-name="Tabela1.B5" office:value-type="string">
            <text:p text:style-name="P1"><text:span text:style-name="T3">ALAN VICTOR BATISTA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1.138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4.274,4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4,6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4,61</text:span></text:p>
          </table:table-cell>
          <table:table-cell table:style-name="Tabela1.E5" office:value-type="string">
            <text:p text:style-name="P4"><text:span text:style-name="T3">4.239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0</text:span></text:p>
          </table:table-cell>
          <table:table-cell table:style-name="Tabela1.B5" office:value-type="string">
            <text:p text:style-name="P1"><text:span text:style-name="T3">ALANNA CORREIA SILVA DE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5" office:value-type="string">
            <text:p text:style-name="P4"><text:span text:style-name="T3">6.774,42</text:span></text:p>
          </table:table-cell>
          <table:table-cell table:style-name="Tabela1.E5" office:value-type="string">
            <text:p text:style-name="P4"><text:span text:style-name="T3">534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46,44</text:span></text:p>
          </table:table-cell>
          <table:table-cell table:style-name="Tabela1.E5" office:value-type="string">
            <text:p text:style-name="P4"><text:span text:style-name="T3">9.455,36</text:span></text:p>
          </table:table-cell>
          <table:table-cell table:style-name="Tabela1.E5" office:value-type="string">
            <text:p text:style-name="P4"><text:span text:style-name="T3">1.023,25</text:span></text:p>
          </table:table-cell>
          <table:table-cell table:style-name="Tabela1.E5" office:value-type="string">
            <text:p text:style-name="P4"><text:span text:style-name="T3">859,2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82,45</text:span></text:p>
          </table:table-cell>
          <table:table-cell table:style-name="Tabela1.E5" office:value-type="string">
            <text:p text:style-name="P4"><text:span text:style-name="T3">7.572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45</text:span></text:p>
          </table:table-cell>
          <table:table-cell table:style-name="Tabela1.B5" office:value-type="string">
            <text:p text:style-name="P1"><text:span text:style-name="T3">ALBERTO RODRIGUES CARDOSO DA SILVA</text:span></text:p>
          </table:table-cell>
          <table:table-cell table:style-name="Tabela1.B5" office:value-type="string">
            <text:p text:style-name="P1"><text:span text:style-name="T3">ANALISTA DO MP- CONTADOR</text:span></text:p>
          </table:table-cell>
          <table:table-cell table:style-name="Tabela1.B5" office:value-type="string">
            <text:p text:style-name="P1"><text:span text:style-name="T3">DIVISAO DE CONTROLE INTERNO</text:span></text:p>
          </table:table-cell>
          <table:table-cell table:style-name="Tabela1.E5" office:value-type="string">
            <text:p text:style-name="P4"><text:span text:style-name="T3">9.065,70</text:span></text:p>
          </table:table-cell>
          <table:table-cell table:style-name="Tabela1.E5" office:value-type="string">
            <text:p text:style-name="P4"><text:span text:style-name="T3">1.359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14,1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2.948,69</text:span></text:p>
          </table:table-cell>
          <table:table-cell table:style-name="Tabela1.E5" office:value-type="string">
            <text:p text:style-name="P4"><text:span text:style-name="T3">1.459,58</text:span></text:p>
          </table:table-cell>
          <table:table-cell table:style-name="Tabela1.E5" office:value-type="string">
            <text:p text:style-name="P4"><text:span text:style-name="T3">1.596,2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055,86</text:span></text:p>
          </table:table-cell>
          <table:table-cell table:style-name="Tabela1.E5" office:value-type="string">
            <text:p text:style-name="P4"><text:span text:style-name="T3">9.892,8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</text:span></text:p>
          </table:table-cell>
          <table:table-cell table:style-name="Tabela1.B5" office:value-type="string">
            <text:p text:style-name="P1"><text:span text:style-name="T3">ALBERTO VINICIUS DE MELO SANTOS</text:span></text:p>
          </table:table-cell>
          <table:table-cell table:style-name="Tabela1.B5" office:value-type="string">
            <text:p text:style-name="P1"><text:span text:style-name="T3">PROGRAMADOR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5.270,57</text:span></text:p>
          </table:table-cell>
          <table:table-cell table:style-name="Tabela1.E5" office:value-type="string">
            <text:p text:style-name="P4"><text:span text:style-name="T3">4.644,3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59,13</text:span></text:p>
          </table:table-cell>
          <table:table-cell table:style-name="Tabela1.E5" office:value-type="string">
            <text:p text:style-name="P4"><text:span text:style-name="T3">12.774,06</text:span></text:p>
          </table:table-cell>
          <table:table-cell table:style-name="Tabela1.E5" office:value-type="string">
            <text:p text:style-name="P4"><text:span text:style-name="T3">1.388,09</text:span></text:p>
          </table:table-cell>
          <table:table-cell table:style-name="Tabela1.E5" office:value-type="string">
            <text:p text:style-name="P4"><text:span text:style-name="T3">1.032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20,78</text:span></text:p>
          </table:table-cell>
          <table:table-cell table:style-name="Tabela1.E5" office:value-type="string">
            <text:p text:style-name="P4"><text:span text:style-name="T3">10.353,2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1</text:span></text:p>
          </table:table-cell>
          <table:table-cell table:style-name="Tabela1.B5" office:value-type="string">
            <text:p text:style-name="P1"><text:span text:style-name="T3">ALDELEINE MELHOR BARBOS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RIACHUELO</text:span></text:p>
          </table:table-cell>
          <table:table-cell table:style-name="Tabela1.E5" office:value-type="string">
            <text:p text:style-name="P4"><text:span text:style-name="T3">32.004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200,47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37.114,11</text:span></text:p>
          </table:table-cell>
          <table:table-cell table:style-name="Tabela1.E5" office:value-type="string">
            <text:p text:style-name="P4"><text:span text:style-name="T3">4.480,65</text:span></text:p>
          </table:table-cell>
          <table:table-cell table:style-name="Tabela1.E5" office:value-type="string">
            <text:p text:style-name="P4"><text:span text:style-name="T3">7.527,7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008,38</text:span></text:p>
          </table:table-cell>
          <table:table-cell table:style-name="Tabela1.E5" office:value-type="string">
            <text:p text:style-name="P4"><text:span text:style-name="T3">25.105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</text:span></text:p>
          </table:table-cell>
          <table:table-cell table:style-name="Tabela1.B5" office:value-type="string">
            <text:p text:style-name="P1"><text:span text:style-name="T3">ALDO SOUZA ARAGA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DISTRITAL -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229,7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84,07</text:span></text:p>
          </table:table-cell>
          <table:table-cell table:style-name="Tabela1.E5" office:value-type="string">
            <text:p text:style-name="P4"><text:span text:style-name="T3">47.302,8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10.185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4.901,66</text:span></text:p>
          </table:table-cell>
          <table:table-cell table:style-name="Tabela1.E5" office:value-type="string">
            <text:p text:style-name="P4"><text:span text:style-name="T3">32.401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7</text:span></text:p>
          </table:table-cell>
          <table:table-cell table:style-name="Tabela1.B5" office:value-type="string">
            <text:p text:style-name="P1"><text:span text:style-name="T3">ALESSANDRA ALVES DE OLIVEIRA MENEZ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ESTANCIA</text:span></text:p>
          </table:table-cell>
          <table:table-cell table:style-name="Tabela1.E5" office:value-type="string">
            <text:p text:style-name="P4"><text:span text:style-name="T3">8.552,55</text:span></text:p>
          </table:table-cell>
          <table:table-cell table:style-name="Tabela1.E5" office:value-type="string">
            <text:p text:style-name="P4"><text:span text:style-name="T3">2.993,3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81,13</text:span></text:p>
          </table:table-cell>
          <table:table-cell table:style-name="Tabela1.E5" office:value-type="string">
            <text:p text:style-name="P4"><text:span text:style-name="T3">14.327,07</text:span></text:p>
          </table:table-cell>
          <table:table-cell table:style-name="Tabela1.E5" office:value-type="string">
            <text:p text:style-name="P4"><text:span text:style-name="T3">1.616,43</text:span></text:p>
          </table:table-cell>
          <table:table-cell table:style-name="Tabela1.E5" office:value-type="string">
            <text:p text:style-name="P4"><text:span text:style-name="T3">1.756,9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73,41</text:span></text:p>
          </table:table-cell>
          <table:table-cell table:style-name="Tabela1.E5" office:value-type="string">
            <text:p text:style-name="P4"><text:span text:style-name="T3">10.953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6</text:span></text:p>
          </table:table-cell>
          <table:table-cell table:style-name="Tabela1.B5" office:value-type="string">
            <text:p text:style-name="P1"><text:span text:style-name="T3">ALESSANDRA PEDRAL DE SANTANA SUZART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LAGARTO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123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6.985,03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354,8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071,28</text:span></text:p>
          </table:table-cell>
          <table:table-cell table:style-name="Tabela1.E5" office:value-type="string">
            <text:p text:style-name="P4"><text:span text:style-name="T3">24.913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1</text:span></text:p>
          </table:table-cell>
          <table:table-cell table:style-name="Tabela1.B5" office:value-type="string">
            <text:p text:style-name="P1"><text:span text:style-name="T3">ALESSANDRA SOUZA DE SANTAN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VISAO DE PLANEJAMENTO ESTRATEGICO E PROJETOS</text:span></text:p>
          </table:table-cell>
          <table:table-cell table:style-name="Tabela1.E5" office:value-type="string">
            <text:p text:style-name="P4"><text:span text:style-name="T3">8.552,55</text:span></text:p>
          </table:table-cell>
          <table:table-cell table:style-name="Tabela1.E5" office:value-type="string">
            <text:p text:style-name="P4"><text:span text:style-name="T3">899,73</text:span></text:p>
          </table:table-cell>
          <table:table-cell table:style-name="Tabela1.E5" office:value-type="string">
            <text:p text:style-name="P4"><text:span text:style-name="T3">5.632,5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28,2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22.286,08</text:span></text:p>
          </table:table-cell>
          <table:table-cell table:style-name="Tabela1.E5" office:value-type="string">
            <text:p text:style-name="P4"><text:span text:style-name="T3">1.323,32</text:span></text:p>
          </table:table-cell>
          <table:table-cell table:style-name="Tabela1.E5" office:value-type="string">
            <text:p text:style-name="P4"><text:span text:style-name="T3">4.297,8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621,17</text:span></text:p>
          </table:table-cell>
          <table:table-cell table:style-name="Tabela1.E5" office:value-type="string">
            <text:p text:style-name="P4"><text:span text:style-name="T3">16.664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6</text:span></text:p>
          </table:table-cell>
          <table:table-cell table:style-name="Tabela1.B5" office:value-type="string">
            <text:p text:style-name="P1"><text:span text:style-name="T3">ALEX ESTEVAM DE SOUZA LEI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MOTORIA DE JUSTICA CRIMINAL - ARACAJU</text:span></text:p>
          </table:table-cell>
          <table:table-cell table:style-name="Tabela1.E5" office:value-type="string">
            <text:p text:style-name="P4"><text:span text:style-name="T3">10.186,22</text:span></text:p>
          </table:table-cell>
          <table:table-cell table:style-name="Tabela1.E5" office:value-type="string">
            <text:p text:style-name="P4"><text:span text:style-name="T3">1.527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2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3.943,14</text:span></text:p>
          </table:table-cell>
          <table:table-cell table:style-name="Tabela1.E5" office:value-type="string">
            <text:p text:style-name="P4"><text:span text:style-name="T3">1.639,98</text:span></text:p>
          </table:table-cell>
          <table:table-cell table:style-name="Tabela1.E5" office:value-type="string">
            <text:p text:style-name="P4"><text:span text:style-name="T3">1.884,7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524,74</text:span></text:p>
          </table:table-cell>
          <table:table-cell table:style-name="Tabela1.E5" office:value-type="string">
            <text:p text:style-name="P4"><text:span text:style-name="T3">10.418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56</text:span></text:p>
          </table:table-cell>
          <table:table-cell table:style-name="Tabela1.B5" office:value-type="string">
            <text:p text:style-name="P1"><text:span text:style-name="T3">ALEX MAIA ESMERALDO DE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NOSSA SENHORA DA GLORIA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5.862,03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045,9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762,46</text:span></text:p>
          </table:table-cell>
          <table:table-cell table:style-name="Tabela1.E5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7</text:span></text:p>
          </table:table-cell>
          <table:table-cell table:style-name="Tabela1.B5" office:value-type="string">
            <text:p text:style-name="P1"><text:span text:style-name="T3">ALEX SANTOS DO CARMO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8,1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25,0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25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4</text:span></text:p>
          </table:table-cell>
          <table:table-cell table:style-name="Tabela1.B5" office:value-type="string">
            <text:p text:style-name="P1"><text:span text:style-name="T3">ALEXANDER REZENDE LIMA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5" office:value-type="string">
            <text:p text:style-name="P4"><text:span text:style-name="T3">3.715,54</text:span></text:p>
          </table:table-cell>
          <table:table-cell table:style-name="Tabela1.E5" office:value-type="string">
            <text:p text:style-name="P4"><text:span text:style-name="T3">185,7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6.074,24</text:span></text:p>
          </table:table-cell>
          <table:table-cell table:style-name="Tabela1.E5" office:value-type="string">
            <text:p text:style-name="P4"><text:span text:style-name="T3">546,18</text:span></text:p>
          </table:table-cell>
          <table:table-cell table:style-name="Tabela1.E5" office:value-type="string">
            <text:p text:style-name="P4"><text:span text:style-name="T3">91,5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37,77</text:span></text:p>
          </table:table-cell>
          <table:table-cell table:style-name="Tabela1.E5" office:value-type="string">
            <text:p text:style-name="P4"><text:span text:style-name="T3">5.436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5</text:span></text:p>
          </table:table-cell>
          <table:table-cell table:style-name="Tabela1.B5" office:value-type="string">
            <text:p text:style-name="P1"><text:span text:style-name="T3">ALEXANDRE ALBAGLI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68,91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9.230,94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920,2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636,77</text:span></text:p>
          </table:table-cell>
          <table:table-cell table:style-name="Tabela1.E5" office:value-type="string">
            <text:p text:style-name="P4"><text:span text:style-name="T3">26.594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</text:span></text:p>
          </table:table-cell>
          <table:table-cell table:style-name="Tabela1.B5" office:value-type="string">
            <text:p text:style-name="P1"><text:span text:style-name="T3">ALEXANDRE ANDRADE DE SOUZA</text:span></text:p>
          </table:table-cell>
          <table:table-cell table:style-name="Tabela1.B5" office:value-type="string">
            <text:p text:style-name="P1"><text:span text:style-name="T3">ANALISTA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10.186,22</text:span></text:p>
          </table:table-cell>
          <table:table-cell table:style-name="Tabela1.E5" office:value-type="string">
            <text:p text:style-name="P4"><text:span text:style-name="T3">16.717,0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29.076,19</text:span></text:p>
          </table:table-cell>
          <table:table-cell table:style-name="Tabela1.E5" office:value-type="string">
            <text:p text:style-name="P4"><text:span text:style-name="T3">3.766,46</text:span></text:p>
          </table:table-cell>
          <table:table-cell table:style-name="Tabela1.E5" office:value-type="string">
            <text:p text:style-name="P4"><text:span text:style-name="T3">5.441,1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.207,59</text:span></text:p>
          </table:table-cell>
          <table:table-cell table:style-name="Tabela1.E5" office:value-type="string">
            <text:p text:style-name="P4"><text:span text:style-name="T3">19.868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8</text:span></text:p>
          </table:table-cell>
          <table:table-cell table:style-name="Tabela1.B5" office:value-type="string">
            <text:p text:style-name="P1"><text:span text:style-name="T3">ALEXANDRE FRANCO BARRE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E PROTECAO AO RIO SAO FRANCISCO E AS NASCENTES</text:span></text:p>
          </table:table-cell>
          <table:table-cell table:style-name="Tabela1.E5" office:value-type="string">
            <text:p text:style-name="P4"><text:span text:style-name="T3">4.425,27</text:span></text:p>
          </table:table-cell>
          <table:table-cell table:style-name="Tabela1.E5" office:value-type="string">
            <text:p text:style-name="P4"><text:span text:style-name="T3">1.106,3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7.704,51</text:span></text:p>
          </table:table-cell>
          <table:table-cell table:style-name="Tabela1.E5" office:value-type="string">
            <text:p text:style-name="P4"><text:span text:style-name="T3">774,42</text:span></text:p>
          </table:table-cell>
          <table:table-cell table:style-name="Tabela1.E5" office:value-type="string">
            <text:p text:style-name="P4"><text:span text:style-name="T3">438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13,28</text:span></text:p>
          </table:table-cell>
          <table:table-cell table:style-name="Tabela1.E5" office:value-type="string">
            <text:p text:style-name="P4"><text:span text:style-name="T3">6.491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4</text:span></text:p>
          </table:table-cell>
          <table:table-cell table:style-name="Tabela1.B5" office:value-type="string">
            <text:p text:style-name="P1"><text:span text:style-name="T3">ALEXANDRE GONCALVES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LAGARTO </text:span></text:p>
          </table:table-cell>
          <table:table-cell table:style-name="Tabela1.E5" office:value-type="string">
            <text:p text:style-name="P4"><text:span text:style-name="T3">7.611,74</text:span></text:p>
          </table:table-cell>
          <table:table-cell table:style-name="Tabela1.E5" office:value-type="string">
            <text:p text:style-name="P4"><text:span text:style-name="T3">1.522,3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044,7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72,36</text:span></text:p>
          </table:table-cell>
          <table:table-cell table:style-name="Tabela1.E5" office:value-type="string">
            <text:p text:style-name="P4"><text:span text:style-name="T3">14.751,15</text:span></text:p>
          </table:table-cell>
          <table:table-cell table:style-name="Tabela1.E5" office:value-type="string">
            <text:p text:style-name="P4"><text:span text:style-name="T3">1.278,77</text:span></text:p>
          </table:table-cell>
          <table:table-cell table:style-name="Tabela1.E5" office:value-type="string">
            <text:p text:style-name="P4"><text:span text:style-name="T3">2.128,1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406,92</text:span></text:p>
          </table:table-cell>
          <table:table-cell table:style-name="Tabela1.E5" office:value-type="string">
            <text:p text:style-name="P4"><text:span text:style-name="T3">11.344,23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2"/><text:span text:style-name="T3">1530</text:span></text:p>
          </table:table-cell>
          <table:table-cell table:style-name="Tabela1.B5" office:value-type="string">
            <text:p text:style-name="P1"><text:span text:style-name="T3">ALEXANDRE MENDONCA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7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332,24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0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54</text:span></text:p>
          </table:table-cell>
          <table:table-cell table:style-name="Tabela1.E43" office:value-type="string">
            <text:p text:style-name="P4"><text:span text:style-name="T3">9.550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60</text:span></text:p>
          </table:table-cell>
          <table:table-cell table:style-name="Tabela1.B5" office:value-type="string">
            <text:p text:style-name="P1"><text:span text:style-name="T3">ALEXANDRO SAMPAIO SANTAN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8.643,15</text:span></text:p>
          </table:table-cell>
          <table:table-cell table:style-name="Tabela1.E43" office:value-type="string">
            <text:p text:style-name="P4"><text:span text:style-name="T3">55.701,1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43.064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8</text:span></text:p>
          </table:table-cell>
          <table:table-cell table:style-name="Tabela1.B5" office:value-type="string">
            <text:p text:style-name="P1"><text:span text:style-name="T3">ALEXSANDRO AZEVEDO GUIMARA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36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020,42</text:span></text:p>
          </table:table-cell>
          <table:table-cell table:style-name="Tabela1.E43" office:value-type="string">
            <text:p text:style-name="P4"><text:span text:style-name="T3">542,36</text:span></text:p>
          </table:table-cell>
          <table:table-cell table:style-name="Tabela1.E43" office:value-type="string">
            <text:p text:style-name="P4"><text:span text:style-name="T3">11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8,86</text:span></text:p>
          </table:table-cell>
          <table:table-cell table:style-name="Tabela1.E43" office:value-type="string">
            <text:p text:style-name="P4"><text:span text:style-name="T3">5.361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1</text:span></text:p>
          </table:table-cell>
          <table:table-cell table:style-name="Tabela1.B5" office:value-type="string">
            <text:p text:style-name="P1"><text:span text:style-name="T3">ALEXSANDRO CARLOS DE JESU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7,78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629,38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4.385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9</text:span></text:p>
          </table:table-cell>
          <table:table-cell table:style-name="Tabela1.B5" office:value-type="string">
            <text:p text:style-name="P1"><text:span text:style-name="T3">ALEXSANDRO DE ARAUJO TRIND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8.068,44</text:span></text:p>
          </table:table-cell>
          <table:table-cell table:style-name="Tabela1.E43" office:value-type="string">
            <text:p text:style-name="P4"><text:span text:style-name="T3">1.613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2.830,00</text:span></text:p>
          </table:table-cell>
          <table:table-cell table:style-name="Tabela1.E43" office:value-type="string">
            <text:p text:style-name="P4"><text:span text:style-name="T3">1.355,50</text:span></text:p>
          </table:table-cell>
          <table:table-cell table:style-name="Tabela1.E43" office:value-type="string">
            <text:p text:style-name="P4"><text:span text:style-name="T3">1.420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75,96</text:span></text:p>
          </table:table-cell>
          <table:table-cell table:style-name="Tabela1.E43" office:value-type="string">
            <text:p text:style-name="P4"><text:span text:style-name="T3">10.054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2</text:span></text:p>
          </table:table-cell>
          <table:table-cell table:style-name="Tabela1.B5" office:value-type="string">
            <text:p text:style-name="P1"><text:span text:style-name="T3">ALFRAN PEREIRA JUNIOR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512,03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2.12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51,61</text:span></text:p>
          </table:table-cell>
          <table:table-cell table:style-name="Tabela1.E43" office:value-type="string">
            <text:p text:style-name="P4"><text:span text:style-name="T3">11.060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4</text:span></text:p>
          </table:table-cell>
          <table:table-cell table:style-name="Tabela1.B5" office:value-type="string">
            <text:p text:style-name="P1"><text:span text:style-name="T3">ALFREDO ALVES DE OLIVEIRA</text:span></text:p>
          </table:table-cell>
          <table:table-cell table:style-name="Tabela1.B5" office:value-type="string">
            <text:p text:style-name="P1"><text:span text:style-name="T3">1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5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22</text:span></text:p>
          </table:table-cell>
          <table:table-cell table:style-name="Tabela1.B5" office:value-type="string">
            <text:p text:style-name="P1"><text:span text:style-name="T3">ALICE REGINA LOUREDO NASCIMEN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43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522,96</text:span></text:p>
          </table:table-cell>
          <table:table-cell table:style-name="Tabela1.E43" office:value-type="string">
            <text:p text:style-name="P4"><text:span text:style-name="T3">645,96</text:span></text:p>
          </table:table-cell>
          <table:table-cell table:style-name="Tabela1.E43" office:value-type="string">
            <text:p text:style-name="P4"><text:span text:style-name="T3">2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2,63</text:span></text:p>
          </table:table-cell>
          <table:table-cell table:style-name="Tabela1.E43" office:value-type="string">
            <text:p text:style-name="P4"><text:span text:style-name="T3">5.620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3</text:span></text:p>
          </table:table-cell>
          <table:table-cell table:style-name="Tabela1.B5" office:value-type="string">
            <text:p text:style-name="P1"><text:span text:style-name="T3">ALINE BARBOZA ALCANTARA DE CARVALHO LEIT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GERAL /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108,6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877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5,75</text:span></text:p>
          </table:table-cell>
          <table:table-cell table:style-name="Tabela1.E43" office:value-type="string">
            <text:p text:style-name="P4"><text:span text:style-name="T3">7.382,9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3</text:span></text:p>
          </table:table-cell>
          <table:table-cell table:style-name="Tabela1.B5" office:value-type="string">
            <text:p text:style-name="P1"><text:span text:style-name="T3">ALINE MARIA DOS SANTOS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61,79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17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7,66</text:span></text:p>
          </table:table-cell>
          <table:table-cell table:style-name="Tabela1.E43" office:value-type="string">
            <text:p text:style-name="P4"><text:span text:style-name="T3">5.474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0</text:span></text:p>
          </table:table-cell>
          <table:table-cell table:style-name="Tabela1.B5" office:value-type="string">
            <text:p text:style-name="P1"><text:span text:style-name="T3">ALINE NUNES VASCONCEL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3.860,59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79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6,74</text:span></text:p>
          </table:table-cell>
          <table:table-cell table:style-name="Tabela1.E43" office:value-type="string">
            <text:p text:style-name="P4"><text:span text:style-name="T3">10.423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59</text:span></text:p>
          </table:table-cell>
          <table:table-cell table:style-name="Tabela1.B5" office:value-type="string">
            <text:p text:style-name="P1"><text:span text:style-name="T3">ALINE RIBEIRO DE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377,01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901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78,37</text:span></text:p>
          </table:table-cell>
          <table:table-cell table:style-name="Tabela1.E43" office:value-type="string">
            <text:p text:style-name="P4"><text:span text:style-name="T3">13.098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4</text:span></text:p>
          </table:table-cell>
          <table:table-cell table:style-name="Tabela1.B5" office:value-type="string">
            <text:p text:style-name="P1"><text:span text:style-name="T3">ALINE WILTSHIRE CARVALHO RODRIGUES MACHA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887,07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84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8,88</text:span></text:p>
          </table:table-cell>
          <table:table-cell table:style-name="Tabela1.E43" office:value-type="string">
            <text:p text:style-name="P4"><text:span text:style-name="T3">10.398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7</text:span></text:p>
          </table:table-cell>
          <table:table-cell table:style-name="Tabela1.B5" office:value-type="string">
            <text:p text:style-name="P1"><text:span text:style-name="T3">ALISSON SANTANA DOS SANTO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73</text:span></text:p>
          </table:table-cell>
          <table:table-cell table:style-name="Tabela1.B5" office:value-type="string">
            <text:p text:style-name="P1"><text:span text:style-name="T3">ALLAN DAVIS CARVALHO MACHA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7.037,25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042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7</text:span></text:p>
          </table:table-cell>
          <table:table-cell table:style-name="Tabela1.B5" office:value-type="string">
            <text:p text:style-name="P1"><text:span text:style-name="T3">ALLAN SILVEIRA DE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RQUIVO CENTRAL DO MINISTERIO PUBLICO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19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5.512,73</text:span></text:p>
          </table:table-cell>
          <table:table-cell table:style-name="Tabela1.E43" office:value-type="string">
            <text:p text:style-name="P4"><text:span text:style-name="T3">419,37</text:span></text:p>
          </table:table-cell>
          <table:table-cell table:style-name="Tabela1.E43" office:value-type="string">
            <text:p text:style-name="P4"><text:span text:style-name="T3">5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9,78</text:span></text:p>
          </table:table-cell>
          <table:table-cell table:style-name="Tabela1.E43" office:value-type="string">
            <text:p text:style-name="P4"><text:span text:style-name="T3">5.042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0</text:span></text:p>
          </table:table-cell>
          <table:table-cell table:style-name="Tabela1.B5" office:value-type="string">
            <text:p text:style-name="P1"><text:span text:style-name="T3">ALLANA BRUNA ANDRADE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784,67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07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2,57</text:span></text:p>
          </table:table-cell>
          <table:table-cell table:style-name="Tabela1.E43" office:value-type="string">
            <text:p text:style-name="P4"><text:span text:style-name="T3">8.562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1</text:span></text:p>
          </table:table-cell>
          <table:table-cell table:style-name="Tabela1.B5" office:value-type="string">
            <text:p text:style-name="P1"><text:span text:style-name="T3">ALLANA RACHEL MONTEIRO BATISTA SOARES COST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5,2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8.557,2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838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54,67</text:span></text:p>
          </table:table-cell>
          <table:table-cell table:style-name="Tabela1.E43" office:value-type="string">
            <text:p text:style-name="P4"><text:span text:style-name="T3">26.002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72</text:span></text:p>
          </table:table-cell>
          <table:table-cell table:style-name="Tabela1.B5" office:value-type="string">
            <text:p text:style-name="P1"><text:span text:style-name="T3">ALLIUSKA CAROLINE DA SILVA OLIVEIRA SOBRAL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7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17,48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2.102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4,88</text:span></text:p>
          </table:table-cell>
          <table:table-cell table:style-name="Tabela1.E43" office:value-type="string">
            <text:p text:style-name="P4"><text:span text:style-name="T3">10.802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51</text:span></text:p>
          </table:table-cell>
          <table:table-cell table:style-name="Tabela1.B5" office:value-type="string">
            <text:p text:style-name="P1"><text:span text:style-name="T3">ALONSO GOMES CAMPOS FI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0</text:span></text:p>
          </table:table-cell>
          <table:table-cell table:style-name="Tabela1.B5" office:value-type="string">
            <text:p text:style-name="P1"><text:span text:style-name="T3">ALVINO AQUINO SANTOS JUNIOR</text:span></text:p>
          </table:table-cell>
          <table:table-cell table:style-name="Tabela1.B5" office:value-type="string">
            <text:p text:style-name="P1"><text:span text:style-name="T3">2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4</text:span></text:p>
          </table:table-cell>
          <table:table-cell table:style-name="Tabela1.B5" office:value-type="string">
            <text:p text:style-name="P1"><text:span text:style-name="T3">AMANDA CARVALHO PAIVA DE ALMEIDA ANDRAD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328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356,81</text:span></text:p>
          </table:table-cell>
          <table:table-cell table:style-name="Tabela1.E43" office:value-type="string">
            <text:p text:style-name="P4"><text:span text:style-name="T3">482,69</text:span></text:p>
          </table:table-cell>
          <table:table-cell table:style-name="Tabela1.E43" office:value-type="string">
            <text:p text:style-name="P4"><text:span text:style-name="T3">8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2,66</text:span></text:p>
          </table:table-cell>
          <table:table-cell table:style-name="Tabela1.E43" office:value-type="string">
            <text:p text:style-name="P4"><text:span text:style-name="T3">4.784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7</text:span></text:p>
          </table:table-cell>
          <table:table-cell table:style-name="Tabela1.B5" office:value-type="string">
            <text:p text:style-name="P1"><text:span text:style-name="T3">AMILTON NEVES BRITO FILHO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3.913,6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22.785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9</text:span></text:p>
          </table:table-cell>
          <table:table-cell table:style-name="Tabela1.B5" office:value-type="string">
            <text:p text:style-name="P1"><text:span text:style-name="T3">ANA CARLA MORAIS DE SOUZA MEL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523,0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1.360,55</text:span></text:p>
          </table:table-cell>
          <table:table-cell table:style-name="Tabela1.E43" office:value-type="string">
            <text:p text:style-name="P4"><text:span text:style-name="T3">769,34</text:span></text:p>
          </table:table-cell>
          <table:table-cell table:style-name="Tabela1.E43" office:value-type="string">
            <text:p text:style-name="P4"><text:span text:style-name="T3">1.393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2,87</text:span></text:p>
          </table:table-cell>
          <table:table-cell table:style-name="Tabela1.E43" office:value-type="string">
            <text:p text:style-name="P4"><text:span text:style-name="T3">9.197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0</text:span></text:p>
          </table:table-cell>
          <table:table-cell table:style-name="Tabela1.B5" office:value-type="string">
            <text:p text:style-name="P1"><text:span text:style-name="T3">ANA CAROLINA OLIVEIRA DAVIL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321,48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068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5,81</text:span></text:p>
          </table:table-cell>
          <table:table-cell table:style-name="Tabela1.E43" office:value-type="string">
            <text:p text:style-name="P4"><text:span text:style-name="T3">8.075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0</text:span></text:p>
          </table:table-cell>
          <table:table-cell table:style-name="Tabela1.B5" office:value-type="string">
            <text:p text:style-name="P1"><text:span text:style-name="T3">ANA CELIA BARBOSA MATIA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626,22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52,43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364,85</text:span></text:p>
          </table:table-cell>
          <table:table-cell table:style-name="Tabela1.E43" office:value-type="string">
            <text:p text:style-name="P4"><text:span text:style-name="T3">672,14</text:span></text:p>
          </table:table-cell>
          <table:table-cell table:style-name="Tabela1.E43" office:value-type="string">
            <text:p text:style-name="P4"><text:span text:style-name="T3">819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1,45</text:span></text:p>
          </table:table-cell>
          <table:table-cell table:style-name="Tabela1.E43" office:value-type="string">
            <text:p text:style-name="P4"><text:span text:style-name="T3">7.873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3</text:span></text:p>
          </table:table-cell>
          <table:table-cell table:style-name="Tabela1.B5" office:value-type="string">
            <text:p text:style-name="P1"><text:span text:style-name="T3">ANA CELIA GUIMARAES PRADO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7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022,90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358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5,26</text:span></text:p>
          </table:table-cell>
          <table:table-cell table:style-name="Tabela1.E43" office:value-type="string">
            <text:p text:style-name="P4"><text:span text:style-name="T3">11.28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</text:span></text:p>
          </table:table-cell>
          <table:table-cell table:style-name="Tabela1.B5" office:value-type="string">
            <text:p text:style-name="P1"><text:span text:style-name="T3">ANA CHRISTINA SOUZA BRANDI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3.546,22</text:span></text:p>
          </table:table-cell>
          <table:table-cell table:style-name="Tabela1.E43" office:value-type="string">
            <text:p text:style-name="P4"><text:span text:style-name="T3">20.322,83</text:span></text:p>
          </table:table-cell>
          <table:table-cell table:style-name="Tabela1.E43" office:value-type="string">
            <text:p text:style-name="P4"><text:span text:style-name="T3">64.295,98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784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749,54</text:span></text:p>
          </table:table-cell>
          <table:table-cell table:style-name="Tabela1.E43" office:value-type="string">
            <text:p text:style-name="P4"><text:span text:style-name="T3">49.546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6</text:span></text:p>
          </table:table-cell>
          <table:table-cell table:style-name="Tabela1.B5" office:value-type="string">
            <text:p text:style-name="P1"><text:span text:style-name="T3">ANA CLAUDIA MACHADO COSTA MORA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073,1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258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8</text:span></text:p>
          </table:table-cell>
          <table:table-cell table:style-name="Tabela1.B5" office:value-type="string">
            <text:p text:style-name="P1"><text:span text:style-name="T3">ANA CONCEICAO LIMA ALMEID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</text:span></text:p>
          </table:table-cell>
          <table:table-cell table:style-name="Tabela1.B5" office:value-type="string">
            <text:p text:style-name="P1"><text:span text:style-name="T3">ANA CRISTINA ARAGAO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1.264,7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43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59,49</text:span></text:p>
          </table:table-cell>
          <table:table-cell table:style-name="Tabela1.E43" office:value-type="string">
            <text:p text:style-name="P4"><text:span text:style-name="T3">28.205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39</text:span></text:p>
          </table:table-cell>
          <table:table-cell table:style-name="Tabela1.B5" office:value-type="string">
            <text:p text:style-name="P1"><text:span text:style-name="T3">ANA CRISTINA CARVALHO BARROS</text:span></text:p>
          </table:table-cell>
          <table:table-cell table:style-name="Tabela1.B5" office:value-type="string">
            <text:p text:style-name="P1"><text:span text:style-name="T3">ENFERMEIRA - requisitado</text:span></text:p>
          </table:table-cell>
          <table:table-cell table:style-name="Tabela1.B5" office:value-type="string">
            <text:p text:style-name="P1"><text:span text:style-name="T3">CENTRO MEDICO/SG</text:span></text:p>
          </table:table-cell>
          <table:table-cell table:style-name="Tabela1.E43" office:value-type="string">
            <text:p text:style-name="P4"><text:span text:style-name="T3">3.420,68</text:span></text:p>
          </table:table-cell>
          <table:table-cell table:style-name="Tabela1.E43" office:value-type="string">
            <text:p text:style-name="P4"><text:span text:style-name="T3">1.281,70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457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6,56</text:span></text:p>
          </table:table-cell>
          <table:table-cell table:style-name="Tabela1.E43" office:value-type="string">
            <text:p text:style-name="P4"><text:span text:style-name="T3">334,67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9.620,46</text:span></text:p>
          </table:table-cell>
          <table:table-cell table:style-name="Tabela1.E43" office:value-type="string">
            <text:p text:style-name="P4"><text:span text:style-name="T3">486,56</text:span></text:p>
          </table:table-cell>
          <table:table-cell table:style-name="Tabela1.E43" office:value-type="string">
            <text:p text:style-name="P4"><text:span text:style-name="T3">80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2,67</text:span></text:p>
          </table:table-cell>
          <table:table-cell table:style-name="Tabela1.E43" office:value-type="string">
            <text:p text:style-name="P4"><text:span text:style-name="T3">8.327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7</text:span></text:p>
          </table:table-cell>
          <table:table-cell table:style-name="Tabela1.B5" office:value-type="string">
            <text:p text:style-name="P1"><text:span text:style-name="T3">ANA GALGANE PA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9.461,5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6.349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42</text:span></text:p>
          </table:table-cell>
          <table:table-cell table:style-name="Tabela1.B5" office:value-type="string">
            <text:p text:style-name="P1"><text:span text:style-name="T3">ANA KARLA LIMA SANTOS</text:span></text:p>
          </table:table-cell>
          <table:table-cell table:style-name="Tabela1.B5" office:value-type="string">
            <text:p text:style-name="P1"><text:span text:style-name="T3">ASSESSOR DE APOIO OPERACIONAL 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1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224,46</text:span></text:p>
          </table:table-cell>
          <table:table-cell table:style-name="Tabela1.E43" office:value-type="string">
            <text:p text:style-name="P4"><text:span text:style-name="T3">283,58</text:span></text:p>
          </table:table-cell>
          <table:table-cell table:style-name="Tabela1.E43" office:value-type="string">
            <text:p text:style-name="P4"><text:span text:style-name="T3">6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8,38</text:span></text:p>
          </table:table-cell>
          <table:table-cell table:style-name="Tabela1.E43" office:value-type="string">
            <text:p text:style-name="P4"><text:span text:style-name="T3">4.876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8</text:span></text:p>
          </table:table-cell>
          <table:table-cell table:style-name="Tabela1.B5" office:value-type="string">
            <text:p text:style-name="P1"><text:span text:style-name="T3">ANA LEILA COSTA GARCEZ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27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3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9.023,4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35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71,28</text:span></text:p>
          </table:table-cell>
          <table:table-cell table:style-name="Tabela1.E43" office:value-type="string">
            <text:p text:style-name="P4"><text:span text:style-name="T3">26.952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3</text:span></text:p>
          </table:table-cell>
          <table:table-cell table:style-name="Tabela1.B5" office:value-type="string">
            <text:p text:style-name="P1"><text:span text:style-name="T3">ANA MARIA MENEZES SANTOS DE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13</text:span></text:p>
          </table:table-cell>
          <table:table-cell table:style-name="Tabela1.E43" office:value-type="string">
            <text:p text:style-name="P4"><text:span text:style-name="T3">7.870,19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263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5,76</text:span></text:p>
          </table:table-cell>
          <table:table-cell table:style-name="Tabela1.E43" office:value-type="string">
            <text:p text:style-name="P4"><text:span text:style-name="T3">6.894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0</text:span></text:p>
          </table:table-cell>
          <table:table-cell table:style-name="Tabela1.B5" office:value-type="string">
            <text:p text:style-name="P1"><text:span text:style-name="T3">ANA MARIA MENEZES TAPIO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694,39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91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4,86</text:span></text:p>
          </table:table-cell>
          <table:table-cell table:style-name="Tabela1.E43" office:value-type="string">
            <text:p text:style-name="P4"><text:span text:style-name="T3">6.559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1</text:span></text:p>
          </table:table-cell>
          <table:table-cell table:style-name="Tabela1.B5" office:value-type="string">
            <text:p text:style-name="P1"><text:span text:style-name="T3">ANA PATRICIA FONTES DA SILVA VILLACOR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23,1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90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41,02</text:span></text:p>
          </table:table-cell>
          <table:table-cell table:style-name="Tabela1.E43" office:value-type="string">
            <text:p text:style-name="P4"><text:span text:style-name="T3">10.082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3</text:span></text:p>
          </table:table-cell>
          <table:table-cell table:style-name="Tabela1.B5" office:value-type="string">
            <text:p text:style-name="P1"><text:span text:style-name="T3">ANA PAULA DE JESUS PASSOS LU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92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704,49</text:span></text:p>
          </table:table-cell>
          <table:table-cell table:style-name="Tabela1.E43" office:value-type="string">
            <text:p text:style-name="P4"><text:span text:style-name="T3">1.614,42</text:span></text:p>
          </table:table-cell>
          <table:table-cell table:style-name="Tabela1.E43" office:value-type="string">
            <text:p text:style-name="P4"><text:span text:style-name="T3">1.85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2,28</text:span></text:p>
          </table:table-cell>
          <table:table-cell table:style-name="Tabela1.E43" office:value-type="string">
            <text:p text:style-name="P4"><text:span text:style-name="T3">10.232,2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</text:span></text:p>
          </table:table-cell>
          <table:table-cell table:style-name="Tabela1.B5" office:value-type="string">
            <text:p text:style-name="P1"><text:span text:style-name="T3">ANA PAULA MACHADO COSTA MENES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7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8,91</text:span></text:p>
          </table:table-cell>
          <table:table-cell table:style-name="Tabela1.E43" office:value-type="string">
            <text:p text:style-name="P4"><text:span text:style-name="T3">26.542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5</text:span></text:p>
          </table:table-cell>
          <table:table-cell table:style-name="Tabela1.B5" office:value-type="string">
            <text:p text:style-name="P1"><text:span text:style-name="T3">ANA PAULA PEREIRA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368,75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501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240,52</text:span></text:p>
          </table:table-cell>
          <table:table-cell table:style-name="Tabela1.E43" office:value-type="string">
            <text:p text:style-name="P4"><text:span text:style-name="T3">542,36</text:span></text:p>
          </table:table-cell>
          <table:table-cell table:style-name="Tabela1.E43" office:value-type="string">
            <text:p text:style-name="P4"><text:span text:style-name="T3">1.010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52,44</text:span></text:p>
          </table:table-cell>
          <table:table-cell table:style-name="Tabela1.E43" office:value-type="string">
            <text:p text:style-name="P4"><text:span text:style-name="T3">8.688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7</text:span></text:p>
          </table:table-cell>
          <table:table-cell table:style-name="Tabela1.B5" office:value-type="string">
            <text:p text:style-name="P1"><text:span text:style-name="T3">ANA PAULA SOUZA VIAN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23.049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52</text:span></text:p>
          </table:table-cell>
          <table:table-cell table:style-name="Tabela1.B5" office:value-type="string">
            <text:p text:style-name="P1"><text:span text:style-name="T3">ANA SOARES DE SOUZA</text:span></text:p>
          </table:table-cell>
          <table:table-cell table:style-name="Tabela1.B5" office:value-type="string">
            <text:p text:style-name="P1"><text:span text:style-name="T3">SECRETÁRIA - requisitado</text:span></text:p>
          </table:table-cell>
          <table:table-cell table:style-name="Tabela1.B5" office:value-type="string">
            <text:p text:style-name="P1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15,57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248,2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9</text:span></text:p>
          </table:table-cell>
          <table:table-cell table:style-name="Tabela1.B5" office:value-type="string">
            <text:p text:style-name="P1"><text:span text:style-name="T3">ANDERSON BARRETO DE JESUS</text:span></text:p>
          </table:table-cell>
          <table:table-cell table:style-name="Tabela1.B5" office:value-type="string">
            <text:p text:style-name="P1"><text:span text:style-name="T3">2º TENENTE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3"/><text:span text:style-name="T3">1443</text:span></text:p>
          </table:table-cell>
          <table:table-cell table:style-name="Tabela1.B5" office:value-type="string">
            <text:p text:style-name="P1"><text:span text:style-name="T3">ANDERSON ESTEVAM DE SOUZA LEI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1.077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167,01</text:span></text:p>
          </table:table-cell>
          <table:table-cell table:style-name="Tabela1.E43" office:value-type="string">
            <text:p text:style-name="P4"><text:span text:style-name="T3">1.156,12</text:span></text:p>
          </table:table-cell>
          <table:table-cell table:style-name="Tabela1.E43" office:value-type="string">
            <text:p text:style-name="P4"><text:span text:style-name="T3">97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5,51</text:span></text:p>
          </table:table-cell>
          <table:table-cell table:style-name="Tabela1.E43" office:value-type="string">
            <text:p text:style-name="P4"><text:span text:style-name="T3">8.031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34</text:span></text:p>
          </table:table-cell>
          <table:table-cell table:style-name="Tabela1.B5" office:value-type="string">
            <text:p text:style-name="P1"><text:span text:style-name="T3">ANDERSON NASCIMENTO</text:span></text:p>
          </table:table-cell>
          <table:table-cell table:style-name="Tabela1.B5" office:value-type="string">
            <text:p text:style-name="P1"><text:span text:style-name="T3">ASSISTENTE DE ADMINISTRAÇÃO - requisitado</text:span></text:p>
          </table:table-cell>
          <table:table-cell table:style-name="Tabela1.B5" office:value-type="string">
            <text:p text:style-name="P1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.104,42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03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9</text:span></text:p>
          </table:table-cell>
          <table:table-cell table:style-name="Tabela1.B5" office:value-type="string">
            <text:p text:style-name="P1"><text:span text:style-name="T3">ANDERSON OLIVEIRA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3</text:span></text:p>
          </table:table-cell>
          <table:table-cell table:style-name="Tabela1.B5" office:value-type="string">
            <text:p text:style-name="P1"><text:span text:style-name="T3">ANDERSON VIANA SOUZ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6,00</text:span></text:p>
          </table:table-cell>
          <table:table-cell table:style-name="Tabela1.E43" office:value-type="string">
            <text:p text:style-name="P4"><text:span text:style-name="T3">17.145,86</text:span></text:p>
          </table:table-cell>
          <table:table-cell table:style-name="Tabela1.E43" office:value-type="string">
            <text:p text:style-name="P4"><text:span text:style-name="T3">64.310,6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803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520,41</text:span></text:p>
          </table:table-cell>
          <table:table-cell table:style-name="Tabela1.E43" office:value-type="string">
            <text:p text:style-name="P4"><text:span text:style-name="T3">48.790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68</text:span></text:p>
          </table:table-cell>
          <table:table-cell table:style-name="Tabela1.B5" office:value-type="string">
            <text:p text:style-name="P1"><text:span text:style-name="T3">ANDRE ARAGAO DA FONSECA </text:span></text:p>
          </table:table-cell>
          <table:table-cell table:style-name="Tabela1.B5" office:value-type="string">
            <text:p text:style-name="P1"><text:span text:style-name="T3">Assessor Adjunto da Dir. Plan. Or. e P. Contábil</text:span></text:p>
          </table:table-cell>
          <table:table-cell table:style-name="Tabela1.B5" office:value-type="string">
            <text:p text:style-name="P1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38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7,01</text:span></text:p>
          </table:table-cell>
          <table:table-cell table:style-name="Tabela1.E43" office:value-type="string">
            <text:p text:style-name="P4"><text:span text:style-name="T3">7.746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15</text:span></text:p>
          </table:table-cell>
          <table:table-cell table:style-name="Tabela1.B5" office:value-type="string">
            <text:p text:style-name="P1"><text:span text:style-name="T3">ANDRE DOS SANTOS SOUZA</text:span></text:p>
          </table:table-cell>
          <table:table-cell table:style-name="Tabela1.B5" office:value-type="string">
            <text:p text:style-name="P1"><text:span text:style-name="T3">ASSESSOR DE APOIO OPERACIONAL </text:span></text:p>
          </table:table-cell>
          <table:table-cell table:style-name="Tabela1.B5" office:value-type="string">
            <text:p text:style-name="P1"><text:span text:style-name="T3">DIVISAO DE GESTAO DE PESSOAS - INSTITUCION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1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224,46</text:span></text:p>
          </table:table-cell>
          <table:table-cell table:style-name="Tabela1.E43" office:value-type="string">
            <text:p text:style-name="P4"><text:span text:style-name="T3">283,58</text:span></text:p>
          </table:table-cell>
          <table:table-cell table:style-name="Tabela1.E43" office:value-type="string">
            <text:p text:style-name="P4"><text:span text:style-name="T3">50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4,16</text:span></text:p>
          </table:table-cell>
          <table:table-cell table:style-name="Tabela1.E43" office:value-type="string">
            <text:p text:style-name="P4"><text:span text:style-name="T3">4.890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1</text:span></text:p>
          </table:table-cell>
          <table:table-cell table:style-name="Tabela1.B5" office:value-type="string">
            <text:p text:style-name="P1"><text:span text:style-name="T3">ANDRE LIMA FEITOZ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3.829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8</text:span></text:p>
          </table:table-cell>
          <table:table-cell table:style-name="Tabela1.B5" office:value-type="string">
            <text:p text:style-name="P1"><text:span text:style-name="T3">ANDRE LUCAS ALMADA MARINHO PONT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336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9.244,32</text:span></text:p>
          </table:table-cell>
          <table:table-cell table:style-name="Tabela1.E43" office:value-type="string">
            <text:p text:style-name="P4"><text:span text:style-name="T3">941,80</text:span></text:p>
          </table:table-cell>
          <table:table-cell table:style-name="Tabela1.E43" office:value-type="string">
            <text:p text:style-name="P4"><text:span text:style-name="T3">721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3,40</text:span></text:p>
          </table:table-cell>
          <table:table-cell table:style-name="Tabela1.E43" office:value-type="string">
            <text:p text:style-name="P4"><text:span text:style-name="T3">7.580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8</text:span></text:p>
          </table:table-cell>
          <table:table-cell table:style-name="Tabela1.B5" office:value-type="string">
            <text:p text:style-name="P1"><text:span text:style-name="T3">ANDRE LUIZ BARBOSA SANTO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2,00</text:span></text:p>
          </table:table-cell>
          <table:table-cell table:style-name="Tabela1.E43" office:value-type="string">
            <text:p text:style-name="P4"><text:span text:style-name="T3">4.270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,08</text:span></text:p>
          </table:table-cell>
          <table:table-cell table:style-name="Tabela1.E43" office:value-type="string">
            <text:p text:style-name="P4"><text:span text:style-name="T3">4.251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19</text:span></text:p>
          </table:table-cell>
          <table:table-cell table:style-name="Tabela1.B5" office:value-type="string">
            <text:p text:style-name="P1"><text:span text:style-name="T3">ANDRE LUIZ MENEZES GUIMARAES</text:span></text:p>
          </table:table-cell>
          <table:table-cell table:style-name="Tabela1.B5" office:value-type="string">
            <text:p text:style-name="P1"><text:span text:style-name="T3">Chefe do Núcleo de Empenho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81,39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9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9,32</text:span></text:p>
          </table:table-cell>
          <table:table-cell table:style-name="Tabela1.E43" office:value-type="string">
            <text:p text:style-name="P4"><text:span text:style-name="T3">5.832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7</text:span></text:p>
          </table:table-cell>
          <table:table-cell table:style-name="Tabela1.B5" office:value-type="string">
            <text:p text:style-name="P1"><text:span text:style-name="T3">ANDRE ROLLEMBERG MENDONCA</text:span></text:p>
          </table:table-cell>
          <table:table-cell table:style-name="Tabela1.B5" office:value-type="string">
            <text:p text:style-name="P1"><text:span text:style-name="T3">COORDENADOR DA CENTRAL DE DILIGÊNCIAS</text:span></text:p>
          </table:table-cell>
          <table:table-cell table:style-name="Tabela1.B5" office:value-type="string">
            <text:p text:style-name="P1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72,0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317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9,02</text:span></text:p>
          </table:table-cell>
          <table:table-cell table:style-name="Tabela1.E43" office:value-type="string">
            <text:p text:style-name="P4"><text:span text:style-name="T3">7.603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3</text:span></text:p>
          </table:table-cell>
          <table:table-cell table:style-name="Tabela1.B5" office:value-type="string">
            <text:p text:style-name="P1"><text:span text:style-name="T3">ANDREA DOS ANJOS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441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224,01</text:span></text:p>
          </table:table-cell>
          <table:table-cell table:style-name="Tabela1.E43" office:value-type="string">
            <text:p text:style-name="P4"><text:span text:style-name="T3">1.547,15</text:span></text:p>
          </table:table-cell>
          <table:table-cell table:style-name="Tabela1.E43" office:value-type="string">
            <text:p text:style-name="P4"><text:span text:style-name="T3">1.744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1,37</text:span></text:p>
          </table:table-cell>
          <table:table-cell table:style-name="Tabela1.E43" office:value-type="string">
            <text:p text:style-name="P4"><text:span text:style-name="T3">9.932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3</text:span></text:p>
          </table:table-cell>
          <table:table-cell table:style-name="Tabela1.B5" office:value-type="string">
            <text:p text:style-name="P1"><text:span text:style-name="T3">ANDREA LEITE TORR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RIRA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1.110,05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07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2,57</text:span></text:p>
          </table:table-cell>
          <table:table-cell table:style-name="Tabela1.E43" office:value-type="string">
            <text:p text:style-name="P4"><text:span text:style-name="T3">8.887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96</text:span></text:p>
          </table:table-cell>
          <table:table-cell table:style-name="Tabela1.B5" office:value-type="string">
            <text:p text:style-name="P1"><text:span text:style-name="T3">ANDREA MARIA PRATA MARTINS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05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8.804,99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3.439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91,57</text:span></text:p>
          </table:table-cell>
          <table:table-cell table:style-name="Tabela1.E43" office:value-type="string">
            <text:p text:style-name="P4"><text:span text:style-name="T3">14.613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37</text:span></text:p>
          </table:table-cell>
          <table:table-cell table:style-name="Tabela1.B5" office:value-type="string">
            <text:p text:style-name="P1"><text:span text:style-name="T3">ANDRESSA PEDRAL DE SANTAN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303,40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40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2,91</text:span></text:p>
          </table:table-cell>
          <table:table-cell table:style-name="Tabela1.E43" office:value-type="string">
            <text:p text:style-name="P4"><text:span text:style-name="T3">6.140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85</text:span></text:p>
          </table:table-cell>
          <table:table-cell table:style-name="Tabela1.B5" office:value-type="string">
            <text:p text:style-name="P1"><text:span text:style-name="T3">ANGELO MARCIO ARAGAO MACE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0,37</text:span></text:p>
          </table:table-cell>
          <table:table-cell table:style-name="Tabela1.E43" office:value-type="string">
            <text:p text:style-name="P4"><text:span text:style-name="T3">12.673,43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05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2,55</text:span></text:p>
          </table:table-cell>
          <table:table-cell table:style-name="Tabela1.E43" office:value-type="string">
            <text:p text:style-name="P4"><text:span text:style-name="T3">9.730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4</text:span></text:p>
          </table:table-cell>
          <table:table-cell table:style-name="Tabela1.B5" office:value-type="string">
            <text:p text:style-name="P1"><text:span text:style-name="T3">ANITA SANTIAGO ROCHA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7</text:span></text:p>
          </table:table-cell>
          <table:table-cell table:style-name="Tabela1.B5" office:value-type="string">
            <text:p text:style-name="P1"><text:span text:style-name="T3">ANNA CARLA ANDRADE DA SILVA</text:span></text:p>
          </table:table-cell>
          <table:table-cell table:style-name="Tabela1.B5" office:value-type="string">
            <text:p text:style-name="P1"><text:span text:style-name="T3">AGENTE ADMINISTRATIVO - requisitad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231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5,48</text:span></text:p>
          </table:table-cell>
          <table:table-cell table:style-name="Tabela1.E43" office:value-type="string">
            <text:p text:style-name="P4"><text:span text:style-name="T3">5.531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3</text:span></text:p>
          </table:table-cell>
          <table:table-cell table:style-name="Tabela1.B5" office:value-type="string">
            <text:p text:style-name="P1"><text:span text:style-name="T3">ANNA CAROLINA SANTOS NUN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755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4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9,76</text:span></text:p>
          </table:table-cell>
          <table:table-cell table:style-name="Tabela1.E43" office:value-type="string">
            <text:p text:style-name="P4"><text:span text:style-name="T3">1.111,08</text:span></text:p>
          </table:table-cell>
          <table:table-cell table:style-name="Tabela1.E43" office:value-type="string">
            <text:p text:style-name="P4"><text:span text:style-name="T3">1.095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6,66</text:span></text:p>
          </table:table-cell>
          <table:table-cell table:style-name="Tabela1.E43" office:value-type="string">
            <text:p text:style-name="P4"><text:span text:style-name="T3">8.463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4</text:span></text:p>
          </table:table-cell>
          <table:table-cell table:style-name="Tabela1.B5" office:value-type="string">
            <text:p text:style-name="P1"><text:span text:style-name="T3">ANNA KARINA ROLIM CARTAX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ARAUA 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6,29</text:span></text:p>
          </table:table-cell>
          <table:table-cell table:style-name="Tabela1.E43" office:value-type="string">
            <text:p text:style-name="P4"><text:span text:style-name="T3">9.731,50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7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69</text:span></text:p>
          </table:table-cell>
          <table:table-cell table:style-name="Tabela1.E43" office:value-type="string">
            <text:p text:style-name="P4"><text:span text:style-name="T3">8.004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5</text:span></text:p>
          </table:table-cell>
          <table:table-cell table:style-name="Tabela1.B5" office:value-type="string">
            <text:p text:style-name="P1"><text:span text:style-name="T3">ANNE CAROLYNE OLIVEIRA SANTOS</text:span></text:p>
          </table:table-cell>
          <table:table-cell table:style-name="Tabela1.B5" office:value-type="string">
            <text:p text:style-name="P1"><text:span text:style-name="T3">ASSESSOR INSTITUCIONAL OPERACIONAL</text:span></text:p>
          </table:table-cell>
          <table:table-cell table:style-name="Tabela1.B5" office:value-type="string">
            <text:p text:style-name="P1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6.94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9</text:span></text:p>
          </table:table-cell>
          <table:table-cell table:style-name="Tabela1.B5" office:value-type="string">
            <text:p text:style-name="P1"><text:span text:style-name="T3">ANNY THAIS DE MENEZES SANTO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2</text:span></text:p>
          </table:table-cell>
          <table:table-cell table:style-name="Tabela1.B5" office:value-type="string">
            <text:p text:style-name="P1"><text:span text:style-name="T3">ANTONIO AUTRAN SANTOS ALVE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67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4.062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3</text:span></text:p>
          </table:table-cell>
          <table:table-cell table:style-name="Tabela1.B5" office:value-type="string">
            <text:p text:style-name="P1"><text:span text:style-name="T3">ANTONIO CARLOS ANDRADE DE CARV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821,57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19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8,24</text:span></text:p>
          </table:table-cell>
          <table:table-cell table:style-name="Tabela1.E43" office:value-type="string">
            <text:p text:style-name="P4"><text:span text:style-name="T3">6.033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</text:span></text:p>
          </table:table-cell>
          <table:table-cell table:style-name="Tabela1.B5" office:value-type="string">
            <text:p text:style-name="P1"><text:span text:style-name="T3">ANTONIO CARLOS NASCIMENTO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2.695,2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3.959,9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4.265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982,23</text:span></text:p>
          </table:table-cell>
          <table:table-cell table:style-name="Tabela1.E43" office:value-type="string">
            <text:p text:style-name="P4"><text:span text:style-name="T3">34.977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5</text:span></text:p>
          </table:table-cell>
          <table:table-cell table:style-name="Tabela1.B5" office:value-type="string">
            <text:p text:style-name="P1"><text:span text:style-name="T3">ANTONIO CARLOS SILV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7</text:span></text:p>
          </table:table-cell>
          <table:table-cell table:style-name="Tabela1.B5" office:value-type="string">
            <text:p text:style-name="P1"><text:span text:style-name="T3">ANTONIO CESAR LEITE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05</text:span></text:p>
          </table:table-cell>
          <table:table-cell table:style-name="Tabela1.B5" office:value-type="string">
            <text:p text:style-name="P1"><text:span text:style-name="T3">ANTONIO DIEGO CARDOSO VIANA</text:span></text:p>
          </table:table-cell>
          <table:table-cell table:style-name="Tabela1.B5" office:value-type="string">
            <text:p text:style-name="P1"><text:span text:style-name="T3">Coordenador da Div. de C. e G. de Estagiários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554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06,67</text:span></text:p>
          </table:table-cell>
          <table:table-cell table:style-name="Tabela1.E43" office:value-type="string">
            <text:p text:style-name="P4"><text:span text:style-name="T3">7.101,4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3</text:span></text:p>
          </table:table-cell>
          <table:table-cell table:style-name="Tabela1.B5" office:value-type="string">
            <text:p text:style-name="P1"><text:span text:style-name="T3">ANTONIO FERNANDES DA SILVA JUNIOR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40,67</text:span></text:p>
          </table:table-cell>
          <table:table-cell table:style-name="Tabela1.E43" office:value-type="string">
            <text:p text:style-name="P4"><text:span text:style-name="T3">17.037,30</text:span></text:p>
          </table:table-cell>
          <table:table-cell table:style-name="Tabela1.E43" office:value-type="string">
            <text:p text:style-name="P4"><text:span text:style-name="T3">52.082,39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7.387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44,44</text:span></text:p>
          </table:table-cell>
          <table:table-cell table:style-name="Tabela1.E43" office:value-type="string">
            <text:p text:style-name="P4"><text:span text:style-name="T3">40.437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0</text:span></text:p>
          </table:table-cell>
          <table:table-cell table:style-name="Tabela1.B5" office:value-type="string">
            <text:p text:style-name="P1"><text:span text:style-name="T3">ANTONIO JOSE FERREI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4</text:span></text:p>
          </table:table-cell>
          <table:table-cell table:style-name="Tabela1.B5" office:value-type="string">
            <text:p text:style-name="P1"><text:span text:style-name="T3">ANTONIO RESENDE NETO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SETOR DE ALMOXARIFADO/DM//DA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3.032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5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6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1.750,19</text:span></text:p>
          </table:table-cell>
          <table:table-cell table:style-name="Tabela1.E43" office:value-type="string">
            <text:p text:style-name="P4"><text:span text:style-name="T3">1.162,47</text:span></text:p>
          </table:table-cell>
          <table:table-cell table:style-name="Tabela1.E43" office:value-type="string">
            <text:p text:style-name="P4"><text:span text:style-name="T3">1.239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1,79</text:span></text:p>
          </table:table-cell>
          <table:table-cell table:style-name="Tabela1.E43" office:value-type="string">
            <text:p text:style-name="P4"><text:span text:style-name="T3">9.348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3</text:span></text:p>
          </table:table-cell>
          <table:table-cell table:style-name="Tabela1.B5" office:value-type="string">
            <text:p text:style-name="P1"><text:span text:style-name="T3">ANTONIO RICARDO MENDONCA DE ALMEIDA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265,53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4.092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31</text:span></text:p>
          </table:table-cell>
          <table:table-cell table:style-name="Tabela1.B5" office:value-type="string">
            <text:p text:style-name="P1"><text:span text:style-name="T3">ANTONIO SERGIO CARVALHO SOUZA FILH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189,75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763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6</text:span></text:p>
          </table:table-cell>
          <table:table-cell table:style-name="Tabela1.B5" office:value-type="string">
            <text:p text:style-name="P1"><text:span text:style-name="T3">ANTONIO TELES LEITE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984,85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015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93,67</text:span></text:p>
          </table:table-cell>
          <table:table-cell table:style-name="Tabela1.E43" office:value-type="string">
            <text:p text:style-name="P4"><text:span text:style-name="T3">8.791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3</text:span></text:p>
          </table:table-cell>
          <table:table-cell table:style-name="Tabela1.B5" office:value-type="string">
            <text:p text:style-name="P1"><text:span text:style-name="T3">ANTONIO VIANA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6</text:span></text:p>
          </table:table-cell>
          <table:table-cell table:style-name="Tabela1.B5" office:value-type="string">
            <text:p text:style-name="P1"><text:span text:style-name="T3">ARACELE GUIMARAES DOS SANTOS</text:span></text:p>
          </table:table-cell>
          <table:table-cell table:style-name="Tabela1.B5" office:value-type="string">
            <text:p text:style-name="P1"><text:span text:style-name="T3">ASSESSOR OPERACIONAL FUNCIONAL </text:span></text:p>
          </table:table-cell>
          <table:table-cell table:style-name="Tabela1.B5" office:value-type="string">
            <text:p text:style-name="P1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169,35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188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6,39</text:span></text:p>
          </table:table-cell>
          <table:table-cell table:style-name="Tabela1.E43" office:value-type="string">
            <text:p text:style-name="P4"><text:span text:style-name="T3">5.532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4</text:span></text:p>
          </table:table-cell>
          <table:table-cell table:style-name="Tabela1.B5" office:value-type="string">
            <text:p text:style-name="P1"><text:span text:style-name="T3">ARANDA GOMES DE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147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9,20</text:span></text:p>
          </table:table-cell>
          <table:table-cell table:style-name="Tabela1.E43" office:value-type="string">
            <text:p text:style-name="P4"><text:span text:style-name="T3">5.679,41</text:span></text:p>
          </table:table-cell>
          <table:table-cell table:style-name="Tabela1.E43" office:value-type="string">
            <text:p text:style-name="P4"><text:span text:style-name="T3">432,63</text:span></text:p>
          </table:table-cell>
          <table:table-cell table:style-name="Tabela1.E43" office:value-type="string">
            <text:p text:style-name="P4"><text:span text:style-name="T3">5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9,15</text:span></text:p>
          </table:table-cell>
          <table:table-cell table:style-name="Tabela1.E43" office:value-type="string">
            <text:p text:style-name="P4"><text:span text:style-name="T3">5.190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4</text:span></text:p>
          </table:table-cell>
          <table:table-cell table:style-name="Tabela1.B5" office:value-type="string">
            <text:p text:style-name="P1"><text:span text:style-name="T3">ARIELE ROCHA FELICIO CAVALCANTI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448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3,33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379,03</text:span></text:p>
          </table:table-cell>
          <table:table-cell table:style-name="Tabela1.E43" office:value-type="string">
            <text:p text:style-name="P4"><text:span text:style-name="T3">859,14</text:span></text:p>
          </table:table-cell>
          <table:table-cell table:style-name="Tabela1.E43" office:value-type="string">
            <text:p text:style-name="P4"><text:span text:style-name="T3">673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78</text:span></text:p>
          </table:table-cell>
          <table:table-cell table:style-name="Tabela1.E43" office:value-type="string">
            <text:p text:style-name="P4"><text:span text:style-name="T3">6.846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76</text:span></text:p>
          </table:table-cell>
          <table:table-cell table:style-name="Tabela1.B5" office:value-type="string">
            <text:p text:style-name="P1"><text:span text:style-name="T3">ARILMA VIANA DA FONSECA</text:span></text:p>
          </table:table-cell>
          <table:table-cell table:style-name="Tabela1.B5" office:value-type="string">
            <text:p text:style-name="P1"><text:span text:style-name="T3">ANALISTA DO MP - SERVIÇO SOCI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13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65,7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429,38</text:span></text:p>
          </table:table-cell>
          <table:table-cell table:style-name="Tabela1.E43" office:value-type="string">
            <text:p text:style-name="P4"><text:span text:style-name="T3">1.496,70</text:span></text:p>
          </table:table-cell>
          <table:table-cell table:style-name="Tabela1.E43" office:value-type="string">
            <text:p text:style-name="P4"><text:span text:style-name="T3">2.26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57,00</text:span></text:p>
          </table:table-cell>
          <table:table-cell table:style-name="Tabela1.E43" office:value-type="string">
            <text:p text:style-name="P4"><text:span text:style-name="T3">11.672,3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13</text:span></text:p>
          </table:table-cell>
          <table:table-cell table:style-name="Tabela1.B5" office:value-type="string">
            <text:p text:style-name="P1"><text:span text:style-name="T3">ARNALDO BARRETTO NE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590,77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051,81</text:span></text:p>
          </table:table-cell>
          <table:table-cell table:style-name="Tabela1.E43" office:value-type="string">
            <text:p text:style-name="P4"><text:span text:style-name="T3">634,09</text:span></text:p>
          </table:table-cell>
          <table:table-cell table:style-name="Tabela1.E43" office:value-type="string">
            <text:p text:style-name="P4"><text:span text:style-name="T3">514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8,98</text:span></text:p>
          </table:table-cell>
          <table:table-cell table:style-name="Tabela1.E43" office:value-type="string">
            <text:p text:style-name="P4"><text:span text:style-name="T3">6.902,8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</text:span></text:p>
          </table:table-cell>
          <table:table-cell table:style-name="Tabela1.B5" office:value-type="string">
            <text:p text:style-name="P1"><text:span text:style-name="T3">ARNALDO FIGUEIREDO SOBRAL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2.470,6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3.735,3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07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91,04</text:span></text:p>
          </table:table-cell>
          <table:table-cell table:style-name="Tabela1.E43" office:value-type="string">
            <text:p text:style-name="P4"><text:span text:style-name="T3">29.944,2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9</text:span></text:p>
          </table:table-cell>
          <table:table-cell table:style-name="Tabela1.B5" office:value-type="string">
            <text:p text:style-name="P1"><text:span text:style-name="T3">ARNALDO JOSE DE SANTAN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3</text:span></text:p>
          </table:table-cell>
          <table:table-cell table:style-name="Tabela1.B5" office:value-type="string">
            <text:p text:style-name="P1"><text:span text:style-name="T3">AROLDINA ARAGAO SOUZA DUARTE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</text:span></text:p>
          </table:table-cell>
          <table:table-cell table:style-name="Tabela1.B5" office:value-type="string">
            <text:p text:style-name="P1"><text:span text:style-name="T3">AROLDO LUIZ NOGUEIRA SOARES JUNIOR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5.157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22.812,63</text:span></text:p>
          </table:table-cell>
          <table:table-cell table:style-name="Tabela1.E43" office:value-type="string">
            <text:p text:style-name="P4"><text:span text:style-name="T3">2.860,00</text:span></text:p>
          </table:table-cell>
          <table:table-cell table:style-name="Tabela1.E43" office:value-type="string">
            <text:p text:style-name="P4"><text:span text:style-name="T3">3.90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69,86</text:span></text:p>
          </table:table-cell>
          <table:table-cell table:style-name="Tabela1.E43" office:value-type="string">
            <text:p text:style-name="P4"><text:span text:style-name="T3">16.042,77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4"/><text:span text:style-name="T3">2027</text:span></text:p>
          </table:table-cell>
          <table:table-cell table:style-name="Tabela1.B5" office:value-type="string">
            <text:p text:style-name="P1"><text:span text:style-name="T3">AROLDO VIEIRA FREITAS</text:span></text:p>
          </table:table-cell>
          <table:table-cell table:style-name="Tabela1.B5" office:value-type="string">
            <text:p text:style-name="P1"><text:span text:style-name="T3">CAB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5</text:span></text:p>
          </table:table-cell>
          <table:table-cell table:style-name="Tabela1.B5" office:value-type="string">
            <text:p text:style-name="P1"><text:span text:style-name="T3">ARTUR LEANDRO DA COSTA OLIVEIR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656,45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6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6</text:span></text:p>
          </table:table-cell>
          <table:table-cell table:style-name="Tabela1.E43" office:value-type="string">
            <text:p text:style-name="P4"><text:span text:style-name="T3">7.608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3</text:span></text:p>
          </table:table-cell>
          <table:table-cell table:style-name="Tabela1.B5" office:value-type="string">
            <text:p text:style-name="P1"><text:span text:style-name="T3">ARTUR OSCAR NABUCO DAVIL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9</text:span></text:p>
          </table:table-cell>
          <table:table-cell table:style-name="Tabela1.B5" office:value-type="string">
            <text:p text:style-name="P1"><text:span text:style-name="T3">ARTUR PEREIRA DOS REIS BARBOS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GERAL / MP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232,20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776,56</text:span></text:p>
          </table:table-cell>
          <table:table-cell table:style-name="Tabela1.E43" office:value-type="string">
            <text:p text:style-name="P4"><text:span text:style-name="T3">444,54</text:span></text:p>
          </table:table-cell>
          <table:table-cell table:style-name="Tabela1.E43" office:value-type="string">
            <text:p text:style-name="P4"><text:span text:style-name="T3">896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1,51</text:span></text:p>
          </table:table-cell>
          <table:table-cell table:style-name="Tabela1.E43" office:value-type="string">
            <text:p text:style-name="P4"><text:span text:style-name="T3">7.43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8</text:span></text:p>
          </table:table-cell>
          <table:table-cell table:style-name="Tabela1.B5" office:value-type="string">
            <text:p text:style-name="P1"><text:span text:style-name="T3">ATHOS BRITO DO AM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2.352,6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56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3,68</text:span></text:p>
          </table:table-cell>
          <table:table-cell table:style-name="Tabela1.E43" office:value-type="string">
            <text:p text:style-name="P4"><text:span text:style-name="T3">9.408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78</text:span></text:p>
          </table:table-cell>
          <table:table-cell table:style-name="Tabela1.B5" office:value-type="string">
            <text:p text:style-name="P1"><text:span text:style-name="T3">AUGUSTO CESAR LEITE DE RESENDE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643,15</text:span></text:p>
          </table:table-cell>
          <table:table-cell table:style-name="Tabela1.E43" office:value-type="string">
            <text:p text:style-name="P4"><text:span text:style-name="T3">52.332,2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181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897,75</text:span></text:p>
          </table:table-cell>
          <table:table-cell table:style-name="Tabela1.E43" office:value-type="string">
            <text:p text:style-name="P4"><text:span text:style-name="T3">41.434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5</text:span></text:p>
          </table:table-cell>
          <table:table-cell table:style-name="Tabela1.B5" office:value-type="string">
            <text:p text:style-name="P1"><text:span text:style-name="T3">AUGUSTO CESAR LOBAO MOR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7</text:span></text:p>
          </table:table-cell>
          <table:table-cell table:style-name="Tabela1.B5" office:value-type="string">
            <text:p text:style-name="P1"><text:span text:style-name="T3">AYMIR RALIN PIRES ATHAY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598,48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9.542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8</text:span></text:p>
          </table:table-cell>
          <table:table-cell table:style-name="Tabela1.B5" office:value-type="string">
            <text:p text:style-name="P1"><text:span text:style-name="T3">BARBARA FERREIRA DOS REI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0.558,93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12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7,94</text:span></text:p>
          </table:table-cell>
          <table:table-cell table:style-name="Tabela1.E43" office:value-type="string">
            <text:p text:style-name="P4"><text:span text:style-name="T3">8.260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28</text:span></text:p>
          </table:table-cell>
          <table:table-cell table:style-name="Tabela1.B5" office:value-type="string">
            <text:p text:style-name="P1"><text:span text:style-name="T3">BELARMINO ALVES DOS ANJOS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8.114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25.372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4</text:span></text:p>
          </table:table-cell>
          <table:table-cell table:style-name="Tabela1.B5" office:value-type="string">
            <text:p text:style-name="P1"><text:span text:style-name="T3">BERENICE ANDRADE DE MEL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4</text:span></text:p>
          </table:table-cell>
          <table:table-cell table:style-name="Tabela1.B5" office:value-type="string">
            <text:p text:style-name="P1"><text:span text:style-name="T3">BILLY CARDOSO SOARES</text:span></text:p>
          </table:table-cell>
          <table:table-cell table:style-name="Tabela1.B5" office:value-type="string">
            <text:p text:style-name="P1"><text:span text:style-name="T3">ASSISTENTE TECNICO-ADMINISTRATIVO requisitado</text:span></text:p>
          </table:table-cell>
          <table:table-cell table:style-name="Tabela1.B5" office:value-type="string">
            <text:p text:style-name="P1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.214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4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3</text:span></text:p>
          </table:table-cell>
          <table:table-cell table:style-name="Tabela1.B5" office:value-type="string">
            <text:p text:style-name="P1"><text:span text:style-name="T3">BRENO AMORIM DE BRI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7.788,55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793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0</text:span></text:p>
          </table:table-cell>
          <table:table-cell table:style-name="Tabela1.B5" office:value-type="string">
            <text:p text:style-name="P1"><text:span text:style-name="T3">BRUNA BARRETO NUNES MENEZ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465,47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5.860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6</text:span></text:p>
          </table:table-cell>
          <table:table-cell table:style-name="Tabela1.B5" office:value-type="string">
            <text:p text:style-name="P1"><text:span text:style-name="T3">BRUNA KAROLINE ALVES RIBEIR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AQUIDABA 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534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9.881,28</text:span></text:p>
          </table:table-cell>
          <table:table-cell table:style-name="Tabela1.E43" office:value-type="string">
            <text:p text:style-name="P4"><text:span text:style-name="T3">1.023,25</text:span></text:p>
          </table:table-cell>
          <table:table-cell table:style-name="Tabela1.E43" office:value-type="string">
            <text:p text:style-name="P4"><text:span text:style-name="T3">859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82,45</text:span></text:p>
          </table:table-cell>
          <table:table-cell table:style-name="Tabela1.E43" office:value-type="string">
            <text:p text:style-name="P4"><text:span text:style-name="T3">7.998,8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1</text:span></text:p>
          </table:table-cell>
          <table:table-cell table:style-name="Tabela1.B5" office:value-type="string">
            <text:p text:style-name="P1"><text:span text:style-name="T3">BRUNA TAYNARA DA SILVA NASCIMEN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7.463,17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468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4</text:span></text:p>
          </table:table-cell>
          <table:table-cell table:style-name="Tabela1.B5" office:value-type="string">
            <text:p text:style-name="P1"><text:span text:style-name="T3">BRUNO CARVALHO DE ALENCA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246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263,52</text:span></text:p>
          </table:table-cell>
          <table:table-cell table:style-name="Tabela1.E43" office:value-type="string">
            <text:p text:style-name="P4"><text:span text:style-name="T3">471,21</text:span></text:p>
          </table:table-cell>
          <table:table-cell table:style-name="Tabela1.E43" office:value-type="string">
            <text:p text:style-name="P4"><text:span text:style-name="T3">7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0,60</text:span></text:p>
          </table:table-cell>
          <table:table-cell table:style-name="Tabela1.E43" office:value-type="string">
            <text:p text:style-name="P4"><text:span text:style-name="T3">5.712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36</text:span></text:p>
          </table:table-cell>
          <table:table-cell table:style-name="Tabela1.B5" office:value-type="string">
            <text:p text:style-name="P1"><text:span text:style-name="T3">BRUNO GARCIA CRUZ DE HOLANDA CAVALCANT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2.050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020,94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1.075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24,50</text:span></text:p>
          </table:table-cell>
          <table:table-cell table:style-name="Tabela1.E43" office:value-type="string">
            <text:p text:style-name="P4"><text:span text:style-name="T3">8.096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5</text:span></text:p>
          </table:table-cell>
          <table:table-cell table:style-name="Tabela1.B5" office:value-type="string">
            <text:p text:style-name="P1"><text:span text:style-name="T3">BRUNO GOMES FERREIR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8</text:span></text:p>
          </table:table-cell>
          <table:table-cell table:style-name="Tabela1.B5" office:value-type="string">
            <text:p text:style-name="P1"><text:span text:style-name="T3">BRUNO LEMOS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90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9.258,86</text:span></text:p>
          </table:table-cell>
          <table:table-cell table:style-name="Tabela1.E43" office:value-type="string">
            <text:p text:style-name="P4"><text:span text:style-name="T3">970,70</text:span></text:p>
          </table:table-cell>
          <table:table-cell table:style-name="Tabela1.E43" office:value-type="string">
            <text:p text:style-name="P4"><text:span text:style-name="T3">327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8,23</text:span></text:p>
          </table:table-cell>
          <table:table-cell table:style-name="Tabela1.E43" office:value-type="string">
            <text:p text:style-name="P4"><text:span text:style-name="T3">7.960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8</text:span></text:p>
          </table:table-cell>
          <table:table-cell table:style-name="Tabela1.B5" office:value-type="string">
            <text:p text:style-name="P1"><text:span text:style-name="T3">BRUNO MELO MOUR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MALHADOR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.621,50</text:span></text:p>
          </table:table-cell>
          <table:table-cell table:style-name="Tabela1.E43" office:value-type="string">
            <text:p text:style-name="P4"><text:span text:style-name="T3">62.626,1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51.497,9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30</text:span></text:p>
          </table:table-cell>
          <table:table-cell table:style-name="Tabela1.B5" office:value-type="string">
            <text:p text:style-name="P1"><text:span text:style-name="T3">BRUNO OLIVEIRA FALC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8.068,44</text:span></text:p>
          </table:table-cell>
          <table:table-cell table:style-name="Tabela1.E43" office:value-type="string">
            <text:p text:style-name="P4"><text:span text:style-name="T3">3.635,33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50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8.512,07</text:span></text:p>
          </table:table-cell>
          <table:table-cell table:style-name="Tabela1.E43" office:value-type="string">
            <text:p text:style-name="P4"><text:span text:style-name="T3">1.638,53</text:span></text:p>
          </table:table-cell>
          <table:table-cell table:style-name="Tabela1.E43" office:value-type="string">
            <text:p text:style-name="P4"><text:span text:style-name="T3">5.943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582,28</text:span></text:p>
          </table:table-cell>
          <table:table-cell table:style-name="Tabela1.E43" office:value-type="string">
            <text:p text:style-name="P4"><text:span text:style-name="T3">20.929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48</text:span></text:p>
          </table:table-cell>
          <table:table-cell table:style-name="Tabela1.B5" office:value-type="string">
            <text:p text:style-name="P1"><text:span text:style-name="T3">BRUNO RAMOS ELOY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4.144,81</text:span></text:p>
          </table:table-cell>
          <table:table-cell table:style-name="Tabela1.E43" office:value-type="string">
            <text:p text:style-name="P4"><text:span text:style-name="T3">8.976,04</text:span></text:p>
          </table:table-cell>
          <table:table-cell table:style-name="Tabela1.E43" office:value-type="string">
            <text:p text:style-name="P4"><text:span text:style-name="T3">4.665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92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5.623,88</text:span></text:p>
          </table:table-cell>
          <table:table-cell table:style-name="Tabela1.E43" office:value-type="string">
            <text:p text:style-name="P4"><text:span text:style-name="T3">1.665,15</text:span></text:p>
          </table:table-cell>
          <table:table-cell table:style-name="Tabela1.E43" office:value-type="string">
            <text:p text:style-name="P4"><text:span text:style-name="T3">5.194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59,47</text:span></text:p>
          </table:table-cell>
          <table:table-cell table:style-name="Tabela1.E43" office:value-type="string">
            <text:p text:style-name="P4"><text:span text:style-name="T3">18.764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9</text:span></text:p>
          </table:table-cell>
          <table:table-cell table:style-name="Tabela1.B5" office:value-type="string">
            <text:p text:style-name="P1"><text:span text:style-name="T3">CAIO NABUCO DAVILA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O MEIO AMBIENTE, URBANISMO, PATRIMONIO SOCIAL E CULTURAL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.317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697,20</text:span></text:p>
          </table:table-cell>
          <table:table-cell table:style-name="Tabela1.E43" office:value-type="string">
            <text:p text:style-name="P4"><text:span text:style-name="T3">922,35</text:span></text:p>
          </table:table-cell>
          <table:table-cell table:style-name="Tabela1.E43" office:value-type="string">
            <text:p text:style-name="P4"><text:span text:style-name="T3">743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6,10</text:span></text:p>
          </table:table-cell>
          <table:table-cell table:style-name="Tabela1.E43" office:value-type="string">
            <text:p text:style-name="P4"><text:span text:style-name="T3">7.031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3</text:span></text:p>
          </table:table-cell>
          <table:table-cell table:style-name="Tabela1.B5" office:value-type="string">
            <text:p text:style-name="P1"><text:span text:style-name="T3">CAMILA MEDEIROS DE SOUZA MELO VILA NO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253,62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62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82</text:span></text:p>
          </table:table-cell>
          <table:table-cell table:style-name="Tabela1.E43" office:value-type="string">
            <text:p text:style-name="P4"><text:span text:style-name="T3">6.913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77</text:span></text:p>
          </table:table-cell>
          <table:table-cell table:style-name="Tabela1.B5" office:value-type="string">
            <text:p text:style-name="P1"><text:span text:style-name="T3">CAMILA NUNES DE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23,1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90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41,02</text:span></text:p>
          </table:table-cell>
          <table:table-cell table:style-name="Tabela1.E43" office:value-type="string">
            <text:p text:style-name="P4"><text:span text:style-name="T3">10.082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4</text:span></text:p>
          </table:table-cell>
          <table:table-cell table:style-name="Tabela1.B5" office:value-type="string">
            <text:p text:style-name="P1"><text:span text:style-name="T3">CARINA ALVES DE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MALHADOR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13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5.075,55</text:span></text:p>
          </table:table-cell>
          <table:table-cell table:style-name="Tabela1.E43" office:value-type="string">
            <text:p text:style-name="P4"><text:span text:style-name="T3">385,04</text:span></text:p>
          </table:table-cell>
          <table:table-cell table:style-name="Tabela1.E43" office:value-type="string">
            <text:p text:style-name="P4"><text:span text:style-name="T3">34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19,63</text:span></text:p>
          </table:table-cell>
          <table:table-cell table:style-name="Tabela1.E43" office:value-type="string">
            <text:p text:style-name="P4"><text:span text:style-name="T3">4.655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4</text:span></text:p>
          </table:table-cell>
          <table:table-cell table:style-name="Tabela1.B5" office:value-type="string">
            <text:p text:style-name="P1"><text:span text:style-name="T3">CARLA ROCHA BARRETO HORA DE LIM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5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1.583,6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265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981,62</text:span></text:p>
          </table:table-cell>
          <table:table-cell table:style-name="Tabela1.E43" office:value-type="string">
            <text:p text:style-name="P4"><text:span text:style-name="T3">35.601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5</text:span></text:p>
          </table:table-cell>
          <table:table-cell table:style-name="Tabela1.B5" office:value-type="string">
            <text:p text:style-name="P1"><text:span text:style-name="T3">CARLOS AUGUSTO ALCANTARA MACHAD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6.357,13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8.302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414,31</text:span></text:p>
          </table:table-cell>
          <table:table-cell table:style-name="Tabela1.E43" office:value-type="string">
            <text:p text:style-name="P4"><text:span text:style-name="T3">32.942,8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2149</text:span></text:p>
          </table:table-cell>
          <table:table-cell table:style-name="Tabela1.B5" office:value-type="string">
            <text:p text:style-name="P1"><text:span text:style-name="T3">CARLOS AUGUSTO DOS SANTOS RAM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46</text:span></text:p>
          </table:table-cell>
          <table:table-cell table:style-name="Tabela1.B5" office:value-type="string">
            <text:p text:style-name="P1"><text:span text:style-name="T3">CARLOS CESAR SOUZA SOAR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5</text:span></text:p>
          </table:table-cell>
          <table:table-cell table:style-name="Tabela1.B5" office:value-type="string">
            <text:p text:style-name="P1"><text:span text:style-name="T3">CARLOS FERNANDO AQUINO MOTA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29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896,11</text:span></text:p>
          </table:table-cell>
          <table:table-cell table:style-name="Tabela1.E43" office:value-type="string">
            <text:p text:style-name="P4"><text:span text:style-name="T3">838,20</text:span></text:p>
          </table:table-cell>
          <table:table-cell table:style-name="Tabela1.E43" office:value-type="string">
            <text:p text:style-name="P4"><text:span text:style-name="T3">49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2,66</text:span></text:p>
          </table:table-cell>
          <table:table-cell table:style-name="Tabela1.E43" office:value-type="string">
            <text:p text:style-name="P4"><text:span text:style-name="T3">6.563,4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8</text:span></text:p>
          </table:table-cell>
          <table:table-cell table:style-name="Tabela1.B5" office:value-type="string">
            <text:p text:style-name="P1"><text:span text:style-name="T3">CARLOS HENRIQUE DE MELO CONCEICAO</text:span></text:p>
          </table:table-cell>
          <table:table-cell table:style-name="Tabela1.B5" office:value-type="string">
            <text:p text:style-name="P1"><text:span text:style-name="T3">COORDENADOR DE ACOMP. DE ATIV. JUDICIAIS</text:span></text:p>
          </table:table-cell>
          <table:table-cell table:style-name="Tabela1.B5" office:value-type="string">
            <text:p text:style-name="P1"><text:span text:style-name="T3">CORREGEDORIA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6.94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9</text:span></text:p>
          </table:table-cell>
          <table:table-cell table:style-name="Tabela1.B5" office:value-type="string">
            <text:p text:style-name="P1"><text:span text:style-name="T3">CARLOS HENRIQUE SIQUEIRA RIBEIR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3.225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7</text:span></text:p>
          </table:table-cell>
          <table:table-cell table:style-name="Tabela1.B5" office:value-type="string">
            <text:p text:style-name="P1"><text:span text:style-name="T3">CARLOS ISSAC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20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3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5.927,13</text:span></text:p>
          </table:table-cell>
          <table:table-cell table:style-name="Tabela1.E43" office:value-type="string">
            <text:p text:style-name="P4"><text:span text:style-name="T3">39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5,64</text:span></text:p>
          </table:table-cell>
          <table:table-cell table:style-name="Tabela1.E43" office:value-type="string">
            <text:p text:style-name="P4"><text:span text:style-name="T3">5.531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9</text:span></text:p>
          </table:table-cell>
          <table:table-cell table:style-name="Tabela1.B5" office:value-type="string">
            <text:p text:style-name="P1"><text:span text:style-name="T3">CARLOS KLEBER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0</text:span></text:p>
          </table:table-cell>
          <table:table-cell table:style-name="Tabela1.B5" office:value-type="string">
            <text:p text:style-name="P1"><text:span text:style-name="T3">CARLOS RONALD DE JESUS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</text:span></text:p>
          </table:table-cell>
          <table:table-cell table:style-name="Tabela1.B5" office:value-type="string">
            <text:p text:style-name="P1"><text:span text:style-name="T3">CARMEM MESQUIT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2</text:span></text:p>
          </table:table-cell>
          <table:table-cell table:style-name="Tabela1.B5" office:value-type="string">
            <text:p text:style-name="P1"><text:span text:style-name="T3">CARMEN LUCIA BUARQUE DE GUSMA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2.460,18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631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494,68</text:span></text:p>
          </table:table-cell>
          <table:table-cell table:style-name="Tabela1.E43" office:value-type="string">
            <text:p text:style-name="P4"><text:span text:style-name="T3">28.965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55</text:span></text:p>
          </table:table-cell>
          <table:table-cell table:style-name="Tabela1.B5" office:value-type="string">
            <text:p text:style-name="P1"><text:span text:style-name="T3">CAROLINE BUENOS AIRES MONTEIR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755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845,31</text:span></text:p>
          </table:table-cell>
          <table:table-cell table:style-name="Tabela1.E43" office:value-type="string">
            <text:p text:style-name="P4"><text:span text:style-name="T3">1.111,08</text:span></text:p>
          </table:table-cell>
          <table:table-cell table:style-name="Tabela1.E43" office:value-type="string">
            <text:p text:style-name="P4"><text:span text:style-name="T3">1.06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6,52</text:span></text:p>
          </table:table-cell>
          <table:table-cell table:style-name="Tabela1.E43" office:value-type="string">
            <text:p text:style-name="P4"><text:span text:style-name="T3">7.668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8</text:span></text:p>
          </table:table-cell>
          <table:table-cell table:style-name="Tabela1.B5" office:value-type="string">
            <text:p text:style-name="P1"><text:span text:style-name="T3">CAROLINE LEAO NOGUEIRA DOS SANTO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2.997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1</text:span></text:p>
          </table:table-cell>
          <table:table-cell table:style-name="Tabela1.B5" office:value-type="string">
            <text:p text:style-name="P1"><text:span text:style-name="T3">CAROLINE OLIVEIRA RIBEIR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8.068,44</text:span></text:p>
          </table:table-cell>
          <table:table-cell table:style-name="Tabela1.E43" office:value-type="string">
            <text:p text:style-name="P4"><text:span text:style-name="T3">1.210,27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590,13</text:span></text:p>
          </table:table-cell>
          <table:table-cell table:style-name="Tabela1.E43" office:value-type="string">
            <text:p text:style-name="P4"><text:span text:style-name="T3">1.299,02</text:span></text:p>
          </table:table-cell>
          <table:table-cell table:style-name="Tabela1.E43" office:value-type="string">
            <text:p text:style-name="P4"><text:span text:style-name="T3">1.586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5,03</text:span></text:p>
          </table:table-cell>
          <table:table-cell table:style-name="Tabela1.E43" office:value-type="string">
            <text:p text:style-name="P4"><text:span text:style-name="T3">9.705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2</text:span></text:p>
          </table:table-cell>
          <table:table-cell table:style-name="Tabela1.B5" office:value-type="string">
            <text:p text:style-name="P1"><text:span text:style-name="T3">CAROLINE VIVAS GONCALVES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3.175,41</text:span></text:p>
          </table:table-cell>
          <table:table-cell table:style-name="Tabela1.E43" office:value-type="string">
            <text:p text:style-name="P4"><text:span text:style-name="T3">1.385,70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6.290,71</text:span></text:p>
          </table:table-cell>
          <table:table-cell table:style-name="Tabela1.E43" office:value-type="string">
            <text:p text:style-name="P4"><text:span text:style-name="T3">466,79</text:span></text:p>
          </table:table-cell>
          <table:table-cell table:style-name="Tabela1.E43" office:value-type="string">
            <text:p text:style-name="P4"><text:span text:style-name="T3">3.19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58,61</text:span></text:p>
          </table:table-cell>
          <table:table-cell table:style-name="Tabela1.E43" office:value-type="string">
            <text:p text:style-name="P4"><text:span text:style-name="T3">12.632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1</text:span></text:p>
          </table:table-cell>
          <table:table-cell table:style-name="Tabela1.B5" office:value-type="string">
            <text:p text:style-name="P1"><text:span text:style-name="T3">CATIANE DOS SANTOS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98,05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4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1,07</text:span></text:p>
          </table:table-cell>
          <table:table-cell table:style-name="Tabela1.E43" office:value-type="string">
            <text:p text:style-name="P4"><text:span text:style-name="T3">5.936,98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5"/><text:span text:style-name="T3">1549</text:span></text:p>
          </table:table-cell>
          <table:table-cell table:style-name="Tabela1.B5" office:value-type="string">
            <text:p text:style-name="P1"><text:span text:style-name="T3">CAYO RUBENS CASTILHANO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357,81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699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3,06</text:span></text:p>
          </table:table-cell>
          <table:table-cell table:style-name="Tabela1.E43" office:value-type="string">
            <text:p text:style-name="P4"><text:span text:style-name="T3">6.914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8</text:span></text:p>
          </table:table-cell>
          <table:table-cell table:style-name="Tabela1.B5" office:value-type="string">
            <text:p text:style-name="P1"><text:span text:style-name="T3">CECILIA NOGUEIRA GUIMARAES BARR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50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0.412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97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13,96</text:span></text:p>
          </table:table-cell>
          <table:table-cell table:style-name="Tabela1.E43" office:value-type="string">
            <text:p text:style-name="P4"><text:span text:style-name="T3">27.398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1</text:span></text:p>
          </table:table-cell>
          <table:table-cell table:style-name="Tabela1.B5" office:value-type="string">
            <text:p text:style-name="P1"><text:span text:style-name="T3">CELENE SOCORRO DE MORAES OLIVEIR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77</text:span></text:p>
          </table:table-cell>
          <table:table-cell table:style-name="Tabela1.B5" office:value-type="string">
            <text:p text:style-name="P1"><text:span text:style-name="T3">CELIA REGINA SANTOS ANDRADE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AQUIDAB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1.920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</text:span></text:p>
          </table:table-cell>
          <table:table-cell table:style-name="Tabela1.B5" office:value-type="string">
            <text:p text:style-name="P1"><text:span text:style-name="T3">CELSO LUIS DORIA LE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3.558,75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040,27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776,30</text:span></text:p>
          </table:table-cell>
          <table:table-cell table:style-name="Tabela1.E43" office:value-type="string">
            <text:p text:style-name="P4"><text:span text:style-name="T3">15.824,12</text:span></text:p>
          </table:table-cell>
          <table:table-cell table:style-name="Tabela1.E43" office:value-type="string">
            <text:p text:style-name="P4"><text:span text:style-name="T3">32.216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7</text:span></text:p>
          </table:table-cell>
          <table:table-cell table:style-name="Tabela1.B5" office:value-type="string">
            <text:p text:style-name="P1"><text:span text:style-name="T3">CIBELLE MACHADO DE SOUZA ENOMO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56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3,68</text:span></text:p>
          </table:table-cell>
          <table:table-cell table:style-name="Tabela1.E43" office:value-type="string">
            <text:p text:style-name="P4"><text:span text:style-name="T3">8.800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9</text:span></text:p>
          </table:table-cell>
          <table:table-cell table:style-name="Tabela1.B5" office:value-type="string">
            <text:p text:style-name="P1"><text:span text:style-name="T3">CINTHIA CARDOZO ROZA DE ANDRAD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JURIDICA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846,87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87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36</text:span></text:p>
          </table:table-cell>
          <table:table-cell table:style-name="Tabela1.E43" office:value-type="string">
            <text:p text:style-name="P4"><text:span text:style-name="T3">7.366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8</text:span></text:p>
          </table:table-cell>
          <table:table-cell table:style-name="Tabela1.B5" office:value-type="string">
            <text:p text:style-name="P1"><text:span text:style-name="T3">CINTHIA MAGNO SANTOS LEA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0</text:span></text:p>
          </table:table-cell>
          <table:table-cell table:style-name="Tabela1.B5" office:value-type="string">
            <text:p text:style-name="P1"><text:span text:style-name="T3">CLAUDIA DANIELA DE FREITAS SILVEIRA FRANC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145,86</text:span></text:p>
          </table:table-cell>
          <table:table-cell table:style-name="Tabela1.E43" office:value-type="string">
            <text:p text:style-name="P4"><text:span text:style-name="T3">50.834,9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4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1,36</text:span></text:p>
          </table:table-cell>
          <table:table-cell table:style-name="Tabela1.E43" office:value-type="string">
            <text:p text:style-name="P4"><text:span text:style-name="T3">39.073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6</text:span></text:p>
          </table:table-cell>
          <table:table-cell table:style-name="Tabela1.B5" office:value-type="string">
            <text:p text:style-name="P1"><text:span text:style-name="T3">CLAUDIA DE OLIVEIRA MENDONCA BARROS</text:span></text:p>
          </table:table-cell>
          <table:table-cell table:style-name="Tabela1.B5" office:value-type="string">
            <text:p text:style-name="P1"><text:span text:style-name="T3">CAPITÃ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53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39</text:span></text:p>
          </table:table-cell>
          <table:table-cell table:style-name="Tabela1.E43" office:value-type="string">
            <text:p text:style-name="P4"><text:span text:style-name="T3">4.517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4</text:span></text:p>
          </table:table-cell>
          <table:table-cell table:style-name="Tabela1.B5" office:value-type="string">
            <text:p text:style-name="P1"><text:span text:style-name="T3">CLAUDIA DO AMARAL CALMON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3,63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8.995,3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217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33,78</text:span></text:p>
          </table:table-cell>
          <table:table-cell table:style-name="Tabela1.E43" office:value-type="string">
            <text:p text:style-name="P4"><text:span text:style-name="T3">35.061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1</text:span></text:p>
          </table:table-cell>
          <table:table-cell table:style-name="Tabela1.B5" office:value-type="string">
            <text:p text:style-name="P1"><text:span text:style-name="T3">CLAUDIA ERNESTA DOS SANTOS</text:span></text:p>
          </table:table-cell>
          <table:table-cell table:style-name="Tabela1.B5" office:value-type="string">
            <text:p text:style-name="P1"><text:span text:style-name="T3">EXEC. DE SERV. BÁSICOS - requisitado</text:span></text:p>
          </table:table-cell>
          <table:table-cell table:style-name="Tabela1.B5" office:value-type="string">
            <text:p text:style-name="P1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945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012,42</text:span></text:p>
          </table:table-cell>
          <table:table-cell table:style-name="Tabela1.E43" office:value-type="string">
            <text:p text:style-name="P4"><text:span text:style-name="T3">132,30</text:span></text:p>
          </table:table-cell>
          <table:table-cell table:style-name="Tabela1.E43" office:value-type="string">
            <text:p text:style-name="P4"><text:span text:style-name="T3">9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3,17</text:span></text:p>
          </table:table-cell>
          <table:table-cell table:style-name="Tabela1.E43" office:value-type="string">
            <text:p text:style-name="P4"><text:span text:style-name="T3">4.789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5</text:span></text:p>
          </table:table-cell>
          <table:table-cell table:style-name="Tabela1.B5" office:value-type="string">
            <text:p text:style-name="P1"><text:span text:style-name="T3">CLAUDIA REGINA SANTOS LIMA GETIRAN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2.471,05</text:span></text:p>
          </table:table-cell>
          <table:table-cell table:style-name="Tabela1.E43" office:value-type="string">
            <text:p text:style-name="P4"><text:span text:style-name="T3">49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194,25</text:span></text:p>
          </table:table-cell>
          <table:table-cell table:style-name="Tabela1.E43" office:value-type="string">
            <text:p text:style-name="P4"><text:span text:style-name="T3">415,14</text:span></text:p>
          </table:table-cell>
          <table:table-cell table:style-name="Tabela1.E43" office:value-type="string">
            <text:p text:style-name="P4"><text:span text:style-name="T3">75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90,86</text:span></text:p>
          </table:table-cell>
          <table:table-cell table:style-name="Tabela1.E43" office:value-type="string">
            <text:p text:style-name="P4"><text:span text:style-name="T3">4.703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3</text:span></text:p>
          </table:table-cell>
          <table:table-cell table:style-name="Tabela1.B5" office:value-type="string">
            <text:p text:style-name="P1"><text:span text:style-name="T3">CLAUDIA VIRGINIA OLIVER DE S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047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4</text:span></text:p>
          </table:table-cell>
          <table:table-cell table:style-name="Tabela1.B5" office:value-type="string">
            <text:p text:style-name="P1"><text:span text:style-name="T3">CLAUDIO ROBERTO ALFREDO DE SOUS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6,8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4.980,4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94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421,62</text:span></text:p>
          </table:table-cell>
          <table:table-cell table:style-name="Tabela1.E43" office:value-type="string">
            <text:p text:style-name="P4"><text:span text:style-name="T3">23.558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1</text:span></text:p>
          </table:table-cell>
          <table:table-cell table:style-name="Tabela1.B5" office:value-type="string">
            <text:p text:style-name="P1"><text:span text:style-name="T3">CLEANE OLIVEIRA CAVALCANTE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3</text:span></text:p>
          </table:table-cell>
          <table:table-cell table:style-name="Tabela1.B5" office:value-type="string">
            <text:p text:style-name="P1"><text:span text:style-name="T3">CLEIDINALDO TAVAR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410,37</text:span></text:p>
          </table:table-cell>
          <table:table-cell table:style-name="Tabela1.E43" office:value-type="string">
            <text:p text:style-name="P4"><text:span text:style-name="T3">7.920,69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93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7,20</text:span></text:p>
          </table:table-cell>
          <table:table-cell table:style-name="Tabela1.E43" office:value-type="string">
            <text:p text:style-name="P4"><text:span text:style-name="T3">6.783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5</text:span></text:p>
          </table:table-cell>
          <table:table-cell table:style-name="Tabela1.B5" office:value-type="string">
            <text:p text:style-name="P1"><text:span text:style-name="T3">CLELIO MAIA SANTOS</text:span></text:p>
          </table:table-cell>
          <table:table-cell table:style-name="Tabela1.B5" office:value-type="string">
            <text:p text:style-name="P1"><text:span text:style-name="T3">ASSESSOR DE GESTAO DE PESSOAS II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81,39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81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6,18</text:span></text:p>
          </table:table-cell>
          <table:table-cell table:style-name="Tabela1.E43" office:value-type="string">
            <text:p text:style-name="P4"><text:span text:style-name="T3">5.945,2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4</text:span></text:p>
          </table:table-cell>
          <table:table-cell table:style-name="Tabela1.B5" office:value-type="string">
            <text:p text:style-name="P1"><text:span text:style-name="T3">CLESIA MARIA OLIVEIRA CAVALCANTE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4</text:span></text:p>
          </table:table-cell>
          <table:table-cell table:style-name="Tabela1.B5" office:value-type="string">
            <text:p text:style-name="P1"><text:span text:style-name="T3">CONCEICAO FONTES FELIX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756,04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.30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7,41</text:span></text:p>
          </table:table-cell>
          <table:table-cell table:style-name="Tabela1.E43" office:value-type="string">
            <text:p text:style-name="P4"><text:span text:style-name="T3">8.768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3</text:span></text:p>
          </table:table-cell>
          <table:table-cell table:style-name="Tabela1.B5" office:value-type="string">
            <text:p text:style-name="P1"><text:span text:style-name="T3">CRISTIANE BARRETO PAIVA</text:span></text:p>
          </table:table-cell>
          <table:table-cell table:style-name="Tabela1.B5" office:value-type="string">
            <text:p text:style-name="P1"><text:span text:style-name="T3">COORDENADOR DA DIVISÃO DE SERVIÇO SOCI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74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621,80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247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99,26</text:span></text:p>
          </table:table-cell>
          <table:table-cell table:style-name="Tabela1.E43" office:value-type="string">
            <text:p text:style-name="P4"><text:span text:style-name="T3">8.622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1</text:span></text:p>
          </table:table-cell>
          <table:table-cell table:style-name="Tabela1.B5" office:value-type="string">
            <text:p text:style-name="P1"><text:span text:style-name="T3">CRISTIANNE DELGADO CARVALHO PESSOA DE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5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1.305,88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.30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7,41</text:span></text:p>
          </table:table-cell>
          <table:table-cell table:style-name="Tabela1.E43" office:value-type="string">
            <text:p text:style-name="P4"><text:span text:style-name="T3">9.318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5</text:span></text:p>
          </table:table-cell>
          <table:table-cell table:style-name="Tabela1.B5" office:value-type="string">
            <text:p text:style-name="P1"><text:span text:style-name="T3">DAIANE SILVA SAMPAIO LOB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OORDENADORIA RECURSAL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23,1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79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6,74</text:span></text:p>
          </table:table-cell>
          <table:table-cell table:style-name="Tabela1.E43" office:value-type="string">
            <text:p text:style-name="P4"><text:span text:style-name="T3">10.186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7</text:span></text:p>
          </table:table-cell>
          <table:table-cell table:style-name="Tabela1.B5" office:value-type="string">
            <text:p text:style-name="P1"><text:span text:style-name="T3">DANIEL ARAUJO RAM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RIRA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165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369,90</text:span></text:p>
          </table:table-cell>
          <table:table-cell table:style-name="Tabela1.E43" office:value-type="string">
            <text:p text:style-name="P4"><text:span text:style-name="T3">486,10</text:span></text:p>
          </table:table-cell>
          <table:table-cell table:style-name="Tabela1.E43" office:value-type="string">
            <text:p text:style-name="P4"><text:span text:style-name="T3">93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9,21</text:span></text:p>
          </table:table-cell>
          <table:table-cell table:style-name="Tabela1.E43" office:value-type="string">
            <text:p text:style-name="P4"><text:span text:style-name="T3">5.790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7</text:span></text:p>
          </table:table-cell>
          <table:table-cell table:style-name="Tabela1.B5" office:value-type="string">
            <text:p text:style-name="P1"><text:span text:style-name="T3">DANIEL CARNEIRO DUARTE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23.049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6</text:span></text:p>
          </table:table-cell>
          <table:table-cell table:style-name="Tabela1.B5" office:value-type="string">
            <text:p text:style-name="P1"><text:span text:style-name="T3">DANIEL DE BARROS BRANCO CAJUEIR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TECNICA - GAAE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664,22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42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0,42</text:span></text:p>
          </table:table-cell>
          <table:table-cell table:style-name="Tabela1.E43" office:value-type="string">
            <text:p text:style-name="P4"><text:span text:style-name="T3">6.633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2</text:span></text:p>
          </table:table-cell>
          <table:table-cell table:style-name="Tabela1.B5" office:value-type="string">
            <text:p text:style-name="P1"><text:span text:style-name="T3">DANIEL DIAS SANTA ROS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172,0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57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68</text:span></text:p>
          </table:table-cell>
          <table:table-cell table:style-name="Tabela1.E43" office:value-type="string">
            <text:p text:style-name="P4"><text:span text:style-name="T3">9.177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4</text:span></text:p>
          </table:table-cell>
          <table:table-cell table:style-name="Tabela1.B5" office:value-type="string">
            <text:p text:style-name="P1"><text:span text:style-name="T3">DANIEL FAGUNDES SILV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2</text:span></text:p>
          </table:table-cell>
          <table:table-cell table:style-name="Tabela1.B5" office:value-type="string">
            <text:p text:style-name="P1"><text:span text:style-name="T3">DANIEL RIBEIRO DA SILVEIRA 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94</text:span></text:p>
          </table:table-cell>
          <table:table-cell table:style-name="Tabela1.B5" office:value-type="string">
            <text:p text:style-name="P1"><text:span text:style-name="T3">DANIELLE COSTA MENDONC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2.402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04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8.188,99</text:span></text:p>
          </table:table-cell>
          <table:table-cell table:style-name="Tabela1.E43" office:value-type="string">
            <text:p text:style-name="P4"><text:span text:style-name="T3">1.681,69</text:span></text:p>
          </table:table-cell>
          <table:table-cell table:style-name="Tabela1.E43" office:value-type="string">
            <text:p text:style-name="P4"><text:span text:style-name="T3">3.18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4,28</text:span></text:p>
          </table:table-cell>
          <table:table-cell table:style-name="Tabela1.E43" office:value-type="string">
            <text:p text:style-name="P4"><text:span text:style-name="T3">13.324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7</text:span></text:p>
          </table:table-cell>
          <table:table-cell table:style-name="Tabela1.B5" office:value-type="string">
            <text:p text:style-name="P1"><text:span text:style-name="T3">DANIELLE TAVARES DA SILVA DRAPAL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638,84</text:span></text:p>
          </table:table-cell>
          <table:table-cell table:style-name="Tabela1.E43" office:value-type="string">
            <text:p text:style-name="P4"><text:span text:style-name="T3">15.062,30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2.024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5,63</text:span></text:p>
          </table:table-cell>
          <table:table-cell table:style-name="Tabela1.E43" office:value-type="string">
            <text:p text:style-name="P4"><text:span text:style-name="T3">11.326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06</text:span></text:p>
          </table:table-cell>
          <table:table-cell table:style-name="Tabela1.B5" office:value-type="string">
            <text:p text:style-name="P1"><text:span text:style-name="T3">DANILO BUARQUE COU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261,98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05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18,42</text:span></text:p>
          </table:table-cell>
          <table:table-cell table:style-name="Tabela1.E43" office:value-type="string">
            <text:p text:style-name="P4"><text:span text:style-name="T3">6.243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3</text:span></text:p>
          </table:table-cell>
          <table:table-cell table:style-name="Tabela1.B5" office:value-type="string">
            <text:p text:style-name="P1"><text:span text:style-name="T3">DANILO JOSE AMARAL GOULART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1.32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7.899,29</text:span></text:p>
          </table:table-cell>
          <table:table-cell table:style-name="Tabela1.E43" office:value-type="string">
            <text:p text:style-name="P4"><text:span text:style-name="T3">805,40</text:span></text:p>
          </table:table-cell>
          <table:table-cell table:style-name="Tabela1.E43" office:value-type="string">
            <text:p text:style-name="P4"><text:span text:style-name="T3">491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6,59</text:span></text:p>
          </table:table-cell>
          <table:table-cell table:style-name="Tabela1.E43" office:value-type="string">
            <text:p text:style-name="P4"><text:span text:style-name="T3">6.602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</text:span></text:p>
          </table:table-cell>
          <table:table-cell table:style-name="Tabela1.B5" office:value-type="string">
            <text:p text:style-name="P1"><text:span text:style-name="T3">DARCILO MELO COST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47</text:span></text:p>
          </table:table-cell>
          <table:table-cell table:style-name="Tabela1.B5" office:value-type="string">
            <text:p text:style-name="P1"><text:span text:style-name="T3">DARLY GIULIA SANTOS ANDRAD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701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352,72</text:span></text:p>
          </table:table-cell>
          <table:table-cell table:style-name="Tabela1.E43" office:value-type="string">
            <text:p text:style-name="P4"><text:span text:style-name="T3">588,88</text:span></text:p>
          </table:table-cell>
          <table:table-cell table:style-name="Tabela1.E43" office:value-type="string">
            <text:p text:style-name="P4"><text:span text:style-name="T3">159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8,25</text:span></text:p>
          </table:table-cell>
          <table:table-cell table:style-name="Tabela1.E43" office:value-type="string">
            <text:p text:style-name="P4"><text:span text:style-name="T3">5.604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6</text:span></text:p>
          </table:table-cell>
          <table:table-cell table:style-name="Tabela1.B5" office:value-type="string">
            <text:p text:style-name="P1"><text:span text:style-name="T3">DAVID ALBERTO FONTES GONZALEZ CASTANEDA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309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161,66</text:span></text:p>
          </table:table-cell>
          <table:table-cell table:style-name="Tabela1.E43" office:value-type="string">
            <text:p text:style-name="P4"><text:span text:style-name="T3">455,37</text:span></text:p>
          </table:table-cell>
          <table:table-cell table:style-name="Tabela1.E43" office:value-type="string">
            <text:p text:style-name="P4"><text:span text:style-name="T3">6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2,37</text:span></text:p>
          </table:table-cell>
          <table:table-cell table:style-name="Tabela1.E43" office:value-type="string">
            <text:p text:style-name="P4"><text:span text:style-name="T3">4.639,2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2</text:span></text:p>
          </table:table-cell>
          <table:table-cell table:style-name="Tabela1.B5" office:value-type="string">
            <text:p text:style-name="P1"><text:span text:style-name="T3">DAYSE MORAE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8.861,83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679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91,95</text:span></text:p>
          </table:table-cell>
          <table:table-cell table:style-name="Tabela1.E43" office:value-type="string">
            <text:p text:style-name="P4"><text:span text:style-name="T3">7.469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6</text:span></text:p>
          </table:table-cell>
          <table:table-cell table:style-name="Tabela1.B5" office:value-type="string">
            <text:p text:style-name="P1"><text:span text:style-name="T3">DEBORA CARDOSO CAVALHER REZEN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3.055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415,01</text:span></text:p>
          </table:table-cell>
          <table:table-cell table:style-name="Tabela1.E43" office:value-type="string">
            <text:p text:style-name="P4"><text:span text:style-name="T3">1.853,89</text:span></text:p>
          </table:table-cell>
          <table:table-cell table:style-name="Tabela1.E43" office:value-type="string">
            <text:p text:style-name="P4"><text:span text:style-name="T3">2.262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16,29</text:span></text:p>
          </table:table-cell>
          <table:table-cell table:style-name="Tabela1.E43" office:value-type="string">
            <text:p text:style-name="P4"><text:span text:style-name="T3">11.298,7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2070</text:span></text:p>
          </table:table-cell>
          <table:table-cell table:style-name="Tabela1.B5" office:value-type="string">
            <text:p text:style-name="P1"><text:span text:style-name="T3">DEBORA DA SILVA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598,37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333,79</text:span></text:p>
          </table:table-cell>
          <table:table-cell table:style-name="Tabela1.E43" office:value-type="string">
            <text:p text:style-name="P4"><text:span text:style-name="T3">880,08</text:span></text:p>
          </table:table-cell>
          <table:table-cell table:style-name="Tabela1.E43" office:value-type="string">
            <text:p text:style-name="P4"><text:span text:style-name="T3">878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58,38</text:span></text:p>
          </table:table-cell>
          <table:table-cell table:style-name="Tabela1.E43" office:value-type="string">
            <text:p text:style-name="P4"><text:span text:style-name="T3">7.575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6</text:span></text:p>
          </table:table-cell>
          <table:table-cell table:style-name="Tabela1.B5" office:value-type="string">
            <text:p text:style-name="P1"><text:span text:style-name="T3">DEBORAH NATALIE FREITAS DE S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</text:span></text:p>
          </table:table-cell>
          <table:table-cell table:style-name="Tabela1.B5" office:value-type="string">
            <text:p text:style-name="P1"><text:span text:style-name="T3">DEIJANIRO JONAS FI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073,1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99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10,32</text:span></text:p>
          </table:table-cell>
          <table:table-cell table:style-name="Tabela1.E43" office:value-type="string">
            <text:p text:style-name="P4"><text:span text:style-name="T3">24.362,8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6</text:span></text:p>
          </table:table-cell>
          <table:table-cell table:style-name="Tabela1.B5" office:value-type="string">
            <text:p text:style-name="P1"><text:span text:style-name="T3">DEJAIR DA COSTA TAVARES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826,71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734,83</text:span></text:p>
          </table:table-cell>
          <table:table-cell table:style-name="Tabela1.E43" office:value-type="string">
            <text:p text:style-name="P4"><text:span text:style-name="T3">578,69</text:span></text:p>
          </table:table-cell>
          <table:table-cell table:style-name="Tabela1.E43" office:value-type="string">
            <text:p text:style-name="P4"><text:span text:style-name="T3">1.12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02,30</text:span></text:p>
          </table:table-cell>
          <table:table-cell table:style-name="Tabela1.E43" office:value-type="string">
            <text:p text:style-name="P4"><text:span text:style-name="T3">8.032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67</text:span></text:p>
          </table:table-cell>
          <table:table-cell table:style-name="Tabela1.B5" office:value-type="string">
            <text:p text:style-name="P1"><text:span text:style-name="T3">DENISE COELHO DE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7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417,20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1.237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5,60</text:span></text:p>
          </table:table-cell>
          <table:table-cell table:style-name="Tabela1.E43" office:value-type="string">
            <text:p text:style-name="P4"><text:span text:style-name="T3">8.331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6</text:span></text:p>
          </table:table-cell>
          <table:table-cell table:style-name="Tabela1.B5" office:value-type="string">
            <text:p text:style-name="P1"><text:span text:style-name="T3">DENISE DOS SANTOS COST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6"/><text:span text:style-name="T3">2077</text:span></text:p>
          </table:table-cell>
          <table:table-cell table:style-name="Tabela1.B5" office:value-type="string">
            <text:p text:style-name="P1"><text:span text:style-name="T3">DENISE DOS SANTOS COSTA </text:span></text:p>
          </table:table-cell>
          <table:table-cell table:style-name="Tabela1.B5" office:value-type="string">
            <text:p text:style-name="P1"><text:span text:style-name="T3">Coordenador da Div. Ad. do Gab. do Proc. Geral</text:span></text:p>
          </table:table-cell>
          <table:table-cell table:style-name="Tabela1.B5" office:value-type="string">
            <text:p text:style-name="P1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7.555,14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65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0,94</text:span></text:p>
          </table:table-cell>
          <table:table-cell table:style-name="Tabela1.E43" office:value-type="string">
            <text:p text:style-name="P4"><text:span text:style-name="T3">6.144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7</text:span></text:p>
          </table:table-cell>
          <table:table-cell table:style-name="Tabela1.B5" office:value-type="string">
            <text:p text:style-name="P1"><text:span text:style-name="T3">DENISE OLIVEIRA DE SANTANA 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9</text:span></text:p>
          </table:table-cell>
          <table:table-cell table:style-name="Tabela1.B5" office:value-type="string">
            <text:p text:style-name="P1"><text:span text:style-name="T3">DENISSON SANTANA DOS SANTOS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07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166,80</text:span></text:p>
          </table:table-cell>
          <table:table-cell table:style-name="Tabela1.E43" office:value-type="string">
            <text:p text:style-name="P4"><text:span text:style-name="T3">1.576,09</text:span></text:p>
          </table:table-cell>
          <table:table-cell table:style-name="Tabela1.E43" office:value-type="string">
            <text:p text:style-name="P4"><text:span text:style-name="T3">1.740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17,07</text:span></text:p>
          </table:table-cell>
          <table:table-cell table:style-name="Tabela1.E43" office:value-type="string">
            <text:p text:style-name="P4"><text:span text:style-name="T3">9.849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9</text:span></text:p>
          </table:table-cell>
          <table:table-cell table:style-name="Tabela1.B5" office:value-type="string">
            <text:p text:style-name="P1"><text:span text:style-name="T3">DENISSON SOARES BEZER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CONTROLE INTERNO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994,45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014,18</text:span></text:p>
          </table:table-cell>
          <table:table-cell table:style-name="Tabela1.E43" office:value-type="string">
            <text:p text:style-name="P4"><text:span text:style-name="T3">835,34</text:span></text:p>
          </table:table-cell>
          <table:table-cell table:style-name="Tabela1.E43" office:value-type="string">
            <text:p text:style-name="P4"><text:span text:style-name="T3">854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90,19</text:span></text:p>
          </table:table-cell>
          <table:table-cell table:style-name="Tabela1.E43" office:value-type="string">
            <text:p text:style-name="P4"><text:span text:style-name="T3">7.323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02</text:span></text:p>
          </table:table-cell>
          <table:table-cell table:style-name="Tabela1.B5" office:value-type="string">
            <text:p text:style-name="P1"><text:span text:style-name="T3">DENIVAL ANDRADE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13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36</text:span></text:p>
          </table:table-cell>
          <table:table-cell table:style-name="Tabela1.E43" office:value-type="string">
            <text:p text:style-name="P4"><text:span text:style-name="T3">14.076,05</text:span></text:p>
          </table:table-cell>
          <table:table-cell table:style-name="Tabela1.E43" office:value-type="string">
            <text:p text:style-name="P4"><text:span text:style-name="T3">1.496,70</text:span></text:p>
          </table:table-cell>
          <table:table-cell table:style-name="Tabela1.E43" office:value-type="string">
            <text:p text:style-name="P4"><text:span text:style-name="T3">1.606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03,55</text:span></text:p>
          </table:table-cell>
          <table:table-cell table:style-name="Tabela1.E43" office:value-type="string">
            <text:p text:style-name="P4"><text:span text:style-name="T3">10.972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80</text:span></text:p>
          </table:table-cell>
          <table:table-cell table:style-name="Tabela1.B5" office:value-type="string">
            <text:p text:style-name="P1"><text:span text:style-name="T3">DENIVAN RODRIGUES FREIRE</text:span></text:p>
          </table:table-cell>
          <table:table-cell table:style-name="Tabela1.B5" office:value-type="string">
            <text:p text:style-name="P1"><text:span text:style-name="T3">Assessor do Coord. da D. Adm. do Gab. do Proc. Geral</text:span></text:p>
          </table:table-cell>
          <table:table-cell table:style-name="Tabela1.B5" office:value-type="string">
            <text:p text:style-name="P1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502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54,53</text:span></text:p>
          </table:table-cell>
          <table:table-cell table:style-name="Tabela1.E43" office:value-type="string">
            <text:p text:style-name="P4"><text:span text:style-name="T3">7.628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7</text:span></text:p>
          </table:table-cell>
          <table:table-cell table:style-name="Tabela1.B5" office:value-type="string">
            <text:p text:style-name="P1"><text:span text:style-name="T3">DENNIS CHRISTIAN NUNES DE FREITA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236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6</text:span></text:p>
          </table:table-cell>
          <table:table-cell table:style-name="Tabela1.B5" office:value-type="string">
            <text:p text:style-name="P1"><text:span text:style-name="T3">DHIOGO LIMA VELOZ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892,91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.269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3,07</text:span></text:p>
          </table:table-cell>
          <table:table-cell table:style-name="Tabela1.E43" office:value-type="string">
            <text:p text:style-name="P4"><text:span text:style-name="T3">13.879,8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7</text:span></text:p>
          </table:table-cell>
          <table:table-cell table:style-name="Tabela1.B5" office:value-type="string">
            <text:p text:style-name="P1"><text:span text:style-name="T3">DIANA NATHALIE MELO PEREIRA DE OLIVEIR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4</text:span></text:p>
          </table:table-cell>
          <table:table-cell table:style-name="Tabela1.B5" office:value-type="string">
            <text:p text:style-name="P1"><text:span text:style-name="T3">DIEGO GARCIA CRUZ CARVALH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390,87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11,82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719,53</text:span></text:p>
          </table:table-cell>
          <table:table-cell table:style-name="Tabela1.E43" office:value-type="string">
            <text:p text:style-name="P4"><text:span text:style-name="T3">574,90</text:span></text:p>
          </table:table-cell>
          <table:table-cell table:style-name="Tabela1.E43" office:value-type="string">
            <text:p text:style-name="P4"><text:span text:style-name="T3">1.841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6,07</text:span></text:p>
          </table:table-cell>
          <table:table-cell table:style-name="Tabela1.E43" office:value-type="string">
            <text:p text:style-name="P4"><text:span text:style-name="T3">10.303,4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2</text:span></text:p>
          </table:table-cell>
          <table:table-cell table:style-name="Tabela1.B5" office:value-type="string">
            <text:p text:style-name="P1"><text:span text:style-name="T3">DIEGO GOUVEIA PESSOA DE LIM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ARIR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0,47</text:span></text:p>
          </table:table-cell>
          <table:table-cell table:style-name="Tabela1.E43" office:value-type="string">
            <text:p text:style-name="P4"><text:span text:style-name="T3">17.819,64</text:span></text:p>
          </table:table-cell>
          <table:table-cell table:style-name="Tabela1.E43" office:value-type="string">
            <text:p text:style-name="P4"><text:span text:style-name="T3">53.024,76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475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56,24</text:span></text:p>
          </table:table-cell>
          <table:table-cell table:style-name="Tabela1.E43" office:value-type="string">
            <text:p text:style-name="P4"><text:span text:style-name="T3">41.068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6</text:span></text:p>
          </table:table-cell>
          <table:table-cell table:style-name="Tabela1.B5" office:value-type="string">
            <text:p text:style-name="P1"><text:span text:style-name="T3">DIEGO SOARES RIBEIRO</text:span></text:p>
          </table:table-cell>
          <table:table-cell table:style-name="Tabela1.B5" office:value-type="string">
            <text:p text:style-name="P1"><text:span text:style-name="T3">COORDENADOR DA DIVISÃO FINANCEIRA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7,79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845,92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65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8,47</text:span></text:p>
          </table:table-cell>
          <table:table-cell table:style-name="Tabela1.E43" office:value-type="string">
            <text:p text:style-name="P4"><text:span text:style-name="T3">9.437,4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5</text:span></text:p>
          </table:table-cell>
          <table:table-cell table:style-name="Tabela1.B5" office:value-type="string">
            <text:p text:style-name="P1"><text:span text:style-name="T3">DIOGO HENRIQUE PEREIRA MONTALV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5.365,97</text:span></text:p>
          </table:table-cell>
          <table:table-cell table:style-name="Tabela1.E43" office:value-type="string">
            <text:p text:style-name="P4"><text:span text:style-name="T3">1.609,79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9.822,28</text:span></text:p>
          </table:table-cell>
          <table:table-cell table:style-name="Tabela1.E43" office:value-type="string">
            <text:p text:style-name="P4"><text:span text:style-name="T3">976,61</text:span></text:p>
          </table:table-cell>
          <table:table-cell table:style-name="Tabela1.E43" office:value-type="string">
            <text:p text:style-name="P4"><text:span text:style-name="T3">3.61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87,98</text:span></text:p>
          </table:table-cell>
          <table:table-cell table:style-name="Tabela1.E43" office:value-type="string">
            <text:p text:style-name="P4"><text:span text:style-name="T3">15.234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32</text:span></text:p>
          </table:table-cell>
          <table:table-cell table:style-name="Tabela1.B5" office:value-type="string">
            <text:p text:style-name="P1"><text:span text:style-name="T3">DORVALINA TELES DANTAS CECHINEL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993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718,86</text:span></text:p>
          </table:table-cell>
          <table:table-cell table:style-name="Tabela1.E43" office:value-type="string">
            <text:p text:style-name="P4"><text:span text:style-name="T3">1.616,43</text:span></text:p>
          </table:table-cell>
          <table:table-cell table:style-name="Tabela1.E43" office:value-type="string">
            <text:p text:style-name="P4"><text:span text:style-name="T3">1.756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3,41</text:span></text:p>
          </table:table-cell>
          <table:table-cell table:style-name="Tabela1.E43" office:value-type="string">
            <text:p text:style-name="P4"><text:span text:style-name="T3">10.345,4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8</text:span></text:p>
          </table:table-cell>
          <table:table-cell table:style-name="Tabela1.B5" office:value-type="string">
            <text:p text:style-name="P1"><text:span text:style-name="T3">DOUGLAS SOARES ARAUJ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19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5.893,27</text:span></text:p>
          </table:table-cell>
          <table:table-cell table:style-name="Tabela1.E43" office:value-type="string">
            <text:p text:style-name="P4"><text:span text:style-name="T3">419,37</text:span></text:p>
          </table:table-cell>
          <table:table-cell table:style-name="Tabela1.E43" office:value-type="string">
            <text:p text:style-name="P4"><text:span text:style-name="T3">5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9,78</text:span></text:p>
          </table:table-cell>
          <table:table-cell table:style-name="Tabela1.E43" office:value-type="string">
            <text:p text:style-name="P4"><text:span text:style-name="T3">5.423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02</text:span></text:p>
          </table:table-cell>
          <table:table-cell table:style-name="Tabela1.B5" office:value-type="string">
            <text:p text:style-name="P1"><text:span text:style-name="T3">EDILENILZA DA SILVA SOUZA MACEDO</text:span></text:p>
          </table:table-cell>
          <table:table-cell table:style-name="Tabela1.B5" office:value-type="string">
            <text:p text:style-name="P1"><text:span text:style-name="T3">PROFESSOR - requisitado</text:span></text:p>
          </table:table-cell>
          <table:table-cell table:style-name="Tabela1.B5" office:value-type="string">
            <text:p text:style-name="P1"><text:span text:style-name="T3">PROMOTORIA DE JUSTICA - BOQUIM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2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,18</text:span></text:p>
          </table:table-cell>
          <table:table-cell table:style-name="Tabela1.E43" office:value-type="string">
            <text:p text:style-name="P4"><text:span text:style-name="T3">1.958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0</text:span></text:p>
          </table:table-cell>
          <table:table-cell table:style-name="Tabela1.B5" office:value-type="string">
            <text:p text:style-name="P1"><text:span text:style-name="T3">EDINALDO BARBOSA DA SILVA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8</text:span></text:p>
          </table:table-cell>
          <table:table-cell table:style-name="Tabela1.B5" office:value-type="string">
            <text:p text:style-name="P1"><text:span text:style-name="T3">EDJILDA RESENDE DE LIMA GUER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0.789,6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7.678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1</text:span></text:p>
          </table:table-cell>
          <table:table-cell table:style-name="Tabela1.B5" office:value-type="string">
            <text:p text:style-name="P1"><text:span text:style-name="T3">EDMILSON ARAUJO DO CARMO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0</text:span></text:p>
          </table:table-cell>
          <table:table-cell table:style-name="Tabela1.B5" office:value-type="string">
            <text:p text:style-name="P1"><text:span text:style-name="T3">EDMILSON DE SOUZA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4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07</text:span></text:p>
          </table:table-cell>
          <table:table-cell table:style-name="Tabela1.B5" office:value-type="string">
            <text:p text:style-name="P1"><text:span text:style-name="T3">EDNALDO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5</text:span></text:p>
          </table:table-cell>
          <table:table-cell table:style-name="Tabela1.B5" office:value-type="string">
            <text:p text:style-name="P1"><text:span text:style-name="T3">EDSON DOS SANTOS</text:span></text:p>
          </table:table-cell>
          <table:table-cell table:style-name="Tabela1.B5" office:value-type="string">
            <text:p text:style-name="P1"><text:span text:style-name="T3">Assessor do Núcleo de C. e D. Proc. do C. Superior</text:span></text:p>
          </table:table-cell>
          <table:table-cell table:style-name="Tabela1.B5" office:value-type="string">
            <text:p text:style-name="P1"><text:span text:style-name="T3">CONSELHO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5.802,05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10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8,22</text:span></text:p>
          </table:table-cell>
          <table:table-cell table:style-name="Tabela1.E43" office:value-type="string">
            <text:p text:style-name="P4"><text:span text:style-name="T3">5.363,8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3</text:span></text:p>
          </table:table-cell>
          <table:table-cell table:style-name="Tabela1.B5" office:value-type="string">
            <text:p text:style-name="P1"><text:span text:style-name="T3">EDUARDO ALBERTO FREIRE DE ALMEIDA SEAB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ARTORIO DO 2º GRAU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626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09,99</text:span></text:p>
          </table:table-cell>
          <table:table-cell table:style-name="Tabela1.E43" office:value-type="string">
            <text:p text:style-name="P4"><text:span text:style-name="T3">672,14</text:span></text:p>
          </table:table-cell>
          <table:table-cell table:style-name="Tabela1.E43" office:value-type="string">
            <text:p text:style-name="P4"><text:span text:style-name="T3">292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5,00</text:span></text:p>
          </table:table-cell>
          <table:table-cell table:style-name="Tabela1.E43" office:value-type="string">
            <text:p text:style-name="P4"><text:span text:style-name="T3">5.744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04</text:span></text:p>
          </table:table-cell>
          <table:table-cell table:style-name="Tabela1.B5" office:value-type="string">
            <text:p text:style-name="P1"><text:span text:style-name="T3">EDUARDO ANTONIO SEAB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</text:span></text:p>
          </table:table-cell>
          <table:table-cell table:style-name="Tabela1.B5" office:value-type="string">
            <text:p text:style-name="P1"><text:span text:style-name="T3">EDUARDO BARRETO DAVILA FONTES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7.816,91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51.823,37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5.034,46</text:span></text:p>
          </table:table-cell>
          <table:table-cell table:style-name="Tabela1.E43" office:value-type="string">
            <text:p text:style-name="P4"><text:span text:style-name="T3">20.082,28</text:span></text:p>
          </table:table-cell>
          <table:table-cell table:style-name="Tabela1.E43" office:value-type="string">
            <text:p text:style-name="P4"><text:span text:style-name="T3">31.741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20</text:span></text:p>
          </table:table-cell>
          <table:table-cell table:style-name="Tabela1.B5" office:value-type="string">
            <text:p text:style-name="P1"><text:span text:style-name="T3">EDUARDO DE CABRAL MENEZES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83</text:span></text:p>
          </table:table-cell>
          <table:table-cell table:style-name="Tabela1.B5" office:value-type="string">
            <text:p text:style-name="P1"><text:span text:style-name="T3">EDUARDO DE SOUSA CARVALHO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970,1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56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2,67</text:span></text:p>
          </table:table-cell>
          <table:table-cell table:style-name="Tabela1.E43" office:value-type="string">
            <text:p text:style-name="P4"><text:span text:style-name="T3">6.557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2</text:span></text:p>
          </table:table-cell>
          <table:table-cell table:style-name="Tabela1.B5" office:value-type="string">
            <text:p text:style-name="P1"><text:span text:style-name="T3">EDUARDO FARIAS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008,35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35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9,40</text:span></text:p>
          </table:table-cell>
          <table:table-cell table:style-name="Tabela1.E43" office:value-type="string">
            <text:p text:style-name="P4"><text:span text:style-name="T3">9.278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6</text:span></text:p>
          </table:table-cell>
          <table:table-cell table:style-name="Tabela1.B5" office:value-type="string">
            <text:p text:style-name="P1"><text:span text:style-name="T3">EDUARDO FRANKLIN MIRANDA DE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5</text:span></text:p>
          </table:table-cell>
          <table:table-cell table:style-name="Tabela1.B5" office:value-type="string">
            <text:p text:style-name="P1"><text:span text:style-name="T3">EDUARDO LIMA DE MA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50,74</text:span></text:p>
          </table:table-cell>
          <table:table-cell table:style-name="Tabela1.E43" office:value-type="string">
            <text:p text:style-name="P4"><text:span text:style-name="T3">17.823,07</text:span></text:p>
          </table:table-cell>
          <table:table-cell table:style-name="Tabela1.E43" office:value-type="string">
            <text:p text:style-name="P4"><text:span text:style-name="T3">58.274,86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917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80,77</text:span></text:p>
          </table:table-cell>
          <table:table-cell table:style-name="Tabela1.E43" office:value-type="string">
            <text:p text:style-name="P4"><text:span text:style-name="T3">44.494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8</text:span></text:p>
          </table:table-cell>
          <table:table-cell table:style-name="Tabela1.B5" office:value-type="string">
            <text:p text:style-name="P1"><text:span text:style-name="T3">EDUARDO VIEIRA DOS SANTOS JUNI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0.729,51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07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2,57</text:span></text:p>
          </table:table-cell>
          <table:table-cell table:style-name="Tabela1.E43" office:value-type="string">
            <text:p text:style-name="P4"><text:span text:style-name="T3">8.506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6</text:span></text:p>
          </table:table-cell>
          <table:table-cell table:style-name="Tabela1.B5" office:value-type="string">
            <text:p text:style-name="P1"><text:span text:style-name="T3">EDVALDO BEZER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,34</text:span></text:p>
          </table:table-cell>
          <table:table-cell table:style-name="Tabela1.E43" office:value-type="string">
            <text:p text:style-name="P4"><text:span text:style-name="T3">2.122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</text:span></text:p>
          </table:table-cell>
          <table:table-cell table:style-name="Tabela1.B5" office:value-type="string">
            <text:p text:style-name="P1"><text:span text:style-name="T3">EDVALDO VIEIRA MESSIA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4</text:span></text:p>
          </table:table-cell>
          <table:table-cell table:style-name="Tabela1.B5" office:value-type="string">
            <text:p text:style-name="P1"><text:span text:style-name="T3">EDYLENO ITALO SANTOS SODRE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6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948,2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507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23,69</text:span></text:p>
          </table:table-cell>
          <table:table-cell table:style-name="Tabela1.E43" office:value-type="string">
            <text:p text:style-name="P4"><text:span text:style-name="T3">27.724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5</text:span></text:p>
          </table:table-cell>
          <table:table-cell table:style-name="Tabela1.B5" office:value-type="string">
            <text:p text:style-name="P1"><text:span text:style-name="T3">ELAINE PESSO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165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044,52</text:span></text:p>
          </table:table-cell>
          <table:table-cell table:style-name="Tabela1.E43" office:value-type="string">
            <text:p text:style-name="P4"><text:span text:style-name="T3">486,10</text:span></text:p>
          </table:table-cell>
          <table:table-cell table:style-name="Tabela1.E43" office:value-type="string">
            <text:p text:style-name="P4"><text:span text:style-name="T3">93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9,21</text:span></text:p>
          </table:table-cell>
          <table:table-cell table:style-name="Tabela1.E43" office:value-type="string">
            <text:p text:style-name="P4"><text:span text:style-name="T3">5.465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2</text:span></text:p>
          </table:table-cell>
          <table:table-cell table:style-name="Tabela1.B5" office:value-type="string">
            <text:p text:style-name="P1"><text:span text:style-name="T3">ELBER GONCALVES DOS ANJ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063,73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0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5,51</text:span></text:p>
          </table:table-cell>
          <table:table-cell table:style-name="Tabela1.E43" office:value-type="string">
            <text:p text:style-name="P4"><text:span text:style-name="T3">6.278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2</text:span></text:p>
          </table:table-cell>
          <table:table-cell table:style-name="Tabela1.B5" office:value-type="string">
            <text:p text:style-name="P1"><text:span text:style-name="T3">ELDA MARIA GONCALVES MENEZES MACE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236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59</text:span></text:p>
          </table:table-cell>
          <table:table-cell table:style-name="Tabela1.B5" office:value-type="string">
            <text:p text:style-name="P1"><text:span text:style-name="T3">ELEN ROSE SOUZA SANTOS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224,68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16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15</text:span></text:p>
          </table:table-cell>
          <table:table-cell table:style-name="Tabela1.B5" office:value-type="string">
            <text:p text:style-name="P1"><text:span text:style-name="T3">ELENICE PIRES DAMACEN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20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0.979,29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1.119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8,27</text:span></text:p>
          </table:table-cell>
          <table:table-cell table:style-name="Tabela1.E43" office:value-type="string">
            <text:p text:style-name="P4"><text:span text:style-name="T3">9.011,0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08</text:span></text:p>
          </table:table-cell>
          <table:table-cell table:style-name="Tabela1.B5" office:value-type="string">
            <text:p text:style-name="P1"><text:span text:style-name="T3">ELIANE CARNEIRO FRANCO</text:span></text:p>
          </table:table-cell>
          <table:table-cell table:style-name="Tabela1.B5" office:value-type="string">
            <text:p text:style-name="P1"><text:span text:style-name="T3">AUX.ADMINISTRATIVO - requisitado</text:span></text:p>
          </table:table-cell>
          <table:table-cell table:style-name="Tabela1.B5" office:value-type="string">
            <text:p text:style-name="P1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7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87,58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320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</text:span></text:p>
          </table:table-cell>
          <table:table-cell table:style-name="Tabela1.B5" office:value-type="string">
            <text:p text:style-name="P1"><text:span text:style-name="T3">ELIANE GOES DA SILVA MONTE ALEGRE</text:span></text:p>
          </table:table-cell>
          <table:table-cell table:style-name="Tabela1.B5" office:value-type="string">
            <text:p text:style-name="P1"><text:span text:style-name="T3">* ADVOGAD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0</text:span></text:p>
          </table:table-cell>
          <table:table-cell table:style-name="Tabela1.B5" office:value-type="string">
            <text:p text:style-name="P1"><text:span text:style-name="T3">ELISGARDENIA RODRIGUES MACEN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274,88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26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2,29</text:span></text:p>
          </table:table-cell>
          <table:table-cell table:style-name="Tabela1.E43" office:value-type="string">
            <text:p text:style-name="P4"><text:span text:style-name="T3">6.322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4</text:span></text:p>
          </table:table-cell>
          <table:table-cell table:style-name="Tabela1.B5" office:value-type="string">
            <text:p text:style-name="P1"><text:span text:style-name="T3">ELIZALDO DIAS DOS SANTOS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99</text:span></text:p>
          </table:table-cell>
          <table:table-cell table:style-name="Tabela1.B5" office:value-type="string">
            <text:p text:style-name="P1"><text:span text:style-name="T3">ELOANDERSON DANTAS BATI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970,1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67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2,67</text:span></text:p>
          </table:table-cell>
          <table:table-cell table:style-name="Tabela1.E43" office:value-type="string">
            <text:p text:style-name="P4"><text:span text:style-name="T3">6.447,48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7"/><text:span text:style-name="T3">2075</text:span></text:p>
          </table:table-cell>
          <table:table-cell table:style-name="Tabela1.B5" office:value-type="string">
            <text:p text:style-name="P1"><text:span text:style-name="T3">ELZA CESPEDES RAMOS SIQUEIR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9</text:span></text:p>
          </table:table-cell>
          <table:table-cell table:style-name="Tabela1.B5" office:value-type="string">
            <text:p text:style-name="P1"><text:span text:style-name="T3">ELZA LORENZA QUARANTA LEITE CARV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938,3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60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5,12</text:span></text:p>
          </table:table-cell>
          <table:table-cell table:style-name="Tabela1.E43" office:value-type="string">
            <text:p text:style-name="P4"><text:span text:style-name="T3">6.653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7</text:span></text:p>
          </table:table-cell>
          <table:table-cell table:style-name="Tabela1.B5" office:value-type="string">
            <text:p text:style-name="P1"><text:span text:style-name="T3">EMERSON OLIVEIRA ANDRADE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994</text:span></text:p>
          </table:table-cell>
          <table:table-cell table:style-name="Tabela1.B5" office:value-type="string">
            <text:p text:style-name="P1"><text:span text:style-name="T3">EMILSON CHAGAS 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</text:span></text:p>
          </table:table-cell>
          <table:table-cell table:style-name="Tabela1.B5" office:value-type="string">
            <text:p text:style-name="P1"><text:span text:style-name="T3">ENID SANTOS DE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6</text:span></text:p>
          </table:table-cell>
          <table:table-cell table:style-name="Tabela1.B5" office:value-type="string">
            <text:p text:style-name="P1"><text:span text:style-name="T3">ENIO PEREIRA ANDRADE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4</text:span></text:p>
          </table:table-cell>
          <table:table-cell table:style-name="Tabela1.B5" office:value-type="string">
            <text:p text:style-name="P1"><text:span text:style-name="T3">ERIBERTO PESSOA</text:span></text:p>
          </table:table-cell>
          <table:table-cell table:style-name="Tabela1.B5" office:value-type="string">
            <text:p text:style-name="P1"><text:span text:style-name="T3">1º SARGENTO - requisitado 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0</text:span></text:p>
          </table:table-cell>
          <table:table-cell table:style-name="Tabela1.B5" office:value-type="string">
            <text:p text:style-name="P1"><text:span text:style-name="T3">ERIC VINICIUS MOURA DANTAS</text:span></text:p>
          </table:table-cell>
          <table:table-cell table:style-name="Tabela1.B5" office:value-type="string">
            <text:p text:style-name="P1"><text:span text:style-name="T3">CHEFE DO SETOR DE ALMOXARIFADO</text:span></text:p>
          </table:table-cell>
          <table:table-cell table:style-name="Tabela1.B5" office:value-type="string">
            <text:p text:style-name="P1"><text:span text:style-name="T3">SETOR DE ALMOXARIFADO/DM/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326,97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79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9,78</text:span></text:p>
          </table:table-cell>
          <table:table-cell table:style-name="Tabela1.E43" office:value-type="string">
            <text:p text:style-name="P4"><text:span text:style-name="T3">4.917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16</text:span></text:p>
          </table:table-cell>
          <table:table-cell table:style-name="Tabela1.B5" office:value-type="string">
            <text:p text:style-name="P1"><text:span text:style-name="T3">ERICA LUIZE LIMA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0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54</text:span></text:p>
          </table:table-cell>
          <table:table-cell table:style-name="Tabela1.E43" office:value-type="string">
            <text:p text:style-name="P4"><text:span text:style-name="T3">8.962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6</text:span></text:p>
          </table:table-cell>
          <table:table-cell table:style-name="Tabela1.B5" office:value-type="string">
            <text:p text:style-name="P1"><text:span text:style-name="T3">ERIKA VALERIA CABRAL TAVARES REZEND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888,48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1.117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72,53</text:span></text:p>
          </table:table-cell>
          <table:table-cell table:style-name="Tabela1.E43" office:value-type="string">
            <text:p text:style-name="P4"><text:span text:style-name="T3">8.015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1</text:span></text:p>
          </table:table-cell>
          <table:table-cell table:style-name="Tabela1.B5" office:value-type="string">
            <text:p text:style-name="P1"><text:span text:style-name="T3">ERLON LEAL MARTIN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26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14.493,80</text:span></text:p>
          </table:table-cell>
          <table:table-cell table:style-name="Tabela1.E43" office:value-type="string">
            <text:p text:style-name="P4"><text:span text:style-name="T3">1.586,50</text:span></text:p>
          </table:table-cell>
          <table:table-cell table:style-name="Tabela1.E43" office:value-type="string">
            <text:p text:style-name="P4"><text:span text:style-name="T3">1.65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40,78</text:span></text:p>
          </table:table-cell>
          <table:table-cell table:style-name="Tabela1.E43" office:value-type="string">
            <text:p text:style-name="P4"><text:span text:style-name="T3">11.253,0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</text:span></text:p>
          </table:table-cell>
          <table:table-cell table:style-name="Tabela1.B5" office:value-type="string">
            <text:p text:style-name="P1"><text:span text:style-name="T3">ERNESTO ANIZIO AZEVEDO MEL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605,39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37,11</text:span></text:p>
          </table:table-cell>
          <table:table-cell table:style-name="Tabela1.E43" office:value-type="string">
            <text:p text:style-name="P4"><text:span text:style-name="T3">32.268,2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71</text:span></text:p>
          </table:table-cell>
          <table:table-cell table:style-name="Tabela1.B5" office:value-type="string">
            <text:p text:style-name="P1"><text:span text:style-name="T3">ESTACIO MOREIRA DE ARIMATE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05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8.593,84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74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6,21</text:span></text:p>
          </table:table-cell>
          <table:table-cell table:style-name="Tabela1.E43" office:value-type="string">
            <text:p text:style-name="P4"><text:span text:style-name="T3">15.467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57</text:span></text:p>
          </table:table-cell>
          <table:table-cell table:style-name="Tabela1.B5" office:value-type="string">
            <text:p text:style-name="P1"><text:span text:style-name="T3">ETELIO DE CARVALHO PRADO JUNIO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37,82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2.599,85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1.133,61</text:span></text:p>
          </table:table-cell>
          <table:table-cell table:style-name="Tabela1.E43" office:value-type="string">
            <text:p text:style-name="P4"><text:span text:style-name="T3">14.385,09</text:span></text:p>
          </table:table-cell>
          <table:table-cell table:style-name="Tabela1.E43" office:value-type="string">
            <text:p text:style-name="P4"><text:span text:style-name="T3">28.214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9</text:span></text:p>
          </table:table-cell>
          <table:table-cell table:style-name="Tabela1.B5" office:value-type="string">
            <text:p text:style-name="P1"><text:span text:style-name="T3">EUCLIDES OLEGARIO NETO</text:span></text:p>
          </table:table-cell>
          <table:table-cell table:style-name="Tabela1.B5" office:value-type="string">
            <text:p text:style-name="P1"><text:span text:style-name="T3">1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3</text:span></text:p>
          </table:table-cell>
          <table:table-cell table:style-name="Tabela1.B5" office:value-type="string">
            <text:p text:style-name="P1"><text:span text:style-name="T3">EUVALDO MENESES ALVES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</text:span></text:p>
          </table:table-cell>
          <table:table-cell table:style-name="Tabela1.B5" office:value-type="string">
            <text:p text:style-name="P1"><text:span text:style-name="T3">EUZA MARIA GENTIL MISSANO COST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5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0,6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0.882,64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7.78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20,59</text:span></text:p>
          </table:table-cell>
          <table:table-cell table:style-name="Tabela1.E43" office:value-type="string">
            <text:p text:style-name="P4"><text:span text:style-name="T3">28.16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00</text:span></text:p>
          </table:table-cell>
          <table:table-cell table:style-name="Tabela1.B5" office:value-type="string">
            <text:p text:style-name="P1"><text:span text:style-name="T3">EVA CECILIA TRINDADE SIQU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O TERCEIRO SETOR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98,05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4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1,07</text:span></text:p>
          </table:table-cell>
          <table:table-cell table:style-name="Tabela1.E43" office:value-type="string">
            <text:p text:style-name="P4"><text:span text:style-name="T3">5.936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58</text:span></text:p>
          </table:table-cell>
          <table:table-cell table:style-name="Tabela1.B5" office:value-type="string">
            <text:p text:style-name="P1"><text:span text:style-name="T3">EVERALDO DA SILVA CERQUEIRA</text:span></text:p>
          </table:table-cell>
          <table:table-cell table:style-name="Tabela1.B5" office:value-type="string">
            <text:p text:style-name="P1"><text:span text:style-name="T3">PROGRAMADOR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8.990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6.645,22</text:span></text:p>
          </table:table-cell>
          <table:table-cell table:style-name="Tabela1.E43" office:value-type="string">
            <text:p text:style-name="P4"><text:span text:style-name="T3">1.996,56</text:span></text:p>
          </table:table-cell>
          <table:table-cell table:style-name="Tabela1.E43" office:value-type="string">
            <text:p text:style-name="P4"><text:span text:style-name="T3">2.451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47,83</text:span></text:p>
          </table:table-cell>
          <table:table-cell table:style-name="Tabela1.E43" office:value-type="string">
            <text:p text:style-name="P4"><text:span text:style-name="T3">12.197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8</text:span></text:p>
          </table:table-cell>
          <table:table-cell table:style-name="Tabela1.B5" office:value-type="string">
            <text:p text:style-name="P1"><text:span text:style-name="T3">EVERTON CARLOS SANTOS RECCHI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17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175,98</text:span></text:p>
          </table:table-cell>
          <table:table-cell table:style-name="Tabela1.E43" office:value-type="string">
            <text:p text:style-name="P4"><text:span text:style-name="T3">184,90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6,16</text:span></text:p>
          </table:table-cell>
          <table:table-cell table:style-name="Tabela1.E43" office:value-type="string">
            <text:p text:style-name="P4"><text:span text:style-name="T3">3.989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6</text:span></text:p>
          </table:table-cell>
          <table:table-cell table:style-name="Tabela1.B5" office:value-type="string">
            <text:p text:style-name="P1"><text:span text:style-name="T3">EVERTON OLIVEIRA ANGELO DA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15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5.422,06</text:span></text:p>
          </table:table-cell>
          <table:table-cell table:style-name="Tabela1.E43" office:value-type="string">
            <text:p text:style-name="P4"><text:span text:style-name="T3">458,59</text:span></text:p>
          </table:table-cell>
          <table:table-cell table:style-name="Tabela1.E43" office:value-type="string">
            <text:p text:style-name="P4"><text:span text:style-name="T3">6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7</text:span></text:p>
          </table:table-cell>
          <table:table-cell table:style-name="Tabela1.E43" office:value-type="string">
            <text:p text:style-name="P4"><text:span text:style-name="T3">4.894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4</text:span></text:p>
          </table:table-cell>
          <table:table-cell table:style-name="Tabela1.B5" office:value-type="string">
            <text:p text:style-name="P1"><text:span text:style-name="T3">EVERTON REGO GO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395,65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19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8,24</text:span></text:p>
          </table:table-cell>
          <table:table-cell table:style-name="Tabela1.E43" office:value-type="string">
            <text:p text:style-name="P4"><text:span text:style-name="T3">5.607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7</text:span></text:p>
          </table:table-cell>
          <table:table-cell table:style-name="Tabela1.B5" office:value-type="string">
            <text:p text:style-name="P1"><text:span text:style-name="T3">EVERTON SOUZ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1.91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8</text:span></text:p>
          </table:table-cell>
          <table:table-cell table:style-name="Tabela1.B5" office:value-type="string">
            <text:p text:style-name="P1"><text:span text:style-name="T3">EVILIN OLIVEIRA SANTOS MENEZ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11.398,77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8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4,33</text:span></text:p>
          </table:table-cell>
          <table:table-cell table:style-name="Tabela1.E43" office:value-type="string">
            <text:p text:style-name="P4"><text:span text:style-name="T3">8.884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91</text:span></text:p>
          </table:table-cell>
          <table:table-cell table:style-name="Tabela1.B5" office:value-type="string">
            <text:p text:style-name="P1"><text:span text:style-name="T3">EWERTON FARIAS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33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4.326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</text:span></text:p>
          </table:table-cell>
          <table:table-cell table:style-name="Tabela1.B5" office:value-type="string">
            <text:p text:style-name="P1"><text:span text:style-name="T3">EWERTON PEREIRA FONSECA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0</text:span></text:p>
          </table:table-cell>
          <table:table-cell table:style-name="Tabela1.B5" office:value-type="string">
            <text:p text:style-name="P1"><text:span text:style-name="T3">FABIA PRISCILLA DE ARAUJO CO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334,55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25</text:span></text:p>
          </table:table-cell>
          <table:table-cell table:style-name="Tabela1.B5" office:value-type="string">
            <text:p text:style-name="P1"><text:span text:style-name="T3">FABIANA CARVALHO VIANA FRANC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073,1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258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0</text:span></text:p>
          </table:table-cell>
          <table:table-cell table:style-name="Tabela1.B5" office:value-type="string">
            <text:p text:style-name="P1"><text:span text:style-name="T3">FABIANA LIMA CARV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1.106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9,20</text:span></text:p>
          </table:table-cell>
          <table:table-cell table:style-name="Tabela1.E43" office:value-type="string">
            <text:p text:style-name="P4"><text:span text:style-name="T3">8.120,79</text:span></text:p>
          </table:table-cell>
          <table:table-cell table:style-name="Tabela1.E43" office:value-type="string">
            <text:p text:style-name="P4"><text:span text:style-name="T3">774,42</text:span></text:p>
          </table:table-cell>
          <table:table-cell table:style-name="Tabela1.E43" office:value-type="string">
            <text:p text:style-name="P4"><text:span text:style-name="T3">438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3,28</text:span></text:p>
          </table:table-cell>
          <table:table-cell table:style-name="Tabela1.E43" office:value-type="string">
            <text:p text:style-name="P4"><text:span text:style-name="T3">6.907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1</text:span></text:p>
          </table:table-cell>
          <table:table-cell table:style-name="Tabela1.B5" office:value-type="string">
            <text:p text:style-name="P1"><text:span text:style-name="T3">FABIO ANTONIO LEITE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822,90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69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4,78</text:span></text:p>
          </table:table-cell>
          <table:table-cell table:style-name="Tabela1.E43" office:value-type="string">
            <text:p text:style-name="P4"><text:span text:style-name="T3">7.368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79</text:span></text:p>
          </table:table-cell>
          <table:table-cell table:style-name="Tabela1.B5" office:value-type="string">
            <text:p text:style-name="P1"><text:span text:style-name="T3">FABIO AUGUSTO MENEZES SANTOS</text:span></text:p>
          </table:table-cell>
          <table:table-cell table:style-name="Tabela1.B5" office:value-type="string">
            <text:p text:style-name="P1"><text:span text:style-name="T3">Chefe do Setor de Estat. da Ouvidoria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590,9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5.261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8</text:span></text:p>
          </table:table-cell>
          <table:table-cell table:style-name="Tabela1.B5" office:value-type="string">
            <text:p text:style-name="P1"><text:span text:style-name="T3">FABIO COSTA DOS SANTOS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13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844,32</text:span></text:p>
          </table:table-cell>
          <table:table-cell table:style-name="Tabela1.E43" office:value-type="string">
            <text:p text:style-name="P4"><text:span text:style-name="T3">385,04</text:span></text:p>
          </table:table-cell>
          <table:table-cell table:style-name="Tabela1.E43" office:value-type="string">
            <text:p text:style-name="P4"><text:span text:style-name="T3">34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19,63</text:span></text:p>
          </table:table-cell>
          <table:table-cell table:style-name="Tabela1.E43" office:value-type="string">
            <text:p text:style-name="P4"><text:span text:style-name="T3">4.424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3</text:span></text:p>
          </table:table-cell>
          <table:table-cell table:style-name="Tabela1.B5" office:value-type="string">
            <text:p text:style-name="P1"><text:span text:style-name="T3">FABIO ERIK MONTE DA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132,45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2.02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2,77</text:span></text:p>
          </table:table-cell>
          <table:table-cell table:style-name="Tabela1.E43" office:value-type="string">
            <text:p text:style-name="P4"><text:span text:style-name="T3">10.399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1</text:span></text:p>
          </table:table-cell>
          <table:table-cell table:style-name="Tabela1.B5" office:value-type="string">
            <text:p text:style-name="P1"><text:span text:style-name="T3">FABIO OLIVEIRA UCHOA</text:span></text:p>
          </table:table-cell>
          <table:table-cell table:style-name="Tabela1.B5" office:value-type="string">
            <text:p text:style-name="P1"><text:span text:style-name="T3">OFICIAL ADMINISTRATIVO - requisitado</text:span></text:p>
          </table:table-cell>
          <table:table-cell table:style-name="Tabela1.B5" office:value-type="string">
            <text:p text:style-name="P1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1.667,14</text:span></text:p>
          </table:table-cell>
          <table:table-cell table:style-name="Tabela1.E43" office:value-type="string">
            <text:p text:style-name="P4"><text:span text:style-name="T3">5.325,48</text:span></text:p>
          </table:table-cell>
          <table:table-cell table:style-name="Tabela1.E43" office:value-type="string">
            <text:p text:style-name="P4"><text:span text:style-name="T3">6.57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740,59</text:span></text:p>
          </table:table-cell>
          <table:table-cell table:style-name="Tabela1.E43" office:value-type="string">
            <text:p text:style-name="P4"><text:span text:style-name="T3">807,20</text:span></text:p>
          </table:table-cell>
          <table:table-cell table:style-name="Tabela1.E43" office:value-type="string">
            <text:p text:style-name="P4"><text:span text:style-name="T3">2.310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7,74</text:span></text:p>
          </table:table-cell>
          <table:table-cell table:style-name="Tabela1.E43" office:value-type="string">
            <text:p text:style-name="P4"><text:span text:style-name="T3">12.622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6</text:span></text:p>
          </table:table-cell>
          <table:table-cell table:style-name="Tabela1.B5" office:value-type="string">
            <text:p text:style-name="P1"><text:span text:style-name="T3">FABIO PINHEIRO SILVA DE MENEZ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6</text:span></text:p>
          </table:table-cell>
          <table:table-cell table:style-name="Tabela1.B5" office:value-type="string">
            <text:p text:style-name="P1"><text:span text:style-name="T3">FABIO PUTUMUJU DE OLIVEIR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GARARU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66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4.845,79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58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062,01</text:span></text:p>
          </table:table-cell>
          <table:table-cell table:style-name="Tabela1.E43" office:value-type="string">
            <text:p text:style-name="P4"><text:span text:style-name="T3">30.783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5</text:span></text:p>
          </table:table-cell>
          <table:table-cell table:style-name="Tabela1.B5" office:value-type="string">
            <text:p text:style-name="P1"><text:span text:style-name="T3">FABIO SILVA TORRES</text:span></text:p>
          </table:table-cell>
          <table:table-cell table:style-name="Tabela1.B5" office:value-type="string">
            <text:p text:style-name="P1"><text:span text:style-name="T3">ASSESSOR DO DIRETOR ADMINISTRATIV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72,0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60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58,81</text:span></text:p>
          </table:table-cell>
          <table:table-cell table:style-name="Tabela1.E43" office:value-type="string">
            <text:p text:style-name="P4"><text:span text:style-name="T3">7.313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0</text:span></text:p>
          </table:table-cell>
          <table:table-cell table:style-name="Tabela1.B5" office:value-type="string">
            <text:p text:style-name="P1"><text:span text:style-name="T3">FABIO VIEGAS MENDONCA DE ARAUJ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5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0,26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51.794,76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7.87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3,21</text:span></text:p>
          </table:table-cell>
          <table:table-cell table:style-name="Tabela1.E43" office:value-type="string">
            <text:p text:style-name="P4"><text:span text:style-name="T3">39.051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1</text:span></text:p>
          </table:table-cell>
          <table:table-cell table:style-name="Tabela1.B5" office:value-type="string">
            <text:p text:style-name="P1"><text:span text:style-name="T3">FABRICIO EMMANUEL LIM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RIACHUELO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293,16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7.472,47</text:span></text:p>
          </table:table-cell>
          <table:table-cell table:style-name="Tabela1.E43" office:value-type="string">
            <text:p text:style-name="P4"><text:span text:style-name="T3">561,22</text:span></text:p>
          </table:table-cell>
          <table:table-cell table:style-name="Tabela1.E43" office:value-type="string">
            <text:p text:style-name="P4"><text:span text:style-name="T3">395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6,94</text:span></text:p>
          </table:table-cell>
          <table:table-cell table:style-name="Tabela1.E43" office:value-type="string">
            <text:p text:style-name="P4"><text:span text:style-name="T3">6.515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1</text:span></text:p>
          </table:table-cell>
          <table:table-cell table:style-name="Tabela1.B5" office:value-type="string">
            <text:p text:style-name="P1"><text:span text:style-name="T3">FELIPE AUGUSTO RIBEIRO VIA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755,43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0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6.722,22</text:span></text:p>
          </table:table-cell>
          <table:table-cell table:style-name="Tabela1.E43" office:value-type="string">
            <text:p text:style-name="P4"><text:span text:style-name="T3">1.111,08</text:span></text:p>
          </table:table-cell>
          <table:table-cell table:style-name="Tabela1.E43" office:value-type="string">
            <text:p text:style-name="P4"><text:span text:style-name="T3">5.64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59,81</text:span></text:p>
          </table:table-cell>
          <table:table-cell table:style-name="Tabela1.E43" office:value-type="string">
            <text:p text:style-name="P4"><text:span text:style-name="T3">19.962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0</text:span></text:p>
          </table:table-cell>
          <table:table-cell table:style-name="Tabela1.B5" office:value-type="string">
            <text:p text:style-name="P1"><text:span text:style-name="T3">FELIPE LEANDRO PODEROSO BISPO DA MO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5.804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5</text:span></text:p>
          </table:table-cell>
          <table:table-cell table:style-name="Tabela1.B5" office:value-type="string">
            <text:p text:style-name="P1"><text:span text:style-name="T3">FELIPE RIBEIRO ALMICO FRAG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779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4.151,47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206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8,36</text:span></text:p>
          </table:table-cell>
          <table:table-cell table:style-name="Tabela1.E43" office:value-type="string">
            <text:p text:style-name="P4"><text:span text:style-name="T3">11.193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3</text:span></text:p>
          </table:table-cell>
          <table:table-cell table:style-name="Tabela1.B5" office:value-type="string">
            <text:p text:style-name="P1"><text:span text:style-name="T3">FELIX CARBALLAL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7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8,91</text:span></text:p>
          </table:table-cell>
          <table:table-cell table:style-name="Tabela1.E43" office:value-type="string">
            <text:p text:style-name="P4"><text:span text:style-name="T3">26.542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8</text:span></text:p>
          </table:table-cell>
          <table:table-cell table:style-name="Tabela1.B5" office:value-type="string">
            <text:p text:style-name="P1"><text:span text:style-name="T3">FELLIPE BARROS CAVALCAN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63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8.809,92</text:span></text:p>
          </table:table-cell>
          <table:table-cell table:style-name="Tabela1.E43" office:value-type="string">
            <text:p text:style-name="P4"><text:span text:style-name="T3">932,89</text:span></text:p>
          </table:table-cell>
          <table:table-cell table:style-name="Tabela1.E43" office:value-type="string">
            <text:p text:style-name="P4"><text:span text:style-name="T3">602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5,17</text:span></text:p>
          </table:table-cell>
          <table:table-cell table:style-name="Tabela1.E43" office:value-type="string">
            <text:p text:style-name="P4"><text:span text:style-name="T3">7.274,75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8"/><text:span text:style-name="T3">1631</text:span></text:p>
          </table:table-cell>
          <table:table-cell table:style-name="Tabela1.B5" office:value-type="string">
            <text:p text:style-name="P1"><text:span text:style-name="T3">FERNANDA CAMPOS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5.804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9</text:span></text:p>
          </table:table-cell>
          <table:table-cell table:style-name="Tabela1.B5" office:value-type="string">
            <text:p text:style-name="P1"><text:span text:style-name="T3">FERNANDA RAMOS ARAUJO SOBRAL DE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52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043,08</text:span></text:p>
          </table:table-cell>
          <table:table-cell table:style-name="Tabela1.E43" office:value-type="string">
            <text:p text:style-name="P4"><text:span text:style-name="T3">1.278,77</text:span></text:p>
          </table:table-cell>
          <table:table-cell table:style-name="Tabela1.E43" office:value-type="string">
            <text:p text:style-name="P4"><text:span text:style-name="T3">1.18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65,35</text:span></text:p>
          </table:table-cell>
          <table:table-cell table:style-name="Tabela1.E43" office:value-type="string">
            <text:p text:style-name="P4"><text:span text:style-name="T3">8.577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7</text:span></text:p>
          </table:table-cell>
          <table:table-cell table:style-name="Tabela1.B5" office:value-type="string">
            <text:p text:style-name="P1"><text:span text:style-name="T3">FERNANDA SANTOS SOUS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27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39</text:span></text:p>
          </table:table-cell>
          <table:table-cell table:style-name="Tabela1.E43" office:value-type="string">
            <text:p text:style-name="P4"><text:span text:style-name="T3">4.254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9</text:span></text:p>
          </table:table-cell>
          <table:table-cell table:style-name="Tabela1.B5" office:value-type="string">
            <text:p text:style-name="P1"><text:span text:style-name="T3">FERNANDA SILVA CO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436,7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47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9,06</text:span></text:p>
          </table:table-cell>
          <table:table-cell table:style-name="Tabela1.E43" office:value-type="string">
            <text:p text:style-name="P4"><text:span text:style-name="T3">11.587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7</text:span></text:p>
          </table:table-cell>
          <table:table-cell table:style-name="Tabela1.B5" office:value-type="string">
            <text:p text:style-name="P1"><text:span text:style-name="T3">FERNANDA TAGEANNE CORREIA GAM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OS DIREITOS A SAUDE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52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1.627,01</text:span></text:p>
          </table:table-cell>
          <table:table-cell table:style-name="Tabela1.E43" office:value-type="string">
            <text:p text:style-name="P4"><text:span text:style-name="T3">1.278,77</text:span></text:p>
          </table:table-cell>
          <table:table-cell table:style-name="Tabela1.E43" office:value-type="string">
            <text:p text:style-name="P4"><text:span text:style-name="T3">1.3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05,49</text:span></text:p>
          </table:table-cell>
          <table:table-cell table:style-name="Tabela1.E43" office:value-type="string">
            <text:p text:style-name="P4"><text:span text:style-name="T3">9.021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0</text:span></text:p>
          </table:table-cell>
          <table:table-cell table:style-name="Tabela1.B5" office:value-type="string">
            <text:p text:style-name="P1"><text:span text:style-name="T3">FERNANDO HENRIQUE VIEIRA TRINDADE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656,45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6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6</text:span></text:p>
          </table:table-cell>
          <table:table-cell table:style-name="Tabela1.E43" office:value-type="string">
            <text:p text:style-name="P4"><text:span text:style-name="T3">7.608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</text:span></text:p>
          </table:table-cell>
          <table:table-cell table:style-name="Tabela1.B5" office:value-type="string">
            <text:p text:style-name="P1"><text:span text:style-name="T3">FLAMARION D AVILA FONTES 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8</text:span></text:p>
          </table:table-cell>
          <table:table-cell table:style-name="Tabela1.B5" office:value-type="string">
            <text:p text:style-name="P1"><text:span text:style-name="T3">FLAVIA ARAUJO BARRET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JURIDICA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6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877,17</text:span></text:p>
          </table:table-cell>
          <table:table-cell table:style-name="Tabela1.E43" office:value-type="string">
            <text:p text:style-name="P4"><text:span text:style-name="T3">555,55</text:span></text:p>
          </table:table-cell>
          <table:table-cell table:style-name="Tabela1.E43" office:value-type="string">
            <text:p text:style-name="P4"><text:span text:style-name="T3">157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2,64</text:span></text:p>
          </table:table-cell>
          <table:table-cell table:style-name="Tabela1.E43" office:value-type="string">
            <text:p text:style-name="P4"><text:span text:style-name="T3">5.164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49</text:span></text:p>
          </table:table-cell>
          <table:table-cell table:style-name="Tabela1.B5" office:value-type="string">
            <text:p text:style-name="P1"><text:span text:style-name="T3">FLAVIA FRANCO DO PRADO CARVALHO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66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4.581,86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58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062,01</text:span></text:p>
          </table:table-cell>
          <table:table-cell table:style-name="Tabela1.E43" office:value-type="string">
            <text:p text:style-name="P4"><text:span text:style-name="T3">30.519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6</text:span></text:p>
          </table:table-cell>
          <table:table-cell table:style-name="Tabela1.B5" office:value-type="string">
            <text:p text:style-name="P1"><text:span text:style-name="T3">FLAVIA PATRICIA SANTOS BARRE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1,54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845,76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6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03,20</text:span></text:p>
          </table:table-cell>
          <table:table-cell table:style-name="Tabela1.E43" office:value-type="string">
            <text:p text:style-name="P4"><text:span text:style-name="T3">7.542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0</text:span></text:p>
          </table:table-cell>
          <table:table-cell table:style-name="Tabela1.B5" office:value-type="string">
            <text:p text:style-name="P1"><text:span text:style-name="T3">FLAVIANO ALMEIDA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26.489,9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10</text:span></text:p>
          </table:table-cell>
          <table:table-cell table:style-name="Tabela1.B5" office:value-type="string">
            <text:p text:style-name="P1"><text:span text:style-name="T3">FLAVIO FONSEC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.317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9.105,41</text:span></text:p>
          </table:table-cell>
          <table:table-cell table:style-name="Tabela1.E43" office:value-type="string">
            <text:p text:style-name="P4"><text:span text:style-name="T3">922,35</text:span></text:p>
          </table:table-cell>
          <table:table-cell table:style-name="Tabela1.E43" office:value-type="string">
            <text:p text:style-name="P4"><text:span text:style-name="T3">68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1,10</text:span></text:p>
          </table:table-cell>
          <table:table-cell table:style-name="Tabela1.E43" office:value-type="string">
            <text:p text:style-name="P4"><text:span text:style-name="T3">7.494,3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732</text:span></text:p>
          </table:table-cell>
          <table:table-cell table:style-name="Tabela1.B5" office:value-type="string">
            <text:p text:style-name="P1"><text:span text:style-name="T3">FLAVIO FONSECA SILVA CARV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0,37</text:span></text:p>
          </table:table-cell>
          <table:table-cell table:style-name="Tabela1.E43" office:value-type="string">
            <text:p text:style-name="P4"><text:span text:style-name="T3">8.128,45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30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1,36</text:span></text:p>
          </table:table-cell>
          <table:table-cell table:style-name="Tabela1.E43" office:value-type="string">
            <text:p text:style-name="P4"><text:span text:style-name="T3">6.89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9</text:span></text:p>
          </table:table-cell>
          <table:table-cell table:style-name="Tabela1.B5" office:value-type="string">
            <text:p text:style-name="P1"><text:span text:style-name="T3">FLAVIO PRADO FONSEC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2.350,02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6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89,42</text:span></text:p>
          </table:table-cell>
          <table:table-cell table:style-name="Tabela1.E43" office:value-type="string">
            <text:p text:style-name="P4"><text:span text:style-name="T3">9.660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4</text:span></text:p>
          </table:table-cell>
          <table:table-cell table:style-name="Tabela1.B5" office:value-type="string">
            <text:p text:style-name="P1"><text:span text:style-name="T3">FLAVIO SILVA VASCONCEL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925,16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20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6,10</text:span></text:p>
          </table:table-cell>
          <table:table-cell table:style-name="Tabela1.E43" office:value-type="string">
            <text:p text:style-name="P4"><text:span text:style-name="T3">6.109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8</text:span></text:p>
          </table:table-cell>
          <table:table-cell table:style-name="Tabela1.B5" office:value-type="string">
            <text:p text:style-name="P1"><text:span text:style-name="T3">FLAVIO WALLACE SANTOS FREIRE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7</text:span></text:p>
          </table:table-cell>
          <table:table-cell table:style-name="Tabela1.B5" office:value-type="string">
            <text:p text:style-name="P1"><text:span text:style-name="T3">FRANCISCO FERREIRA DE LIMA JUNIOR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3,6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6.311,1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28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7,13</text:span></text:p>
          </table:table-cell>
          <table:table-cell table:style-name="Tabela1.E43" office:value-type="string">
            <text:p text:style-name="P4"><text:span text:style-name="T3">24.544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2</text:span></text:p>
          </table:table-cell>
          <table:table-cell table:style-name="Tabela1.B5" office:value-type="string">
            <text:p text:style-name="P1"><text:span text:style-name="T3">FRANCISCO JOSE DE OLIVEIRA GOI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073,1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310,7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6</text:span></text:p>
          </table:table-cell>
          <table:table-cell table:style-name="Tabela1.B5" office:value-type="string">
            <text:p text:style-name="P1"><text:span text:style-name="T3">FRANCISCO MODESTO DOS PASSOS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54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4.879,22</text:span></text:p>
          </table:table-cell>
          <table:table-cell table:style-name="Tabela1.E43" office:value-type="string">
            <text:p text:style-name="P4"><text:span text:style-name="T3">1.782,59</text:span></text:p>
          </table:table-cell>
          <table:table-cell table:style-name="Tabela1.E43" office:value-type="string">
            <text:p text:style-name="P4"><text:span text:style-name="T3">1.602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07</text:span></text:p>
          </table:table-cell>
          <table:table-cell table:style-name="Tabela1.E43" office:value-type="string">
            <text:p text:style-name="P4"><text:span text:style-name="T3">11.494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1</text:span></text:p>
          </table:table-cell>
          <table:table-cell table:style-name="Tabela1.B5" office:value-type="string">
            <text:p text:style-name="P1"><text:span text:style-name="T3">FRANCISCO OLIVEIRA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03</text:span></text:p>
          </table:table-cell>
          <table:table-cell table:style-name="Tabela1.B5" office:value-type="string">
            <text:p text:style-name="P1"><text:span text:style-name="T3">FRANCISLENE FISCINA GARCEZ</text:span></text:p>
          </table:table-cell>
          <table:table-cell table:style-name="Tabela1.B5" office:value-type="string">
            <text:p text:style-name="P1"><text:span text:style-name="T3">FISCAL DE TRIBUTOS - requisitado</text:span></text:p>
          </table:table-cell>
          <table:table-cell table:style-name="Tabela1.B5" office:value-type="string">
            <text:p text:style-name="P1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7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2.062,69</text:span></text:p>
          </table:table-cell>
          <table:table-cell table:style-name="Tabela1.E43" office:value-type="string">
            <text:p text:style-name="P4"><text:span text:style-name="T3">2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,18</text:span></text:p>
          </table:table-cell>
          <table:table-cell table:style-name="Tabela1.E43" office:value-type="string">
            <text:p text:style-name="P4"><text:span text:style-name="T3">2.033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7</text:span></text:p>
          </table:table-cell>
          <table:table-cell table:style-name="Tabela1.B5" office:value-type="string">
            <text:p text:style-name="P1"><text:span text:style-name="T3">GABRIELA ANDRADE ROC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GARARU 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6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8.787,04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525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9,98</text:span></text:p>
          </table:table-cell>
          <table:table-cell table:style-name="Tabela1.E43" office:value-type="string">
            <text:p text:style-name="P4"><text:span text:style-name="T3">7.667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3</text:span></text:p>
          </table:table-cell>
          <table:table-cell table:style-name="Tabela1.B5" office:value-type="string">
            <text:p text:style-name="P1"><text:span text:style-name="T3">GENIVALDO DE MENEZE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9</text:span></text:p>
          </table:table-cell>
          <table:table-cell table:style-name="Tabela1.B5" office:value-type="string">
            <text:p text:style-name="P1"><text:span text:style-name="T3">GEORGE VICTOR FREIRE DUAR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11.333,74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07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2,57</text:span></text:p>
          </table:table-cell>
          <table:table-cell table:style-name="Tabela1.E43" office:value-type="string">
            <text:p text:style-name="P4"><text:span text:style-name="T3">9.111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2</text:span></text:p>
          </table:table-cell>
          <table:table-cell table:style-name="Tabela1.B5" office:value-type="string">
            <text:p text:style-name="P1"><text:span text:style-name="T3">GEOVAL JOSE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4</text:span></text:p>
          </table:table-cell>
          <table:table-cell table:style-name="Tabela1.B5" office:value-type="string">
            <text:p text:style-name="P1"><text:span text:style-name="T3">GERALDO CEZAR BARROS DE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8.910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5</text:span></text:p>
          </table:table-cell>
          <table:table-cell table:style-name="Tabela1.B5" office:value-type="string">
            <text:p text:style-name="P1"><text:span text:style-name="T3">GERALDO MELO DE OLIVEIRA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8.354,58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60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5,12</text:span></text:p>
          </table:table-cell>
          <table:table-cell table:style-name="Tabela1.E43" office:value-type="string">
            <text:p text:style-name="P4"><text:span text:style-name="T3">7.069,4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2</text:span></text:p>
          </table:table-cell>
          <table:table-cell table:style-name="Tabela1.B5" office:value-type="string">
            <text:p text:style-name="P1"><text:span text:style-name="T3">GERINALDO DOS SANTOS BARBOS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8</text:span></text:p>
          </table:table-cell>
          <table:table-cell table:style-name="Tabela1.B5" office:value-type="string">
            <text:p text:style-name="P1"><text:span text:style-name="T3">GERSICA DAYANE SOUZA SANTOS </text:span></text:p>
          </table:table-cell>
          <table:table-cell table:style-name="Tabela1.B5" office:value-type="string">
            <text:p text:style-name="P1"><text:span text:style-name="T3">ASSESSOR DO NUCLEO DE LIQUIDAÇAO E PAGAMENTO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.389,13</text:span></text:p>
          </table:table-cell>
          <table:table-cell table:style-name="Tabela1.E43" office:value-type="string">
            <text:p text:style-name="P4"><text:span text:style-name="T3">11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6,71</text:span></text:p>
          </table:table-cell>
          <table:table-cell table:style-name="Tabela1.E43" office:value-type="string">
            <text:p text:style-name="P4"><text:span text:style-name="T3">3.272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2</text:span></text:p>
          </table:table-cell>
          <table:table-cell table:style-name="Tabela1.B5" office:value-type="string">
            <text:p text:style-name="P1"><text:span text:style-name="T3">GESSICA SANTOS SOUZA CABRAL</text:span></text:p>
          </table:table-cell>
          <table:table-cell table:style-name="Tabela1.B5" office:value-type="string">
            <text:p text:style-name="P1"><text:span text:style-name="T3">Chefe do Núcleo de Comunicação</text:span></text:p>
          </table:table-cell>
          <table:table-cell table:style-name="Tabela1.B5" office:value-type="string">
            <text:p text:style-name="P1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231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5,48</text:span></text:p>
          </table:table-cell>
          <table:table-cell table:style-name="Tabela1.E43" office:value-type="string">
            <text:p text:style-name="P4"><text:span text:style-name="T3">5.531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6</text:span></text:p>
          </table:table-cell>
          <table:table-cell table:style-name="Tabela1.B5" office:value-type="string">
            <text:p text:style-name="P1"><text:span text:style-name="T3">GICELE MARA CAVALCANTE DAVILA FONT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3.877,2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4.666,8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46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177,86</text:span></text:p>
          </table:table-cell>
          <table:table-cell table:style-name="Tabela1.E43" office:value-type="string">
            <text:p text:style-name="P4"><text:span text:style-name="T3">30.489,0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07</text:span></text:p>
          </table:table-cell>
          <table:table-cell table:style-name="Tabela1.B5" office:value-type="string">
            <text:p text:style-name="P1"><text:span text:style-name="T3">GILBERTO DORIA DANTAS JUNIOR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8.108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552,41</text:span></text:p>
          </table:table-cell>
          <table:table-cell table:style-name="Tabela1.E43" office:value-type="string">
            <text:p text:style-name="P4"><text:span text:style-name="T3">1.873,13</text:span></text:p>
          </table:table-cell>
          <table:table-cell table:style-name="Tabela1.E43" office:value-type="string">
            <text:p text:style-name="P4"><text:span text:style-name="T3">1.788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61,39</text:span></text:p>
          </table:table-cell>
          <table:table-cell table:style-name="Tabela1.E43" office:value-type="string">
            <text:p text:style-name="P4"><text:span text:style-name="T3">11.891,0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14</text:span></text:p>
          </table:table-cell>
          <table:table-cell table:style-name="Tabela1.B5" office:value-type="string">
            <text:p text:style-name="P1"><text:span text:style-name="T3">GILDETE XAVIER ALMEID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2.108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0.795,90</text:span></text:p>
          </table:table-cell>
          <table:table-cell table:style-name="Tabela1.E43" office:value-type="string">
            <text:p text:style-name="P4"><text:span text:style-name="T3">1.033,03</text:span></text:p>
          </table:table-cell>
          <table:table-cell table:style-name="Tabela1.E43" office:value-type="string">
            <text:p text:style-name="P4"><text:span text:style-name="T3">1.15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92,84</text:span></text:p>
          </table:table-cell>
          <table:table-cell table:style-name="Tabela1.E43" office:value-type="string">
            <text:p text:style-name="P4"><text:span text:style-name="T3">8.603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0</text:span></text:p>
          </table:table-cell>
          <table:table-cell table:style-name="Tabela1.B5" office:value-type="string">
            <text:p text:style-name="P1"><text:span text:style-name="T3">GILENO ALVES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</text:span></text:p>
          </table:table-cell>
          <table:table-cell table:style-name="Tabela1.B5" office:value-type="string">
            <text:p text:style-name="P1"><text:span text:style-name="T3">GILTON FEITOSA CONCEICA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832,07</text:span></text:p>
          </table:table-cell>
          <table:table-cell table:style-name="Tabela1.E43" office:value-type="string">
            <text:p text:style-name="P4"><text:span text:style-name="T3">56.237,6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43.126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86</text:span></text:p>
          </table:table-cell>
          <table:table-cell table:style-name="Tabela1.B5" office:value-type="string">
            <text:p text:style-name="P1"><text:span text:style-name="T3">GILVAN DE OLIVEIRA FIEL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7</text:span></text:p>
          </table:table-cell>
          <table:table-cell table:style-name="Tabela1.B5" office:value-type="string">
            <text:p text:style-name="P1"><text:span text:style-name="T3">GILVAN OLIVEIRA DE REZENDE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32,6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6.609,94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7.221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478,32</text:span></text:p>
          </table:table-cell>
          <table:table-cell table:style-name="Tabela1.E43" office:value-type="string">
            <text:p text:style-name="P4"><text:span text:style-name="T3">25.131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59</text:span></text:p>
          </table:table-cell>
          <table:table-cell table:style-name="Tabela1.B5" office:value-type="string">
            <text:p text:style-name="P1"><text:span text:style-name="T3">GILVANIA ANDRADE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15,57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248,2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65</text:span></text:p>
          </table:table-cell>
          <table:table-cell table:style-name="Tabela1.B5" office:value-type="string">
            <text:p text:style-name="P1"><text:span text:style-name="T3">GILZA ALMEIDA ROSARIO</text:span></text:p>
          </table:table-cell>
          <table:table-cell table:style-name="Tabela1.B5" office:value-type="string">
            <text:p text:style-name="P1"><text:span text:style-name="T3">AGENTE ADMINISTRATIVO - requisitad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1.929,93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6.472,43</text:span></text:p>
          </table:table-cell>
          <table:table-cell table:style-name="Tabela1.E43" office:value-type="string">
            <text:p text:style-name="P4"><text:span text:style-name="T3">270,19</text:span></text:p>
          </table:table-cell>
          <table:table-cell table:style-name="Tabela1.E43" office:value-type="string">
            <text:p text:style-name="P4"><text:span text:style-name="T3">189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9,68</text:span></text:p>
          </table:table-cell>
          <table:table-cell table:style-name="Tabela1.E43" office:value-type="string">
            <text:p text:style-name="P4"><text:span text:style-name="T3">6.012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3</text:span></text:p>
          </table:table-cell>
          <table:table-cell table:style-name="Tabela1.B5" office:value-type="string">
            <text:p text:style-name="P1"><text:span text:style-name="T3">GISELLE IMBASSAHY MESSIAS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1.077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0.404,46</text:span></text:p>
          </table:table-cell>
          <table:table-cell table:style-name="Tabela1.E43" office:value-type="string">
            <text:p text:style-name="P4"><text:span text:style-name="T3">1.156,12</text:span></text:p>
          </table:table-cell>
          <table:table-cell table:style-name="Tabela1.E43" office:value-type="string">
            <text:p text:style-name="P4"><text:span text:style-name="T3">1.08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9,78</text:span></text:p>
          </table:table-cell>
          <table:table-cell table:style-name="Tabela1.E43" office:value-type="string">
            <text:p text:style-name="P4"><text:span text:style-name="T3">8.164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2</text:span></text:p>
          </table:table-cell>
          <table:table-cell table:style-name="Tabela1.B5" office:value-type="string">
            <text:p text:style-name="P1"><text:span text:style-name="T3">GISLAINE FELIX DE CARVALHO CASTRO</text:span></text:p>
          </table:table-cell>
          <table:table-cell table:style-name="Tabela1.B5" office:value-type="string">
            <text:p text:style-name="P1"><text:span text:style-name="T3">Assessor da Div. de G. de Pess. e Ad, Av. e M. de Servidores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590,9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6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0,17</text:span></text:p>
          </table:table-cell>
          <table:table-cell table:style-name="Tabela1.E43" office:value-type="string">
            <text:p text:style-name="P4"><text:span text:style-name="T3">5.200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5</text:span></text:p>
          </table:table-cell>
          <table:table-cell table:style-name="Tabela1.B5" office:value-type="string">
            <text:p text:style-name="P1"><text:span text:style-name="T3">GIULLIANO LEMOS ALVES DOS REI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887,07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90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41,02</text:span></text:p>
          </table:table-cell>
          <table:table-cell table:style-name="Tabela1.E43" office:value-type="string">
            <text:p text:style-name="P4"><text:span text:style-name="T3">10.346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5</text:span></text:p>
          </table:table-cell>
          <table:table-cell table:style-name="Tabela1.B5" office:value-type="string">
            <text:p text:style-name="P1"><text:span text:style-name="T3">GIVANILSON SANTOS DE JESUS</text:span></text:p>
          </table:table-cell>
          <table:table-cell table:style-name="Tabela1.B5" office:value-type="string">
            <text:p text:style-name="P1"><text:span text:style-name="T3">ANALISTA DO MP- CONTADOR</text:span></text:p>
          </table:table-cell>
          <table:table-cell table:style-name="Tabela1.B5" office:value-type="string">
            <text:p text:style-name="P1"><text:span text:style-name="T3">DIVISAO DE ACOMPANHAMENTO ORCAMENTARIO E ANALISE ECONOMICA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4.162,61</text:span></text:p>
          </table:table-cell>
          <table:table-cell table:style-name="Tabela1.E43" office:value-type="string">
            <text:p text:style-name="P4"><text:span text:style-name="T3">4.352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0.298,04</text:span></text:p>
          </table:table-cell>
          <table:table-cell table:style-name="Tabela1.E43" office:value-type="string">
            <text:p text:style-name="P4"><text:span text:style-name="T3">1.928,12</text:span></text:p>
          </table:table-cell>
          <table:table-cell table:style-name="Tabela1.E43" office:value-type="string">
            <text:p text:style-name="P4"><text:span text:style-name="T3">3.5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12,94</text:span></text:p>
          </table:table-cell>
          <table:table-cell table:style-name="Tabela1.E43" office:value-type="string">
            <text:p text:style-name="P4"><text:span text:style-name="T3">14.785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7</text:span></text:p>
          </table:table-cell>
          <table:table-cell table:style-name="Tabela1.B5" office:value-type="string">
            <text:p text:style-name="P1"><text:span text:style-name="T3">GLADEMIR GONCALVES DE FRANCA FI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9.633,53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0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53</text:span></text:p>
          </table:table-cell>
          <table:table-cell table:style-name="Tabela1.E43" office:value-type="string">
            <text:p text:style-name="P4"><text:span text:style-name="T3">7.684,00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9"/><text:span text:style-name="T3">2186</text:span></text:p>
          </table:table-cell>
          <table:table-cell table:style-name="Tabela1.B5" office:value-type="string">
            <text:p text:style-name="P1"><text:span text:style-name="T3">GLAU MARCEL DE MENEZES ROCH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16</text:span></text:p>
          </table:table-cell>
          <table:table-cell table:style-name="Tabela1.B5" office:value-type="string">
            <text:p text:style-name="P1"><text:span text:style-name="T3">GLAUCIA DE ALBUQUERQUE GARCI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488,6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425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8</text:span></text:p>
          </table:table-cell>
          <table:table-cell table:style-name="Tabela1.B5" office:value-type="string">
            <text:p text:style-name="P1"><text:span text:style-name="T3">GLAUCIA QUEIROZ DE MORAI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1.264,7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8.153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7</text:span></text:p>
          </table:table-cell>
          <table:table-cell table:style-name="Tabela1.B5" office:value-type="string">
            <text:p text:style-name="P1"><text:span text:style-name="T3">GLAUCIA TELES DE SOUSA NASCIMENTO</text:span></text:p>
          </table:table-cell>
          <table:table-cell table:style-name="Tabela1.B5" office:value-type="string">
            <text:p text:style-name="P1"><text:span text:style-name="T3">RECEPCIONISTA-requisitado</text:span></text:p>
          </table:table-cell>
          <table:table-cell table:style-name="Tabela1.B5" office:value-type="string">
            <text:p text:style-name="P1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.840,49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2.770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16</text:span></text:p>
          </table:table-cell>
          <table:table-cell table:style-name="Tabela1.B5" office:value-type="string">
            <text:p text:style-name="P1"><text:span text:style-name="T3">GLAUCO LUIZ REZENDE DE CARVALH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VISAO DE INFRAESTRUTURA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071,5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7.123,04</text:span></text:p>
          </table:table-cell>
          <table:table-cell table:style-name="Tabela1.E43" office:value-type="string">
            <text:p text:style-name="P4"><text:span text:style-name="T3">1.576,09</text:span></text:p>
          </table:table-cell>
          <table:table-cell table:style-name="Tabela1.E43" office:value-type="string">
            <text:p text:style-name="P4"><text:span text:style-name="T3">2.117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3,47</text:span></text:p>
          </table:table-cell>
          <table:table-cell table:style-name="Tabela1.E43" office:value-type="string">
            <text:p text:style-name="P4"><text:span text:style-name="T3">13.42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1</text:span></text:p>
          </table:table-cell>
          <table:table-cell table:style-name="Tabela1.B5" office:value-type="string">
            <text:p text:style-name="P1"><text:span text:style-name="T3">GLEBERTON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98,05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4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1,07</text:span></text:p>
          </table:table-cell>
          <table:table-cell table:style-name="Tabela1.E43" office:value-type="string">
            <text:p text:style-name="P4"><text:span text:style-name="T3">5.936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6</text:span></text:p>
          </table:table-cell>
          <table:table-cell table:style-name="Tabela1.B5" office:value-type="string">
            <text:p text:style-name="P1"><text:span text:style-name="T3">GLEISE CHRISTINE NUNES DE FREITAS</text:span></text:p>
          </table:table-cell>
          <table:table-cell table:style-name="Tabela1.B5" office:value-type="string">
            <text:p text:style-name="P1"><text:span text:style-name="T3">ANALISTA DO MP - ADMINISTRADOR</text:span></text:p>
          </table:table-cell>
          <table:table-cell table:style-name="Tabela1.B5" office:value-type="string">
            <text:p text:style-name="P1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2.050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412,06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87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1,25</text:span></text:p>
          </table:table-cell>
          <table:table-cell table:style-name="Tabela1.E43" office:value-type="string">
            <text:p text:style-name="P4"><text:span text:style-name="T3">10.210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3</text:span></text:p>
          </table:table-cell>
          <table:table-cell table:style-name="Tabela1.B5" office:value-type="string">
            <text:p text:style-name="P1"><text:span text:style-name="T3">GONCALO RIBEIRO DE MELO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4.806,05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4.852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63,74</text:span></text:p>
          </table:table-cell>
          <table:table-cell table:style-name="Tabela1.E43" office:value-type="string">
            <text:p text:style-name="P4"><text:span text:style-name="T3">18.242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9</text:span></text:p>
          </table:table-cell>
          <table:table-cell table:style-name="Tabela1.B5" office:value-type="string">
            <text:p text:style-name="P1"><text:span text:style-name="T3">GRACE DE OLIVEIRA SOU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TRIAGEM TECNICA DAS PROMOTORIAS DE JUSTICA DO TRIBUNAL DO JURI DE ARACAJU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627,0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8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3,50</text:span></text:p>
          </table:table-cell>
          <table:table-cell table:style-name="Tabela1.E43" office:value-type="string">
            <text:p text:style-name="P4"><text:span text:style-name="T3">6.343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6</text:span></text:p>
          </table:table-cell>
          <table:table-cell table:style-name="Tabela1.B5" office:value-type="string">
            <text:p text:style-name="P1"><text:span text:style-name="T3">GRASIELE ROSARIO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63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925,22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6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89,42</text:span></text:p>
          </table:table-cell>
          <table:table-cell table:style-name="Tabela1.E43" office:value-type="string">
            <text:p text:style-name="P4"><text:span text:style-name="T3">9.235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1</text:span></text:p>
          </table:table-cell>
          <table:table-cell table:style-name="Tabela1.B5" office:value-type="string">
            <text:p text:style-name="P1"><text:span text:style-name="T3">GREYCE MENDONCA BELEM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026,86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2.50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66,98</text:span></text:p>
          </table:table-cell>
          <table:table-cell table:style-name="Tabela1.E43" office:value-type="string">
            <text:p text:style-name="P4"><text:span text:style-name="T3">12.059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9</text:span></text:p>
          </table:table-cell>
          <table:table-cell table:style-name="Tabela1.B5" office:value-type="string">
            <text:p text:style-name="P1"><text:span text:style-name="T3">GREZIELE LIMA MENDON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7.408,01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413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4</text:span></text:p>
          </table:table-cell>
          <table:table-cell table:style-name="Tabela1.B5" office:value-type="string">
            <text:p text:style-name="P1"><text:span text:style-name="T3">GUSTAVO MENDONCA RODRIGU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14.875,82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451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1,49</text:span></text:p>
          </table:table-cell>
          <table:table-cell table:style-name="Tabela1.E43" office:value-type="string">
            <text:p text:style-name="P4"><text:span text:style-name="T3">11.784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2</text:span></text:p>
          </table:table-cell>
          <table:table-cell table:style-name="Tabela1.B5" office:value-type="string">
            <text:p text:style-name="P1"><text:span text:style-name="T3">HEBERT DA SILVA FERR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392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921,20</text:span></text:p>
          </table:table-cell>
          <table:table-cell table:style-name="Tabela1.E43" office:value-type="string">
            <text:p text:style-name="P4"><text:span text:style-name="T3">421,71</text:span></text:p>
          </table:table-cell>
          <table:table-cell table:style-name="Tabela1.E43" office:value-type="string">
            <text:p text:style-name="P4"><text:span text:style-name="T3">37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8,98</text:span></text:p>
          </table:table-cell>
          <table:table-cell table:style-name="Tabela1.E43" office:value-type="string">
            <text:p text:style-name="P4"><text:span text:style-name="T3">4.462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4</text:span></text:p>
          </table:table-cell>
          <table:table-cell table:style-name="Tabela1.B5" office:value-type="string">
            <text:p text:style-name="P1"><text:span text:style-name="T3">HELEN MARTHA DIAS SALVIAN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132,45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1.96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0,63</text:span></text:p>
          </table:table-cell>
          <table:table-cell table:style-name="Tabela1.E43" office:value-type="string">
            <text:p text:style-name="P4"><text:span text:style-name="T3">10.451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8</text:span></text:p>
          </table:table-cell>
          <table:table-cell table:style-name="Tabela1.B5" office:value-type="string">
            <text:p text:style-name="P1"><text:span text:style-name="T3">HELENA CHRISTINA DE ALMEIDA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1,52</text:span></text:p>
          </table:table-cell>
          <table:table-cell table:style-name="Tabela1.E43" office:value-type="string">
            <text:p text:style-name="P4"><text:span text:style-name="T3">14.335,67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2.01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51,02</text:span></text:p>
          </table:table-cell>
          <table:table-cell table:style-name="Tabela1.E43" office:value-type="string">
            <text:p text:style-name="P4"><text:span text:style-name="T3">10.684,6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9</text:span></text:p>
          </table:table-cell>
          <table:table-cell table:style-name="Tabela1.B5" office:value-type="string">
            <text:p text:style-name="P1"><text:span text:style-name="T3">HELENO AVILA DOS SANTOS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0</text:span></text:p>
          </table:table-cell>
          <table:table-cell table:style-name="Tabela1.B5" office:value-type="string">
            <text:p text:style-name="P1"><text:span text:style-name="T3">HELIO LIMA FEITOSA</text:span></text:p>
          </table:table-cell>
          <table:table-cell table:style-name="Tabela1.B5" office:value-type="string">
            <text:p text:style-name="P1"><text:span text:style-name="T3">2º TENENTE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179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7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2.333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1</text:span></text:p>
          </table:table-cell>
          <table:table-cell table:style-name="Tabela1.B5" office:value-type="string">
            <text:p text:style-name="P1"><text:span text:style-name="T3">HELIO SANTOS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2</text:span></text:p>
          </table:table-cell>
          <table:table-cell table:style-name="Tabela1.B5" office:value-type="string">
            <text:p text:style-name="P1"><text:span text:style-name="T3">HELOISA GAMA DE SAL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GARARU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11.733,92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17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2,94</text:span></text:p>
          </table:table-cell>
          <table:table-cell table:style-name="Tabela1.E43" office:value-type="string">
            <text:p text:style-name="P4"><text:span text:style-name="T3">9.380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1</text:span></text:p>
          </table:table-cell>
          <table:table-cell table:style-name="Tabela1.B5" office:value-type="string">
            <text:p text:style-name="P1"><text:span text:style-name="T3">HENRIQUE RIBEIRO CARDOS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145,86</text:span></text:p>
          </table:table-cell>
          <table:table-cell table:style-name="Tabela1.E43" office:value-type="string">
            <text:p text:style-name="P4"><text:span text:style-name="T3">50.834,9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4.992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709,17</text:span></text:p>
          </table:table-cell>
          <table:table-cell table:style-name="Tabela1.E43" office:value-type="string">
            <text:p text:style-name="P4"><text:span text:style-name="T3">41.125,8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689</text:span></text:p>
          </table:table-cell>
          <table:table-cell table:style-name="Tabela1.B5" office:value-type="string">
            <text:p text:style-name="P1"><text:span text:style-name="T3">HONORINA JAMILLY ALMEIDA NOVA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063,73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068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1</text:span></text:p>
          </table:table-cell>
          <table:table-cell table:style-name="Tabela1.B5" office:value-type="string">
            <text:p text:style-name="P1"><text:span text:style-name="T3">HUDSON DE JESUS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19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5.724,08</text:span></text:p>
          </table:table-cell>
          <table:table-cell table:style-name="Tabela1.E43" office:value-type="string">
            <text:p text:style-name="P4"><text:span text:style-name="T3">419,37</text:span></text:p>
          </table:table-cell>
          <table:table-cell table:style-name="Tabela1.E43" office:value-type="string">
            <text:p text:style-name="P4"><text:span text:style-name="T3">5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9,78</text:span></text:p>
          </table:table-cell>
          <table:table-cell table:style-name="Tabela1.E43" office:value-type="string">
            <text:p text:style-name="P4"><text:span text:style-name="T3">5.254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8</text:span></text:p>
          </table:table-cell>
          <table:table-cell table:style-name="Tabela1.B5" office:value-type="string">
            <text:p text:style-name="P1"><text:span text:style-name="T3">IAN EMILIO SCHLINGMANN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88</text:span></text:p>
          </table:table-cell>
          <table:table-cell table:style-name="Tabela1.B5" office:value-type="string">
            <text:p text:style-name="P1"><text:span text:style-name="T3">IANNY CAROLINY ALMEIDA SIL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36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9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6.871,08</text:span></text:p>
          </table:table-cell>
          <table:table-cell table:style-name="Tabela1.E43" office:value-type="string">
            <text:p text:style-name="P4"><text:span text:style-name="T3">542,36</text:span></text:p>
          </table:table-cell>
          <table:table-cell table:style-name="Tabela1.E43" office:value-type="string">
            <text:p text:style-name="P4"><text:span text:style-name="T3">17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7,30</text:span></text:p>
          </table:table-cell>
          <table:table-cell table:style-name="Tabela1.E43" office:value-type="string">
            <text:p text:style-name="P4"><text:span text:style-name="T3">6.153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5</text:span></text:p>
          </table:table-cell>
          <table:table-cell table:style-name="Tabela1.B5" office:value-type="string">
            <text:p text:style-name="P1"><text:span text:style-name="T3">IARA PINHEIRO DE JESUS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8</text:span></text:p>
          </table:table-cell>
          <table:table-cell table:style-name="Tabela1.B5" office:value-type="string">
            <text:p text:style-name="P1"><text:span text:style-name="T3">IB RODRIGUES FERREI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3</text:span></text:p>
          </table:table-cell>
          <table:table-cell table:style-name="Tabela1.B5" office:value-type="string">
            <text:p text:style-name="P1"><text:span text:style-name="T3">ICARO PRADO NOVAES</text:span></text:p>
          </table:table-cell>
          <table:table-cell table:style-name="Tabela1.B5" office:value-type="string">
            <text:p text:style-name="P1"><text:span text:style-name="T3">Assessor de Imprensa</text:span></text:p>
          </table:table-cell>
          <table:table-cell table:style-name="Tabela1.B5" office:value-type="string">
            <text:p text:style-name="P1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7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2,76</text:span></text:p>
          </table:table-cell>
          <table:table-cell table:style-name="Tabela1.E43" office:value-type="string">
            <text:p text:style-name="P4"><text:span text:style-name="T3">1.320,25</text:span></text:p>
          </table:table-cell>
          <table:table-cell table:style-name="Tabela1.E43" office:value-type="string">
            <text:p text:style-name="P4"><text:span text:style-name="T3">75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,56</text:span></text:p>
          </table:table-cell>
          <table:table-cell table:style-name="Tabela1.E43" office:value-type="string">
            <text:p text:style-name="P4"><text:span text:style-name="T3">1.244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93</text:span></text:p>
          </table:table-cell>
          <table:table-cell table:style-name="Tabela1.B5" office:value-type="string">
            <text:p text:style-name="P1"><text:span text:style-name="T3">IDIBERTO BORGES DA SILVA</text:span></text:p>
          </table:table-cell>
          <table:table-cell table:style-name="Tabela1.B5" office:value-type="string">
            <text:p text:style-name="P1"><text:span text:style-name="T3">MENSAGEIRO - requisitado</text:span></text:p>
          </table:table-cell>
          <table:table-cell table:style-name="Tabela1.B5" office:value-type="string">
            <text:p text:style-name="P1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1.920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5</text:span></text:p>
          </table:table-cell>
          <table:table-cell table:style-name="Tabela1.B5" office:value-type="string">
            <text:p text:style-name="P1"><text:span text:style-name="T3">IGOR PEREIRA TEL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0,39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830,54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800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49,27</text:span></text:p>
          </table:table-cell>
          <table:table-cell table:style-name="Tabela1.E43" office:value-type="string">
            <text:p text:style-name="P4"><text:span text:style-name="T3">7.181,2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1</text:span></text:p>
          </table:table-cell>
          <table:table-cell table:style-name="Tabela1.B5" office:value-type="string">
            <text:p text:style-name="P1"><text:span text:style-name="T3">ILANA CHAGAS FERRO COELHO DA PAZ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172,0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57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68</text:span></text:p>
          </table:table-cell>
          <table:table-cell table:style-name="Tabela1.E43" office:value-type="string">
            <text:p text:style-name="P4"><text:span text:style-name="T3">9.177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8</text:span></text:p>
          </table:table-cell>
          <table:table-cell table:style-name="Tabela1.B5" office:value-type="string">
            <text:p text:style-name="P1"><text:span text:style-name="T3">IOLANDO VIEIRA SANTOS FILHO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0</text:span></text:p>
          </table:table-cell>
          <table:table-cell table:style-name="Tabela1.B5" office:value-type="string">
            <text:p text:style-name="P1"><text:span text:style-name="T3">IRINALDO JOSE DOS SANTO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8</text:span></text:p>
          </table:table-cell>
          <table:table-cell table:style-name="Tabela1.B5" office:value-type="string">
            <text:p text:style-name="P1"><text:span text:style-name="T3">ISABEL CHRISTINA PRAZERES RODRIGU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523,08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9.531,56</text:span></text:p>
          </table:table-cell>
          <table:table-cell table:style-name="Tabela1.E43" office:value-type="string">
            <text:p text:style-name="P4"><text:span text:style-name="T3">769,34</text:span></text:p>
          </table:table-cell>
          <table:table-cell table:style-name="Tabela1.E43" office:value-type="string">
            <text:p text:style-name="P4"><text:span text:style-name="T3">743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2,71</text:span></text:p>
          </table:table-cell>
          <table:table-cell table:style-name="Tabela1.E43" office:value-type="string">
            <text:p text:style-name="P4"><text:span text:style-name="T3">8.018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1</text:span></text:p>
          </table:table-cell>
          <table:table-cell table:style-name="Tabela1.B5" office:value-type="string">
            <text:p text:style-name="P1"><text:span text:style-name="T3">ISABELA DE ARAGAO DOR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053,58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2.38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04,81</text:span></text:p>
          </table:table-cell>
          <table:table-cell table:style-name="Tabela1.E43" office:value-type="string">
            <text:p text:style-name="P4"><text:span text:style-name="T3">11.348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6</text:span></text:p>
          </table:table-cell>
          <table:table-cell table:style-name="Tabela1.B5" office:value-type="string">
            <text:p text:style-name="P1"><text:span text:style-name="T3">ISABELLE CRISTINE DA SILVA FRAZ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INDIAROBA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1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860,55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89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7,53</text:span></text:p>
          </table:table-cell>
          <table:table-cell table:style-name="Tabela1.E43" office:value-type="string">
            <text:p text:style-name="P4"><text:span text:style-name="T3">8.823,0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6</text:span></text:p>
          </table:table-cell>
          <table:table-cell table:style-name="Tabela1.B5" office:value-type="string">
            <text:p text:style-name="P1"><text:span text:style-name="T3">ITALO PEREIRA TELES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071,5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859,11</text:span></text:p>
          </table:table-cell>
          <table:table-cell table:style-name="Tabela1.E43" office:value-type="string">
            <text:p text:style-name="P4"><text:span text:style-name="T3">1.576,09</text:span></text:p>
          </table:table-cell>
          <table:table-cell table:style-name="Tabela1.E43" office:value-type="string">
            <text:p text:style-name="P4"><text:span text:style-name="T3">2.80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4,59</text:span></text:p>
          </table:table-cell>
          <table:table-cell table:style-name="Tabela1.E43" office:value-type="string">
            <text:p text:style-name="P4"><text:span text:style-name="T3">12.474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3</text:span></text:p>
          </table:table-cell>
          <table:table-cell table:style-name="Tabela1.B5" office:value-type="string">
            <text:p text:style-name="P1"><text:span text:style-name="T3">ITAMAR MARQUES AMARAL JUNIOR 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1.026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250,99</text:span></text:p>
          </table:table-cell>
          <table:table-cell table:style-name="Tabela1.E43" office:value-type="string">
            <text:p text:style-name="P4"><text:span text:style-name="T3">828,94</text:span></text:p>
          </table:table-cell>
          <table:table-cell table:style-name="Tabela1.E43" office:value-type="string">
            <text:p text:style-name="P4"><text:span text:style-name="T3">2.206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35,33</text:span></text:p>
          </table:table-cell>
          <table:table-cell table:style-name="Tabela1.E43" office:value-type="string">
            <text:p text:style-name="P4"><text:span text:style-name="T3">12.215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5</text:span></text:p>
          </table:table-cell>
          <table:table-cell table:style-name="Tabela1.B5" office:value-type="string">
            <text:p text:style-name="P1"><text:span text:style-name="T3">IURI MARCEL MENEZES BORG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4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1,36</text:span></text:p>
          </table:table-cell>
          <table:table-cell table:style-name="Tabela1.E43" office:value-type="string">
            <text:p text:style-name="P4"><text:span text:style-name="T3">24.100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0</text:span></text:p>
          </table:table-cell>
          <table:table-cell table:style-name="Tabela1.B5" office:value-type="string">
            <text:p text:style-name="P1"><text:span text:style-name="T3">IVAN FERNANDES LEAL DE MEL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4.563,20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3.273,28</text:span></text:p>
          </table:table-cell>
          <table:table-cell table:style-name="Tabela1.E43" office:value-type="string">
            <text:p text:style-name="P4"><text:span text:style-name="T3">1.836,21</text:span></text:p>
          </table:table-cell>
          <table:table-cell table:style-name="Tabela1.E43" office:value-type="string">
            <text:p text:style-name="P4"><text:span text:style-name="T3">4.44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84,93</text:span></text:p>
          </table:table-cell>
          <table:table-cell table:style-name="Tabela1.E43" office:value-type="string">
            <text:p text:style-name="P4"><text:span text:style-name="T3">16.988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42</text:span></text:p>
          </table:table-cell>
          <table:table-cell table:style-name="Tabela1.B5" office:value-type="string">
            <text:p text:style-name="P1"><text:span text:style-name="T3">IVAN VIEIRA DE ARAUJ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994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82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8.866,36</text:span></text:p>
          </table:table-cell>
          <table:table-cell table:style-name="Tabela1.E43" office:value-type="string">
            <text:p text:style-name="P4"><text:span text:style-name="T3">835,34</text:span></text:p>
          </table:table-cell>
          <table:table-cell table:style-name="Tabela1.E43" office:value-type="string">
            <text:p text:style-name="P4"><text:span text:style-name="T3">5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7,10</text:span></text:p>
          </table:table-cell>
          <table:table-cell table:style-name="Tabela1.E43" office:value-type="string">
            <text:p text:style-name="P4"><text:span text:style-name="T3">7.489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7</text:span></text:p>
          </table:table-cell>
          <table:table-cell table:style-name="Tabela1.B5" office:value-type="string">
            <text:p text:style-name="P1"><text:span text:style-name="T3">IVANDILSON DE MOURA F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PELA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779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471,91</text:span></text:p>
          </table:table-cell>
          <table:table-cell table:style-name="Tabela1.E43" office:value-type="string">
            <text:p text:style-name="P4"><text:span text:style-name="T3">545,94</text:span></text:p>
          </table:table-cell>
          <table:table-cell table:style-name="Tabela1.E43" office:value-type="string">
            <text:p text:style-name="P4"><text:span text:style-name="T3">9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7,30</text:span></text:p>
          </table:table-cell>
          <table:table-cell table:style-name="Tabela1.E43" office:value-type="string">
            <text:p text:style-name="P4"><text:span text:style-name="T3">5.834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7</text:span></text:p>
          </table:table-cell>
          <table:table-cell table:style-name="Tabela1.B5" office:value-type="string">
            <text:p text:style-name="P1"><text:span text:style-name="T3">IVES ROC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ATRIMONIO/DM/DA/SG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98,05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4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1,07</text:span></text:p>
          </table:table-cell>
          <table:table-cell table:style-name="Tabela1.E43" office:value-type="string">
            <text:p text:style-name="P4"><text:span text:style-name="T3">5.936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3</text:span></text:p>
          </table:table-cell>
          <table:table-cell table:style-name="Tabela1.B5" office:value-type="string">
            <text:p text:style-name="P1"><text:span text:style-name="T3">IZABELA ROSA VI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ARTORIO DO 2º GRA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9.255,73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3.45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9,98</text:span></text:p>
          </table:table-cell>
          <table:table-cell table:style-name="Tabela1.E43" office:value-type="string">
            <text:p text:style-name="P4"><text:span text:style-name="T3">14.165,75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0"/><text:span text:style-name="T3">1924</text:span></text:p>
          </table:table-cell>
          <table:table-cell table:style-name="Tabela1.B5" office:value-type="string">
            <text:p text:style-name="P1"><text:span text:style-name="T3">IZAC SILVA DE JESUS 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OORDENADORIA DE APOIO AOS PROMOTORES ELEITORAIS - COAPE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396,08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0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53</text:span></text:p>
          </table:table-cell>
          <table:table-cell table:style-name="Tabela1.E43" office:value-type="string">
            <text:p text:style-name="P4"><text:span text:style-name="T3">7.446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7</text:span></text:p>
          </table:table-cell>
          <table:table-cell table:style-name="Tabela1.B5" office:value-type="string">
            <text:p text:style-name="P1"><text:span text:style-name="T3">JACQUELINE ALMEIDA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93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69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171,08</text:span></text:p>
          </table:table-cell>
          <table:table-cell table:style-name="Tabela1.E43" office:value-type="string">
            <text:p text:style-name="P4"><text:span text:style-name="T3">788,05</text:span></text:p>
          </table:table-cell>
          <table:table-cell table:style-name="Tabela1.E43" office:value-type="string">
            <text:p text:style-name="P4"><text:span text:style-name="T3">41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8,46</text:span></text:p>
          </table:table-cell>
          <table:table-cell table:style-name="Tabela1.E43" office:value-type="string">
            <text:p text:style-name="P4"><text:span text:style-name="T3">6.972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7</text:span></text:p>
          </table:table-cell>
          <table:table-cell table:style-name="Tabela1.B5" office:value-type="string">
            <text:p text:style-name="P1"><text:span text:style-name="T3">JACQUELINE CARVALHO NABUCO D AVILA CESPEDES</text:span></text:p>
          </table:table-cell>
          <table:table-cell table:style-name="Tabela1.B5" office:value-type="string">
            <text:p text:style-name="P1"><text:span text:style-name="T3">PEDAGOG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8</text:span></text:p>
          </table:table-cell>
          <table:table-cell table:style-name="Tabela1.B5" office:value-type="string">
            <text:p text:style-name="P1"><text:span text:style-name="T3">JACQUELINE DE LIMA MENDON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627,0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8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3,50</text:span></text:p>
          </table:table-cell>
          <table:table-cell table:style-name="Tabela1.E43" office:value-type="string">
            <text:p text:style-name="P4"><text:span text:style-name="T3">6.343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7</text:span></text:p>
          </table:table-cell>
          <table:table-cell table:style-name="Tabela1.B5" office:value-type="string">
            <text:p text:style-name="P1"><text:span text:style-name="T3">JACQUELINE MONTE DE HOLLAN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1,6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521,1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1.154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54,66</text:span></text:p>
          </table:table-cell>
          <table:table-cell table:style-name="Tabela1.E43" office:value-type="string">
            <text:p text:style-name="P4"><text:span text:style-name="T3">8.566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</text:span></text:p>
          </table:table-cell>
          <table:table-cell table:style-name="Tabela1.B5" office:value-type="string">
            <text:p text:style-name="P1"><text:span text:style-name="T3">JAMISSON CARLOS DE JESUS FERREIRA</text:span></text:p>
          </table:table-cell>
          <table:table-cell table:style-name="Tabela1.B5" office:value-type="string">
            <text:p text:style-name="P1"><text:span text:style-name="T3">2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7</text:span></text:p>
          </table:table-cell>
          <table:table-cell table:style-name="Tabela1.B5" office:value-type="string">
            <text:p text:style-name="P1"><text:span text:style-name="T3">JAMISSON RODRIGUES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5</text:span></text:p>
          </table:table-cell>
          <table:table-cell table:style-name="Tabela1.B5" office:value-type="string">
            <text:p text:style-name="P1"><text:span text:style-name="T3">JANIO DA SILVA CRUZ</text:span></text:p>
          </table:table-cell>
          <table:table-cell table:style-name="Tabela1.B5" office:value-type="string">
            <text:p text:style-name="P1"><text:span text:style-name="T3">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7</text:span></text:p>
          </table:table-cell>
          <table:table-cell table:style-name="Tabela1.B5" office:value-type="string">
            <text:p text:style-name="P1"><text:span text:style-name="T3">JAQUELINE BAPTISTA DE ALMEIDA</text:span></text:p>
          </table:table-cell>
          <table:table-cell table:style-name="Tabela1.B5" office:value-type="string">
            <text:p text:style-name="P1"><text:span text:style-name="T3">Assessor do C. Adm. e Pedagógico da E.S.MP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590,9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79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9,78</text:span></text:p>
          </table:table-cell>
          <table:table-cell table:style-name="Tabela1.E43" office:value-type="string">
            <text:p text:style-name="P4"><text:span text:style-name="T3">5.181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1</text:span></text:p>
          </table:table-cell>
          <table:table-cell table:style-name="Tabela1.B5" office:value-type="string">
            <text:p text:style-name="P1"><text:span text:style-name="T3">JARBAS ADELINO SANTOS JUNIO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992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09,22</text:span></text:p>
          </table:table-cell>
          <table:table-cell table:style-name="Tabela1.E43" office:value-type="string">
            <text:p text:style-name="P4"><text:span text:style-name="T3">24.152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9</text:span></text:p>
          </table:table-cell>
          <table:table-cell table:style-name="Tabela1.B5" office:value-type="string">
            <text:p text:style-name="P1"><text:span text:style-name="T3">JEAN CARLOS DE ANDRADE TINTILIAN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246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274,77</text:span></text:p>
          </table:table-cell>
          <table:table-cell table:style-name="Tabela1.E43" office:value-type="string">
            <text:p text:style-name="P4"><text:span text:style-name="T3">471,21</text:span></text:p>
          </table:table-cell>
          <table:table-cell table:style-name="Tabela1.E43" office:value-type="string">
            <text:p text:style-name="P4"><text:span text:style-name="T3">6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1,28</text:span></text:p>
          </table:table-cell>
          <table:table-cell table:style-name="Tabela1.E43" office:value-type="string">
            <text:p text:style-name="P4"><text:span text:style-name="T3">4.743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18</text:span></text:p>
          </table:table-cell>
          <table:table-cell table:style-name="Tabela1.B5" office:value-type="string">
            <text:p text:style-name="P1"><text:span text:style-name="T3">JEAN DE JESUS PIR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UMBAUB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7.463,17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26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2,29</text:span></text:p>
          </table:table-cell>
          <table:table-cell table:style-name="Tabela1.E43" office:value-type="string">
            <text:p text:style-name="P4"><text:span text:style-name="T3">6.510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39</text:span></text:p>
          </table:table-cell>
          <table:table-cell table:style-name="Tabela1.B5" office:value-type="string">
            <text:p text:style-name="P1"><text:span text:style-name="T3">JEANE SANTOS NASCIMENT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447,42</text:span></text:p>
          </table:table-cell>
          <table:table-cell table:style-name="Tabela1.E43" office:value-type="string">
            <text:p text:style-name="P4"><text:span text:style-name="T3">15.80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2.423,22</text:span></text:p>
          </table:table-cell>
          <table:table-cell table:style-name="Tabela1.E43" office:value-type="string">
            <text:p text:style-name="P4"><text:span text:style-name="T3">2.625,91</text:span></text:p>
          </table:table-cell>
          <table:table-cell table:style-name="Tabela1.E43" office:value-type="string">
            <text:p text:style-name="P4"><text:span text:style-name="T3">3.97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03,26</text:span></text:p>
          </table:table-cell>
          <table:table-cell table:style-name="Tabela1.E43" office:value-type="string">
            <text:p text:style-name="P4"><text:span text:style-name="T3">15.819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7</text:span></text:p>
          </table:table-cell>
          <table:table-cell table:style-name="Tabela1.B5" office:value-type="string">
            <text:p text:style-name="P1"><text:span text:style-name="T3">JESSICA MATOS CORRE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400,29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47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2,56</text:span></text:p>
          </table:table-cell>
          <table:table-cell table:style-name="Tabela1.E43" office:value-type="string">
            <text:p text:style-name="P4"><text:span text:style-name="T3">6.317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5</text:span></text:p>
          </table:table-cell>
          <table:table-cell table:style-name="Tabela1.B5" office:value-type="string">
            <text:p text:style-name="P1"><text:span text:style-name="T3">JESSICA TAVARES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476,72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4.871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0</text:span></text:p>
          </table:table-cell>
          <table:table-cell table:style-name="Tabela1.B5" office:value-type="string">
            <text:p text:style-name="P1"><text:span text:style-name="T3">JESSYCA KAROLINE SOUZA ALVE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7</text:span></text:p>
          </table:table-cell>
          <table:table-cell table:style-name="Tabela1.B5" office:value-type="string">
            <text:p text:style-name="P1"><text:span text:style-name="T3">JOAMERSON CLEINE XAVIER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3</text:span></text:p>
          </table:table-cell>
          <table:table-cell table:style-name="Tabela1.B5" office:value-type="string">
            <text:p text:style-name="P1"><text:span text:style-name="T3">JOANA ANGELICA CARREGOSA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10.648,76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0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53</text:span></text:p>
          </table:table-cell>
          <table:table-cell table:style-name="Tabela1.E43" office:value-type="string">
            <text:p text:style-name="P4"><text:span text:style-name="T3">8.699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15</text:span></text:p>
          </table:table-cell>
          <table:table-cell table:style-name="Tabela1.B5" office:value-type="string">
            <text:p text:style-name="P1"><text:span text:style-name="T3">JOANA WIRTI ROCH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1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844,35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1.96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0,63</text:span></text:p>
          </table:table-cell>
          <table:table-cell table:style-name="Tabela1.E43" office:value-type="string">
            <text:p text:style-name="P4"><text:span text:style-name="T3">11.163,7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3</text:span></text:p>
          </table:table-cell>
          <table:table-cell table:style-name="Tabela1.B5" office:value-type="string">
            <text:p text:style-name="P1"><text:span text:style-name="T3">JOAO ALBERTO LEONARDO CLEMENT JUNI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71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0.796,72</text:span></text:p>
          </table:table-cell>
          <table:table-cell table:style-name="Tabela1.E43" office:value-type="string">
            <text:p text:style-name="P4"><text:span text:style-name="T3">1.105,86</text:span></text:p>
          </table:table-cell>
          <table:table-cell table:style-name="Tabela1.E43" office:value-type="string">
            <text:p text:style-name="P4"><text:span text:style-name="T3">99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4,61</text:span></text:p>
          </table:table-cell>
          <table:table-cell table:style-name="Tabela1.E43" office:value-type="string">
            <text:p text:style-name="P4"><text:span text:style-name="T3">8.692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2</text:span></text:p>
          </table:table-cell>
          <table:table-cell table:style-name="Tabela1.B5" office:value-type="string">
            <text:p text:style-name="P1"><text:span text:style-name="T3">JOAO BARBOSA DE OLIVEIRA FILHO</text:span></text:p>
          </table:table-cell>
          <table:table-cell table:style-name="Tabela1.B5" office:value-type="string">
            <text:p text:style-name="P1"><text:span text:style-name="T3">DETETIVE POL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0</text:span></text:p>
          </table:table-cell>
          <table:table-cell table:style-name="Tabela1.B5" office:value-type="string">
            <text:p text:style-name="P1"><text:span text:style-name="T3">JOAO CARLOS NOGUEIRA ARAUJ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1.32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8.914,52</text:span></text:p>
          </table:table-cell>
          <table:table-cell table:style-name="Tabela1.E43" office:value-type="string">
            <text:p text:style-name="P4"><text:span text:style-name="T3">805,40</text:span></text:p>
          </table:table-cell>
          <table:table-cell table:style-name="Tabela1.E43" office:value-type="string">
            <text:p text:style-name="P4"><text:span text:style-name="T3">491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6,59</text:span></text:p>
          </table:table-cell>
          <table:table-cell table:style-name="Tabela1.E43" office:value-type="string">
            <text:p text:style-name="P4"><text:span text:style-name="T3">7.617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92</text:span></text:p>
          </table:table-cell>
          <table:table-cell table:style-name="Tabela1.B5" office:value-type="string">
            <text:p text:style-name="P1"><text:span text:style-name="T3">JOAO COSTA DOS SANTOS</text:span></text:p>
          </table:table-cell>
          <table:table-cell table:style-name="Tabela1.B5" office:value-type="string">
            <text:p text:style-name="P1"><text:span text:style-name="T3">GARÇON - requisitado</text:span></text:p>
          </table:table-cell>
          <table:table-cell table:style-name="Tabela1.B5" office:value-type="string">
            <text:p text:style-name="P1"><text:span text:style-name="T3">COPA 4º ANDAR/DAA/DA</text:span></text:p>
          </table:table-cell>
          <table:table-cell table:style-name="Tabela1.E43" office:value-type="string">
            <text:p text:style-name="P4"><text:span text:style-name="T3">1.396,2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609,23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149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5,43</text:span></text:p>
          </table:table-cell>
          <table:table-cell table:style-name="Tabela1.E43" office:value-type="string">
            <text:p text:style-name="P4"><text:span text:style-name="T3">6.263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6</text:span></text:p>
          </table:table-cell>
          <table:table-cell table:style-name="Tabela1.B5" office:value-type="string">
            <text:p text:style-name="P1"><text:span text:style-name="T3">JOAO CRUZ LEANDRO DA SILV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17</text:span></text:p>
          </table:table-cell>
          <table:table-cell table:style-name="Tabela1.B5" office:value-type="string">
            <text:p text:style-name="P1"><text:span text:style-name="T3">JOAO FLORENCIO SANTOS FILHO</text:span></text:p>
          </table:table-cell>
          <table:table-cell table:style-name="Tabela1.B5" office:value-type="string">
            <text:p text:style-name="P1"><text:span text:style-name="T3">2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5</text:span></text:p>
          </table:table-cell>
          <table:table-cell table:style-name="Tabela1.B5" office:value-type="string">
            <text:p text:style-name="P1"><text:span text:style-name="T3">JOAO FRANCISCO GAGNO CAMPAGNAR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534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9.954,19</text:span></text:p>
          </table:table-cell>
          <table:table-cell table:style-name="Tabela1.E43" office:value-type="string">
            <text:p text:style-name="P4"><text:span text:style-name="T3">1.023,25</text:span></text:p>
          </table:table-cell>
          <table:table-cell table:style-name="Tabela1.E43" office:value-type="string">
            <text:p text:style-name="P4"><text:span text:style-name="T3">48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0,00</text:span></text:p>
          </table:table-cell>
          <table:table-cell table:style-name="Tabela1.E43" office:value-type="string">
            <text:p text:style-name="P4"><text:span text:style-name="T3">8.444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7</text:span></text:p>
          </table:table-cell>
          <table:table-cell table:style-name="Tabela1.B5" office:value-type="string">
            <text:p text:style-name="P1"><text:span text:style-name="T3">JOAO HENRIQUE DE MELO ELIA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UMBAUBA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984,85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12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7,94</text:span></text:p>
          </table:table-cell>
          <table:table-cell table:style-name="Tabela1.E43" office:value-type="string">
            <text:p text:style-name="P4"><text:span text:style-name="T3">8.686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7</text:span></text:p>
          </table:table-cell>
          <table:table-cell table:style-name="Tabela1.B5" office:value-type="string">
            <text:p text:style-name="P1"><text:span text:style-name="T3">JOAO PAULO SANTOS BISP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441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282,26</text:span></text:p>
          </table:table-cell>
          <table:table-cell table:style-name="Tabela1.E43" office:value-type="string">
            <text:p text:style-name="P4"><text:span text:style-name="T3">473,83</text:span></text:p>
          </table:table-cell>
          <table:table-cell table:style-name="Tabela1.E43" office:value-type="string">
            <text:p text:style-name="P4"><text:span text:style-name="T3">8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5,63</text:span></text:p>
          </table:table-cell>
          <table:table-cell table:style-name="Tabela1.E43" office:value-type="string">
            <text:p text:style-name="P4"><text:span text:style-name="T3">5.726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8</text:span></text:p>
          </table:table-cell>
          <table:table-cell table:style-name="Tabela1.B5" office:value-type="string">
            <text:p text:style-name="P1"><text:span text:style-name="T3">JOAO RAIMUNDO MOREIRA GUIMARA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9</text:span></text:p>
          </table:table-cell>
          <table:table-cell table:style-name="Tabela1.B5" office:value-type="string">
            <text:p text:style-name="P1"><text:span text:style-name="T3">JOAO RIBEIRO DE ALMEIDA NET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656,45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6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6</text:span></text:p>
          </table:table-cell>
          <table:table-cell table:style-name="Tabela1.E43" office:value-type="string">
            <text:p text:style-name="P4"><text:span text:style-name="T3">7.608,89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828</text:span></text:p>
          </table:table-cell>
          <table:table-cell table:style-name="Tabela1.B5" office:value-type="string">
            <text:p text:style-name="P1"><text:span text:style-name="T3">JOAO RICARDO ANDRADE CORT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1.830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050,23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83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1,34</text:span></text:p>
          </table:table-cell>
          <table:table-cell table:style-name="Tabela1.E43" office:value-type="string">
            <text:p text:style-name="P4"><text:span text:style-name="T3">7.468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00</text:span></text:p>
          </table:table-cell>
          <table:table-cell table:style-name="Tabela1.B5" office:value-type="string">
            <text:p text:style-name="P1"><text:span text:style-name="T3">JOAO RODRIGUES DOS SANTOS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4</text:span></text:p>
          </table:table-cell>
          <table:table-cell table:style-name="Tabela1.B5" office:value-type="string">
            <text:p text:style-name="P1"><text:span text:style-name="T3">JOAO RODRIGUES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9.442,0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6.805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0</text:span></text:p>
          </table:table-cell>
          <table:table-cell table:style-name="Tabela1.B5" office:value-type="string">
            <text:p text:style-name="P1"><text:span text:style-name="T3">JOAQUIM DANTAS CARDOSO NETO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194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468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,61</text:span></text:p>
          </table:table-cell>
          <table:table-cell table:style-name="Tabela1.E43" office:value-type="string">
            <text:p text:style-name="P4"><text:span text:style-name="T3">4.434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7</text:span></text:p>
          </table:table-cell>
          <table:table-cell table:style-name="Tabela1.B5" office:value-type="string">
            <text:p text:style-name="P1"><text:span text:style-name="T3">JOELMA LOPES CUSTODIO CRUZ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293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7.170,37</text:span></text:p>
          </table:table-cell>
          <table:table-cell table:style-name="Tabela1.E43" office:value-type="string">
            <text:p text:style-name="P4"><text:span text:style-name="T3">561,22</text:span></text:p>
          </table:table-cell>
          <table:table-cell table:style-name="Tabela1.E43" office:value-type="string">
            <text:p text:style-name="P4"><text:span text:style-name="T3">133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5,10</text:span></text:p>
          </table:table-cell>
          <table:table-cell table:style-name="Tabela1.E43" office:value-type="string">
            <text:p text:style-name="P4"><text:span text:style-name="T3">6.475,2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4</text:span></text:p>
          </table:table-cell>
          <table:table-cell table:style-name="Tabela1.B5" office:value-type="string">
            <text:p text:style-name="P1"><text:span text:style-name="T3">JOELMA SOARES MACEDO DE SANTAN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66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397,21</text:span></text:p>
          </table:table-cell>
          <table:table-cell table:style-name="Tabela1.E43" office:value-type="string">
            <text:p text:style-name="P4"><text:span text:style-name="T3">59.070,08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4.839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320,16</text:span></text:p>
          </table:table-cell>
          <table:table-cell table:style-name="Tabela1.E43" office:value-type="string">
            <text:p text:style-name="P4"><text:span text:style-name="T3">49.749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4</text:span></text:p>
          </table:table-cell>
          <table:table-cell table:style-name="Tabela1.B5" office:value-type="string">
            <text:p text:style-name="P1"><text:span text:style-name="T3">JOLIVIO ALVES SANTOS FILHO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1</text:span></text:p>
          </table:table-cell>
          <table:table-cell table:style-name="Tabela1.B5" office:value-type="string">
            <text:p text:style-name="P1"><text:span text:style-name="T3">JORGE MURILO SEIXAS DE SANTAN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2.497,57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6.504,03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805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17,34</text:span></text:p>
          </table:table-cell>
          <table:table-cell table:style-name="Tabela1.E43" office:value-type="string">
            <text:p text:style-name="P4"><text:span text:style-name="T3">31.586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1</text:span></text:p>
          </table:table-cell>
          <table:table-cell table:style-name="Tabela1.B5" office:value-type="string">
            <text:p text:style-name="P1"><text:span text:style-name="T3">JORGIVALDO SILVA FEITOS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2</text:span></text:p>
          </table:table-cell>
          <table:table-cell table:style-name="Tabela1.B5" office:value-type="string">
            <text:p text:style-name="P1"><text:span text:style-name="T3">JOSE AGNALDO DOS SANTOS</text:span></text:p>
          </table:table-cell>
          <table:table-cell table:style-name="Tabela1.B5" office:value-type="string">
            <text:p text:style-name="P1"><text:span text:style-name="T3">AGENTE DE APOIO OPERACIONAL - requisitado</text:span></text:p>
          </table:table-cell>
          <table:table-cell table:style-name="Tabela1.B5" office:value-type="string">
            <text:p text:style-name="P1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0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626,07</text:span></text:p>
          </table:table-cell>
          <table:table-cell table:style-name="Tabela1.E43" office:value-type="string">
            <text:p text:style-name="P4"><text:span text:style-name="T3">95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,28</text:span></text:p>
          </table:table-cell>
          <table:table-cell table:style-name="Tabela1.E43" office:value-type="string">
            <text:p text:style-name="P4"><text:span text:style-name="T3">3.530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4</text:span></text:p>
          </table:table-cell>
          <table:table-cell table:style-name="Tabela1.B5" office:value-type="string">
            <text:p text:style-name="P1"><text:span text:style-name="T3">JOSE AILTON NUNES DA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496,02</text:span></text:p>
          </table:table-cell>
          <table:table-cell table:style-name="Tabela1.E43" office:value-type="string">
            <text:p text:style-name="P4"><text:span text:style-name="T3">8.61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5.273,98</text:span></text:p>
          </table:table-cell>
          <table:table-cell table:style-name="Tabela1.E43" office:value-type="string">
            <text:p text:style-name="P4"><text:span text:style-name="T3">532,40</text:span></text:p>
          </table:table-cell>
          <table:table-cell table:style-name="Tabela1.E43" office:value-type="string">
            <text:p text:style-name="P4"><text:span text:style-name="T3">2.346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8,58</text:span></text:p>
          </table:table-cell>
          <table:table-cell table:style-name="Tabela1.E43" office:value-type="string">
            <text:p text:style-name="P4"><text:span text:style-name="T3">12.395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1</text:span></text:p>
          </table:table-cell>
          <table:table-cell table:style-name="Tabela1.B5" office:value-type="string">
            <text:p text:style-name="P1"><text:span text:style-name="T3">JOSE ANCELMO DOS SANTOS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6</text:span></text:p>
          </table:table-cell>
          <table:table-cell table:style-name="Tabela1.B5" office:value-type="string">
            <text:p text:style-name="P1"><text:span text:style-name="T3">JOSE ANCELMO OLIVEIR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4.933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6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3.115,20</text:span></text:p>
          </table:table-cell>
          <table:table-cell table:style-name="Tabela1.E43" office:value-type="string">
            <text:p text:style-name="P4"><text:span text:style-name="T3">1.428,57</text:span></text:p>
          </table:table-cell>
          <table:table-cell table:style-name="Tabela1.E43" office:value-type="string">
            <text:p text:style-name="P4"><text:span text:style-name="T3">1.68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7,41</text:span></text:p>
          </table:table-cell>
          <table:table-cell table:style-name="Tabela1.E43" office:value-type="string">
            <text:p text:style-name="P4"><text:span text:style-name="T3">9.997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8</text:span></text:p>
          </table:table-cell>
          <table:table-cell table:style-name="Tabela1.B5" office:value-type="string">
            <text:p text:style-name="P1"><text:span text:style-name="T3">JOSE ANDRADE JUNIOR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3.752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21.407,38</text:span></text:p>
          </table:table-cell>
          <table:table-cell table:style-name="Tabela1.E43" office:value-type="string">
            <text:p text:style-name="P4"><text:span text:style-name="T3">2.663,26</text:span></text:p>
          </table:table-cell>
          <table:table-cell table:style-name="Tabela1.E43" office:value-type="string">
            <text:p text:style-name="P4"><text:span text:style-name="T3">3.525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88,64</text:span></text:p>
          </table:table-cell>
          <table:table-cell table:style-name="Tabela1.E43" office:value-type="string">
            <text:p text:style-name="P4"><text:span text:style-name="T3">15.218,74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1"/><text:span text:style-name="T3">2139</text:span></text:p>
          </table:table-cell>
          <table:table-cell table:style-name="Tabela1.B5" office:value-type="string">
            <text:p text:style-name="P1"><text:span text:style-name="T3">JOSE APARECIDO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7</text:span></text:p>
          </table:table-cell>
          <table:table-cell table:style-name="Tabela1.B5" office:value-type="string">
            <text:p text:style-name="P1"><text:span text:style-name="T3">JOSE AUGUSTO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4</text:span></text:p>
          </table:table-cell>
          <table:table-cell table:style-name="Tabela1.B5" office:value-type="string">
            <text:p text:style-name="P1"><text:span text:style-name="T3">JOSE AUGUSTO SANTOS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4</text:span></text:p>
          </table:table-cell>
          <table:table-cell table:style-name="Tabela1.B5" office:value-type="string">
            <text:p text:style-name="P1"><text:span text:style-name="T3">JOSE AVELAR PEREIRA MATTOS SEGUN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CONSELHEIRO - DOUTOR EDUARDO BARRETO DAVILA FONTES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396,08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0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53</text:span></text:p>
          </table:table-cell>
          <table:table-cell table:style-name="Tabela1.E43" office:value-type="string">
            <text:p text:style-name="P4"><text:span text:style-name="T3">7.446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1</text:span></text:p>
          </table:table-cell>
          <table:table-cell table:style-name="Tabela1.B5" office:value-type="string">
            <text:p text:style-name="P1"><text:span text:style-name="T3">JOSE BIZERRA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6</text:span></text:p>
          </table:table-cell>
          <table:table-cell table:style-name="Tabela1.B5" office:value-type="string">
            <text:p text:style-name="P1"><text:span text:style-name="T3">JOSE BOMFIM DANTAS SANTOS</text:span></text:p>
          </table:table-cell>
          <table:table-cell table:style-name="Tabela1.B5" office:value-type="string">
            <text:p text:style-name="P1"><text:span text:style-name="T3">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7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7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7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8</text:span></text:p>
          </table:table-cell>
          <table:table-cell table:style-name="Tabela1.B5" office:value-type="string">
            <text:p text:style-name="P1"><text:span text:style-name="T3">JOSE BONIFACIO DA SILVA JUNIOR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321,48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12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7,94</text:span></text:p>
          </table:table-cell>
          <table:table-cell table:style-name="Tabela1.E43" office:value-type="string">
            <text:p text:style-name="P4"><text:span text:style-name="T3">8.023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3</text:span></text:p>
          </table:table-cell>
          <table:table-cell table:style-name="Tabela1.B5" office:value-type="string">
            <text:p text:style-name="P1"><text:span text:style-name="T3">JOSE BRUNO BATISTA SILVA</text:span></text:p>
          </table:table-cell>
          <table:table-cell table:style-name="Tabela1.B5" office:value-type="string">
            <text:p text:style-name="P1"><text:span text:style-name="T3">Chefe do Arquivo Central do MP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9</text:span></text:p>
          </table:table-cell>
          <table:table-cell table:style-name="Tabela1.B5" office:value-type="string">
            <text:p text:style-name="P1"><text:span text:style-name="T3">JOSE CARLOS ALVES SANTOS</text:span></text:p>
          </table:table-cell>
          <table:table-cell table:style-name="Tabela1.B5" office:value-type="string">
            <text:p text:style-name="P1"><text:span text:style-name="T3">SUBTENENTE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</text:span></text:p>
          </table:table-cell>
          <table:table-cell table:style-name="Tabela1.B5" office:value-type="string">
            <text:p text:style-name="P1"><text:span text:style-name="T3">JOSE CARLOS DE OLIVEIRA FILH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107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2.985,22</text:span></text:p>
          </table:table-cell>
          <table:table-cell table:style-name="Tabela1.E43" office:value-type="string">
            <text:p text:style-name="P4"><text:span text:style-name="T3">37.786,53</text:span></text:p>
          </table:table-cell>
          <table:table-cell table:style-name="Tabela1.E43" office:value-type="string">
            <text:p text:style-name="P4"><text:span text:style-name="T3">98.940,02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3.261,34</text:span></text:p>
          </table:table-cell>
          <table:table-cell table:style-name="Tabela1.E43" office:value-type="string">
            <text:p text:style-name="P4"><text:span text:style-name="T3">18.698,70</text:span></text:p>
          </table:table-cell>
          <table:table-cell table:style-name="Tabela1.E43" office:value-type="string">
            <text:p text:style-name="P4"><text:span text:style-name="T3">80.241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1</text:span></text:p>
          </table:table-cell>
          <table:table-cell table:style-name="Tabela1.B5" office:value-type="string">
            <text:p text:style-name="P1"><text:span text:style-name="T3">JOSE CARLOS DOS SANTOS</text:span></text:p>
          </table:table-cell>
          <table:table-cell table:style-name="Tabela1.B5" office:value-type="string">
            <text:p text:style-name="P1"><text:span text:style-name="T3">MOTORISTA - requisitado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1.329,71</text:span></text:p>
          </table:table-cell>
          <table:table-cell table:style-name="Tabela1.E43" office:value-type="string">
            <text:p text:style-name="P4"><text:span text:style-name="T3">1.696,98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7.069,29</text:span></text:p>
          </table:table-cell>
          <table:table-cell table:style-name="Tabela1.E43" office:value-type="string">
            <text:p text:style-name="P4"><text:span text:style-name="T3">251,97</text:span></text:p>
          </table:table-cell>
          <table:table-cell table:style-name="Tabela1.E43" office:value-type="string">
            <text:p text:style-name="P4"><text:span text:style-name="T3">211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3,78</text:span></text:p>
          </table:table-cell>
          <table:table-cell table:style-name="Tabela1.E43" office:value-type="string">
            <text:p text:style-name="P4"><text:span text:style-name="T3">6.605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8</text:span></text:p>
          </table:table-cell>
          <table:table-cell table:style-name="Tabela1.B5" office:value-type="string">
            <text:p text:style-name="P1"><text:span text:style-name="T3">JOSE CARLOS MELO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804,39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1.097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0,87</text:span></text:p>
          </table:table-cell>
          <table:table-cell table:style-name="Tabela1.E43" office:value-type="string">
            <text:p text:style-name="P4"><text:span text:style-name="T3">7.963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6</text:span></text:p>
          </table:table-cell>
          <table:table-cell table:style-name="Tabela1.B5" office:value-type="string">
            <text:p text:style-name="P1"><text:span text:style-name="T3">JOSE CESAR NOBREGA CAVALCANTE JUNI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BOQUIM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63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9.235,84</text:span></text:p>
          </table:table-cell>
          <table:table-cell table:style-name="Tabela1.E43" office:value-type="string">
            <text:p text:style-name="P4"><text:span text:style-name="T3">932,89</text:span></text:p>
          </table:table-cell>
          <table:table-cell table:style-name="Tabela1.E43" office:value-type="string">
            <text:p text:style-name="P4"><text:span text:style-name="T3">65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7,31</text:span></text:p>
          </table:table-cell>
          <table:table-cell table:style-name="Tabela1.E43" office:value-type="string">
            <text:p text:style-name="P4"><text:span text:style-name="T3">7.648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00</text:span></text:p>
          </table:table-cell>
          <table:table-cell table:style-name="Tabela1.B5" office:value-type="string">
            <text:p text:style-name="P1"><text:span text:style-name="T3">JOSE CLAUDIANO SILVA DE CARVALHO</text:span></text:p>
          </table:table-cell>
          <table:table-cell table:style-name="Tabela1.B5" office:value-type="string">
            <text:p text:style-name="P1"><text:span text:style-name="T3">VIGILANTE - requisitado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.104,42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03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4</text:span></text:p>
          </table:table-cell>
          <table:table-cell table:style-name="Tabela1.B5" office:value-type="string">
            <text:p text:style-name="P1"><text:span text:style-name="T3">JOSE CLAUDINO DA ROCHA SALES</text:span></text:p>
          </table:table-cell>
          <table:table-cell table:style-name="Tabela1.B5" office:value-type="string">
            <text:p text:style-name="P1"><text:span text:style-name="T3">MOTORISTA - requisitad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1.329,71</text:span></text:p>
          </table:table-cell>
          <table:table-cell table:style-name="Tabela1.E43" office:value-type="string">
            <text:p text:style-name="P4"><text:span text:style-name="T3">1.527,27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647,61</text:span></text:p>
          </table:table-cell>
          <table:table-cell table:style-name="Tabela1.E43" office:value-type="string">
            <text:p text:style-name="P4"><text:span text:style-name="T3">228,21</text:span></text:p>
          </table:table-cell>
          <table:table-cell table:style-name="Tabela1.E43" office:value-type="string">
            <text:p text:style-name="P4"><text:span text:style-name="T3">17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7,45</text:span></text:p>
          </table:table-cell>
          <table:table-cell table:style-name="Tabela1.E43" office:value-type="string">
            <text:p text:style-name="P4"><text:span text:style-name="T3">6.240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62</text:span></text:p>
          </table:table-cell>
          <table:table-cell table:style-name="Tabela1.B5" office:value-type="string">
            <text:p text:style-name="P1"><text:span text:style-name="T3">JOSE CLAUDIO CARDOSO DOS SANTOS</text:span></text:p>
          </table:table-cell>
          <table:table-cell table:style-name="Tabela1.B5" office:value-type="string">
            <text:p text:style-name="P1"><text:span text:style-name="T3">MOTORISTA - requisitado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1.466,01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688,81</text:span></text:p>
          </table:table-cell>
          <table:table-cell table:style-name="Tabela1.E43" office:value-type="string">
            <text:p text:style-name="P4"><text:span text:style-name="T3">205,24</text:span></text:p>
          </table:table-cell>
          <table:table-cell table:style-name="Tabela1.E43" office:value-type="string">
            <text:p text:style-name="P4"><text:span text:style-name="T3">18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4,11</text:span></text:p>
          </table:table-cell>
          <table:table-cell table:style-name="Tabela1.E43" office:value-type="string">
            <text:p text:style-name="P4"><text:span text:style-name="T3">6.294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9</text:span></text:p>
          </table:table-cell>
          <table:table-cell table:style-name="Tabela1.B5" office:value-type="string">
            <text:p text:style-name="P1"><text:span text:style-name="T3">JOSE CLAUDIO DE MATOS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8.431,75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0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9,54</text:span></text:p>
          </table:table-cell>
          <table:table-cell table:style-name="Tabela1.E43" office:value-type="string">
            <text:p text:style-name="P4"><text:span text:style-name="T3">7.382,2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9</text:span></text:p>
          </table:table-cell>
          <table:table-cell table:style-name="Tabela1.B5" office:value-type="string">
            <text:p text:style-name="P1"><text:span text:style-name="T3">JOSE COSTA CAVALCANTE JUNIOR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0.57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8.231,37</text:span></text:p>
          </table:table-cell>
          <table:table-cell table:style-name="Tabela1.E43" office:value-type="string">
            <text:p text:style-name="P4"><text:span text:style-name="T3">2.218,62</text:span></text:p>
          </table:table-cell>
          <table:table-cell table:style-name="Tabela1.E43" office:value-type="string">
            <text:p text:style-name="P4"><text:span text:style-name="T3">2.43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53,70</text:span></text:p>
          </table:table-cell>
          <table:table-cell table:style-name="Tabela1.E43" office:value-type="string">
            <text:p text:style-name="P4"><text:span text:style-name="T3">13.577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17</text:span></text:p>
          </table:table-cell>
          <table:table-cell table:style-name="Tabela1.B5" office:value-type="string">
            <text:p text:style-name="P1"><text:span text:style-name="T3">JOSE DA SILVA ARAGAO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1</text:span></text:p>
          </table:table-cell>
          <table:table-cell table:style-name="Tabela1.B5" office:value-type="string">
            <text:p text:style-name="P1"><text:span text:style-name="T3">JOSE DE FARO MENEZES NETO</text:span></text:p>
          </table:table-cell>
          <table:table-cell table:style-name="Tabela1.B5" office:value-type="string">
            <text:p text:style-name="P1"><text:span text:style-name="T3">ADMINISTRADOR</text:span></text:p>
          </table:table-cell>
          <table:table-cell table:style-name="Tabela1.B5" office:value-type="string">
            <text:p text:style-name="P1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9.059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1.629,52</text:span></text:p>
          </table:table-cell>
          <table:table-cell table:style-name="Tabela1.E43" office:value-type="string">
            <text:p text:style-name="P4"><text:span text:style-name="T3">4.094,36</text:span></text:p>
          </table:table-cell>
          <table:table-cell table:style-name="Tabela1.E43" office:value-type="string">
            <text:p text:style-name="P4"><text:span text:style-name="T3">5.99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089,41</text:span></text:p>
          </table:table-cell>
          <table:table-cell table:style-name="Tabela1.E43" office:value-type="string">
            <text:p text:style-name="P4"><text:span text:style-name="T3">21.540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6</text:span></text:p>
          </table:table-cell>
          <table:table-cell table:style-name="Tabela1.B5" office:value-type="string">
            <text:p text:style-name="P1"><text:span text:style-name="T3">JOSE DE OLIVEIRA FREITAS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36</text:span></text:p>
          </table:table-cell>
          <table:table-cell table:style-name="Tabela1.B5" office:value-type="string">
            <text:p text:style-name="P1"><text:span text:style-name="T3">JOSE DE OLIVEIRA FREITAS JUNIOR</text:span></text:p>
          </table:table-cell>
          <table:table-cell table:style-name="Tabela1.B5" office:value-type="string">
            <text:p text:style-name="P1"><text:span text:style-name="T3">ASSESSOR DO GAB. DO PROC. G. DE JUSTIÇA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81,39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9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9,32</text:span></text:p>
          </table:table-cell>
          <table:table-cell table:style-name="Tabela1.E43" office:value-type="string">
            <text:p text:style-name="P4"><text:span text:style-name="T3">5.832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7</text:span></text:p>
          </table:table-cell>
          <table:table-cell table:style-name="Tabela1.B5" office:value-type="string">
            <text:p text:style-name="P1"><text:span text:style-name="T3">JOSE DENILTON NASCIMENTO DE JESUS</text:span></text:p>
          </table:table-cell>
          <table:table-cell table:style-name="Tabela1.B5" office:value-type="string">
            <text:p text:style-name="P1"><text:span text:style-name="T3">2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2,00</text:span></text:p>
          </table:table-cell>
          <table:table-cell table:style-name="Tabela1.E43" office:value-type="string">
            <text:p text:style-name="P4"><text:span text:style-name="T3">4.270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,08</text:span></text:p>
          </table:table-cell>
          <table:table-cell table:style-name="Tabela1.E43" office:value-type="string">
            <text:p text:style-name="P4"><text:span text:style-name="T3">4.251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4</text:span></text:p>
          </table:table-cell>
          <table:table-cell table:style-name="Tabela1.B5" office:value-type="string">
            <text:p text:style-name="P1"><text:span text:style-name="T3">JOSE DERNIVAL DA SILVA SANTOS FILHO</text:span></text:p>
          </table:table-cell>
          <table:table-cell table:style-name="Tabela1.B5" office:value-type="string">
            <text:p text:style-name="P1"><text:span text:style-name="T3">ASSESSOR DO COORDENADOR DA DIVISAO DE PATRIMONIO</text:span></text:p>
          </table:table-cell>
          <table:table-cell table:style-name="Tabela1.B5" office:value-type="string">
            <text:p text:style-name="P1"><text:span text:style-name="T3">DIVISAO DE PATRIMONIO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590,9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79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9,78</text:span></text:p>
          </table:table-cell>
          <table:table-cell table:style-name="Tabela1.E43" office:value-type="string">
            <text:p text:style-name="P4"><text:span text:style-name="T3">5.181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2</text:span></text:p>
          </table:table-cell>
          <table:table-cell table:style-name="Tabela1.B5" office:value-type="string">
            <text:p text:style-name="P1"><text:span text:style-name="T3">JOSE EDSON CARDOSO 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9</text:span></text:p>
          </table:table-cell>
          <table:table-cell table:style-name="Tabela1.B5" office:value-type="string">
            <text:p text:style-name="P1"><text:span text:style-name="T3">JOSE ELIAS PINHO DE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7</text:span></text:p>
          </table:table-cell>
          <table:table-cell table:style-name="Tabela1.B5" office:value-type="string">
            <text:p text:style-name="P1"><text:span text:style-name="T3">JOSE FERNANDO DOS SANTOS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526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0.955,39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1.123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2,72</text:span></text:p>
          </table:table-cell>
          <table:table-cell table:style-name="Tabela1.E43" office:value-type="string">
            <text:p text:style-name="P4"><text:span text:style-name="T3">9.222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5</text:span></text:p>
          </table:table-cell>
          <table:table-cell table:style-name="Tabela1.B5" office:value-type="string">
            <text:p text:style-name="P1"><text:span text:style-name="T3">JOSE FERREIRA DE LIMA</text:span></text:p>
          </table:table-cell>
          <table:table-cell table:style-name="Tabela1.B5" office:value-type="string">
            <text:p text:style-name="P1"><text:span text:style-name="T3">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5</text:span></text:p>
          </table:table-cell>
          <table:table-cell table:style-name="Tabela1.B5" office:value-type="string">
            <text:p text:style-name="P1"><text:span text:style-name="T3">JOSE ISAU DE LIMA FRANCA</text:span></text:p>
          </table:table-cell>
          <table:table-cell table:style-name="Tabela1.B5" office:value-type="string">
            <text:p text:style-name="P1"><text:span text:style-name="T3">COORDENADOR DA DIVISÃO DE ENG. E MANUTENÇÃO</text:span></text:p>
          </table:table-cell>
          <table:table-cell table:style-name="Tabela1.B5" office:value-type="string">
            <text:p text:style-name="P1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7.420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6</text:span></text:p>
          </table:table-cell>
          <table:table-cell table:style-name="Tabela1.B5" office:value-type="string">
            <text:p text:style-name="P1"><text:span text:style-name="T3">JOSE LUCAS CARVALHO RIBEIRO</text:span></text:p>
          </table:table-cell>
          <table:table-cell table:style-name="Tabela1.B5" office:value-type="string">
            <text:p text:style-name="P1"><text:span text:style-name="T3">MOTORISTA - requisitado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1.266,39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283,95</text:span></text:p>
          </table:table-cell>
          <table:table-cell table:style-name="Tabela1.E43" office:value-type="string">
            <text:p text:style-name="P4"><text:span text:style-name="T3">177,29</text:span></text:p>
          </table:table-cell>
          <table:table-cell table:style-name="Tabela1.E43" office:value-type="string">
            <text:p text:style-name="P4"><text:span text:style-name="T3">10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1,18</text:span></text:p>
          </table:table-cell>
          <table:table-cell table:style-name="Tabela1.E43" office:value-type="string">
            <text:p text:style-name="P4"><text:span text:style-name="T3">6.002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6</text:span></text:p>
          </table:table-cell>
          <table:table-cell table:style-name="Tabela1.B5" office:value-type="string">
            <text:p text:style-name="P1"><text:span text:style-name="T3">JOSE LUCAS DA SILVA GOI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047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7</text:span></text:p>
          </table:table-cell>
          <table:table-cell table:style-name="Tabela1.B5" office:value-type="string">
            <text:p text:style-name="P1"><text:span text:style-name="T3">JOSE LUCAS SANTOS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953,71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620,71</text:span></text:p>
          </table:table-cell>
          <table:table-cell table:style-name="Tabela1.E43" office:value-type="string">
            <text:p text:style-name="P4"><text:span text:style-name="T3">1.919,64</text:span></text:p>
          </table:table-cell>
          <table:table-cell table:style-name="Tabela1.E43" office:value-type="string">
            <text:p text:style-name="P4"><text:span text:style-name="T3">2.26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88,83</text:span></text:p>
          </table:table-cell>
          <table:table-cell table:style-name="Tabela1.E43" office:value-type="string">
            <text:p text:style-name="P4"><text:span text:style-name="T3">11.431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2</text:span></text:p>
          </table:table-cell>
          <table:table-cell table:style-name="Tabela1.B5" office:value-type="string">
            <text:p text:style-name="P1"><text:span text:style-name="T3">JOSE MAGALHAES DE SANTAN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2</text:span></text:p>
          </table:table-cell>
          <table:table-cell table:style-name="Tabela1.B5" office:value-type="string">
            <text:p text:style-name="P1"><text:span text:style-name="T3">JOSE MARCOS SANTOS CHAGA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38</text:span></text:p>
          </table:table-cell>
          <table:table-cell table:style-name="Tabela1.B5" office:value-type="string">
            <text:p text:style-name="P1"><text:span text:style-name="T3">JOSE MARIO DA CRUZ COSTA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354,80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2.216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1,72</text:span></text:p>
          </table:table-cell>
          <table:table-cell table:style-name="Tabela1.E43" office:value-type="string">
            <text:p text:style-name="P4"><text:span text:style-name="T3">10.913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2</text:span></text:p>
          </table:table-cell>
          <table:table-cell table:style-name="Tabela1.B5" office:value-type="string">
            <text:p text:style-name="P1"><text:span text:style-name="T3">JOSE MARLUCIO MONTEIRO FERREIRA</text:span></text:p>
          </table:table-cell>
          <table:table-cell table:style-name="Tabela1.B5" office:value-type="string">
            <text:p text:style-name="P1"><text:span text:style-name="T3">Coordenador da Div. Perícia Contábil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7.420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0</text:span></text:p>
          </table:table-cell>
          <table:table-cell table:style-name="Tabela1.B5" office:value-type="string">
            <text:p text:style-name="P1"><text:span text:style-name="T3">JOSE MICAEL BISPO RODRIGU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27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679,53</text:span></text:p>
          </table:table-cell>
          <table:table-cell table:style-name="Tabela1.E43" office:value-type="string">
            <text:p text:style-name="P4"><text:span text:style-name="T3">529,45</text:span></text:p>
          </table:table-cell>
          <table:table-cell table:style-name="Tabela1.E43" office:value-type="string">
            <text:p text:style-name="P4"><text:span text:style-name="T3">104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4,06</text:span></text:p>
          </table:table-cell>
          <table:table-cell table:style-name="Tabela1.E43" office:value-type="string">
            <text:p text:style-name="P4"><text:span text:style-name="T3">6.045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</text:span></text:p>
          </table:table-cell>
          <table:table-cell table:style-name="Tabela1.B5" office:value-type="string">
            <text:p text:style-name="P1"><text:span text:style-name="T3">JOSE MIRANDA SOUZA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9</text:span></text:p>
          </table:table-cell>
          <table:table-cell table:style-name="Tabela1.B5" office:value-type="string">
            <text:p text:style-name="P1"><text:span text:style-name="T3">JOSE NUNES SANTOS</text:span></text:p>
          </table:table-cell>
          <table:table-cell table:style-name="Tabela1.B5" office:value-type="string">
            <text:p text:style-name="P1"><text:span text:style-name="T3">SOLDADO - requistado 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5,0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9</text:span></text:p>
          </table:table-cell>
          <table:table-cell table:style-name="Tabela1.B5" office:value-type="string">
            <text:p text:style-name="P1"><text:span text:style-name="T3">JOSE RENATO LIMA SAMPAI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4</text:span></text:p>
          </table:table-cell>
          <table:table-cell table:style-name="Tabela1.B5" office:value-type="string">
            <text:p text:style-name="P1"><text:span text:style-name="T3">JOSE RICARDO ALVES DE JESUS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10</text:span></text:p>
          </table:table-cell>
          <table:table-cell table:style-name="Tabela1.B5" office:value-type="string">
            <text:p text:style-name="P1"><text:span text:style-name="T3">JOSE RONALDO DE JESU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7.827,52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48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2,20</text:span></text:p>
          </table:table-cell>
          <table:table-cell table:style-name="Tabela1.E43" office:value-type="string">
            <text:p text:style-name="P4"><text:span text:style-name="T3">6.735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</text:span></text:p>
          </table:table-cell>
          <table:table-cell table:style-name="Tabela1.B5" office:value-type="string">
            <text:p text:style-name="P1"><text:span text:style-name="T3">JOSE RONY SILVA ALMEID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9,90</text:span></text:p>
          </table:table-cell>
          <table:table-cell table:style-name="Tabela1.E43" office:value-type="string">
            <text:p text:style-name="P4"><text:span text:style-name="T3">17.357,01</text:span></text:p>
          </table:table-cell>
          <table:table-cell table:style-name="Tabela1.E43" office:value-type="string">
            <text:p text:style-name="P4"><text:span text:style-name="T3">52.506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47.789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74</text:span></text:p>
          </table:table-cell>
          <table:table-cell table:style-name="Tabela1.B5" office:value-type="string">
            <text:p text:style-name="P1"><text:span text:style-name="T3">JOSE SACRAMENTO DOS SANTOS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2"/><text:span text:style-name="T3">1665</text:span></text:p>
          </table:table-cell>
          <table:table-cell table:style-name="Tabela1.B5" office:value-type="string">
            <text:p text:style-name="P1"><text:span text:style-name="T3">JOSENALVO SILVA SANTOS</text:span></text:p>
          </table:table-cell>
          <table:table-cell table:style-name="Tabela1.B5" office:value-type="string">
            <text:p text:style-name="P1"><text:span text:style-name="T3">SUBTENENTE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</text:span></text:p>
          </table:table-cell>
          <table:table-cell table:style-name="Tabela1.B5" office:value-type="string">
            <text:p text:style-name="P1"><text:span text:style-name="T3">JOSENIAS FRANCA DO NASCIMENT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605,39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32.216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5</text:span></text:p>
          </table:table-cell>
          <table:table-cell table:style-name="Tabela1.B5" office:value-type="string">
            <text:p text:style-name="P1"><text:span text:style-name="T3">JOUBERTO UCHOA DE MENDONCA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RIACHUELO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448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8.845,50</text:span></text:p>
          </table:table-cell>
          <table:table-cell table:style-name="Tabela1.E43" office:value-type="string">
            <text:p text:style-name="P4"><text:span text:style-name="T3">859,14</text:span></text:p>
          </table:table-cell>
          <table:table-cell table:style-name="Tabela1.E43" office:value-type="string">
            <text:p text:style-name="P4"><text:span text:style-name="T3">69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51,11</text:span></text:p>
          </table:table-cell>
          <table:table-cell table:style-name="Tabela1.E43" office:value-type="string">
            <text:p text:style-name="P4"><text:span text:style-name="T3">7.294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6</text:span></text:p>
          </table:table-cell>
          <table:table-cell table:style-name="Tabela1.B5" office:value-type="string">
            <text:p text:style-name="P1"><text:span text:style-name="T3">JUCIARA REI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INDIAROBA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138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5.487,65</text:span></text:p>
          </table:table-cell>
          <table:table-cell table:style-name="Tabela1.E43" office:value-type="string">
            <text:p text:style-name="P4"><text:span text:style-name="T3">408,14</text:span></text:p>
          </table:table-cell>
          <table:table-cell table:style-name="Tabela1.E43" office:value-type="string">
            <text:p text:style-name="P4"><text:span text:style-name="T3">4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3,38</text:span></text:p>
          </table:table-cell>
          <table:table-cell table:style-name="Tabela1.E43" office:value-type="string">
            <text:p text:style-name="P4"><text:span text:style-name="T3">5.034,2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2</text:span></text:p>
          </table:table-cell>
          <table:table-cell table:style-name="Tabela1.B5" office:value-type="string">
            <text:p text:style-name="P1"><text:span text:style-name="T3">JULIANA CHECCUCCI CARBALLAL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1</text:span></text:p>
          </table:table-cell>
          <table:table-cell table:style-name="Tabela1.B5" office:value-type="string">
            <text:p text:style-name="P1"><text:span text:style-name="T3">JULIANA COUTO VASCONCEL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3.419,51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549,28</text:span></text:p>
          </table:table-cell>
          <table:table-cell table:style-name="Tabela1.E43" office:value-type="string">
            <text:p text:style-name="P4"><text:span text:style-name="T3">1.174,85</text:span></text:p>
          </table:table-cell>
          <table:table-cell table:style-name="Tabela1.E43" office:value-type="string">
            <text:p text:style-name="P4"><text:span text:style-name="T3">3.279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54,21</text:span></text:p>
          </table:table-cell>
          <table:table-cell table:style-name="Tabela1.E43" office:value-type="string">
            <text:p text:style-name="P4"><text:span text:style-name="T3">14.095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17</text:span></text:p>
          </table:table-cell>
          <table:table-cell table:style-name="Tabela1.B5" office:value-type="string">
            <text:p text:style-name="P1"><text:span text:style-name="T3">JULIANA DA COSTA MACIEL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225,72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805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3,67</text:span></text:p>
          </table:table-cell>
          <table:table-cell table:style-name="Tabela1.E43" office:value-type="string">
            <text:p text:style-name="P4"><text:span text:style-name="T3">7.57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9</text:span></text:p>
          </table:table-cell>
          <table:table-cell table:style-name="Tabela1.B5" office:value-type="string">
            <text:p text:style-name="P1"><text:span text:style-name="T3">JULIANA DAYSE FREITAS DO SACRAMENTO AQUIN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834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18,73</text:span></text:p>
          </table:table-cell>
          <table:table-cell table:style-name="Tabela1.E43" office:value-type="string">
            <text:p text:style-name="P4"><text:span text:style-name="T3">701,36</text:span></text:p>
          </table:table-cell>
          <table:table-cell table:style-name="Tabela1.E43" office:value-type="string">
            <text:p text:style-name="P4"><text:span text:style-name="T3">247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9,30</text:span></text:p>
          </table:table-cell>
          <table:table-cell table:style-name="Tabela1.E43" office:value-type="string">
            <text:p text:style-name="P4"><text:span text:style-name="T3">5.969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9</text:span></text:p>
          </table:table-cell>
          <table:table-cell table:style-name="Tabela1.B5" office:value-type="string">
            <text:p text:style-name="P1"><text:span text:style-name="T3">JULIANA DE BRITTO AMORIM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3.363,22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211,54</text:span></text:p>
          </table:table-cell>
          <table:table-cell table:style-name="Tabela1.E43" office:value-type="string">
            <text:p text:style-name="P4"><text:span text:style-name="T3">1.127,56</text:span></text:p>
          </table:table-cell>
          <table:table-cell table:style-name="Tabela1.E43" office:value-type="string">
            <text:p text:style-name="P4"><text:span text:style-name="T3">3.251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79,19</text:span></text:p>
          </table:table-cell>
          <table:table-cell table:style-name="Tabela1.E43" office:value-type="string">
            <text:p text:style-name="P4"><text:span text:style-name="T3">13.832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8</text:span></text:p>
          </table:table-cell>
          <table:table-cell table:style-name="Tabela1.B5" office:value-type="string">
            <text:p text:style-name="P1"><text:span text:style-name="T3">JULIANA GOMES REZENDE DORI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5.714,17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7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6,48</text:span></text:p>
          </table:table-cell>
          <table:table-cell table:style-name="Tabela1.E43" office:value-type="string">
            <text:p text:style-name="P4"><text:span text:style-name="T3">5.137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1</text:span></text:p>
          </table:table-cell>
          <table:table-cell table:style-name="Tabela1.B5" office:value-type="string">
            <text:p text:style-name="P1"><text:span text:style-name="T3">JULIANA LUSTOSA DE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1.840,98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465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43,23</text:span></text:p>
          </table:table-cell>
          <table:table-cell table:style-name="Tabela1.E43" office:value-type="string">
            <text:p text:style-name="P4"><text:span text:style-name="T3">9.197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5</text:span></text:p>
          </table:table-cell>
          <table:table-cell table:style-name="Tabela1.B5" office:value-type="string">
            <text:p text:style-name="P1"><text:span text:style-name="T3">JULIANA PRADO VIEIRA RI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9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958,33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800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3,17</text:span></text:p>
          </table:table-cell>
          <table:table-cell table:style-name="Tabela1.E43" office:value-type="string">
            <text:p text:style-name="P4"><text:span text:style-name="T3">7.445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8</text:span></text:p>
          </table:table-cell>
          <table:table-cell table:style-name="Tabela1.B5" office:value-type="string">
            <text:p text:style-name="P1"><text:span text:style-name="T3">JULIANA SOARES ALVE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3</text:span></text:p>
          </table:table-cell>
          <table:table-cell table:style-name="Tabela1.B5" office:value-type="string">
            <text:p text:style-name="P1"><text:span text:style-name="T3">JULIANA SORAIA DOS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321,48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12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7,94</text:span></text:p>
          </table:table-cell>
          <table:table-cell table:style-name="Tabela1.E43" office:value-type="string">
            <text:p text:style-name="P4"><text:span text:style-name="T3">8.023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5</text:span></text:p>
          </table:table-cell>
          <table:table-cell table:style-name="Tabela1.B5" office:value-type="string">
            <text:p text:style-name="P1"><text:span text:style-name="T3">JULIANA VASCONCELOS DE OLIVEIRA FREITA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813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051,76</text:span></text:p>
          </table:table-cell>
          <table:table-cell table:style-name="Tabela1.E43" office:value-type="string">
            <text:p text:style-name="P4"><text:span text:style-name="T3">1.523,04</text:span></text:p>
          </table:table-cell>
          <table:table-cell table:style-name="Tabela1.E43" office:value-type="string">
            <text:p text:style-name="P4"><text:span text:style-name="T3">1.65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4,39</text:span></text:p>
          </table:table-cell>
          <table:table-cell table:style-name="Tabela1.E43" office:value-type="string">
            <text:p text:style-name="P4"><text:span text:style-name="T3">9.877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8</text:span></text:p>
          </table:table-cell>
          <table:table-cell table:style-name="Tabela1.B5" office:value-type="string">
            <text:p text:style-name="P1"><text:span text:style-name="T3">JULIANE MENDONCA NORON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395,65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19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8,24</text:span></text:p>
          </table:table-cell>
          <table:table-cell table:style-name="Tabela1.E43" office:value-type="string">
            <text:p text:style-name="P4"><text:span text:style-name="T3">5.607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5</text:span></text:p>
          </table:table-cell>
          <table:table-cell table:style-name="Tabela1.B5" office:value-type="string">
            <text:p text:style-name="P1"><text:span text:style-name="T3">JULIANE RIBEIRO DANTAS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NOSSA SENHORA DO SOCORR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1.981,87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9.148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5</text:span></text:p>
          </table:table-cell>
          <table:table-cell table:style-name="Tabela1.B5" office:value-type="string">
            <text:p text:style-name="P1"><text:span text:style-name="T3">JULIANE SOARES MARTINS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GESTAO DE ESTAGIARIOS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2.050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284,87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1.075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24,50</text:span></text:p>
          </table:table-cell>
          <table:table-cell table:style-name="Tabela1.E43" office:value-type="string">
            <text:p text:style-name="P4"><text:span text:style-name="T3">8.360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0</text:span></text:p>
          </table:table-cell>
          <table:table-cell table:style-name="Tabela1.B5" office:value-type="string">
            <text:p text:style-name="P1"><text:span text:style-name="T3">JULIANO CAVALCANTE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1.172,70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669,00</text:span></text:p>
          </table:table-cell>
          <table:table-cell table:style-name="Tabela1.E43" office:value-type="string">
            <text:p text:style-name="P4"><text:span text:style-name="T3">820,89</text:span></text:p>
          </table:table-cell>
          <table:table-cell table:style-name="Tabela1.E43" office:value-type="string">
            <text:p text:style-name="P4"><text:span text:style-name="T3">2.066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21</text:span></text:p>
          </table:table-cell>
          <table:table-cell table:style-name="Tabela1.E43" office:value-type="string">
            <text:p text:style-name="P4"><text:span text:style-name="T3">10.781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26</text:span></text:p>
          </table:table-cell>
          <table:table-cell table:style-name="Tabela1.B5" office:value-type="string">
            <text:p text:style-name="P1"><text:span text:style-name="T3">JULIVAL PIRES REBOUCAS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5</text:span></text:p>
          </table:table-cell>
          <table:table-cell table:style-name="Tabela1.B5" office:value-type="string">
            <text:p text:style-name="P1"><text:span text:style-name="T3">JUSSARA OLIVEIRA DE MAT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493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892,22</text:span></text:p>
          </table:table-cell>
          <table:table-cell table:style-name="Tabela1.E43" office:value-type="string">
            <text:p text:style-name="P4"><text:span text:style-name="T3">725,80</text:span></text:p>
          </table:table-cell>
          <table:table-cell table:style-name="Tabela1.E43" office:value-type="string">
            <text:p text:style-name="P4"><text:span text:style-name="T3">367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2,82</text:span></text:p>
          </table:table-cell>
          <table:table-cell table:style-name="Tabela1.E43" office:value-type="string">
            <text:p text:style-name="P4"><text:span text:style-name="T3">6.799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9</text:span></text:p>
          </table:table-cell>
          <table:table-cell table:style-name="Tabela1.B5" office:value-type="string">
            <text:p text:style-name="P1"><text:span text:style-name="T3">KARLA CHRISTIANY CRUZ LEITE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.116,92</text:span></text:p>
          </table:table-cell>
          <table:table-cell table:style-name="Tabela1.E43" office:value-type="string">
            <text:p text:style-name="P4"><text:span text:style-name="T3">38.174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5.538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9</text:span></text:p>
          </table:table-cell>
          <table:table-cell table:style-name="Tabela1.B5" office:value-type="string">
            <text:p text:style-name="P1"><text:span text:style-name="T3">KARLA LIMA DE ALMEID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7,78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893,31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4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6,78</text:span></text:p>
          </table:table-cell>
          <table:table-cell table:style-name="Tabela1.E43" office:value-type="string">
            <text:p text:style-name="P4"><text:span text:style-name="T3">4.606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0</text:span></text:p>
          </table:table-cell>
          <table:table-cell table:style-name="Tabela1.B5" office:value-type="string">
            <text:p text:style-name="P1"><text:span text:style-name="T3">KARLA PATRICIA DE ANDRADE MOUR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8.910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2</text:span></text:p>
          </table:table-cell>
          <table:table-cell table:style-name="Tabela1.B5" office:value-type="string">
            <text:p text:style-name="P1"><text:span text:style-name="T3">KASSIA JAMILLER NASCIMENTO SILV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8</text:span></text:p>
          </table:table-cell>
          <table:table-cell table:style-name="Tabela1.B5" office:value-type="string">
            <text:p text:style-name="P1"><text:span text:style-name="T3">KATHARINA RESENDE DE LIMA GUER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TRIAGEM TECNICA DAS 1ª E 3ª PROMOTORIAS DE JUSTICA DAS EXECUCOES CRIMINAIS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246,14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967,08</text:span></text:p>
          </table:table-cell>
          <table:table-cell table:style-name="Tabela1.E43" office:value-type="string">
            <text:p text:style-name="P4"><text:span text:style-name="T3">471,21</text:span></text:p>
          </table:table-cell>
          <table:table-cell table:style-name="Tabela1.E43" office:value-type="string">
            <text:p text:style-name="P4"><text:span text:style-name="T3">942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3,24</text:span></text:p>
          </table:table-cell>
          <table:table-cell table:style-name="Tabela1.E43" office:value-type="string">
            <text:p text:style-name="P4"><text:span text:style-name="T3">7.553,8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4</text:span></text:p>
          </table:table-cell>
          <table:table-cell table:style-name="Tabela1.B5" office:value-type="string">
            <text:p text:style-name="P1"><text:span text:style-name="T3">KEILA LIMA FEITOS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347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8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81,92</text:span></text:p>
          </table:table-cell>
          <table:table-cell table:style-name="Tabela1.E43" office:value-type="string">
            <text:p text:style-name="P4"><text:span text:style-name="T3">511,66</text:span></text:p>
          </table:table-cell>
          <table:table-cell table:style-name="Tabela1.E43" office:value-type="string">
            <text:p text:style-name="P4"><text:span text:style-name="T3">302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4,16</text:span></text:p>
          </table:table-cell>
          <table:table-cell table:style-name="Tabela1.E43" office:value-type="string">
            <text:p text:style-name="P4"><text:span text:style-name="T3">5.967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6</text:span></text:p>
          </table:table-cell>
          <table:table-cell table:style-name="Tabela1.B5" office:value-type="string">
            <text:p text:style-name="P1"><text:span text:style-name="T3">KELFRENN TEIXEIRA RODRIGUES DE MENEZE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ARAU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0,56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6.901,2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703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84,41</text:span></text:p>
          </table:table-cell>
          <table:table-cell table:style-name="Tabela1.E43" office:value-type="string">
            <text:p text:style-name="P4"><text:span text:style-name="T3">24.716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7</text:span></text:p>
          </table:table-cell>
          <table:table-cell table:style-name="Tabela1.B5" office:value-type="string">
            <text:p text:style-name="P1"><text:span text:style-name="T3">KELLI SOBRAL NASCIMEN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ATRIMONIO/DM/DA/SG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18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810,31</text:span></text:p>
          </table:table-cell>
          <table:table-cell table:style-name="Tabela1.E43" office:value-type="string">
            <text:p text:style-name="P4"><text:span text:style-name="T3">546,18</text:span></text:p>
          </table:table-cell>
          <table:table-cell table:style-name="Tabela1.E43" office:value-type="string">
            <text:p text:style-name="P4"><text:span text:style-name="T3">14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4,65</text:span></text:p>
          </table:table-cell>
          <table:table-cell table:style-name="Tabela1.E43" office:value-type="string">
            <text:p text:style-name="P4"><text:span text:style-name="T3">5.115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3</text:span></text:p>
          </table:table-cell>
          <table:table-cell table:style-name="Tabela1.B5" office:value-type="string">
            <text:p text:style-name="P1"><text:span text:style-name="T3">KELLY CRISTINE PEREIRA TEL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15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184,61</text:span></text:p>
          </table:table-cell>
          <table:table-cell table:style-name="Tabela1.E43" office:value-type="string">
            <text:p text:style-name="P4"><text:span text:style-name="T3">458,59</text:span></text:p>
          </table:table-cell>
          <table:table-cell table:style-name="Tabela1.E43" office:value-type="string">
            <text:p text:style-name="P4"><text:span text:style-name="T3">6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7</text:span></text:p>
          </table:table-cell>
          <table:table-cell table:style-name="Tabela1.E43" office:value-type="string">
            <text:p text:style-name="P4"><text:span text:style-name="T3">4.657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18</text:span></text:p>
          </table:table-cell>
          <table:table-cell table:style-name="Tabela1.B5" office:value-type="string">
            <text:p text:style-name="P1"><text:span text:style-name="T3">KELLY SANTOS PIEDADE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938,16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676,44</text:span></text:p>
          </table:table-cell>
          <table:table-cell table:style-name="Tabela1.E43" office:value-type="string">
            <text:p text:style-name="P4"><text:span text:style-name="T3">788,05</text:span></text:p>
          </table:table-cell>
          <table:table-cell table:style-name="Tabela1.E43" office:value-type="string">
            <text:p text:style-name="P4"><text:span text:style-name="T3">774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3,03</text:span></text:p>
          </table:table-cell>
          <table:table-cell table:style-name="Tabela1.E43" office:value-type="string">
            <text:p text:style-name="P4"><text:span text:style-name="T3">7.113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5</text:span></text:p>
          </table:table-cell>
          <table:table-cell table:style-name="Tabela1.B5" office:value-type="string">
            <text:p text:style-name="P1"><text:span text:style-name="T3">KENIA LIMA FEITOS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347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8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7.198,20</text:span></text:p>
          </table:table-cell>
          <table:table-cell table:style-name="Tabela1.E43" office:value-type="string">
            <text:p text:style-name="P4"><text:span text:style-name="T3">511,66</text:span></text:p>
          </table:table-cell>
          <table:table-cell table:style-name="Tabela1.E43" office:value-type="string">
            <text:p text:style-name="P4"><text:span text:style-name="T3">302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4,16</text:span></text:p>
          </table:table-cell>
          <table:table-cell table:style-name="Tabela1.E43" office:value-type="string">
            <text:p text:style-name="P4"><text:span text:style-name="T3">6.384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0</text:span></text:p>
          </table:table-cell>
          <table:table-cell table:style-name="Tabela1.B5" office:value-type="string">
            <text:p text:style-name="P1"><text:span text:style-name="T3">KETLYN DE SANTANA NASCIMEN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1.077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167,01</text:span></text:p>
          </table:table-cell>
          <table:table-cell table:style-name="Tabela1.E43" office:value-type="string">
            <text:p text:style-name="P4"><text:span text:style-name="T3">1.156,12</text:span></text:p>
          </table:table-cell>
          <table:table-cell table:style-name="Tabela1.E43" office:value-type="string">
            <text:p text:style-name="P4"><text:span text:style-name="T3">1.08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9,78</text:span></text:p>
          </table:table-cell>
          <table:table-cell table:style-name="Tabela1.E43" office:value-type="string">
            <text:p text:style-name="P4"><text:span text:style-name="T3">7.927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1</text:span></text:p>
          </table:table-cell>
          <table:table-cell table:style-name="Tabela1.B5" office:value-type="string">
            <text:p text:style-name="P1"><text:span text:style-name="T3">KEVEN MATHEUS GOIS SANTAN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3</text:span></text:p>
          </table:table-cell>
          <table:table-cell table:style-name="Tabela1.B5" office:value-type="string">
            <text:p text:style-name="P1"><text:span text:style-name="T3">KEYLLA TEIXEIRA SANTANA ANDRADE FRANC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2.899,81</text:span></text:p>
          </table:table-cell>
          <table:table-cell table:style-name="Tabela1.E43" office:value-type="string">
            <text:p text:style-name="P4"><text:span text:style-name="T3">1.603,90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086,30</text:span></text:p>
          </table:table-cell>
          <table:table-cell table:style-name="Tabela1.E43" office:value-type="string">
            <text:p text:style-name="P4"><text:span text:style-name="T3">458,75</text:span></text:p>
          </table:table-cell>
          <table:table-cell table:style-name="Tabela1.E43" office:value-type="string">
            <text:p text:style-name="P4"><text:span text:style-name="T3">3.12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4,86</text:span></text:p>
          </table:table-cell>
          <table:table-cell table:style-name="Tabela1.E43" office:value-type="string">
            <text:p text:style-name="P4"><text:span text:style-name="T3">13.501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7</text:span></text:p>
          </table:table-cell>
          <table:table-cell table:style-name="Tabela1.B5" office:value-type="string">
            <text:p text:style-name="P1"><text:span text:style-name="T3">KRISTIANE FERREIRA DA SILVA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6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366,21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459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08,39</text:span></text:p>
          </table:table-cell>
          <table:table-cell table:style-name="Tabela1.E43" office:value-type="string">
            <text:p text:style-name="P4"><text:span text:style-name="T3">7.057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0</text:span></text:p>
          </table:table-cell>
          <table:table-cell table:style-name="Tabela1.B5" office:value-type="string">
            <text:p text:style-name="P1"><text:span text:style-name="T3">LAELSON ALCANTARA DE PONTES FILHO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3.913,6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5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076,12</text:span></text:p>
          </table:table-cell>
          <table:table-cell table:style-name="Tabela1.E43" office:value-type="string">
            <text:p text:style-name="P4"><text:span text:style-name="T3">22.837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5</text:span></text:p>
          </table:table-cell>
          <table:table-cell table:style-name="Tabela1.B5" office:value-type="string">
            <text:p text:style-name="P1"><text:span text:style-name="T3">LAIS GOMES VASCONCEL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SETOR DE ALMOXARIFADO/DM//DA/SG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5.804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5</text:span></text:p>
          </table:table-cell>
          <table:table-cell table:style-name="Tabela1.B5" office:value-type="string">
            <text:p text:style-name="P1"><text:span text:style-name="T3">LARISSA CAROLAINE MENEZES DE OLIVEIR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159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161,56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988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3</text:span></text:p>
          </table:table-cell>
          <table:table-cell table:style-name="Tabela1.B5" office:value-type="string">
            <text:p text:style-name="P1"><text:span text:style-name="T3">LARISSA DIAS FEITOSA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9</text:span></text:p>
          </table:table-cell>
          <table:table-cell table:style-name="Tabela1.B5" office:value-type="string">
            <text:p text:style-name="P1"><text:span text:style-name="T3">LARISSA DOS SANTOS SANTANA MAI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0.929,69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068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5,81</text:span></text:p>
          </table:table-cell>
          <table:table-cell table:style-name="Tabela1.E43" office:value-type="string">
            <text:p text:style-name="P4"><text:span text:style-name="T3">8.683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3</text:span></text:p>
          </table:table-cell>
          <table:table-cell table:style-name="Tabela1.B5" office:value-type="string">
            <text:p text:style-name="P1"><text:span text:style-name="T3">LARISSA SOARES GUIMARAES PRADO DE OLIVEIR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3.371,69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258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10,50</text:span></text:p>
          </table:table-cell>
          <table:table-cell table:style-name="Tabela1.E43" office:value-type="string">
            <text:p text:style-name="P4"><text:span text:style-name="T3">10.361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9</text:span></text:p>
          </table:table-cell>
          <table:table-cell table:style-name="Tabela1.B5" office:value-type="string">
            <text:p text:style-name="P1"><text:span text:style-name="T3">LAURA ELISA MENGEL SIMO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029,50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796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6,58</text:span></text:p>
          </table:table-cell>
          <table:table-cell table:style-name="Tabela1.E43" office:value-type="string">
            <text:p text:style-name="P4"><text:span text:style-name="T3">7.432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4</text:span></text:p>
          </table:table-cell>
          <table:table-cell table:style-name="Tabela1.B5" office:value-type="string">
            <text:p text:style-name="P1"><text:span text:style-name="T3">LAURA IMPERATRIZ BATALHA MOREIRA NERY MOURA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96,84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6.510,25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7.371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27,76</text:span></text:p>
          </table:table-cell>
          <table:table-cell table:style-name="Tabela1.E43" office:value-type="string">
            <text:p text:style-name="P4"><text:span text:style-name="T3">24.882,49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3"/><text:span text:style-name="T3">2016</text:span></text:p>
          </table:table-cell>
          <table:table-cell table:style-name="Tabela1.B5" office:value-type="string">
            <text:p text:style-name="P1"><text:span text:style-name="T3">LAURO DE JESUS</text:span></text:p>
          </table:table-cell>
          <table:table-cell table:style-name="Tabela1.B5" office:value-type="string">
            <text:p text:style-name="P1"><text:span text:style-name="T3">1º SARGENTO - requisitado 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,55</text:span></text:p>
          </table:table-cell>
          <table:table-cell table:style-name="Tabela1.E43" office:value-type="string">
            <text:p text:style-name="P4"><text:span text:style-name="T3">2.108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9</text:span></text:p>
          </table:table-cell>
          <table:table-cell table:style-name="Tabela1.B5" office:value-type="string">
            <text:p text:style-name="P1"><text:span text:style-name="T3">LEA ALVES SCHLINGMANN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206,67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408,57</text:span></text:p>
          </table:table-cell>
          <table:table-cell table:style-name="Tabela1.E43" office:value-type="string">
            <text:p text:style-name="P4"><text:span text:style-name="T3">395,64</text:span></text:p>
          </table:table-cell>
          <table:table-cell table:style-name="Tabela1.E43" office:value-type="string">
            <text:p text:style-name="P4"><text:span text:style-name="T3">2.734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9,86</text:span></text:p>
          </table:table-cell>
          <table:table-cell table:style-name="Tabela1.E43" office:value-type="string">
            <text:p text:style-name="P4"><text:span text:style-name="T3">12.278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98</text:span></text:p>
          </table:table-cell>
          <table:table-cell table:style-name="Tabela1.B5" office:value-type="string">
            <text:p text:style-name="P1"><text:span text:style-name="T3">LEA GOMES DE ANDRADE</text:span></text:p>
          </table:table-cell>
          <table:table-cell table:style-name="Tabela1.B5" office:value-type="string">
            <text:p text:style-name="P1"><text:span text:style-name="T3">OFICIAL ADMINISTRATIVO - requisitado</text:span></text:p>
          </table:table-cell>
          <table:table-cell table:style-name="Tabela1.B5" office:value-type="string">
            <text:p text:style-name="P1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2.026,42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609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2.638,08</text:span></text:p>
          </table:table-cell>
          <table:table-cell table:style-name="Tabela1.E43" office:value-type="string">
            <text:p text:style-name="P4"><text:span text:style-name="T3">283,70</text:span></text:p>
          </table:table-cell>
          <table:table-cell table:style-name="Tabela1.E43" office:value-type="string">
            <text:p text:style-name="P4"><text:span text:style-name="T3">1.57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57,97</text:span></text:p>
          </table:table-cell>
          <table:table-cell table:style-name="Tabela1.E43" office:value-type="string">
            <text:p text:style-name="P4"><text:span text:style-name="T3">10.780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05</text:span></text:p>
          </table:table-cell>
          <table:table-cell table:style-name="Tabela1.B5" office:value-type="string">
            <text:p text:style-name="P1"><text:span text:style-name="T3">LEA MARIA SOBRAL DA CRUZ</text:span></text:p>
          </table:table-cell>
          <table:table-cell table:style-name="Tabela1.B5" office:value-type="string">
            <text:p text:style-name="P1"><text:span text:style-name="T3">DIRETOR ADMINISTRATIVO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9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0.992,9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65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8,47</text:span></text:p>
          </table:table-cell>
          <table:table-cell table:style-name="Tabela1.E43" office:value-type="string">
            <text:p text:style-name="P4"><text:span text:style-name="T3">8.584,46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006</text:span></text:p>
          </table:table-cell>
          <table:table-cell table:style-name="Tabela1.B5" office:value-type="string">
            <text:p text:style-name="P1"><text:span text:style-name="T3">LEA MARIA SOBRAL DA CRUZ</text:span></text:p>
          </table:table-cell>
          <table:table-cell table:style-name="Tabela1.B5" office:value-type="string">
            <text:p text:style-name="P1"><text:span text:style-name="T3">* TEC. ASSUNTOS HISTORIOGRÁFIC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8</text:span></text:p>
          </table:table-cell>
          <table:table-cell table:style-name="Tabela1.B5" office:value-type="string">
            <text:p text:style-name="P1"><text:span text:style-name="T3">LEALDO NUNES LIMA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3.823,48</text:span></text:p>
          </table:table-cell>
          <table:table-cell table:style-name="Tabela1.E43" office:value-type="string">
            <text:p text:style-name="P4"><text:span text:style-name="T3">2.525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8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0.097,46</text:span></text:p>
          </table:table-cell>
          <table:table-cell table:style-name="Tabela1.E43" office:value-type="string">
            <text:p text:style-name="P4"><text:span text:style-name="T3">888,92</text:span></text:p>
          </table:table-cell>
          <table:table-cell table:style-name="Tabela1.E43" office:value-type="string">
            <text:p text:style-name="P4"><text:span text:style-name="T3">772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1,37</text:span></text:p>
          </table:table-cell>
          <table:table-cell table:style-name="Tabela1.E43" office:value-type="string">
            <text:p text:style-name="P4"><text:span text:style-name="T3">8.436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7</text:span></text:p>
          </table:table-cell>
          <table:table-cell table:style-name="Tabela1.B5" office:value-type="string">
            <text:p text:style-name="P1"><text:span text:style-name="T3">LEILAINE SOUZA SANTANA MACHA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E DEFESA DOS DIREITOS HUMANO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492,11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.30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7,41</text:span></text:p>
          </table:table-cell>
          <table:table-cell table:style-name="Tabela1.E43" office:value-type="string">
            <text:p text:style-name="P4"><text:span text:style-name="T3">8.504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66</text:span></text:p>
          </table:table-cell>
          <table:table-cell table:style-name="Tabela1.B5" office:value-type="string">
            <text:p text:style-name="P1"><text:span text:style-name="T3">LEMUEL SANTOS BOMFIM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6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761,14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656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5,47</text:span></text:p>
          </table:table-cell>
          <table:table-cell table:style-name="Tabela1.E43" office:value-type="string">
            <text:p text:style-name="P4"><text:span text:style-name="T3">7.255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8</text:span></text:p>
          </table:table-cell>
          <table:table-cell table:style-name="Tabela1.B5" office:value-type="string">
            <text:p text:style-name="P1"><text:span text:style-name="T3">LENILDE NASCIMENTO ARAUJ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5,2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8.768,3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6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9,36</text:span></text:p>
          </table:table-cell>
          <table:table-cell table:style-name="Tabela1.E43" office:value-type="string">
            <text:p text:style-name="P4"><text:span text:style-name="T3">26.369,0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5</text:span></text:p>
          </table:table-cell>
          <table:table-cell table:style-name="Tabela1.B5" office:value-type="string">
            <text:p text:style-name="P1"><text:span text:style-name="T3">LEOGENEFFER ARAUJO DOS SANTOS</text:span></text:p>
          </table:table-cell>
          <table:table-cell table:style-name="Tabela1.B5" office:value-type="string">
            <text:p text:style-name="P1"><text:span text:style-name="T3">Assessor do Arq. Setorial do RH</text:span></text:p>
          </table:table-cell>
          <table:table-cell table:style-name="Tabela1.B5" office:value-type="string">
            <text:p text:style-name="P1"><text:span text:style-name="T3">ARQUIVO SETORIAL DO 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96</text:span></text:p>
          </table:table-cell>
          <table:table-cell table:style-name="Tabela1.B5" office:value-type="string">
            <text:p text:style-name="P1"><text:span text:style-name="T3">LEONARDO JOSE CAMPOS MAIA DE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026,86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2.50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66,98</text:span></text:p>
          </table:table-cell>
          <table:table-cell table:style-name="Tabela1.E43" office:value-type="string">
            <text:p text:style-name="P4"><text:span text:style-name="T3">12.059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33</text:span></text:p>
          </table:table-cell>
          <table:table-cell table:style-name="Tabela1.B5" office:value-type="string">
            <text:p text:style-name="P1"><text:span text:style-name="T3">LEONEL RODRIGUES CHAGAS</text:span></text:p>
          </table:table-cell>
          <table:table-cell table:style-name="Tabela1.B5" office:value-type="string">
            <text:p text:style-name="P1"><text:span text:style-name="T3">1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53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,17</text:span></text:p>
          </table:table-cell>
          <table:table-cell table:style-name="Tabela1.E43" office:value-type="string">
            <text:p text:style-name="P4"><text:span text:style-name="T3">4.532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2</text:span></text:p>
          </table:table-cell>
          <table:table-cell table:style-name="Tabela1.B5" office:value-type="string">
            <text:p text:style-name="P1"><text:span text:style-name="T3">LEYDSON GADELHA MOREIR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0,47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7.114,1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52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08,38</text:span></text:p>
          </table:table-cell>
          <table:table-cell table:style-name="Tabela1.E43" office:value-type="string">
            <text:p text:style-name="P4"><text:span text:style-name="T3">25.105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9</text:span></text:p>
          </table:table-cell>
          <table:table-cell table:style-name="Tabela1.B5" office:value-type="string">
            <text:p text:style-name="P1"><text:span text:style-name="T3">LHAIS SAMARA MESSIAS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147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5.607,41</text:span></text:p>
          </table:table-cell>
          <table:table-cell table:style-name="Tabela1.E43" office:value-type="string">
            <text:p text:style-name="P4"><text:span text:style-name="T3">432,63</text:span></text:p>
          </table:table-cell>
          <table:table-cell table:style-name="Tabela1.E43" office:value-type="string">
            <text:p text:style-name="P4"><text:span text:style-name="T3">5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9,15</text:span></text:p>
          </table:table-cell>
          <table:table-cell table:style-name="Tabela1.E43" office:value-type="string">
            <text:p text:style-name="P4"><text:span text:style-name="T3">5.118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4</text:span></text:p>
          </table:table-cell>
          <table:table-cell table:style-name="Tabela1.B5" office:value-type="string">
            <text:p text:style-name="P1"><text:span text:style-name="T3">LICIA REGIA DOS SANTOS DIAS SOUZ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334,55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19</text:span></text:p>
          </table:table-cell>
          <table:table-cell table:style-name="Tabela1.B5" office:value-type="string">
            <text:p text:style-name="P1"><text:span text:style-name="T3">LICIA VANESSA DE ANDRADE SANTA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0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54</text:span></text:p>
          </table:table-cell>
          <table:table-cell table:style-name="Tabela1.E43" office:value-type="string">
            <text:p text:style-name="P4"><text:span text:style-name="T3">8.962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9</text:span></text:p>
          </table:table-cell>
          <table:table-cell table:style-name="Tabela1.B5" office:value-type="string">
            <text:p text:style-name="P1"><text:span text:style-name="T3">LIDGIA MARIA DANTAS DE ANDRADE LIM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85</text:span></text:p>
          </table:table-cell>
          <table:table-cell table:style-name="Tabela1.B5" office:value-type="string">
            <text:p text:style-name="P1"><text:span text:style-name="T3">LIDIANE MEDEIROS MAT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21,74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699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3,06</text:span></text:p>
          </table:table-cell>
          <table:table-cell table:style-name="Tabela1.E43" office:value-type="string">
            <text:p text:style-name="P4"><text:span text:style-name="T3">7.178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8</text:span></text:p>
          </table:table-cell>
          <table:table-cell table:style-name="Tabela1.B5" office:value-type="string">
            <text:p text:style-name="P1"><text:span text:style-name="T3">LIGIA MARIA MONTEIRO DE FIGUEIREDO</text:span></text:p>
          </table:table-cell>
          <table:table-cell table:style-name="Tabela1.B5" office:value-type="string">
            <text:p text:style-name="P1"><text:span text:style-name="T3">DIRETOR FINANCEIRO</text:span></text:p>
          </table:table-cell>
          <table:table-cell table:style-name="Tabela1.B5" office:value-type="string">
            <text:p text:style-name="P1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936,93</text:span></text:p>
          </table:table-cell>
          <table:table-cell table:style-name="Tabela1.E43" office:value-type="string">
            <text:p text:style-name="P4"><text:span text:style-name="T3">627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3.423,4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65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8,47</text:span></text:p>
          </table:table-cell>
          <table:table-cell table:style-name="Tabela1.E43" office:value-type="string">
            <text:p text:style-name="P4"><text:span text:style-name="T3">11.014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1</text:span></text:p>
          </table:table-cell>
          <table:table-cell table:style-name="Tabela1.B5" office:value-type="string">
            <text:p text:style-name="P1"><text:span text:style-name="T3">LILIA REJANE LIMA OLIVEIRA CARVALH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3.892,74</text:span></text:p>
          </table:table-cell>
          <table:table-cell table:style-name="Tabela1.E43" office:value-type="string">
            <text:p text:style-name="P4"><text:span text:style-name="T3">2.792,89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9.532,15</text:span></text:p>
          </table:table-cell>
          <table:table-cell table:style-name="Tabela1.E43" office:value-type="string">
            <text:p text:style-name="P4"><text:span text:style-name="T3">753,32</text:span></text:p>
          </table:table-cell>
          <table:table-cell table:style-name="Tabela1.E43" office:value-type="string">
            <text:p text:style-name="P4"><text:span text:style-name="T3">3.645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98,45</text:span></text:p>
          </table:table-cell>
          <table:table-cell table:style-name="Tabela1.E43" office:value-type="string">
            <text:p text:style-name="P4"><text:span text:style-name="T3">15.133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3</text:span></text:p>
          </table:table-cell>
          <table:table-cell table:style-name="Tabela1.B5" office:value-type="string">
            <text:p text:style-name="P1"><text:span text:style-name="T3">LILIAN DOS SANTOS MACIEL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7</text:span></text:p>
          </table:table-cell>
          <table:table-cell table:style-name="Tabela1.B5" office:value-type="string">
            <text:p text:style-name="P1"><text:span text:style-name="T3">LISSANDRO PATRICIUS GOIS SANTOS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295,08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2.74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75,30</text:span></text:p>
          </table:table-cell>
          <table:table-cell table:style-name="Tabela1.E43" office:value-type="string">
            <text:p text:style-name="P4"><text:span text:style-name="T3">12.319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5</text:span></text:p>
          </table:table-cell>
          <table:table-cell table:style-name="Tabela1.B5" office:value-type="string">
            <text:p text:style-name="P1"><text:span text:style-name="T3">LIZANDRA GARDENIA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0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94,0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683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8,21</text:span></text:p>
          </table:table-cell>
          <table:table-cell table:style-name="Tabela1.E43" office:value-type="string">
            <text:p text:style-name="P4"><text:span text:style-name="T3">7.325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4</text:span></text:p>
          </table:table-cell>
          <table:table-cell table:style-name="Tabela1.B5" office:value-type="string">
            <text:p text:style-name="P1"><text:span text:style-name="T3">LORENA DA ROCHA SILVA RIBEIRO</text:span></text:p>
          </table:table-cell>
          <table:table-cell table:style-name="Tabela1.B5" office:value-type="string">
            <text:p text:style-name="P1"><text:span text:style-name="T3">ANALISTA DO MP- CONTADOR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0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54</text:span></text:p>
          </table:table-cell>
          <table:table-cell table:style-name="Tabela1.E43" office:value-type="string">
            <text:p text:style-name="P4"><text:span text:style-name="T3">8.962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3</text:span></text:p>
          </table:table-cell>
          <table:table-cell table:style-name="Tabela1.B5" office:value-type="string">
            <text:p text:style-name="P1"><text:span text:style-name="T3">LUA SILVA SANTOS VASCONCEL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377,01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3.005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2,64</text:span></text:p>
          </table:table-cell>
          <table:table-cell table:style-name="Tabela1.E43" office:value-type="string">
            <text:p text:style-name="P4"><text:span text:style-name="T3">12.994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4</text:span></text:p>
          </table:table-cell>
          <table:table-cell table:style-name="Tabela1.B5" office:value-type="string">
            <text:p text:style-name="P1"><text:span text:style-name="T3">LUAN BRUNO BARBOSA DE SOUSA COST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804,20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7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69</text:span></text:p>
          </table:table-cell>
          <table:table-cell table:style-name="Tabela1.E43" office:value-type="string">
            <text:p text:style-name="P4"><text:span text:style-name="T3">7.077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5</text:span></text:p>
          </table:table-cell>
          <table:table-cell table:style-name="Tabela1.B5" office:value-type="string">
            <text:p text:style-name="P1"><text:span text:style-name="T3">LUANA DIAS SOARES GARCIA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6</text:span></text:p>
          </table:table-cell>
          <table:table-cell table:style-name="Tabela1.B5" office:value-type="string">
            <text:p text:style-name="P1"><text:span text:style-name="T3">LUANA FRANCA DE CARVALHO MACHA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92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4.429,31</text:span></text:p>
          </table:table-cell>
          <table:table-cell table:style-name="Tabela1.E43" office:value-type="string">
            <text:p text:style-name="P4"><text:span text:style-name="T3">1.614,42</text:span></text:p>
          </table:table-cell>
          <table:table-cell table:style-name="Tabela1.E43" office:value-type="string">
            <text:p text:style-name="P4"><text:span text:style-name="T3">1.85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2,28</text:span></text:p>
          </table:table-cell>
          <table:table-cell table:style-name="Tabela1.E43" office:value-type="string">
            <text:p text:style-name="P4"><text:span text:style-name="T3">10.957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2</text:span></text:p>
          </table:table-cell>
          <table:table-cell table:style-name="Tabela1.B5" office:value-type="string">
            <text:p text:style-name="P1"><text:span text:style-name="T3">LUANA PRATA MONTEIR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938,3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54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2,98</text:span></text:p>
          </table:table-cell>
          <table:table-cell table:style-name="Tabela1.E43" office:value-type="string">
            <text:p text:style-name="P4"><text:span text:style-name="T3">6.705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2</text:span></text:p>
          </table:table-cell>
          <table:table-cell table:style-name="Tabela1.B5" office:value-type="string">
            <text:p text:style-name="P1"><text:span text:style-name="T3">LUANA ROCHA PRA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165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701,15</text:span></text:p>
          </table:table-cell>
          <table:table-cell table:style-name="Tabela1.E43" office:value-type="string">
            <text:p text:style-name="P4"><text:span text:style-name="T3">486,10</text:span></text:p>
          </table:table-cell>
          <table:table-cell table:style-name="Tabela1.E43" office:value-type="string">
            <text:p text:style-name="P4"><text:span text:style-name="T3">14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7,21</text:span></text:p>
          </table:table-cell>
          <table:table-cell table:style-name="Tabela1.E43" office:value-type="string">
            <text:p text:style-name="P4"><text:span text:style-name="T3">5.073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2</text:span></text:p>
          </table:table-cell>
          <table:table-cell table:style-name="Tabela1.B5" office:value-type="string">
            <text:p text:style-name="P1"><text:span text:style-name="T3">LUCAS EUGENIO MEL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6</text:span></text:p>
          </table:table-cell>
          <table:table-cell table:style-name="Tabela1.B5" office:value-type="string">
            <text:p text:style-name="P1"><text:span text:style-name="T3">LUCAS LEITE MEDEIROS MASCARENHAS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47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9.077,27</text:span></text:p>
          </table:table-cell>
          <table:table-cell table:style-name="Tabela1.E43" office:value-type="string">
            <text:p text:style-name="P4"><text:span text:style-name="T3">910,69</text:span></text:p>
          </table:table-cell>
          <table:table-cell table:style-name="Tabela1.E43" office:value-type="string">
            <text:p text:style-name="P4"><text:span text:style-name="T3">616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7,60</text:span></text:p>
          </table:table-cell>
          <table:table-cell table:style-name="Tabela1.E43" office:value-type="string">
            <text:p text:style-name="P4"><text:span text:style-name="T3">7.549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0</text:span></text:p>
          </table:table-cell>
          <table:table-cell table:style-name="Tabela1.B5" office:value-type="string">
            <text:p text:style-name="P1"><text:span text:style-name="T3">LUCIANA BASTOS CRUZ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2.410,37</text:span></text:p>
          </table:table-cell>
          <table:table-cell table:style-name="Tabela1.E43" office:value-type="string">
            <text:p text:style-name="P4"><text:span text:style-name="T3">8.791,53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652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0,67</text:span></text:p>
          </table:table-cell>
          <table:table-cell table:style-name="Tabela1.E43" office:value-type="string">
            <text:p text:style-name="P4"><text:span text:style-name="T3">7.290,8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99</text:span></text:p>
          </table:table-cell>
          <table:table-cell table:style-name="Tabela1.B5" office:value-type="string">
            <text:p text:style-name="P1"><text:span text:style-name="T3">LUCIANA CAVALCANTI NOBREG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4.296,7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4.83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76,26</text:span></text:p>
          </table:table-cell>
          <table:table-cell table:style-name="Tabela1.E43" office:value-type="string">
            <text:p text:style-name="P4"><text:span text:style-name="T3">17.820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53</text:span></text:p>
          </table:table-cell>
          <table:table-cell table:style-name="Tabela1.B5" office:value-type="string">
            <text:p text:style-name="P1"><text:span text:style-name="T3">LUCIANA DIAS SOUZA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560,01</text:span></text:p>
          </table:table-cell>
          <table:table-cell table:style-name="Tabela1.E43" office:value-type="string">
            <text:p text:style-name="P4"><text:span text:style-name="T3">2.223,73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727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053,31</text:span></text:p>
          </table:table-cell>
          <table:table-cell table:style-name="Tabela1.E43" office:value-type="string">
            <text:p text:style-name="P4"><text:span text:style-name="T3">637,95</text:span></text:p>
          </table:table-cell>
          <table:table-cell table:style-name="Tabela1.E43" office:value-type="string">
            <text:p text:style-name="P4"><text:span text:style-name="T3">2.042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80,51</text:span></text:p>
          </table:table-cell>
          <table:table-cell table:style-name="Tabela1.E43" office:value-type="string">
            <text:p text:style-name="P4"><text:span text:style-name="T3">11.372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3</text:span></text:p>
          </table:table-cell>
          <table:table-cell table:style-name="Tabela1.B5" office:value-type="string">
            <text:p text:style-name="P1"><text:span text:style-name="T3">LUCIANA DUARTE SOBRAL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5.598,1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851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567,53</text:span></text:p>
          </table:table-cell>
          <table:table-cell table:style-name="Tabela1.E43" office:value-type="string">
            <text:p text:style-name="P4"><text:span text:style-name="T3">24.030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4</text:span></text:p>
          </table:table-cell>
          <table:table-cell table:style-name="Tabela1.B5" office:value-type="string">
            <text:p text:style-name="P1"><text:span text:style-name="T3">LUCIANA LEONARDO RIBEIRO SILVA DE ARAUJ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590,12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941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01,15</text:span></text:p>
          </table:table-cell>
          <table:table-cell table:style-name="Tabela1.E43" office:value-type="string">
            <text:p text:style-name="P4"><text:span text:style-name="T3">10.188,9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6</text:span></text:p>
          </table:table-cell>
          <table:table-cell table:style-name="Tabela1.B5" office:value-type="string">
            <text:p text:style-name="P1"><text:span text:style-name="T3">LUCIANA SANTANA MONTEIR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3.829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2</text:span></text:p>
          </table:table-cell>
          <table:table-cell table:style-name="Tabela1.B5" office:value-type="string">
            <text:p text:style-name="P1"><text:span text:style-name="T3">LUCIANA YASMIM SANTOS PASSO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5</text:span></text:p>
          </table:table-cell>
          <table:table-cell table:style-name="Tabela1.B5" office:value-type="string">
            <text:p text:style-name="P1"><text:span text:style-name="T3">LUCIO JOSE CARDOSO BARRETO LIM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047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6</text:span></text:p>
          </table:table-cell>
          <table:table-cell table:style-name="Tabela1.B5" office:value-type="string">
            <text:p text:style-name="P1"><text:span text:style-name="T3">LUCIVAL VIEIRA DE MELO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</text:span></text:p>
          </table:table-cell>
          <table:table-cell table:style-name="Tabela1.B5" office:value-type="string">
            <text:p text:style-name="P1"><text:span text:style-name="T3">LUIS CLAUDIO ALMEIDA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9.461,5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6.349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10</text:span></text:p>
          </table:table-cell>
          <table:table-cell table:style-name="Tabela1.B5" office:value-type="string">
            <text:p text:style-name="P1"><text:span text:style-name="T3">LUIS FAUSTO DIAS DE VALOIS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0,26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9.442,09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6.745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08,55</text:span></text:p>
          </table:table-cell>
          <table:table-cell table:style-name="Tabela1.E43" office:value-type="string">
            <text:p text:style-name="P4"><text:span text:style-name="T3">27.833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8</text:span></text:p>
          </table:table-cell>
          <table:table-cell table:style-name="Tabela1.B5" office:value-type="string">
            <text:p text:style-name="P1"><text:span text:style-name="T3">LUIS FELIPE JORDAO WANDERLEY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4,90</text:span></text:p>
          </table:table-cell>
          <table:table-cell table:style-name="Tabela1.E43" office:value-type="string">
            <text:p text:style-name="P4"><text:span text:style-name="T3">15.686,00</text:span></text:p>
          </table:table-cell>
          <table:table-cell table:style-name="Tabela1.E43" office:value-type="string">
            <text:p text:style-name="P4"><text:span text:style-name="T3">47.185,32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6.51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74,73</text:span></text:p>
          </table:table-cell>
          <table:table-cell table:style-name="Tabela1.E43" office:value-type="string">
            <text:p text:style-name="P4"><text:span text:style-name="T3">36.410,59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4"/><text:span text:style-name="T3">21</text:span></text:p>
          </table:table-cell>
          <table:table-cell table:style-name="Tabela1.B5" office:value-type="string">
            <text:p text:style-name="P1"><text:span text:style-name="T3">LUIZ ALBERTO MOURA ARAUJ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8,88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3.102,9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57.836,2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373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090,41</text:span></text:p>
          </table:table-cell>
          <table:table-cell table:style-name="Tabela1.E43" office:value-type="string">
            <text:p text:style-name="P4"><text:span text:style-name="T3">42.745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77</text:span></text:p>
          </table:table-cell>
          <table:table-cell table:style-name="Tabela1.B5" office:value-type="string">
            <text:p text:style-name="P1"><text:span text:style-name="T3">LUIZ CARLOS DA SILVA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3.823,48</text:span></text:p>
          </table:table-cell>
          <table:table-cell table:style-name="Tabela1.E43" office:value-type="string">
            <text:p text:style-name="P4"><text:span text:style-name="T3">2.162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38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9.682,82</text:span></text:p>
          </table:table-cell>
          <table:table-cell table:style-name="Tabela1.E43" office:value-type="string">
            <text:p text:style-name="P4"><text:span text:style-name="T3">838,00</text:span></text:p>
          </table:table-cell>
          <table:table-cell table:style-name="Tabela1.E43" office:value-type="string">
            <text:p text:style-name="P4"><text:span text:style-name="T3">776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4,70</text:span></text:p>
          </table:table-cell>
          <table:table-cell table:style-name="Tabela1.E43" office:value-type="string">
            <text:p text:style-name="P4"><text:span text:style-name="T3">8.068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7</text:span></text:p>
          </table:table-cell>
          <table:table-cell table:style-name="Tabela1.B5" office:value-type="string">
            <text:p text:style-name="P1"><text:span text:style-name="T3">LUIZ CARLOS DOS SANTOS LOPE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,15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4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4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56</text:span></text:p>
          </table:table-cell>
          <table:table-cell table:style-name="Tabela1.B5" office:value-type="string">
            <text:p text:style-name="P1"><text:span text:style-name="T3">LUIZ CARLOS PAIXAO JUNIOR</text:span></text:p>
          </table:table-cell>
          <table:table-cell table:style-name="Tabela1.B5" office:value-type="string">
            <text:p text:style-name="P1"><text:span text:style-name="T3">ASSESSOR DE TECNOLOGIA DA INFORMAÇÃO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169,35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188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6,39</text:span></text:p>
          </table:table-cell>
          <table:table-cell table:style-name="Tabela1.E43" office:value-type="string">
            <text:p text:style-name="P4"><text:span text:style-name="T3">5.532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3</text:span></text:p>
          </table:table-cell>
          <table:table-cell table:style-name="Tabela1.B5" office:value-type="string">
            <text:p text:style-name="P1"><text:span text:style-name="T3">LUIZ DE AZEVEDO COSTA NETO</text:span></text:p>
          </table:table-cell>
          <table:table-cell table:style-name="Tabela1.B5" office:value-type="string">
            <text:p text:style-name="P1"><text:span text:style-name="T3">Coordenador do Gab. de Seg. Institucional</text:span></text:p>
          </table:table-cell>
          <table:table-cell table:style-name="Tabela1.B5" office:value-type="string">
            <text:p text:style-name="P1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7.420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52</text:span></text:p>
          </table:table-cell>
          <table:table-cell table:style-name="Tabela1.B5" office:value-type="string">
            <text:p text:style-name="P1"><text:span text:style-name="T3">LUIZ GONZAGA NETO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50</text:span></text:p>
          </table:table-cell>
          <table:table-cell table:style-name="Tabela1.B5" office:value-type="string">
            <text:p text:style-name="P1"><text:span text:style-name="T3">LUIZ GUSTAVO LIMA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436,7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47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9,06</text:span></text:p>
          </table:table-cell>
          <table:table-cell table:style-name="Tabela1.E43" office:value-type="string">
            <text:p text:style-name="P4"><text:span text:style-name="T3">11.587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</text:span></text:p>
          </table:table-cell>
          <table:table-cell table:style-name="Tabela1.B5" office:value-type="string">
            <text:p text:style-name="P1"><text:span text:style-name="T3">LUIZ PEDRO DA COSTA TAVARES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0</text:span></text:p>
          </table:table-cell>
          <table:table-cell table:style-name="Tabela1.B5" office:value-type="string">
            <text:p text:style-name="P1"><text:span text:style-name="T3">LUIZ TADEU COSTA MAYNARD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8</text:span></text:p>
          </table:table-cell>
          <table:table-cell table:style-name="Tabela1.B5" office:value-type="string">
            <text:p text:style-name="P1"><text:span text:style-name="T3">LUIZ URQUIZA DA NOBREGA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9.412,41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7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69</text:span></text:p>
          </table:table-cell>
          <table:table-cell table:style-name="Tabela1.E43" office:value-type="string">
            <text:p text:style-name="P4"><text:span text:style-name="T3">7.685,7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3</text:span></text:p>
          </table:table-cell>
          <table:table-cell table:style-name="Tabela1.B5" office:value-type="string">
            <text:p text:style-name="P1"><text:span text:style-name="T3">LUIZ VALTER RIBEIRO ROSARI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71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.322,83</text:span></text:p>
          </table:table-cell>
          <table:table-cell table:style-name="Tabela1.E43" office:value-type="string">
            <text:p text:style-name="P4"><text:span text:style-name="T3">66.005,04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887,83</text:span></text:p>
          </table:table-cell>
          <table:table-cell table:style-name="Tabela1.E43" office:value-type="string">
            <text:p text:style-name="P4"><text:span text:style-name="T3">16.273,06</text:span></text:p>
          </table:table-cell>
          <table:table-cell table:style-name="Tabela1.E43" office:value-type="string">
            <text:p text:style-name="P4"><text:span text:style-name="T3">49.731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8</text:span></text:p>
          </table:table-cell>
          <table:table-cell table:style-name="Tabela1.B5" office:value-type="string">
            <text:p text:style-name="P1"><text:span text:style-name="T3">LUZINETE APARECIDA MENDON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1.181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13</text:span></text:p>
          </table:table-cell>
          <table:table-cell table:style-name="Tabela1.E43" office:value-type="string">
            <text:p text:style-name="P4"><text:span text:style-name="T3">7.901,14</text:span></text:p>
          </table:table-cell>
          <table:table-cell table:style-name="Tabela1.E43" office:value-type="string">
            <text:p text:style-name="P4"><text:span text:style-name="T3">716,80</text:span></text:p>
          </table:table-cell>
          <table:table-cell table:style-name="Tabela1.E43" office:value-type="string">
            <text:p text:style-name="P4"><text:span text:style-name="T3">354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71,39</text:span></text:p>
          </table:table-cell>
          <table:table-cell table:style-name="Tabela1.E43" office:value-type="string">
            <text:p text:style-name="P4"><text:span text:style-name="T3">6.829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9</text:span></text:p>
          </table:table-cell>
          <table:table-cell table:style-name="Tabela1.B5" office:value-type="string">
            <text:p text:style-name="P1"><text:span text:style-name="T3">MACIRLEY SANTOS SILVA DE CARVALHO</text:span></text:p>
          </table:table-cell>
          <table:table-cell table:style-name="Tabela1.B5" office:value-type="string">
            <text:p text:style-name="P1"><text:span text:style-name="T3">TECNICO EXECUTIVO-requisitado</text:span></text:p>
          </table:table-cell>
          <table:table-cell table:style-name="Tabela1.B5" office:value-type="string">
            <text:p text:style-name="P1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1.917,6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228</text:span></text:p>
          </table:table-cell>
          <table:table-cell table:style-name="Tabela1.B5" office:value-type="string">
            <text:p text:style-name="P1"><text:span text:style-name="T3">MAGALI LIMA DE MATOS SOARE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4.233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1.677,17</text:span></text:p>
          </table:table-cell>
          <table:table-cell table:style-name="Tabela1.E43" office:value-type="string">
            <text:p text:style-name="P4"><text:span text:style-name="T3">2.730,60</text:span></text:p>
          </table:table-cell>
          <table:table-cell table:style-name="Tabela1.E43" office:value-type="string">
            <text:p text:style-name="P4"><text:span text:style-name="T3">3.743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73,99</text:span></text:p>
          </table:table-cell>
          <table:table-cell table:style-name="Tabela1.E43" office:value-type="string">
            <text:p text:style-name="P4"><text:span text:style-name="T3">15.203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7</text:span></text:p>
          </table:table-cell>
          <table:table-cell table:style-name="Tabela1.B5" office:value-type="string">
            <text:p text:style-name="P1"><text:span text:style-name="T3">MAISA OLIVEIRA BOMFIM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8</text:span></text:p>
          </table:table-cell>
          <table:table-cell table:style-name="Tabela1.B5" office:value-type="string">
            <text:p text:style-name="P1"><text:span text:style-name="T3">MANOEL CABRAL MACHADO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58,08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5.968,76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494,62</text:span></text:p>
          </table:table-cell>
          <table:table-cell table:style-name="Tabela1.E43" office:value-type="string">
            <text:p text:style-name="P4"><text:span text:style-name="T3">4.502,52</text:span></text:p>
          </table:table-cell>
          <table:table-cell table:style-name="Tabela1.E43" office:value-type="string">
            <text:p text:style-name="P4"><text:span text:style-name="T3">17.860,43</text:span></text:p>
          </table:table-cell>
          <table:table-cell table:style-name="Tabela1.E43" office:value-type="string">
            <text:p text:style-name="P4"><text:span text:style-name="T3">28.108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2</text:span></text:p>
          </table:table-cell>
          <table:table-cell table:style-name="Tabela1.B5" office:value-type="string">
            <text:p text:style-name="P1"><text:span text:style-name="T3">MANOEL MESSIAS RODRIGUE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,34</text:span></text:p>
          </table:table-cell>
          <table:table-cell table:style-name="Tabela1.E43" office:value-type="string">
            <text:p text:style-name="P4"><text:span text:style-name="T3">2.217,3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45</text:span></text:p>
          </table:table-cell>
          <table:table-cell table:style-name="Tabela1.B5" office:value-type="string">
            <text:p text:style-name="P1"><text:span text:style-name="T3">MANOELA COSTA MENEZES VALOIS MACE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787,69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890,72</text:span></text:p>
          </table:table-cell>
          <table:table-cell table:style-name="Tabela1.E43" office:value-type="string">
            <text:p text:style-name="P4"><text:span text:style-name="T3">661,66</text:span></text:p>
          </table:table-cell>
          <table:table-cell table:style-name="Tabela1.E43" office:value-type="string">
            <text:p text:style-name="P4"><text:span text:style-name="T3">437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8,91</text:span></text:p>
          </table:table-cell>
          <table:table-cell table:style-name="Tabela1.E43" office:value-type="string">
            <text:p text:style-name="P4"><text:span text:style-name="T3">6.791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8</text:span></text:p>
          </table:table-cell>
          <table:table-cell table:style-name="Tabela1.B5" office:value-type="string">
            <text:p text:style-name="P1"><text:span text:style-name="T3">MARA ALICE BARBOSA PASSOS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224,68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16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92</text:span></text:p>
          </table:table-cell>
          <table:table-cell table:style-name="Tabela1.B5" office:value-type="string">
            <text:p text:style-name="P1"><text:span text:style-name="T3">MARA CAMILA DE SANTAN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7.860,85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49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49,64</text:span></text:p>
          </table:table-cell>
          <table:table-cell table:style-name="Tabela1.E43" office:value-type="string">
            <text:p text:style-name="P4"><text:span text:style-name="T3">6.611,2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3</text:span></text:p>
          </table:table-cell>
          <table:table-cell table:style-name="Tabela1.B5" office:value-type="string">
            <text:p text:style-name="P1"><text:span text:style-name="T3">MARA RUBIA SANTOS MACE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875,37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47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2,56</text:span></text:p>
          </table:table-cell>
          <table:table-cell table:style-name="Tabela1.E43" office:value-type="string">
            <text:p text:style-name="P4"><text:span text:style-name="T3">6.792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8</text:span></text:p>
          </table:table-cell>
          <table:table-cell table:style-name="Tabela1.B5" office:value-type="string">
            <text:p text:style-name="P1"><text:span text:style-name="T3">MARCELA AYRES BRITTO SANTOS BRAG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27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690,78</text:span></text:p>
          </table:table-cell>
          <table:table-cell table:style-name="Tabela1.E43" office:value-type="string">
            <text:p text:style-name="P4"><text:span text:style-name="T3">529,45</text:span></text:p>
          </table:table-cell>
          <table:table-cell table:style-name="Tabela1.E43" office:value-type="string">
            <text:p text:style-name="P4"><text:span text:style-name="T3">9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6,19</text:span></text:p>
          </table:table-cell>
          <table:table-cell table:style-name="Tabela1.E43" office:value-type="string">
            <text:p text:style-name="P4"><text:span text:style-name="T3">5.064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0</text:span></text:p>
          </table:table-cell>
          <table:table-cell table:style-name="Tabela1.B5" office:value-type="string">
            <text:p text:style-name="P1"><text:span text:style-name="T3">MARCELA GAMA DE SOUZ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441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960,08</text:span></text:p>
          </table:table-cell>
          <table:table-cell table:style-name="Tabela1.E43" office:value-type="string">
            <text:p text:style-name="P4"><text:span text:style-name="T3">1.547,15</text:span></text:p>
          </table:table-cell>
          <table:table-cell table:style-name="Tabela1.E43" office:value-type="string">
            <text:p text:style-name="P4"><text:span text:style-name="T3">1.744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1,37</text:span></text:p>
          </table:table-cell>
          <table:table-cell table:style-name="Tabela1.E43" office:value-type="string">
            <text:p text:style-name="P4"><text:span text:style-name="T3">9.668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6</text:span></text:p>
          </table:table-cell>
          <table:table-cell table:style-name="Tabela1.B5" office:value-type="string">
            <text:p text:style-name="P1"><text:span text:style-name="T3">MARCELA LINS MOURA DE FIGUEIRE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90,36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1.34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62,06</text:span></text:p>
          </table:table-cell>
          <table:table-cell table:style-name="Tabela1.E43" office:value-type="string">
            <text:p text:style-name="P4"><text:span text:style-name="T3">8.628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9</text:span></text:p>
          </table:table-cell>
          <table:table-cell table:style-name="Tabela1.B5" office:value-type="string">
            <text:p text:style-name="P1"><text:span text:style-name="T3">MARCELA MAXIMO BARBOS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26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2,29</text:span></text:p>
          </table:table-cell>
          <table:table-cell table:style-name="Tabela1.E43" office:value-type="string">
            <text:p text:style-name="P4"><text:span text:style-name="T3">5.847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4</text:span></text:p>
          </table:table-cell>
          <table:table-cell table:style-name="Tabela1.B5" office:value-type="string">
            <text:p text:style-name="P1"><text:span text:style-name="T3">MARCELLA BATISTA GUIMARA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172,0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57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68</text:span></text:p>
          </table:table-cell>
          <table:table-cell table:style-name="Tabela1.E43" office:value-type="string">
            <text:p text:style-name="P4"><text:span text:style-name="T3">9.177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2</text:span></text:p>
          </table:table-cell>
          <table:table-cell table:style-name="Tabela1.B5" office:value-type="string">
            <text:p text:style-name="P1"><text:span text:style-name="T3">MARCELO CARDOSO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958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9.696,04</text:span></text:p>
          </table:table-cell>
          <table:table-cell table:style-name="Tabela1.E43" office:value-type="string">
            <text:p text:style-name="P4"><text:span text:style-name="T3">1.028,94</text:span></text:p>
          </table:table-cell>
          <table:table-cell table:style-name="Tabela1.E43" office:value-type="string">
            <text:p text:style-name="P4"><text:span text:style-name="T3">871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0,62</text:span></text:p>
          </table:table-cell>
          <table:table-cell table:style-name="Tabela1.E43" office:value-type="string">
            <text:p text:style-name="P4"><text:span text:style-name="T3">7.795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2</text:span></text:p>
          </table:table-cell>
          <table:table-cell table:style-name="Tabela1.B5" office:value-type="string">
            <text:p text:style-name="P1"><text:span text:style-name="T3">MARCELO TORRES DE ARRUDA RAPOS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49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975,76</text:span></text:p>
          </table:table-cell>
          <table:table-cell table:style-name="Tabela1.E43" office:value-type="string">
            <text:p text:style-name="P4"><text:span text:style-name="T3">532,40</text:span></text:p>
          </table:table-cell>
          <table:table-cell table:style-name="Tabela1.E43" office:value-type="string">
            <text:p text:style-name="P4"><text:span text:style-name="T3">135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8,17</text:span></text:p>
          </table:table-cell>
          <table:table-cell table:style-name="Tabela1.E43" office:value-type="string">
            <text:p text:style-name="P4"><text:span text:style-name="T3">5.307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29</text:span></text:p>
          </table:table-cell>
          <table:table-cell table:style-name="Tabela1.B5" office:value-type="string">
            <text:p text:style-name="P1"><text:span text:style-name="T3">MARCIA JAQUELINE OLIVEIRA SANTAN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23.049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6</text:span></text:p>
          </table:table-cell>
          <table:table-cell table:style-name="Tabela1.B5" office:value-type="string">
            <text:p text:style-name="P1"><text:span text:style-name="T3">MARCIA MENDES UNGA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21,35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7.883,3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4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61,92</text:span></text:p>
          </table:table-cell>
          <table:table-cell table:style-name="Tabela1.E43" office:value-type="string">
            <text:p text:style-name="P4"><text:span text:style-name="T3">25.721,4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92</text:span></text:p>
          </table:table-cell>
          <table:table-cell table:style-name="Tabela1.B5" office:value-type="string">
            <text:p text:style-name="P1"><text:span text:style-name="T3">MARCIA RAFAELLA FREIRE ROCH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546,5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334,08</text:span></text:p>
          </table:table-cell>
          <table:table-cell table:style-name="Tabela1.E43" office:value-type="string">
            <text:p text:style-name="P4"><text:span text:style-name="T3">1.782,59</text:span></text:p>
          </table:table-cell>
          <table:table-cell table:style-name="Tabela1.E43" office:value-type="string">
            <text:p text:style-name="P4"><text:span text:style-name="T3">3.15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9,92</text:span></text:p>
          </table:table-cell>
          <table:table-cell table:style-name="Tabela1.E43" office:value-type="string">
            <text:p text:style-name="P4"><text:span text:style-name="T3">13.394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10</text:span></text:p>
          </table:table-cell>
          <table:table-cell table:style-name="Tabela1.B5" office:value-type="string">
            <text:p text:style-name="P1"><text:span text:style-name="T3">MARCIA VALNICE RODRIGUES LIM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.840,49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2.773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5</text:span></text:p>
          </table:table-cell>
          <table:table-cell table:style-name="Tabela1.B5" office:value-type="string">
            <text:p text:style-name="P1"><text:span text:style-name="T3">MARCILIO DE SIQUEIRA PIN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728,04</text:span></text:p>
          </table:table-cell>
          <table:table-cell table:style-name="Tabela1.E43" office:value-type="string">
            <text:p text:style-name="P4"><text:span text:style-name="T3">56.926,82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8.827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64,40</text:span></text:p>
          </table:table-cell>
          <table:table-cell table:style-name="Tabela1.E43" office:value-type="string">
            <text:p text:style-name="P4"><text:span text:style-name="T3">43.162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5</text:span></text:p>
          </table:table-cell>
          <table:table-cell table:style-name="Tabela1.B5" office:value-type="string">
            <text:p text:style-name="P1"><text:span text:style-name="T3">MARCIO DOS SANTOS DORI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266,43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9.137,64</text:span></text:p>
          </table:table-cell>
          <table:table-cell table:style-name="Tabela1.E43" office:value-type="string">
            <text:p text:style-name="P4"><text:span text:style-name="T3">1.586,50</text:span></text:p>
          </table:table-cell>
          <table:table-cell table:style-name="Tabela1.E43" office:value-type="string">
            <text:p text:style-name="P4"><text:span text:style-name="T3">3.359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46,15</text:span></text:p>
          </table:table-cell>
          <table:table-cell table:style-name="Tabela1.E43" office:value-type="string">
            <text:p text:style-name="P4"><text:span text:style-name="T3">14.191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5</text:span></text:p>
          </table:table-cell>
          <table:table-cell table:style-name="Tabela1.B5" office:value-type="string">
            <text:p text:style-name="P1"><text:span text:style-name="T3">MARCIO MATOS LIMA BARRET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JUSTIÇA FEDERAL DE 1º GRAU DA 5ª REGIÃO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39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8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75,21</text:span></text:p>
          </table:table-cell>
          <table:table-cell table:style-name="Tabela1.E43" office:value-type="string">
            <text:p text:style-name="P4"><text:span text:style-name="T3">574,90</text:span></text:p>
          </table:table-cell>
          <table:table-cell table:style-name="Tabela1.E43" office:value-type="string">
            <text:p text:style-name="P4"><text:span text:style-name="T3">478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3,13</text:span></text:p>
          </table:table-cell>
          <table:table-cell table:style-name="Tabela1.E43" office:value-type="string">
            <text:p text:style-name="P4"><text:span text:style-name="T3">4.422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1</text:span></text:p>
          </table:table-cell>
          <table:table-cell table:style-name="Tabela1.B5" office:value-type="string">
            <text:p text:style-name="P1"><text:span text:style-name="T3">MARCIO SILVA SIQU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0.645,20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6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6</text:span></text:p>
          </table:table-cell>
          <table:table-cell table:style-name="Tabela1.E43" office:value-type="string">
            <text:p text:style-name="P4"><text:span text:style-name="T3">8.59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1</text:span></text:p>
          </table:table-cell>
          <table:table-cell table:style-name="Tabela1.B5" office:value-type="string">
            <text:p text:style-name="P1"><text:span text:style-name="T3">MARCO TULIO SANTOS DA CONCEIC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9.612,41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816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1,69</text:span></text:p>
          </table:table-cell>
          <table:table-cell table:style-name="Tabela1.E43" office:value-type="string">
            <text:p text:style-name="P4"><text:span text:style-name="T3">7.830,7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9</text:span></text:p>
          </table:table-cell>
          <table:table-cell table:style-name="Tabela1.B5" office:value-type="string">
            <text:p text:style-name="P1"><text:span text:style-name="T3">MARCONI ALVES VASCONCELOS DE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928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4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36</text:span></text:p>
          </table:table-cell>
          <table:table-cell table:style-name="Tabela1.E43" office:value-type="string">
            <text:p text:style-name="P4"><text:span text:style-name="T3">8.344,32</text:span></text:p>
          </table:table-cell>
          <table:table-cell table:style-name="Tabela1.E43" office:value-type="string">
            <text:p text:style-name="P4"><text:span text:style-name="T3">650,22</text:span></text:p>
          </table:table-cell>
          <table:table-cell table:style-name="Tabela1.E43" office:value-type="string">
            <text:p text:style-name="P4"><text:span text:style-name="T3">219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70,13</text:span></text:p>
          </table:table-cell>
          <table:table-cell table:style-name="Tabela1.E43" office:value-type="string">
            <text:p text:style-name="P4"><text:span text:style-name="T3">7.474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1</text:span></text:p>
          </table:table-cell>
          <table:table-cell table:style-name="Tabela1.B5" office:value-type="string">
            <text:p text:style-name="P1"><text:span text:style-name="T3">MARCOS ANTONIO BASTOS FILH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1.354,88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670,88</text:span></text:p>
          </table:table-cell>
          <table:table-cell table:style-name="Tabela1.E43" office:value-type="string">
            <text:p text:style-name="P4"><text:span text:style-name="T3">1.138,10</text:span></text:p>
          </table:table-cell>
          <table:table-cell table:style-name="Tabela1.E43" office:value-type="string">
            <text:p text:style-name="P4"><text:span text:style-name="T3">2.602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40,28</text:span></text:p>
          </table:table-cell>
          <table:table-cell table:style-name="Tabela1.E43" office:value-type="string">
            <text:p text:style-name="P4"><text:span text:style-name="T3">11.930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1</text:span></text:p>
          </table:table-cell>
          <table:table-cell table:style-name="Tabela1.B5" office:value-type="string">
            <text:p text:style-name="P1"><text:span text:style-name="T3">MARCOS ANTONIO DOS SANTOS SOUZA</text:span></text:p>
          </table:table-cell>
          <table:table-cell table:style-name="Tabela1.B5" office:value-type="string">
            <text:p text:style-name="P1"><text:span text:style-name="T3">SUBTENENTE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7,38</text:span></text:p>
          </table:table-cell>
          <table:table-cell table:style-name="Tabela1.E43" office:value-type="string">
            <text:p text:style-name="P4"><text:span text:style-name="T3">5.155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55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5</text:span></text:p>
          </table:table-cell>
          <table:table-cell table:style-name="Tabela1.B5" office:value-type="string">
            <text:p text:style-name="P1"><text:span text:style-name="T3">MARCOS ANTONIO FARIAS NOGUEI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1</text:span></text:p>
          </table:table-cell>
          <table:table-cell table:style-name="Tabela1.B5" office:value-type="string">
            <text:p text:style-name="P1"><text:span text:style-name="T3">MARCOS CELIO OLIVEIRA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925,16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121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30,79</text:span></text:p>
          </table:table-cell>
          <table:table-cell table:style-name="Tabela1.E43" office:value-type="string">
            <text:p text:style-name="P4"><text:span text:style-name="T3">6.194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9</text:span></text:p>
          </table:table-cell>
          <table:table-cell table:style-name="Tabela1.B5" office:value-type="string">
            <text:p text:style-name="P1"><text:span text:style-name="T3">MARCOS MATHEUS DANTAS CO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334,55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6</text:span></text:p>
          </table:table-cell>
          <table:table-cell table:style-name="Tabela1.B5" office:value-type="string">
            <text:p text:style-name="P1"><text:span text:style-name="T3">MARCOS VINICIUS VIEIRA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5"/><text:span text:style-name="T3">2140</text:span></text:p>
          </table:table-cell>
          <table:table-cell table:style-name="Tabela1.B5" office:value-type="string">
            <text:p text:style-name="P1"><text:span text:style-name="T3">MARCUS VINICIUS MORAIS DE ANDRADE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3.997,85</text:span></text:p>
          </table:table-cell>
          <table:table-cell table:style-name="Tabela1.E43" office:value-type="string">
            <text:p text:style-name="P4"><text:span text:style-name="T3">6.023,85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2.868,22</text:span></text:p>
          </table:table-cell>
          <table:table-cell table:style-name="Tabela1.E43" office:value-type="string">
            <text:p text:style-name="P4"><text:span text:style-name="T3">1.231,27</text:span></text:p>
          </table:table-cell>
          <table:table-cell table:style-name="Tabela1.E43" office:value-type="string">
            <text:p text:style-name="P4"><text:span text:style-name="T3">4.483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14,52</text:span></text:p>
          </table:table-cell>
          <table:table-cell table:style-name="Tabela1.E43" office:value-type="string">
            <text:p text:style-name="P4"><text:span text:style-name="T3">17.153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0</text:span></text:p>
          </table:table-cell>
          <table:table-cell table:style-name="Tabela1.B5" office:value-type="string">
            <text:p text:style-name="P1"><text:span text:style-name="T3">MARGARIDA ALVES BRANDA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147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263,13</text:span></text:p>
          </table:table-cell>
          <table:table-cell table:style-name="Tabela1.E43" office:value-type="string">
            <text:p text:style-name="P4"><text:span text:style-name="T3">432,63</text:span></text:p>
          </table:table-cell>
          <table:table-cell table:style-name="Tabela1.E43" office:value-type="string">
            <text:p text:style-name="P4"><text:span text:style-name="T3">5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9,15</text:span></text:p>
          </table:table-cell>
          <table:table-cell table:style-name="Tabela1.E43" office:value-type="string">
            <text:p text:style-name="P4"><text:span text:style-name="T3">4.773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91</text:span></text:p>
          </table:table-cell>
          <table:table-cell table:style-name="Tabela1.B5" office:value-type="string">
            <text:p text:style-name="P1"><text:span text:style-name="T3">MARIA APARECIDA DE JESUS FERREIRA</text:span></text:p>
          </table:table-cell>
          <table:table-cell table:style-name="Tabela1.B5" office:value-type="string">
            <text:p text:style-name="P1"><text:span text:style-name="T3">EXEC. DE SERV. BÁSICOS - requisitado</text:span></text:p>
          </table:table-cell>
          <table:table-cell table:style-name="Tabela1.B5" office:value-type="string">
            <text:p text:style-name="P1"><text:span text:style-name="T3">COPA DO 2º ANDAR/DAA/DA</text:span></text:p>
          </table:table-cell>
          <table:table-cell table:style-name="Tabela1.E43" office:value-type="string">
            <text:p text:style-name="P4"><text:span text:style-name="T3">1.396,2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26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878,73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17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86</text:span></text:p>
          </table:table-cell>
          <table:table-cell table:style-name="Tabela1.E43" office:value-type="string">
            <text:p text:style-name="P4"><text:span text:style-name="T3">6.504,8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0</text:span></text:p>
          </table:table-cell>
          <table:table-cell table:style-name="Tabela1.B5" office:value-type="string">
            <text:p text:style-name="P1"><text:span text:style-name="T3">MARIA APARECIDA OLIVEIRA CORREIA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2</text:span></text:p>
          </table:table-cell>
          <table:table-cell table:style-name="Tabela1.B5" office:value-type="string">
            <text:p text:style-name="P1"><text:span text:style-name="T3">MARIA APARECIDA SANTOS ROLINO SANTAN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293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581,06</text:span></text:p>
          </table:table-cell>
          <table:table-cell table:style-name="Tabela1.E43" office:value-type="string">
            <text:p text:style-name="P4"><text:span text:style-name="T3">561,22</text:span></text:p>
          </table:table-cell>
          <table:table-cell table:style-name="Tabela1.E43" office:value-type="string">
            <text:p text:style-name="P4"><text:span text:style-name="T3">133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5,10</text:span></text:p>
          </table:table-cell>
          <table:table-cell table:style-name="Tabela1.E43" office:value-type="string">
            <text:p text:style-name="P4"><text:span text:style-name="T3">5.885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7</text:span></text:p>
          </table:table-cell>
          <table:table-cell table:style-name="Tabela1.B5" office:value-type="string">
            <text:p text:style-name="P1"><text:span text:style-name="T3">MARIA AUXILIADORA DOS SANTOS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50</text:span></text:p>
          </table:table-cell>
          <table:table-cell table:style-name="Tabela1.B5" office:value-type="string">
            <text:p text:style-name="P1"><text:span text:style-name="T3">MARIA AUXILIADORA R DE OLIVEIRA</text:span></text:p>
          </table:table-cell>
          <table:table-cell table:style-name="Tabela1.B5" office:value-type="string">
            <text:p text:style-name="P1"><text:span text:style-name="T3">* PROFESSOR 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35</text:span></text:p>
          </table:table-cell>
          <table:table-cell table:style-name="Tabela1.B5" office:value-type="string">
            <text:p text:style-name="P1"><text:span text:style-name="T3">MARIA AUXILIADORA S DE CARVALHO</text:span></text:p>
          </table:table-cell>
          <table:table-cell table:style-name="Tabela1.B5" office:value-type="string">
            <text:p text:style-name="P1"><text:span text:style-name="T3">* PROFESSOR 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1</text:span></text:p>
          </table:table-cell>
          <table:table-cell table:style-name="Tabela1.B5" office:value-type="string">
            <text:p text:style-name="P1"><text:span text:style-name="T3">MARIA BENILDA BENTO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18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074,24</text:span></text:p>
          </table:table-cell>
          <table:table-cell table:style-name="Tabela1.E43" office:value-type="string">
            <text:p text:style-name="P4"><text:span text:style-name="T3">546,18</text:span></text:p>
          </table:table-cell>
          <table:table-cell table:style-name="Tabela1.E43" office:value-type="string">
            <text:p text:style-name="P4"><text:span text:style-name="T3">14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4,65</text:span></text:p>
          </table:table-cell>
          <table:table-cell table:style-name="Tabela1.E43" office:value-type="string">
            <text:p text:style-name="P4"><text:span text:style-name="T3">5.379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5</text:span></text:p>
          </table:table-cell>
          <table:table-cell table:style-name="Tabela1.B5" office:value-type="string">
            <text:p text:style-name="P1"><text:span text:style-name="T3">MARIA CONCEICAO DE FIGUEIREDO ROLEMBERG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605,39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32.216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7</text:span></text:p>
          </table:table-cell>
          <table:table-cell table:style-name="Tabela1.B5" office:value-type="string">
            <text:p text:style-name="P1"><text:span text:style-name="T3">MARIA CRISTINA DA GAMA E SILVA FOZ MENDONC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3.746,35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825,61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609,46</text:span></text:p>
          </table:table-cell>
          <table:table-cell table:style-name="Tabela1.E43" office:value-type="string">
            <text:p text:style-name="P4"><text:span text:style-name="T3">32.216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50</text:span></text:p>
          </table:table-cell>
          <table:table-cell table:style-name="Tabela1.B5" office:value-type="string">
            <text:p text:style-name="P1"><text:span text:style-name="T3">MARIA DA CONCEICAO PAIXAO SANTOS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05</text:span></text:p>
          </table:table-cell>
          <table:table-cell table:style-name="Tabela1.B5" office:value-type="string">
            <text:p text:style-name="P1"><text:span text:style-name="T3">MARIA DA CONCEICAO SANTOS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64</text:span></text:p>
          </table:table-cell>
          <table:table-cell table:style-name="Tabela1.B5" office:value-type="string">
            <text:p text:style-name="P1"><text:span text:style-name="T3">MARIA DE LOURDES COSTA</text:span></text:p>
          </table:table-cell>
          <table:table-cell table:style-name="Tabela1.B5" office:value-type="string">
            <text:p text:style-name="P1"><text:span text:style-name="T3">OFICIAL ADMINISTRATIVO - requisitado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1.838,02</text:span></text:p>
          </table:table-cell>
          <table:table-cell table:style-name="Tabela1.E43" office:value-type="string">
            <text:p text:style-name="P4"><text:span text:style-name="T3">4.915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73,74</text:span></text:p>
          </table:table-cell>
          <table:table-cell table:style-name="Tabela1.E43" office:value-type="string">
            <text:p text:style-name="P4"><text:span text:style-name="T3">1.346,7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1.258,15</text:span></text:p>
          </table:table-cell>
          <table:table-cell table:style-name="Tabela1.E43" office:value-type="string">
            <text:p text:style-name="P4"><text:span text:style-name="T3">773,74</text:span></text:p>
          </table:table-cell>
          <table:table-cell table:style-name="Tabela1.E43" office:value-type="string">
            <text:p text:style-name="P4"><text:span text:style-name="T3">1.358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1,97</text:span></text:p>
          </table:table-cell>
          <table:table-cell table:style-name="Tabela1.E43" office:value-type="string">
            <text:p text:style-name="P4"><text:span text:style-name="T3">9.126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7</text:span></text:p>
          </table:table-cell>
          <table:table-cell table:style-name="Tabela1.B5" office:value-type="string">
            <text:p text:style-name="P1"><text:span text:style-name="T3">MARIA DO NASCIMENTO MENEZE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1</text:span></text:p>
          </table:table-cell>
          <table:table-cell table:style-name="Tabela1.B5" office:value-type="string">
            <text:p text:style-name="P1"><text:span text:style-name="T3">MARIA DOS ANJOS PEREIRA DOS SANTOS</text:span></text:p>
          </table:table-cell>
          <table:table-cell table:style-name="Tabela1.B5" office:value-type="string">
            <text:p text:style-name="P1"><text:span text:style-name="T3">Chefe do Setor de A. de M. da Ouvidoria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277,11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10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8,22</text:span></text:p>
          </table:table-cell>
          <table:table-cell table:style-name="Tabela1.E43" office:value-type="string">
            <text:p text:style-name="P4"><text:span text:style-name="T3">5.838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1</text:span></text:p>
          </table:table-cell>
          <table:table-cell table:style-name="Tabela1.B5" office:value-type="string">
            <text:p text:style-name="P1"><text:span text:style-name="T3">MARIA EDILEIDE REIS DOS SANTOS MOU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ARAUA 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232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6,29</text:span></text:p>
          </table:table-cell>
          <table:table-cell table:style-name="Tabela1.E43" office:value-type="string">
            <text:p text:style-name="P4"><text:span text:style-name="T3">6.011,55</text:span></text:p>
          </table:table-cell>
          <table:table-cell table:style-name="Tabela1.E43" office:value-type="string">
            <text:p text:style-name="P4"><text:span text:style-name="T3">444,54</text:span></text:p>
          </table:table-cell>
          <table:table-cell table:style-name="Tabela1.E43" office:value-type="string">
            <text:p text:style-name="P4"><text:span text:style-name="T3">1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3,89</text:span></text:p>
          </table:table-cell>
          <table:table-cell table:style-name="Tabela1.E43" office:value-type="string">
            <text:p text:style-name="P4"><text:span text:style-name="T3">5.547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7</text:span></text:p>
          </table:table-cell>
          <table:table-cell table:style-name="Tabela1.B5" office:value-type="string">
            <text:p text:style-name="P1"><text:span text:style-name="T3">MARIA ESTER LIMA DE AZEVEDO ANDRADE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39</text:span></text:p>
          </table:table-cell>
          <table:table-cell table:style-name="Tabela1.B5" office:value-type="string">
            <text:p text:style-name="P1"><text:span text:style-name="T3">MARIA EUGENIA DA SILVA RIBEIR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2</text:span></text:p>
          </table:table-cell>
          <table:table-cell table:style-name="Tabela1.B5" office:value-type="string">
            <text:p text:style-name="P1"><text:span text:style-name="T3">MARIA EUGENIA DED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4</text:span></text:p>
          </table:table-cell>
          <table:table-cell table:style-name="Tabela1.B5" office:value-type="string">
            <text:p text:style-name="P1"><text:span text:style-name="T3">MARIA FERNANDA BARBOSA DE SANTANA FERR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1.354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0.275,74</text:span></text:p>
          </table:table-cell>
          <table:table-cell table:style-name="Tabela1.E43" office:value-type="string">
            <text:p text:style-name="P4"><text:span text:style-name="T3">1.138,10</text:span></text:p>
          </table:table-cell>
          <table:table-cell table:style-name="Tabela1.E43" office:value-type="string">
            <text:p text:style-name="P4"><text:span text:style-name="T3">948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7,05</text:span></text:p>
          </table:table-cell>
          <table:table-cell table:style-name="Tabela1.E43" office:value-type="string">
            <text:p text:style-name="P4"><text:span text:style-name="T3">8.18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50</text:span></text:p>
          </table:table-cell>
          <table:table-cell table:style-name="Tabela1.B5" office:value-type="string">
            <text:p text:style-name="P1"><text:span text:style-name="T3">MARIA FERNANDA SOUZA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9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6,54</text:span></text:p>
          </table:table-cell>
          <table:table-cell table:style-name="Tabela1.E43" office:value-type="string">
            <text:p text:style-name="P4"><text:span text:style-name="T3">9.107,8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871</text:span></text:p>
          </table:table-cell>
          <table:table-cell table:style-name="Tabela1.B5" office:value-type="string">
            <text:p text:style-name="P1"><text:span text:style-name="T3">MARIA GORETE CARDOSO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</text:span></text:p>
          </table:table-cell>
          <table:table-cell table:style-name="Tabela1.B5" office:value-type="string">
            <text:p text:style-name="P1"><text:span text:style-name="T3">MARIA HELENA MOREIRA SANCHES LISBO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.235,3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2.024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45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61,76</text:span></text:p>
          </table:table-cell>
          <table:table-cell table:style-name="Tabela1.E43" office:value-type="string">
            <text:p text:style-name="P4"><text:span text:style-name="T3">28.863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62</text:span></text:p>
          </table:table-cell>
          <table:table-cell table:style-name="Tabela1.B5" office:value-type="string">
            <text:p text:style-name="P1"><text:span text:style-name="T3">MARIA JOSE DO NASCIMENTO ROCHA</text:span></text:p>
          </table:table-cell>
          <table:table-cell table:style-name="Tabela1.B5" office:value-type="string">
            <text:p text:style-name="P1"><text:span text:style-name="T3">SECRETÁRIA - requisitado</text:span></text:p>
          </table:table-cell>
          <table:table-cell table:style-name="Tabela1.B5" office:value-type="string">
            <text:p text:style-name="P1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1.91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6</text:span></text:p>
          </table:table-cell>
          <table:table-cell table:style-name="Tabela1.B5" office:value-type="string">
            <text:p text:style-name="P1"><text:span text:style-name="T3">MARIA JOSELITA ALMEIDA BARBOS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</text:span></text:p>
          </table:table-cell>
          <table:table-cell table:style-name="Tabela1.B5" office:value-type="string">
            <text:p text:style-name="P1"><text:span text:style-name="T3">MARIA LILIAN MENDES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2.246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3.035,6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011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28,18</text:span></text:p>
          </table:table-cell>
          <table:table-cell table:style-name="Tabela1.E43" office:value-type="string">
            <text:p text:style-name="P4"><text:span text:style-name="T3">29.307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4</text:span></text:p>
          </table:table-cell>
          <table:table-cell table:style-name="Tabela1.B5" office:value-type="string">
            <text:p text:style-name="P1"><text:span text:style-name="T3">MARIA LUIZA VIEIRA CRUZ 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</text:span></text:p>
          </table:table-cell>
          <table:table-cell table:style-name="Tabela1.B5" office:value-type="string">
            <text:p text:style-name="P1"><text:span text:style-name="T3">MARIA MACEDO CHAGAS MOUR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0</text:span></text:p>
          </table:table-cell>
          <table:table-cell table:style-name="Tabela1.B5" office:value-type="string">
            <text:p text:style-name="P1"><text:span text:style-name="T3">MARIA NAZARE DE ANDRADE FRANCO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94</text:span></text:p>
          </table:table-cell>
          <table:table-cell table:style-name="Tabela1.B5" office:value-type="string">
            <text:p text:style-name="P1"><text:span text:style-name="T3">MARIA NEILDE DOS SANTOS</text:span></text:p>
          </table:table-cell>
          <table:table-cell table:style-name="Tabela1.B5" office:value-type="string">
            <text:p text:style-name="P1"><text:span text:style-name="T3">EXEC. DE SERV. BÁSICOS - requisitado</text:span></text:p>
          </table:table-cell>
          <table:table-cell table:style-name="Tabela1.B5" office:value-type="string">
            <text:p text:style-name="P1"><text:span text:style-name="T3">COPA 4º ANDAR/DAA/DA</text:span></text:p>
          </table:table-cell>
          <table:table-cell table:style-name="Tabela1.E43" office:value-type="string">
            <text:p text:style-name="P4"><text:span text:style-name="T3">1.396,2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609,23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17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86</text:span></text:p>
          </table:table-cell>
          <table:table-cell table:style-name="Tabela1.E43" office:value-type="string">
            <text:p text:style-name="P4"><text:span text:style-name="T3">6.235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5</text:span></text:p>
          </table:table-cell>
          <table:table-cell table:style-name="Tabela1.B5" office:value-type="string">
            <text:p text:style-name="P1"><text:span text:style-name="T3">MARIA RITA MACHADO FIGUEIRED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13,6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0.186,7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2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45,83</text:span></text:p>
          </table:table-cell>
          <table:table-cell table:style-name="Tabela1.E43" office:value-type="string">
            <text:p text:style-name="P4"><text:span text:style-name="T3">27.240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3</text:span></text:p>
          </table:table-cell>
          <table:table-cell table:style-name="Tabela1.B5" office:value-type="string">
            <text:p text:style-name="P1"><text:span text:style-name="T3">MARIA SELMA SIQUEIRA DE CARVALHO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.148,61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2.975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2</text:span></text:p>
          </table:table-cell>
          <table:table-cell table:style-name="Tabela1.B5" office:value-type="string">
            <text:p text:style-name="P1"><text:span text:style-name="T3">MARIA SUZANA AMADO REIS ANDRADE</text:span></text:p>
          </table:table-cell>
          <table:table-cell table:style-name="Tabela1.B5" office:value-type="string">
            <text:p text:style-name="P1"><text:span text:style-name="T3">SECRETÁRIA - requisitado</text:span></text:p>
          </table:table-cell>
          <table:table-cell table:style-name="Tabela1.B5" office:value-type="string">
            <text:p text:style-name="P1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15,57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248,2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2</text:span></text:p>
          </table:table-cell>
          <table:table-cell table:style-name="Tabela1.B5" office:value-type="string">
            <text:p text:style-name="P1"><text:span text:style-name="T3">MARIA TEREZA DE ARAGAO ANDRADE 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5</text:span></text:p>
          </table:table-cell>
          <table:table-cell table:style-name="Tabela1.B5" office:value-type="string">
            <text:p text:style-name="P1"><text:span text:style-name="T3">MARIANA MELO GOIS LEBRE HARDMAN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121,30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07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2,57</text:span></text:p>
          </table:table-cell>
          <table:table-cell table:style-name="Tabela1.E43" office:value-type="string">
            <text:p text:style-name="P4"><text:span text:style-name="T3">7.898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6</text:span></text:p>
          </table:table-cell>
          <table:table-cell table:style-name="Tabela1.B5" office:value-type="string">
            <text:p text:style-name="P1"><text:span text:style-name="T3">MARIANA MELO SOUTO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26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3.849,33</text:span></text:p>
          </table:table-cell>
          <table:table-cell table:style-name="Tabela1.E43" office:value-type="string">
            <text:p text:style-name="P4"><text:span text:style-name="T3">1.586,50</text:span></text:p>
          </table:table-cell>
          <table:table-cell table:style-name="Tabela1.E43" office:value-type="string">
            <text:p text:style-name="P4"><text:span text:style-name="T3">1.810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7,19</text:span></text:p>
          </table:table-cell>
          <table:table-cell table:style-name="Tabela1.E43" office:value-type="string">
            <text:p text:style-name="P4"><text:span text:style-name="T3">10.452,1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86</text:span></text:p>
          </table:table-cell>
          <table:table-cell table:style-name="Tabela1.B5" office:value-type="string">
            <text:p text:style-name="P1"><text:span text:style-name="T3">MARIANA MOURA ROCH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334,55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2</text:span></text:p>
          </table:table-cell>
          <table:table-cell table:style-name="Tabela1.B5" office:value-type="string">
            <text:p text:style-name="P1"><text:span text:style-name="T3">MARIANA OLIVEIRA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36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286,16</text:span></text:p>
          </table:table-cell>
          <table:table-cell table:style-name="Tabela1.E43" office:value-type="string">
            <text:p text:style-name="P4"><text:span text:style-name="T3">542,36</text:span></text:p>
          </table:table-cell>
          <table:table-cell table:style-name="Tabela1.E43" office:value-type="string">
            <text:p text:style-name="P4"><text:span text:style-name="T3">14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7,30</text:span></text:p>
          </table:table-cell>
          <table:table-cell table:style-name="Tabela1.E43" office:value-type="string">
            <text:p text:style-name="P4"><text:span text:style-name="T3">5.598,8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8</text:span></text:p>
          </table:table-cell>
          <table:table-cell table:style-name="Tabela1.B5" office:value-type="string">
            <text:p text:style-name="P1"><text:span text:style-name="T3">MARIANA SMITH DANTAS SOBRAL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441,45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3.633,68</text:span></text:p>
          </table:table-cell>
          <table:table-cell table:style-name="Tabela1.E43" office:value-type="string">
            <text:p text:style-name="P4"><text:span text:style-name="T3">1.547,15</text:span></text:p>
          </table:table-cell>
          <table:table-cell table:style-name="Tabela1.E43" office:value-type="string">
            <text:p text:style-name="P4"><text:span text:style-name="T3">4.62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74,48</text:span></text:p>
          </table:table-cell>
          <table:table-cell table:style-name="Tabela1.E43" office:value-type="string">
            <text:p text:style-name="P4"><text:span text:style-name="T3">17.459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7</text:span></text:p>
          </table:table-cell>
          <table:table-cell table:style-name="Tabela1.B5" office:value-type="string">
            <text:p text:style-name="P1"><text:span text:style-name="T3">MARIANA TEIXEIRA CARDOSO DOS SANTOS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6</text:span></text:p>
          </table:table-cell>
          <table:table-cell table:style-name="Tabela1.B5" office:value-type="string">
            <text:p text:style-name="P1"><text:span text:style-name="T3">MARIANNE MATOS SOU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PELA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293,16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7.719,56</text:span></text:p>
          </table:table-cell>
          <table:table-cell table:style-name="Tabela1.E43" office:value-type="string">
            <text:p text:style-name="P4"><text:span text:style-name="T3">561,22</text:span></text:p>
          </table:table-cell>
          <table:table-cell table:style-name="Tabela1.E43" office:value-type="string">
            <text:p text:style-name="P4"><text:span text:style-name="T3">395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6,94</text:span></text:p>
          </table:table-cell>
          <table:table-cell table:style-name="Tabela1.E43" office:value-type="string">
            <text:p text:style-name="P4"><text:span text:style-name="T3">6.762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7</text:span></text:p>
          </table:table-cell>
          <table:table-cell table:style-name="Tabela1.B5" office:value-type="string">
            <text:p text:style-name="P1"><text:span text:style-name="T3">MARILEIDE BATISTA DE MELO BARR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9</text:span></text:p>
          </table:table-cell>
          <table:table-cell table:style-name="Tabela1.B5" office:value-type="string">
            <text:p text:style-name="P1"><text:span text:style-name="T3">MARILENE PAES BARRETO DE FIGUEIRED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6"/><text:span text:style-name="T3">1754</text:span></text:p>
          </table:table-cell>
          <table:table-cell table:style-name="Tabela1.B5" office:value-type="string">
            <text:p text:style-name="P1"><text:span text:style-name="T3">MARILIA MELO BEZER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1.830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002,97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2.0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98,19</text:span></text:p>
          </table:table-cell>
          <table:table-cell table:style-name="Tabela1.E43" office:value-type="string">
            <text:p text:style-name="P4"><text:span text:style-name="T3">10.504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0</text:span></text:p>
          </table:table-cell>
          <table:table-cell table:style-name="Tabela1.B5" office:value-type="string">
            <text:p text:style-name="P1"><text:span text:style-name="T3">MARILIA OLIVEIRA DA SILVA MURAD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7,82</text:span></text:p>
          </table:table-cell>
          <table:table-cell table:style-name="Tabela1.E43" office:value-type="string">
            <text:p text:style-name="P4"><text:span text:style-name="T3">3.27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6.599,47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306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3,12</text:span></text:p>
          </table:table-cell>
          <table:table-cell table:style-name="Tabela1.E43" office:value-type="string">
            <text:p text:style-name="P4"><text:span text:style-name="T3">12.916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4</text:span></text:p>
          </table:table-cell>
          <table:table-cell table:style-name="Tabela1.B5" office:value-type="string">
            <text:p text:style-name="P1"><text:span text:style-name="T3">MARIO GUILHERME PEREIRA RAM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92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6,29</text:span></text:p>
          </table:table-cell>
          <table:table-cell table:style-name="Tabela1.E43" office:value-type="string">
            <text:p text:style-name="P4"><text:span text:style-name="T3">5.904,85</text:span></text:p>
          </table:table-cell>
          <table:table-cell table:style-name="Tabela1.E43" office:value-type="string">
            <text:p text:style-name="P4"><text:span text:style-name="T3">429,60</text:span></text:p>
          </table:table-cell>
          <table:table-cell table:style-name="Tabela1.E43" office:value-type="string">
            <text:p text:style-name="P4"><text:span text:style-name="T3">5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4,72</text:span></text:p>
          </table:table-cell>
          <table:table-cell table:style-name="Tabela1.E43" office:value-type="string">
            <text:p text:style-name="P4"><text:span text:style-name="T3">5.420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23</text:span></text:p>
          </table:table-cell>
          <table:table-cell table:style-name="Tabela1.B5" office:value-type="string">
            <text:p text:style-name="P1"><text:span text:style-name="T3">MARIO VICTOR LINHARES BARBOS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512,03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2.232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55,88</text:span></text:p>
          </table:table-cell>
          <table:table-cell table:style-name="Tabela1.E43" office:value-type="string">
            <text:p text:style-name="P4"><text:span text:style-name="T3">10.956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1</text:span></text:p>
          </table:table-cell>
          <table:table-cell table:style-name="Tabela1.B5" office:value-type="string">
            <text:p text:style-name="P1"><text:span text:style-name="T3">MARKUS WANDERS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238,94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1.620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05,60</text:span></text:p>
          </table:table-cell>
          <table:table-cell table:style-name="Tabela1.E43" office:value-type="string">
            <text:p text:style-name="P4"><text:span text:style-name="T3">9.533,3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3</text:span></text:p>
          </table:table-cell>
          <table:table-cell table:style-name="Tabela1.B5" office:value-type="string">
            <text:p text:style-name="P1"><text:span text:style-name="T3">MARLA CAROLINE SANTOS NASCIMENT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PERICIA TECNICA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7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2,76</text:span></text:p>
          </table:table-cell>
          <table:table-cell table:style-name="Tabela1.E43" office:value-type="string">
            <text:p text:style-name="P4"><text:span text:style-name="T3">1.080,01</text:span></text:p>
          </table:table-cell>
          <table:table-cell table:style-name="Tabela1.E43" office:value-type="string">
            <text:p text:style-name="P4"><text:span text:style-name="T3">5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,54</text:span></text:p>
          </table:table-cell>
          <table:table-cell table:style-name="Tabela1.E43" office:value-type="string">
            <text:p text:style-name="P4"><text:span text:style-name="T3">1.022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3</text:span></text:p>
          </table:table-cell>
          <table:table-cell table:style-name="Tabela1.B5" office:value-type="string">
            <text:p text:style-name="P1"><text:span text:style-name="T3">MARTHA RAQUELL DE PAULA E SILVA GOIS GONZAGA</text:span></text:p>
          </table:table-cell>
          <table:table-cell table:style-name="Tabela1.B5" office:value-type="string">
            <text:p text:style-name="P1"><text:span text:style-name="T3">ASSESSOR DO DIRETOR DE RECURSOS HUMANOS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6.94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4</text:span></text:p>
          </table:table-cell>
          <table:table-cell table:style-name="Tabela1.B5" office:value-type="string">
            <text:p text:style-name="P1"><text:span text:style-name="T3">MATHEUS CARDOSO TEIXEIRA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20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734,97</text:span></text:p>
          </table:table-cell>
          <table:table-cell table:style-name="Tabela1.E43" office:value-type="string">
            <text:p text:style-name="P4"><text:span text:style-name="T3">395,64</text:span></text:p>
          </table:table-cell>
          <table:table-cell table:style-name="Tabela1.E43" office:value-type="string">
            <text:p text:style-name="P4"><text:span text:style-name="T3">39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5,12</text:span></text:p>
          </table:table-cell>
          <table:table-cell table:style-name="Tabela1.E43" office:value-type="string">
            <text:p text:style-name="P4"><text:span text:style-name="T3">4.299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1</text:span></text:p>
          </table:table-cell>
          <table:table-cell table:style-name="Tabela1.B5" office:value-type="string">
            <text:p text:style-name="P1"><text:span text:style-name="T3">MATHEUS MORAIS DE OLIVEIRA MEL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3.499,24</text:span></text:p>
          </table:table-cell>
          <table:table-cell table:style-name="Tabela1.E43" office:value-type="string">
            <text:p text:style-name="P4"><text:span text:style-name="T3">1.926,78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008,61</text:span></text:p>
          </table:table-cell>
          <table:table-cell table:style-name="Tabela1.E43" office:value-type="string">
            <text:p text:style-name="P4"><text:span text:style-name="T3">587,87</text:span></text:p>
          </table:table-cell>
          <table:table-cell table:style-name="Tabela1.E43" office:value-type="string">
            <text:p text:style-name="P4"><text:span text:style-name="T3">3.396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84,24</text:span></text:p>
          </table:table-cell>
          <table:table-cell table:style-name="Tabela1.E43" office:value-type="string">
            <text:p text:style-name="P4"><text:span text:style-name="T3">14.024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2</text:span></text:p>
          </table:table-cell>
          <table:table-cell table:style-name="Tabela1.B5" office:value-type="string">
            <text:p text:style-name="P1"><text:span text:style-name="T3">MATHEUS SILVA MENDON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5.804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63</text:span></text:p>
          </table:table-cell>
          <table:table-cell table:style-name="Tabela1.B5" office:value-type="string">
            <text:p text:style-name="P1"><text:span text:style-name="T3">MAURA SILVA DE AQUIN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9,9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7.321,9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9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16,07</text:span></text:p>
          </table:table-cell>
          <table:table-cell table:style-name="Tabela1.E43" office:value-type="string">
            <text:p text:style-name="P4"><text:span text:style-name="T3">25.105,8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4</text:span></text:p>
          </table:table-cell>
          <table:table-cell table:style-name="Tabela1.B5" office:value-type="string">
            <text:p text:style-name="P1"><text:span text:style-name="T3">MAURICIO GUSMAO MAGALHA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6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8.108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61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27,97</text:span></text:p>
          </table:table-cell>
          <table:table-cell table:style-name="Tabela1.E43" office:value-type="string">
            <text:p text:style-name="P4"><text:span text:style-name="T3">25.780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2</text:span></text:p>
          </table:table-cell>
          <table:table-cell table:style-name="Tabela1.B5" office:value-type="string">
            <text:p text:style-name="P1"><text:span text:style-name="T3">MAX ANIBAL NUNES ALV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11.874,93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9.448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03</text:span></text:p>
          </table:table-cell>
          <table:table-cell table:style-name="Tabela1.B5" office:value-type="string">
            <text:p text:style-name="P1"><text:span text:style-name="T3">MAX DIEGO SIQUEIRA SILVA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COORDENADORIA RECURSAL</text:span></text:p>
          </table:table-cell>
          <table:table-cell table:style-name="Tabela1.E43" office:value-type="string">
            <text:p text:style-name="P4"><text:span text:style-name="T3">3.790,40</text:span></text:p>
          </table:table-cell>
          <table:table-cell table:style-name="Tabela1.E43" office:value-type="string">
            <text:p text:style-name="P4"><text:span text:style-name="T3">4.760,00</text:span></text:p>
          </table:table-cell>
          <table:table-cell table:style-name="Tabela1.E43" office:value-type="string">
            <text:p text:style-name="P4"><text:span text:style-name="T3">8.201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661,23</text:span></text:p>
          </table:table-cell>
          <table:table-cell table:style-name="Tabela1.E43" office:value-type="string">
            <text:p text:style-name="P4"><text:span text:style-name="T3">1.025,29</text:span></text:p>
          </table:table-cell>
          <table:table-cell table:style-name="Tabela1.E43" office:value-type="string">
            <text:p text:style-name="P4"><text:span text:style-name="T3">3.455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80,84</text:span></text:p>
          </table:table-cell>
          <table:table-cell table:style-name="Tabela1.E43" office:value-type="string">
            <text:p text:style-name="P4"><text:span text:style-name="T3">14.180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0</text:span></text:p>
          </table:table-cell>
          <table:table-cell table:style-name="Tabela1.B5" office:value-type="string">
            <text:p text:style-name="P1"><text:span text:style-name="T3">MAX JEAN VIEIRA DE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328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020,18</text:span></text:p>
          </table:table-cell>
          <table:table-cell table:style-name="Tabela1.E43" office:value-type="string">
            <text:p text:style-name="P4"><text:span text:style-name="T3">482,69</text:span></text:p>
          </table:table-cell>
          <table:table-cell table:style-name="Tabela1.E43" office:value-type="string">
            <text:p text:style-name="P4"><text:span text:style-name="T3">8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2,66</text:span></text:p>
          </table:table-cell>
          <table:table-cell table:style-name="Tabela1.E43" office:value-type="string">
            <text:p text:style-name="P4"><text:span text:style-name="T3">5.447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1</text:span></text:p>
          </table:table-cell>
          <table:table-cell table:style-name="Tabela1.B5" office:value-type="string">
            <text:p text:style-name="P1"><text:span text:style-name="T3">MAYARA CARVALHO MELLO FONT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0.004,29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0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53</text:span></text:p>
          </table:table-cell>
          <table:table-cell table:style-name="Tabela1.E43" office:value-type="string">
            <text:p text:style-name="P4"><text:span text:style-name="T3">8.054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3</text:span></text:p>
          </table:table-cell>
          <table:table-cell table:style-name="Tabela1.B5" office:value-type="string">
            <text:p text:style-name="P1"><text:span text:style-name="T3">MAYLANE LIMA OLIVEIRA FIGUEIRED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876,31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64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827,46</text:span></text:p>
          </table:table-cell>
          <table:table-cell table:style-name="Tabela1.E43" office:value-type="string">
            <text:p text:style-name="P4"><text:span text:style-name="T3">613,42</text:span></text:p>
          </table:table-cell>
          <table:table-cell table:style-name="Tabela1.E43" office:value-type="string">
            <text:p text:style-name="P4"><text:span text:style-name="T3">1.71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9,26</text:span></text:p>
          </table:table-cell>
          <table:table-cell table:style-name="Tabela1.E43" office:value-type="string">
            <text:p text:style-name="P4"><text:span text:style-name="T3">10.498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4</text:span></text:p>
          </table:table-cell>
          <table:table-cell table:style-name="Tabela1.B5" office:value-type="string">
            <text:p text:style-name="P1"><text:span text:style-name="T3">MICHELANGELO CARVALHO NABUCO D AVIL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2.845,6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4.388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25,65</text:span></text:p>
          </table:table-cell>
          <table:table-cell table:style-name="Tabela1.E43" office:value-type="string">
            <text:p text:style-name="P4"><text:span text:style-name="T3">17.020,0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11</text:span></text:p>
          </table:table-cell>
          <table:table-cell table:style-name="Tabela1.B5" office:value-type="string">
            <text:p text:style-name="P1"><text:span text:style-name="T3">MICHELINE SILVEIRA DE FARIA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265,53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4.093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3</text:span></text:p>
          </table:table-cell>
          <table:table-cell table:style-name="Tabela1.B5" office:value-type="string">
            <text:p text:style-name="P1"><text:span text:style-name="T3">MICHELLI DE OLIVEIRA BARBOS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JURIDIC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947,19</text:span></text:p>
          </table:table-cell>
          <table:table-cell table:style-name="Tabela1.E43" office:value-type="string">
            <text:p text:style-name="P4"><text:span text:style-name="T3">1.997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919,63</text:span></text:p>
          </table:table-cell>
          <table:table-cell table:style-name="Tabela1.E43" office:value-type="string">
            <text:p text:style-name="P4"><text:span text:style-name="T3">1.541,80</text:span></text:p>
          </table:table-cell>
          <table:table-cell table:style-name="Tabela1.E43" office:value-type="string">
            <text:p text:style-name="P4"><text:span text:style-name="T3">2.28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26,37</text:span></text:p>
          </table:table-cell>
          <table:table-cell table:style-name="Tabela1.E43" office:value-type="string">
            <text:p text:style-name="P4"><text:span text:style-name="T3">11.093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02</text:span></text:p>
          </table:table-cell>
          <table:table-cell table:style-name="Tabela1.B5" office:value-type="string">
            <text:p text:style-name="P1"><text:span text:style-name="T3">MIGUEL ANGELO FONTES DOS SANTOS </text:span></text:p>
          </table:table-cell>
          <table:table-cell table:style-name="Tabela1.B5" office:value-type="string">
            <text:p text:style-name="P1"><text:span text:style-name="T3">COORDENADOR DE PERÍCIA TÉCNICA</text:span></text:p>
          </table:table-cell>
          <table:table-cell table:style-name="Tabela1.B5" office:value-type="string">
            <text:p text:style-name="P1"><text:span text:style-name="T3">DIVISAO DE PERICIA TECNICA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65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0,94</text:span></text:p>
          </table:table-cell>
          <table:table-cell table:style-name="Tabela1.E43" office:value-type="string">
            <text:p text:style-name="P4"><text:span text:style-name="T3">6.997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5</text:span></text:p>
          </table:table-cell>
          <table:table-cell table:style-name="Tabela1.B5" office:value-type="string">
            <text:p text:style-name="P1"><text:span text:style-name="T3">MILENA ROCHA CHAGA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476,72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4.871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61</text:span></text:p>
          </table:table-cell>
          <table:table-cell table:style-name="Tabela1.B5" office:value-type="string">
            <text:p text:style-name="P1"><text:span text:style-name="T3">MILTON BARRETO FREITAS FI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970,1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40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57,29</text:span></text:p>
          </table:table-cell>
          <table:table-cell table:style-name="Tabela1.E43" office:value-type="string">
            <text:p text:style-name="P4"><text:span text:style-name="T3">6.712,8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3</text:span></text:p>
          </table:table-cell>
          <table:table-cell table:style-name="Tabela1.B5" office:value-type="string">
            <text:p text:style-name="P1"><text:span text:style-name="T3">MILTON RABELO BARRETO</text:span></text:p>
          </table:table-cell>
          <table:table-cell table:style-name="Tabela1.B5" office:value-type="string">
            <text:p text:style-name="P1"><text:span text:style-name="T3">COORDENADOR DO CENTRO MÉDICO</text:span></text:p>
          </table:table-cell>
          <table:table-cell table:style-name="Tabela1.B5" office:value-type="string">
            <text:p text:style-name="P1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9,83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0.658,10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068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20,54</text:span></text:p>
          </table:table-cell>
          <table:table-cell table:style-name="Tabela1.E43" office:value-type="string">
            <text:p text:style-name="P4"><text:span text:style-name="T3">8.837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5</text:span></text:p>
          </table:table-cell>
          <table:table-cell table:style-name="Tabela1.B5" office:value-type="string">
            <text:p text:style-name="P1"><text:span text:style-name="T3">MIRELLA PRATA DE BRITTO CHAVE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32</text:span></text:p>
          </table:table-cell>
          <table:table-cell table:style-name="Tabela1.B5" office:value-type="string">
            <text:p text:style-name="P1"><text:span text:style-name="T3">MIRELLE MENDONCA OLIVEIRA</text:span></text:p>
          </table:table-cell>
          <table:table-cell table:style-name="Tabela1.B5" office:value-type="string">
            <text:p text:style-name="P1"><text:span text:style-name="T3">CHEFE DO NUCLEO DE CONSIGNAÇOES, CUSTOS E GRATIFICAÇOES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30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522,39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9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9,32</text:span></text:p>
          </table:table-cell>
          <table:table-cell table:style-name="Tabela1.E43" office:value-type="string">
            <text:p text:style-name="P4"><text:span text:style-name="T3">5.873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2</text:span></text:p>
          </table:table-cell>
          <table:table-cell table:style-name="Tabela1.B5" office:value-type="string">
            <text:p text:style-name="P1"><text:span text:style-name="T3">MIRENA OLIVEIRA FERREIRA LIN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954,29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1.34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62,06</text:span></text:p>
          </table:table-cell>
          <table:table-cell table:style-name="Tabela1.E43" office:value-type="string">
            <text:p text:style-name="P4"><text:span text:style-name="T3">8.892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2</text:span></text:p>
          </table:table-cell>
          <table:table-cell table:style-name="Tabela1.B5" office:value-type="string">
            <text:p text:style-name="P1"><text:span text:style-name="T3">MIRIAM TERESA CARDOSO MACHAD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3</text:span></text:p>
          </table:table-cell>
          <table:table-cell table:style-name="Tabela1.B5" office:value-type="string">
            <text:p text:style-name="P1"><text:span text:style-name="T3">MOACIR NABUCO DAVILA MENESES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2</text:span></text:p>
          </table:table-cell>
          <table:table-cell table:style-name="Tabela1.B5" office:value-type="string">
            <text:p text:style-name="P1"><text:span text:style-name="T3">MOACYR SOARES DA MOTT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71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46.738,21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532,64</text:span></text:p>
          </table:table-cell>
          <table:table-cell table:style-name="Tabela1.E43" office:value-type="string">
            <text:p text:style-name="P4"><text:span text:style-name="T3">887,83</text:span></text:p>
          </table:table-cell>
          <table:table-cell table:style-name="Tabela1.E43" office:value-type="string">
            <text:p text:style-name="P4"><text:span text:style-name="T3">15.921,53</text:span></text:p>
          </table:table-cell>
          <table:table-cell table:style-name="Tabela1.E43" office:value-type="string">
            <text:p text:style-name="P4"><text:span text:style-name="T3">30.816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6</text:span></text:p>
          </table:table-cell>
          <table:table-cell table:style-name="Tabela1.B5" office:value-type="string">
            <text:p text:style-name="P1"><text:span text:style-name="T3">MOANA JAMILLE SANTOS DE JESU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27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,61</text:span></text:p>
          </table:table-cell>
          <table:table-cell table:style-name="Tabela1.E43" office:value-type="string">
            <text:p text:style-name="P4"><text:span text:style-name="T3">4.239,8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872</text:span></text:p>
          </table:table-cell>
          <table:table-cell table:style-name="Tabela1.B5" office:value-type="string">
            <text:p text:style-name="P1"><text:span text:style-name="T3">MONICA ANTUNES ROCHA RIGO DA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58</text:span></text:p>
          </table:table-cell>
          <table:table-cell table:style-name="Tabela1.B5" office:value-type="string">
            <text:p text:style-name="P1"><text:span text:style-name="T3">MONICA MARIA HARDMAN DANTAS BERNARD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1</text:span></text:p>
          </table:table-cell>
          <table:table-cell table:style-name="Tabela1.B5" office:value-type="string">
            <text:p text:style-name="P1"><text:span text:style-name="T3">MONICA OLIVEIRA NUNES DORI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4.231,35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84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8,88</text:span></text:p>
          </table:table-cell>
          <table:table-cell table:style-name="Tabela1.E43" office:value-type="string">
            <text:p text:style-name="P4"><text:span text:style-name="T3">10.742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8</text:span></text:p>
          </table:table-cell>
          <table:table-cell table:style-name="Tabela1.B5" office:value-type="string">
            <text:p text:style-name="P1"><text:span text:style-name="T3">MORGANA BOTO MENEZ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JURIDICA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834,96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7.856,26</text:span></text:p>
          </table:table-cell>
          <table:table-cell table:style-name="Tabela1.E43" office:value-type="string">
            <text:p text:style-name="P4"><text:span text:style-name="T3">701,36</text:span></text:p>
          </table:table-cell>
          <table:table-cell table:style-name="Tabela1.E43" office:value-type="string">
            <text:p text:style-name="P4"><text:span text:style-name="T3">3.198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99,91</text:span></text:p>
          </table:table-cell>
          <table:table-cell table:style-name="Tabela1.E43" office:value-type="string">
            <text:p text:style-name="P4"><text:span text:style-name="T3">13.956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0</text:span></text:p>
          </table:table-cell>
          <table:table-cell table:style-name="Tabela1.B5" office:value-type="string">
            <text:p text:style-name="P1"><text:span text:style-name="T3">MURIEL GUIMARAES LIMA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5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712,68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5.107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2</text:span></text:p>
          </table:table-cell>
          <table:table-cell table:style-name="Tabela1.B5" office:value-type="string">
            <text:p text:style-name="P1"><text:span text:style-name="T3">MURILO ALVES DOS SANTOS FILHO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,15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4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4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9</text:span></text:p>
          </table:table-cell>
          <table:table-cell table:style-name="Tabela1.B5" office:value-type="string">
            <text:p text:style-name="P1"><text:span text:style-name="T3">MURILO DA CRUZ LIMA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9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3</text:span></text:p>
          </table:table-cell>
          <table:table-cell table:style-name="Tabela1.B5" office:value-type="string">
            <text:p text:style-name="P1"><text:span text:style-name="T3">MYRELLE MARTINS MOTA SANTIAG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43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522,96</text:span></text:p>
          </table:table-cell>
          <table:table-cell table:style-name="Tabela1.E43" office:value-type="string">
            <text:p text:style-name="P4"><text:span text:style-name="T3">645,96</text:span></text:p>
          </table:table-cell>
          <table:table-cell table:style-name="Tabela1.E43" office:value-type="string">
            <text:p text:style-name="P4"><text:span text:style-name="T3">2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2,63</text:span></text:p>
          </table:table-cell>
          <table:table-cell table:style-name="Tabela1.E43" office:value-type="string">
            <text:p text:style-name="P4"><text:span text:style-name="T3">5.620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2</text:span></text:p>
          </table:table-cell>
          <table:table-cell table:style-name="Tabela1.B5" office:value-type="string">
            <text:p text:style-name="P1"><text:span text:style-name="T3">MYRNA GLYNNIS MENDONCA CRUZ</text:span></text:p>
          </table:table-cell>
          <table:table-cell table:style-name="Tabela1.B5" office:value-type="string">
            <text:p text:style-name="P1"><text:span text:style-name="T3">ASSESSOR DO GAB. DO PROC. G. DE JUSTIÇA</text:span></text:p>
          </table:table-cell>
          <table:table-cell table:style-name="Tabela1.B5" office:value-type="string">
            <text:p text:style-name="P1"><text:span text:style-name="T3">COORDENADORIA RECURS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6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0,88</text:span></text:p>
          </table:table-cell>
          <table:table-cell table:style-name="Tabela1.E43" office:value-type="string">
            <text:p text:style-name="P4"><text:span text:style-name="T3">5.596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3</text:span></text:p>
          </table:table-cell>
          <table:table-cell table:style-name="Tabela1.B5" office:value-type="string">
            <text:p text:style-name="P1"><text:span text:style-name="T3">NARCISO BATIST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2</text:span></text:p>
          </table:table-cell>
          <table:table-cell table:style-name="Tabela1.B5" office:value-type="string">
            <text:p text:style-name="P1"><text:span text:style-name="T3">NATALIA PRATA FREITAS CAVALCAN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321,48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12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7,94</text:span></text:p>
          </table:table-cell>
          <table:table-cell table:style-name="Tabela1.E43" office:value-type="string">
            <text:p text:style-name="P4"><text:span text:style-name="T3">8.023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7</text:span></text:p>
          </table:table-cell>
          <table:table-cell table:style-name="Tabela1.B5" office:value-type="string">
            <text:p text:style-name="P1"><text:span text:style-name="T3">NATHALIA XAVIER FEITOZA PASS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813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3.025,28</text:span></text:p>
          </table:table-cell>
          <table:table-cell table:style-name="Tabela1.E43" office:value-type="string">
            <text:p text:style-name="P4"><text:span text:style-name="T3">1.523,04</text:span></text:p>
          </table:table-cell>
          <table:table-cell table:style-name="Tabela1.E43" office:value-type="string">
            <text:p text:style-name="P4"><text:span text:style-name="T3">1.703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26,53</text:span></text:p>
          </table:table-cell>
          <table:table-cell table:style-name="Tabela1.E43" office:value-type="string">
            <text:p text:style-name="P4"><text:span text:style-name="T3">9.798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3</text:span></text:p>
          </table:table-cell>
          <table:table-cell table:style-name="Tabela1.B5" office:value-type="string">
            <text:p text:style-name="P1"><text:span text:style-name="T3">NATHAZIA DE ALMEIDA REIS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493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7.701,46</text:span></text:p>
          </table:table-cell>
          <table:table-cell table:style-name="Tabela1.E43" office:value-type="string">
            <text:p text:style-name="P4"><text:span text:style-name="T3">725,80</text:span></text:p>
          </table:table-cell>
          <table:table-cell table:style-name="Tabela1.E43" office:value-type="string">
            <text:p text:style-name="P4"><text:span text:style-name="T3">32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0,17</text:span></text:p>
          </table:table-cell>
          <table:table-cell table:style-name="Tabela1.E43" office:value-type="string">
            <text:p text:style-name="P4"><text:span text:style-name="T3">6.651,29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7"/><text:span text:style-name="T3">1628</text:span></text:p>
          </table:table-cell>
          <table:table-cell table:style-name="Tabela1.B5" office:value-type="string">
            <text:p text:style-name="P1"><text:span text:style-name="T3">NAYRA MOURA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1.645,86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8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4,33</text:span></text:p>
          </table:table-cell>
          <table:table-cell table:style-name="Tabela1.E43" office:value-type="string">
            <text:p text:style-name="P4"><text:span text:style-name="T3">9.131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0</text:span></text:p>
          </table:table-cell>
          <table:table-cell table:style-name="Tabela1.B5" office:value-type="string">
            <text:p text:style-name="P1"><text:span text:style-name="T3">NELMA MARIA LIMA CANUTO SANTIAGO</text:span></text:p>
          </table:table-cell>
          <table:table-cell table:style-name="Tabela1.B5" office:value-type="string">
            <text:p text:style-name="P1"><text:span text:style-name="T3">Chefe de Gab. da Ouvidoria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277,11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10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8,22</text:span></text:p>
          </table:table-cell>
          <table:table-cell table:style-name="Tabela1.E43" office:value-type="string">
            <text:p text:style-name="P4"><text:span text:style-name="T3">5.838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5</text:span></text:p>
          </table:table-cell>
          <table:table-cell table:style-name="Tabela1.B5" office:value-type="string">
            <text:p text:style-name="P1"><text:span text:style-name="T3">NELSON DANTAS DE ALMEIDA FILHO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2</text:span></text:p>
          </table:table-cell>
          <table:table-cell table:style-name="Tabela1.B5" office:value-type="string">
            <text:p text:style-name="P1"><text:span text:style-name="T3">NEWTON SILVEIRA DIAS JUNIO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3.829,5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2.03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755,66</text:span></text:p>
          </table:table-cell>
          <table:table-cell table:style-name="Tabela1.E43" office:value-type="string">
            <text:p text:style-name="P4"><text:span text:style-name="T3">37.073,9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5</text:span></text:p>
          </table:table-cell>
          <table:table-cell table:style-name="Tabela1.B5" office:value-type="string">
            <text:p text:style-name="P1"><text:span text:style-name="T3">NILZA MOTTA ALMEIDA FREITAS</text:span></text:p>
          </table:table-cell>
          <table:table-cell table:style-name="Tabela1.B5" office:value-type="string">
            <text:p text:style-name="P1"><text:span text:style-name="T3">ASSESSOR INSTITUCIONAL OPERACIONAL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6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574,5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306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8,84</text:span></text:p>
          </table:table-cell>
          <table:table-cell table:style-name="Tabela1.E43" office:value-type="string">
            <text:p text:style-name="P4"><text:span text:style-name="T3">8.515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2</text:span></text:p>
          </table:table-cell>
          <table:table-cell table:style-name="Tabela1.B5" office:value-type="string">
            <text:p text:style-name="P1"><text:span text:style-name="T3">NILZIR SOARES VIEIRA JUNIO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3.829,5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819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536,20</text:span></text:p>
          </table:table-cell>
          <table:table-cell table:style-name="Tabela1.E43" office:value-type="string">
            <text:p text:style-name="P4"><text:span text:style-name="T3">38.293,3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78</text:span></text:p>
          </table:table-cell>
          <table:table-cell table:style-name="Tabela1.B5" office:value-type="string">
            <text:p text:style-name="P1"><text:span text:style-name="T3">NIVEA HELENA AGUIAR DA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ARACAJU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92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704,49</text:span></text:p>
          </table:table-cell>
          <table:table-cell table:style-name="Tabela1.E43" office:value-type="string">
            <text:p text:style-name="P4"><text:span text:style-name="T3">1.614,42</text:span></text:p>
          </table:table-cell>
          <table:table-cell table:style-name="Tabela1.E43" office:value-type="string">
            <text:p text:style-name="P4"><text:span text:style-name="T3">1.85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2,28</text:span></text:p>
          </table:table-cell>
          <table:table-cell table:style-name="Tabela1.E43" office:value-type="string">
            <text:p text:style-name="P4"><text:span text:style-name="T3">10.232,2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7</text:span></text:p>
          </table:table-cell>
          <table:table-cell table:style-name="Tabela1.B5" office:value-type="string">
            <text:p text:style-name="P1"><text:span text:style-name="T3">ODIL SILVA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1.017,62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3.600,47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8.681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618,47</text:span></text:p>
          </table:table-cell>
          <table:table-cell table:style-name="Tabela1.E43" office:value-type="string">
            <text:p text:style-name="P4"><text:span text:style-name="T3">29.982,0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0</text:span></text:p>
          </table:table-cell>
          <table:table-cell table:style-name="Tabela1.B5" office:value-type="string">
            <text:p text:style-name="P1"><text:span text:style-name="T3">ODILON CABRAL MACHADO JUNI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4.971,62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1.35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6.673,74</text:span></text:p>
          </table:table-cell>
          <table:table-cell table:style-name="Tabela1.E43" office:value-type="string">
            <text:p text:style-name="P4"><text:span text:style-name="T3">2.122,10</text:span></text:p>
          </table:table-cell>
          <table:table-cell table:style-name="Tabela1.E43" office:value-type="string">
            <text:p text:style-name="P4"><text:span text:style-name="T3">4.983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05,92</text:span></text:p>
          </table:table-cell>
          <table:table-cell table:style-name="Tabela1.E43" office:value-type="string">
            <text:p text:style-name="P4"><text:span text:style-name="T3">19.567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8</text:span></text:p>
          </table:table-cell>
          <table:table-cell table:style-name="Tabela1.B5" office:value-type="string">
            <text:p text:style-name="P1"><text:span text:style-name="T3">ODILON TERTULIANO DE MENEZES</text:span></text:p>
          </table:table-cell>
          <table:table-cell table:style-name="Tabela1.B5" office:value-type="string">
            <text:p text:style-name="P1"><text:span text:style-name="T3">CAB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6</text:span></text:p>
          </table:table-cell>
          <table:table-cell table:style-name="Tabela1.B5" office:value-type="string">
            <text:p text:style-name="P1"><text:span text:style-name="T3">OLEANIA MENEZES SOU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BIBLIOTECA/ESCOLA SUPERIOR DO MP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219,31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91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4,86</text:span></text:p>
          </table:table-cell>
          <table:table-cell table:style-name="Tabela1.E43" office:value-type="string">
            <text:p text:style-name="P4"><text:span text:style-name="T3">6.084,4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80</text:span></text:p>
          </table:table-cell>
          <table:table-cell table:style-name="Tabela1.B5" office:value-type="string">
            <text:p text:style-name="P1"><text:span text:style-name="T3">OLIVIA FERNANDES LEAL DE MEL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4.296,7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4.784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24,12</text:span></text:p>
          </table:table-cell>
          <table:table-cell table:style-name="Tabela1.E43" office:value-type="string">
            <text:p text:style-name="P4"><text:span text:style-name="T3">17.872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64</text:span></text:p>
          </table:table-cell>
          <table:table-cell table:style-name="Tabela1.B5" office:value-type="string">
            <text:p text:style-name="P1"><text:span text:style-name="T3">ORLANDO ROCHADEL MOR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0,26</text:span></text:p>
          </table:table-cell>
          <table:table-cell table:style-name="Tabela1.E43" office:value-type="string">
            <text:p text:style-name="P4"><text:span text:style-name="T3">17.823,07</text:span></text:p>
          </table:table-cell>
          <table:table-cell table:style-name="Tabela1.E43" office:value-type="string">
            <text:p text:style-name="P4"><text:span text:style-name="T3">54.881,09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6.322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5,93</text:span></text:p>
          </table:table-cell>
          <table:table-cell table:style-name="Tabela1.E43" office:value-type="string">
            <text:p text:style-name="P4"><text:span text:style-name="T3">43.695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3</text:span></text:p>
          </table:table-cell>
          <table:table-cell table:style-name="Tabela1.B5" office:value-type="string">
            <text:p text:style-name="P1"><text:span text:style-name="T3">OSMAR FERREIRA DO AMARAL JUNIOR WANDERLEY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5.365,97</text:span></text:p>
          </table:table-cell>
          <table:table-cell table:style-name="Tabela1.E43" office:value-type="string">
            <text:p text:style-name="P4"><text:span text:style-name="T3">80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9.388,61</text:span></text:p>
          </table:table-cell>
          <table:table-cell table:style-name="Tabela1.E43" office:value-type="string">
            <text:p text:style-name="P4"><text:span text:style-name="T3">863,92</text:span></text:p>
          </table:table-cell>
          <table:table-cell table:style-name="Tabela1.E43" office:value-type="string">
            <text:p text:style-name="P4"><text:span text:style-name="T3">788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1,97</text:span></text:p>
          </table:table-cell>
          <table:table-cell table:style-name="Tabela1.E43" office:value-type="string">
            <text:p text:style-name="P4"><text:span text:style-name="T3">7.736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2</text:span></text:p>
          </table:table-cell>
          <table:table-cell table:style-name="Tabela1.B5" office:value-type="string">
            <text:p text:style-name="P1"><text:span text:style-name="T3">OSMARIO LISBOA DE ARAUJ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265,53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4.093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7</text:span></text:p>
          </table:table-cell>
          <table:table-cell table:style-name="Tabela1.B5" office:value-type="string">
            <text:p text:style-name="P1"><text:span text:style-name="T3">PALOMA MATOS MONTEIR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3.627,87</text:span></text:p>
          </table:table-cell>
          <table:table-cell table:style-name="Tabela1.E43" office:value-type="string">
            <text:p text:style-name="P4"><text:span text:style-name="T3">1.771,11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46,47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7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9,78</text:span></text:p>
          </table:table-cell>
          <table:table-cell table:style-name="Tabela1.E43" office:value-type="string">
            <text:p text:style-name="P4"><text:span text:style-name="T3">7.146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4</text:span></text:p>
          </table:table-cell>
          <table:table-cell table:style-name="Tabela1.B5" office:value-type="string">
            <text:p text:style-name="P1"><text:span text:style-name="T3">PAMELLA HELLY ALMEIDA DE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148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4,20</text:span></text:p>
          </table:table-cell>
          <table:table-cell table:style-name="Tabela1.E43" office:value-type="string">
            <text:p text:style-name="P4"><text:span text:style-name="T3">8.288,2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9</text:span></text:p>
          </table:table-cell>
          <table:table-cell table:style-name="Tabela1.B5" office:value-type="string">
            <text:p text:style-name="P1"><text:span text:style-name="T3">PASCOAL NABUCO DAVILA FREIRE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5</text:span></text:p>
          </table:table-cell>
          <table:table-cell table:style-name="Tabela1.B5" office:value-type="string">
            <text:p text:style-name="P1"><text:span text:style-name="T3">PATRICIA AZEVEDO MORAES PORRAL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13.587,23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70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5,86</text:span></text:p>
          </table:table-cell>
          <table:table-cell table:style-name="Tabela1.E43" office:value-type="string">
            <text:p text:style-name="P4"><text:span text:style-name="T3">10.421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07</text:span></text:p>
          </table:table-cell>
          <table:table-cell table:style-name="Tabela1.B5" office:value-type="string">
            <text:p text:style-name="P1"><text:span text:style-name="T3">PATRICIA CARDOSO MACHADO FEITO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NSELHO SUPERIOR DO MP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995,71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1.42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7,02</text:span></text:p>
          </table:table-cell>
          <table:table-cell table:style-name="Tabela1.E43" office:value-type="string">
            <text:p text:style-name="P4"><text:span text:style-name="T3">8.81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1</text:span></text:p>
          </table:table-cell>
          <table:table-cell table:style-name="Tabela1.B5" office:value-type="string">
            <text:p text:style-name="P1"><text:span text:style-name="T3">PATRICIA PASSOS MASCARENHAS MENEZ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405,65</text:span></text:p>
          </table:table-cell>
          <table:table-cell table:style-name="Tabela1.E43" office:value-type="string">
            <text:p text:style-name="P4"><text:span text:style-name="T3">2.07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881,98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1.21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30,62</text:span></text:p>
          </table:table-cell>
          <table:table-cell table:style-name="Tabela1.E43" office:value-type="string">
            <text:p text:style-name="P4"><text:span text:style-name="T3">8.951,3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</text:span></text:p>
          </table:table-cell>
          <table:table-cell table:style-name="Tabela1.B5" office:value-type="string">
            <text:p text:style-name="P1"><text:span text:style-name="T3">PATRICIO FERREIRA DE FARIA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1</text:span></text:p>
          </table:table-cell>
          <table:table-cell table:style-name="Tabela1.B5" office:value-type="string">
            <text:p text:style-name="P1"><text:span text:style-name="T3">PAULA COSTA SOUZA PASQUETTI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377,01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901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78,37</text:span></text:p>
          </table:table-cell>
          <table:table-cell table:style-name="Tabela1.E43" office:value-type="string">
            <text:p text:style-name="P4"><text:span text:style-name="T3">13.098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1</text:span></text:p>
          </table:table-cell>
          <table:table-cell table:style-name="Tabela1.B5" office:value-type="string">
            <text:p text:style-name="P1"><text:span text:style-name="T3">PAULO CEZAR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8</text:span></text:p>
          </table:table-cell>
          <table:table-cell table:style-name="Tabela1.B5" office:value-type="string">
            <text:p text:style-name="P1"><text:span text:style-name="T3">PAULO HENRIQUE SOARES DE ASSIS BAPTI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90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1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9.700,25</text:span></text:p>
          </table:table-cell>
          <table:table-cell table:style-name="Tabela1.E43" office:value-type="string">
            <text:p text:style-name="P4"><text:span text:style-name="T3">970,70</text:span></text:p>
          </table:table-cell>
          <table:table-cell table:style-name="Tabela1.E43" office:value-type="string">
            <text:p text:style-name="P4"><text:span text:style-name="T3">666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6,86</text:span></text:p>
          </table:table-cell>
          <table:table-cell table:style-name="Tabela1.E43" office:value-type="string">
            <text:p text:style-name="P4"><text:span text:style-name="T3">8.063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89</text:span></text:p>
          </table:table-cell>
          <table:table-cell table:style-name="Tabela1.B5" office:value-type="string">
            <text:p text:style-name="P1"><text:span text:style-name="T3">PAULO JOSE DE FREITAS FI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894,57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1.883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63</text:span></text:p>
          </table:table-cell>
          <table:table-cell table:style-name="Tabela1.E43" office:value-type="string">
            <text:p text:style-name="P4"><text:span text:style-name="T3">10.298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40</text:span></text:p>
          </table:table-cell>
          <table:table-cell table:style-name="Tabela1.B5" office:value-type="string">
            <text:p text:style-name="P1"><text:span text:style-name="T3">PAULO JOSE FRANCISCO ALVES FI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5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32.118,80</text:span></text:p>
          </table:table-cell>
          <table:table-cell table:style-name="Tabela1.E43" office:value-type="string">
            <text:p text:style-name="P4"><text:span text:style-name="T3">81.529,4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74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491,02</text:span></text:p>
          </table:table-cell>
          <table:table-cell table:style-name="Tabela1.E43" office:value-type="string">
            <text:p text:style-name="P4"><text:span text:style-name="T3">67.038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</text:span></text:p>
          </table:table-cell>
          <table:table-cell table:style-name="Tabela1.B5" office:value-type="string">
            <text:p text:style-name="P1"><text:span text:style-name="T3">PAULO LIMA DE SANTAN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7.092,44</text:span></text:p>
          </table:table-cell>
          <table:table-cell table:style-name="Tabela1.E43" office:value-type="string">
            <text:p text:style-name="P4"><text:span text:style-name="T3">18.620,12</text:span></text:p>
          </table:table-cell>
          <table:table-cell table:style-name="Tabela1.E43" office:value-type="string">
            <text:p text:style-name="P4"><text:span text:style-name="T3">66.139,49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3.261,34</text:span></text:p>
          </table:table-cell>
          <table:table-cell table:style-name="Tabela1.E43" office:value-type="string">
            <text:p text:style-name="P4"><text:span text:style-name="T3">18.162,35</text:span></text:p>
          </table:table-cell>
          <table:table-cell table:style-name="Tabela1.E43" office:value-type="string">
            <text:p text:style-name="P4"><text:span text:style-name="T3">47.977,1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92</text:span></text:p>
          </table:table-cell>
          <table:table-cell table:style-name="Tabela1.B5" office:value-type="string">
            <text:p text:style-name="P1"><text:span text:style-name="T3">PAULO RIBEIRO DA SILVA</text:span></text:p>
          </table:table-cell>
          <table:table-cell table:style-name="Tabela1.B5" office:value-type="string">
            <text:p text:style-name="P1"><text:span text:style-name="T3">CHEFE DE SERVIÇOS DE MANUTENÇÃO - CAPITAL</text:span></text:p>
          </table:table-cell>
          <table:table-cell table:style-name="Tabela1.B5" office:value-type="string">
            <text:p text:style-name="P1"><text:span text:style-name="T3">SERVICOS DE MAUTENCAO CAPITAL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2,54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773,93</text:span></text:p>
          </table:table-cell>
          <table:table-cell table:style-name="Tabela1.E43" office:value-type="string">
            <text:p text:style-name="P4"><text:span text:style-name="T3">635,42</text:span></text:p>
          </table:table-cell>
          <table:table-cell table:style-name="Tabela1.E43" office:value-type="string">
            <text:p text:style-name="P4"><text:span text:style-name="T3">353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8,57</text:span></text:p>
          </table:table-cell>
          <table:table-cell table:style-name="Tabela1.E43" office:value-type="string">
            <text:p text:style-name="P4"><text:span text:style-name="T3">6.785,3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6</text:span></text:p>
          </table:table-cell>
          <table:table-cell table:style-name="Tabela1.B5" office:value-type="string">
            <text:p text:style-name="P1"><text:span text:style-name="T3">PAULO ROBERTO NUNES DE ALMEID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26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4.510,58</text:span></text:p>
          </table:table-cell>
          <table:table-cell table:style-name="Tabela1.E43" office:value-type="string">
            <text:p text:style-name="P4"><text:span text:style-name="T3">1.586,50</text:span></text:p>
          </table:table-cell>
          <table:table-cell table:style-name="Tabela1.E43" office:value-type="string">
            <text:p text:style-name="P4"><text:span text:style-name="T3">1.810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7,19</text:span></text:p>
          </table:table-cell>
          <table:table-cell table:style-name="Tabela1.E43" office:value-type="string">
            <text:p text:style-name="P4"><text:span text:style-name="T3">11.113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4</text:span></text:p>
          </table:table-cell>
          <table:table-cell table:style-name="Tabela1.B5" office:value-type="string">
            <text:p text:style-name="P1"><text:span text:style-name="T3">PAULO VIEIRA MESSIA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2.695,2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3.484,8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136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52,81</text:span></text:p>
          </table:table-cell>
          <table:table-cell table:style-name="Tabela1.E43" office:value-type="string">
            <text:p text:style-name="P4"><text:span text:style-name="T3">29.63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1</text:span></text:p>
          </table:table-cell>
          <table:table-cell table:style-name="Tabela1.B5" office:value-type="string">
            <text:p text:style-name="P1"><text:span text:style-name="T3">PEDRO FELIPE CARDOSO MOTA FONT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465,47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5.860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5</text:span></text:p>
          </table:table-cell>
          <table:table-cell table:style-name="Tabela1.B5" office:value-type="string">
            <text:p text:style-name="P1"><text:span text:style-name="T3">PEDRO GOMES DE SOUZA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11</text:span></text:p>
          </table:table-cell>
          <table:table-cell table:style-name="Tabela1.B5" office:value-type="string">
            <text:p text:style-name="P1"><text:span text:style-name="T3">PEDRO MENEZES FEITOSA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0</text:span></text:p>
          </table:table-cell>
          <table:table-cell table:style-name="Tabela1.B5" office:value-type="string">
            <text:p text:style-name="P1"><text:span text:style-name="T3">PEDRO VICTORIO DAUD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2</text:span></text:p>
          </table:table-cell>
          <table:table-cell table:style-name="Tabela1.B5" office:value-type="string">
            <text:p text:style-name="P1"><text:span text:style-name="T3">PEDRO VINICIUS LOPES DOS SANTOS</text:span></text:p>
          </table:table-cell>
          <table:table-cell table:style-name="Tabela1.B5" office:value-type="string">
            <text:p text:style-name="P1"><text:span text:style-name="T3">ANALISTA DO MP - ADMINISTRADOR</text:span></text:p>
          </table:table-cell>
          <table:table-cell table:style-name="Tabela1.B5" office:value-type="string">
            <text:p text:style-name="P1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593,4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063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0,30</text:span></text:p>
          </table:table-cell>
          <table:table-cell table:style-name="Tabela1.E43" office:value-type="string">
            <text:p text:style-name="P4"><text:span text:style-name="T3">11.15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9</text:span></text:p>
          </table:table-cell>
          <table:table-cell table:style-name="Tabela1.B5" office:value-type="string">
            <text:p text:style-name="P1"><text:span text:style-name="T3">PETERSON ALMEIDA BARBOS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5,20</text:span></text:p>
          </table:table-cell>
          <table:table-cell table:style-name="Tabela1.E43" office:value-type="string">
            <text:p text:style-name="P4"><text:span text:style-name="T3">17.145,86</text:span></text:p>
          </table:table-cell>
          <table:table-cell table:style-name="Tabela1.E43" office:value-type="string">
            <text:p text:style-name="P4"><text:span text:style-name="T3">53.530,1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733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50,40</text:span></text:p>
          </table:table-cell>
          <table:table-cell table:style-name="Tabela1.E43" office:value-type="string">
            <text:p text:style-name="P4"><text:span text:style-name="T3">41.079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79</text:span></text:p>
          </table:table-cell>
          <table:table-cell table:style-name="Tabela1.B5" office:value-type="string">
            <text:p text:style-name="P1"><text:span text:style-name="T3">PETRUCIO LOPES CASADO FI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4.806,05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4.95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68,01</text:span></text:p>
          </table:table-cell>
          <table:table-cell table:style-name="Tabela1.E43" office:value-type="string">
            <text:p text:style-name="P4"><text:span text:style-name="T3">18.138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7</text:span></text:p>
          </table:table-cell>
          <table:table-cell table:style-name="Tabela1.B5" office:value-type="string">
            <text:p text:style-name="P1"><text:span text:style-name="T3">POLLYANNA MARA DE CASTRO AGUIAR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2.997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</text:span></text:p>
          </table:table-cell>
          <table:table-cell table:style-name="Tabela1.B5" office:value-type="string">
            <text:p text:style-name="P1"><text:span text:style-name="T3">PORFIRIO MARTINS FELIX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855</text:span></text:p>
          </table:table-cell>
          <table:table-cell table:style-name="Tabela1.B5" office:value-type="string">
            <text:p text:style-name="P1"><text:span text:style-name="T3">PRISCILA CAMARGO SILVA TAVARE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133,28</text:span></text:p>
          </table:table-cell>
          <table:table-cell table:style-name="Tabela1.E43" office:value-type="string">
            <text:p text:style-name="P4"><text:span text:style-name="T3">48.137,9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5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076,12</text:span></text:p>
          </table:table-cell>
          <table:table-cell table:style-name="Tabela1.E43" office:value-type="string">
            <text:p text:style-name="P4"><text:span text:style-name="T3">37.061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4</text:span></text:p>
          </table:table-cell>
          <table:table-cell table:style-name="Tabela1.B5" office:value-type="string">
            <text:p text:style-name="P1"><text:span text:style-name="T3">PRISCILA MARIA LIMA FEITOS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9</text:span></text:p>
          </table:table-cell>
          <table:table-cell table:style-name="Tabela1.B5" office:value-type="string">
            <text:p text:style-name="P1"><text:span text:style-name="T3">PUSCAS PEREIRA SILVA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232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6.520,00</text:span></text:p>
          </table:table-cell>
          <table:table-cell table:style-name="Tabela1.E43" office:value-type="string">
            <text:p text:style-name="P4"><text:span text:style-name="T3">444,54</text:span></text:p>
          </table:table-cell>
          <table:table-cell table:style-name="Tabela1.E43" office:value-type="string">
            <text:p text:style-name="P4"><text:span text:style-name="T3">6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6,54</text:span></text:p>
          </table:table-cell>
          <table:table-cell table:style-name="Tabela1.E43" office:value-type="string">
            <text:p text:style-name="P4"><text:span text:style-name="T3">6.013,4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7</text:span></text:p>
          </table:table-cell>
          <table:table-cell table:style-name="Tabela1.B5" office:value-type="string">
            <text:p text:style-name="P1"><text:span text:style-name="T3">QUELINE BARBOSA DE SOUZA ARAG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565,77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3.964,84</text:span></text:p>
          </table:table-cell>
          <table:table-cell table:style-name="Tabela1.E43" office:value-type="string">
            <text:p text:style-name="P4"><text:span text:style-name="T3">1.556,56</text:span></text:p>
          </table:table-cell>
          <table:table-cell table:style-name="Tabela1.E43" office:value-type="string">
            <text:p text:style-name="P4"><text:span text:style-name="T3">4.64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99,79</text:span></text:p>
          </table:table-cell>
          <table:table-cell table:style-name="Tabela1.E43" office:value-type="string">
            <text:p text:style-name="P4"><text:span text:style-name="T3">17.765,05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8"/><text:span text:style-name="T3">2202</text:span></text:p>
          </table:table-cell>
          <table:table-cell table:style-name="Tabela1.B5" office:value-type="string">
            <text:p text:style-name="P1"><text:span text:style-name="T3">QUEZIA EMANUELA MESSIAS ALVE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699,14</text:span></text:p>
          </table:table-cell>
          <table:table-cell table:style-name="Tabela1.E43" office:value-type="string">
            <text:p text:style-name="P4"><text:span text:style-name="T3">252,21</text:span></text:p>
          </table:table-cell>
          <table:table-cell table:style-name="Tabela1.E43" office:value-type="string">
            <text:p text:style-name="P4"><text:span text:style-name="T3">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9,76</text:span></text:p>
          </table:table-cell>
          <table:table-cell table:style-name="Tabela1.E43" office:value-type="string">
            <text:p text:style-name="P4"><text:span text:style-name="T3">4.399,3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19</text:span></text:p>
          </table:table-cell>
          <table:table-cell table:style-name="Tabela1.B5" office:value-type="string">
            <text:p text:style-name="P1"><text:span text:style-name="T3">RAFAEL CUSTODIO SILVA</text:span></text:p>
          </table:table-cell>
          <table:table-cell table:style-name="Tabela1.B5" office:value-type="string">
            <text:p text:style-name="P1"><text:span text:style-name="T3">ASSESSOR DE TECNOLOGIA DA INFORMAÇÃO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30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737,65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160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95</text:span></text:p>
          </table:table-cell>
          <table:table-cell table:style-name="Tabela1.E43" office:value-type="string">
            <text:p text:style-name="P4"><text:span text:style-name="T3">6.129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2</text:span></text:p>
          </table:table-cell>
          <table:table-cell table:style-name="Tabela1.B5" office:value-type="string">
            <text:p text:style-name="P1"><text:span text:style-name="T3">RAFAEL SANTOS CRUZ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6</text:span></text:p>
          </table:table-cell>
          <table:table-cell table:style-name="Tabela1.B5" office:value-type="string">
            <text:p text:style-name="P1"><text:span text:style-name="T3">RAFAEL SCHWEZ KURKOWSKI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BOQUIM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3.913,6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2.733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1</text:span></text:p>
          </table:table-cell>
          <table:table-cell table:style-name="Tabela1.B5" office:value-type="string">
            <text:p text:style-name="P1"><text:span text:style-name="T3">RAFAEL VALENCA DA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39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015,40</text:span></text:p>
          </table:table-cell>
          <table:table-cell table:style-name="Tabela1.E43" office:value-type="string">
            <text:p text:style-name="P4"><text:span text:style-name="T3">574,90</text:span></text:p>
          </table:table-cell>
          <table:table-cell table:style-name="Tabela1.E43" office:value-type="string">
            <text:p text:style-name="P4"><text:span text:style-name="T3">17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9,83</text:span></text:p>
          </table:table-cell>
          <table:table-cell table:style-name="Tabela1.E43" office:value-type="string">
            <text:p text:style-name="P4"><text:span text:style-name="T3">5.265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6</text:span></text:p>
          </table:table-cell>
          <table:table-cell table:style-name="Tabela1.B5" office:value-type="string">
            <text:p text:style-name="P1"><text:span text:style-name="T3">RAIMUNDO BISPO FILHO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0,56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8.018,1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54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28,00</text:span></text:p>
          </table:table-cell>
          <table:table-cell table:style-name="Tabela1.E43" office:value-type="string">
            <text:p text:style-name="P4"><text:span text:style-name="T3">25.990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72</text:span></text:p>
          </table:table-cell>
          <table:table-cell table:style-name="Tabela1.B5" office:value-type="string">
            <text:p text:style-name="P1"><text:span text:style-name="T3">RAISSA LEMOS SILVA MACHA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627,0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8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3,50</text:span></text:p>
          </table:table-cell>
          <table:table-cell table:style-name="Tabela1.E43" office:value-type="string">
            <text:p text:style-name="P4"><text:span text:style-name="T3">6.343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33</text:span></text:p>
          </table:table-cell>
          <table:table-cell table:style-name="Tabela1.B5" office:value-type="string">
            <text:p text:style-name="P1"><text:span text:style-name="T3">RANDERSON FERREIRA BARBOSA SANTOS</text:span></text:p>
          </table:table-cell>
          <table:table-cell table:style-name="Tabela1.B5" office:value-type="string">
            <text:p text:style-name="P1"><text:span text:style-name="T3">Chefe do N. de Cadast. , Doc. e Dist. Funcional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6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0,88</text:span></text:p>
          </table:table-cell>
          <table:table-cell table:style-name="Tabela1.E43" office:value-type="string">
            <text:p text:style-name="P4"><text:span text:style-name="T3">5.596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6</text:span></text:p>
          </table:table-cell>
          <table:table-cell table:style-name="Tabela1.B5" office:value-type="string">
            <text:p text:style-name="P1"><text:span text:style-name="T3">RAPHAEL FERREIRA ROCHA SANTA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672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10.184,72</text:span></text:p>
          </table:table-cell>
          <table:table-cell table:style-name="Tabela1.E43" office:value-type="string">
            <text:p text:style-name="P4"><text:span text:style-name="T3">988,86</text:span></text:p>
          </table:table-cell>
          <table:table-cell table:style-name="Tabela1.E43" office:value-type="string">
            <text:p text:style-name="P4"><text:span text:style-name="T3">74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7,83</text:span></text:p>
          </table:table-cell>
          <table:table-cell table:style-name="Tabela1.E43" office:value-type="string">
            <text:p text:style-name="P4"><text:span text:style-name="T3">8.446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1</text:span></text:p>
          </table:table-cell>
          <table:table-cell table:style-name="Tabela1.B5" office:value-type="string">
            <text:p text:style-name="P1"><text:span text:style-name="T3">RAQUEL PEREIRA DE CASTR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15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173,36</text:span></text:p>
          </table:table-cell>
          <table:table-cell table:style-name="Tabela1.E43" office:value-type="string">
            <text:p text:style-name="P4"><text:span text:style-name="T3">458,59</text:span></text:p>
          </table:table-cell>
          <table:table-cell table:style-name="Tabela1.E43" office:value-type="string">
            <text:p text:style-name="P4"><text:span text:style-name="T3">6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7</text:span></text:p>
          </table:table-cell>
          <table:table-cell table:style-name="Tabela1.E43" office:value-type="string">
            <text:p text:style-name="P4"><text:span text:style-name="T3">5.646,2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58</text:span></text:p>
          </table:table-cell>
          <table:table-cell table:style-name="Tabela1.B5" office:value-type="string">
            <text:p text:style-name="P1"><text:span text:style-name="T3">RAQUEL SOARES DA SILVA CASTRO CAMP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O TERCEIRO SETOR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6,67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929,16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7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99,67</text:span></text:p>
          </table:table-cell>
          <table:table-cell table:style-name="Tabela1.E43" office:value-type="string">
            <text:p text:style-name="P4"><text:span text:style-name="T3">8.429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1</text:span></text:p>
          </table:table-cell>
          <table:table-cell table:style-name="Tabela1.B5" office:value-type="string">
            <text:p text:style-name="P1"><text:span text:style-name="T3">RAUL JOSE VIEIRA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5</text:span></text:p>
          </table:table-cell>
          <table:table-cell table:style-name="Tabela1.B5" office:value-type="string">
            <text:p text:style-name="P1"><text:span text:style-name="T3">RAYANA SCHUSTER LEIT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FINANCEIRA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523,0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096,62</text:span></text:p>
          </table:table-cell>
          <table:table-cell table:style-name="Tabela1.E43" office:value-type="string">
            <text:p text:style-name="P4"><text:span text:style-name="T3">769,34</text:span></text:p>
          </table:table-cell>
          <table:table-cell table:style-name="Tabela1.E43" office:value-type="string">
            <text:p text:style-name="P4"><text:span text:style-name="T3">1.44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5,01</text:span></text:p>
          </table:table-cell>
          <table:table-cell table:style-name="Tabela1.E43" office:value-type="string">
            <text:p text:style-name="P4"><text:span text:style-name="T3">8.881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4</text:span></text:p>
          </table:table-cell>
          <table:table-cell table:style-name="Tabela1.B5" office:value-type="string">
            <text:p text:style-name="P1"><text:span text:style-name="T3">RAYANNE SILVA DE PONT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627,0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8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3,50</text:span></text:p>
          </table:table-cell>
          <table:table-cell table:style-name="Tabela1.E43" office:value-type="string">
            <text:p text:style-name="P4"><text:span text:style-name="T3">6.343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9</text:span></text:p>
          </table:table-cell>
          <table:table-cell table:style-name="Tabela1.B5" office:value-type="string">
            <text:p text:style-name="P1"><text:span text:style-name="T3">RAYMUNDO NAPOLEAO XIMENES NETO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325,13</text:span></text:p>
          </table:table-cell>
          <table:table-cell table:style-name="Tabela1.E43" office:value-type="string">
            <text:p text:style-name="P4"><text:span text:style-name="T3">16.773,37</text:span></text:p>
          </table:table-cell>
          <table:table-cell table:style-name="Tabela1.E43" office:value-type="string">
            <text:p text:style-name="P4"><text:span text:style-name="T3">53.502,92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7.638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94,68</text:span></text:p>
          </table:table-cell>
          <table:table-cell table:style-name="Tabela1.E43" office:value-type="string">
            <text:p text:style-name="P4"><text:span text:style-name="T3">41.608,2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2</text:span></text:p>
          </table:table-cell>
          <table:table-cell table:style-name="Tabela1.B5" office:value-type="string">
            <text:p text:style-name="P1"><text:span text:style-name="T3">REGINALDO DOS SANTOS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4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3</text:span></text:p>
          </table:table-cell>
          <table:table-cell table:style-name="Tabela1.B5" office:value-type="string">
            <text:p text:style-name="P1"><text:span text:style-name="T3">RENAN DO NASCIMENTO SANTOS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17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175,98</text:span></text:p>
          </table:table-cell>
          <table:table-cell table:style-name="Tabela1.E43" office:value-type="string">
            <text:p text:style-name="P4"><text:span text:style-name="T3">184,90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6,16</text:span></text:p>
          </table:table-cell>
          <table:table-cell table:style-name="Tabela1.E43" office:value-type="string">
            <text:p text:style-name="P4"><text:span text:style-name="T3">3.989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1</text:span></text:p>
          </table:table-cell>
          <table:table-cell table:style-name="Tabela1.B5" office:value-type="string">
            <text:p text:style-name="P1"><text:span text:style-name="T3">RENATA BRITO VIEIRA TELES</text:span></text:p>
          </table:table-cell>
          <table:table-cell table:style-name="Tabela1.B5" office:value-type="string">
            <text:p text:style-name="P1"><text:span text:style-name="T3">ASSESSOR DO NÚCLEO DE P. CONTÁBIL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.389,13</text:span></text:p>
          </table:table-cell>
          <table:table-cell table:style-name="Tabela1.E43" office:value-type="string">
            <text:p text:style-name="P4"><text:span text:style-name="T3">11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6,71</text:span></text:p>
          </table:table-cell>
          <table:table-cell table:style-name="Tabela1.E43" office:value-type="string">
            <text:p text:style-name="P4"><text:span text:style-name="T3">3.272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2</text:span></text:p>
          </table:table-cell>
          <table:table-cell table:style-name="Tabela1.B5" office:value-type="string">
            <text:p text:style-name="P1"><text:span text:style-name="T3">RENATA LUIZA ARAGAO SILVA FIGUEIREDO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3.371,69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0.309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6</text:span></text:p>
          </table:table-cell>
          <table:table-cell table:style-name="Tabela1.B5" office:value-type="string">
            <text:p text:style-name="P1"><text:span text:style-name="T3">RENATA MACIEL ALMEIDA ARAUJ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58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4,20</text:span></text:p>
          </table:table-cell>
          <table:table-cell table:style-name="Tabela1.E43" office:value-type="string">
            <text:p text:style-name="P4"><text:span text:style-name="T3">8.178,2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6</text:span></text:p>
          </table:table-cell>
          <table:table-cell table:style-name="Tabela1.B5" office:value-type="string">
            <text:p text:style-name="P1"><text:span text:style-name="T3">RENATA MOREIRA SANDES GUER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.581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024,66</text:span></text:p>
          </table:table-cell>
          <table:table-cell table:style-name="Tabela1.E43" office:value-type="string">
            <text:p text:style-name="P4"><text:span text:style-name="T3">959,24</text:span></text:p>
          </table:table-cell>
          <table:table-cell table:style-name="Tabela1.E43" office:value-type="string">
            <text:p text:style-name="P4"><text:span text:style-name="T3">698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8,18</text:span></text:p>
          </table:table-cell>
          <table:table-cell table:style-name="Tabela1.E43" office:value-type="string">
            <text:p text:style-name="P4"><text:span text:style-name="T3">7.366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1</text:span></text:p>
          </table:table-cell>
          <table:table-cell table:style-name="Tabela1.B5" office:value-type="string">
            <text:p text:style-name="P1"><text:span text:style-name="T3">RENATA PEREIRA DANTAS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224,68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16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6</text:span></text:p>
          </table:table-cell>
          <table:table-cell table:style-name="Tabela1.B5" office:value-type="string">
            <text:p text:style-name="P1"><text:span text:style-name="T3">RENATA SARA DANTAS MARQUES SOAR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246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274,77</text:span></text:p>
          </table:table-cell>
          <table:table-cell table:style-name="Tabela1.E43" office:value-type="string">
            <text:p text:style-name="P4"><text:span text:style-name="T3">471,21</text:span></text:p>
          </table:table-cell>
          <table:table-cell table:style-name="Tabela1.E43" office:value-type="string">
            <text:p text:style-name="P4"><text:span text:style-name="T3">7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0,60</text:span></text:p>
          </table:table-cell>
          <table:table-cell table:style-name="Tabela1.E43" office:value-type="string">
            <text:p text:style-name="P4"><text:span text:style-name="T3">4.724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13</text:span></text:p>
          </table:table-cell>
          <table:table-cell table:style-name="Tabela1.B5" office:value-type="string">
            <text:p text:style-name="P1"><text:span text:style-name="T3">RENATO VIEIRA DANTAS BERNARD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047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0</text:span></text:p>
          </table:table-cell>
          <table:table-cell table:style-name="Tabela1.B5" office:value-type="string">
            <text:p text:style-name="P1"><text:span text:style-name="T3">RENE ANTONIO ERB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5,20</text:span></text:p>
          </table:table-cell>
          <table:table-cell table:style-name="Tabela1.E43" office:value-type="string">
            <text:p text:style-name="P4"><text:span text:style-name="T3">17.145,86</text:span></text:p>
          </table:table-cell>
          <table:table-cell table:style-name="Tabela1.E43" office:value-type="string">
            <text:p text:style-name="P4"><text:span text:style-name="T3">53.530,1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839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55,77</text:span></text:p>
          </table:table-cell>
          <table:table-cell table:style-name="Tabela1.E43" office:value-type="string">
            <text:p text:style-name="P4"><text:span text:style-name="T3">40.974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70</text:span></text:p>
          </table:table-cell>
          <table:table-cell table:style-name="Tabela1.B5" office:value-type="string">
            <text:p text:style-name="P1"><text:span text:style-name="T3">RENIVALDO LIMA SAMPAIO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3.032,77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2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2.781,38</text:span></text:p>
          </table:table-cell>
          <table:table-cell table:style-name="Tabela1.E43" office:value-type="string">
            <text:p text:style-name="P4"><text:span text:style-name="T3">1.162,47</text:span></text:p>
          </table:table-cell>
          <table:table-cell table:style-name="Tabela1.E43" office:value-type="string">
            <text:p text:style-name="P4"><text:span text:style-name="T3">1.565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42</text:span></text:p>
          </table:table-cell>
          <table:table-cell table:style-name="Tabela1.E43" office:value-type="string">
            <text:p text:style-name="P4"><text:span text:style-name="T3">10.052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3</text:span></text:p>
          </table:table-cell>
          <table:table-cell table:style-name="Tabela1.B5" office:value-type="string">
            <text:p text:style-name="P1"><text:span text:style-name="T3">RHAQUEL GLEYSIANE FARIAS NUN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7.904,91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448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56</text:span></text:p>
          </table:table-cell>
          <table:table-cell table:style-name="Tabela1.E43" office:value-type="string">
            <text:p text:style-name="P4"><text:span text:style-name="T3">6.861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9</text:span></text:p>
          </table:table-cell>
          <table:table-cell table:style-name="Tabela1.B5" office:value-type="string">
            <text:p text:style-name="P1"><text:span text:style-name="T3">RICARDO MACHADO OLIVEIR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0,4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7.378,0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52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08,38</text:span></text:p>
          </table:table-cell>
          <table:table-cell table:style-name="Tabela1.E43" office:value-type="string">
            <text:p text:style-name="P4"><text:span text:style-name="T3">25.369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2</text:span></text:p>
          </table:table-cell>
          <table:table-cell table:style-name="Tabela1.B5" office:value-type="string">
            <text:p text:style-name="P1"><text:span text:style-name="T3">RICARDO MONTEIRO MOT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488,6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425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53</text:span></text:p>
          </table:table-cell>
          <table:table-cell table:style-name="Tabela1.B5" office:value-type="string">
            <text:p text:style-name="P1"><text:span text:style-name="T3">RICARDO ROUTMAN DA CUN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3.725,50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7.862,50</text:span></text:p>
          </table:table-cell>
          <table:table-cell table:style-name="Tabela1.E43" office:value-type="string">
            <text:p text:style-name="P4"><text:span text:style-name="T3">1.041,75</text:span></text:p>
          </table:table-cell>
          <table:table-cell table:style-name="Tabela1.E43" office:value-type="string">
            <text:p text:style-name="P4"><text:span text:style-name="T3">2.95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91,99</text:span></text:p>
          </table:table-cell>
          <table:table-cell table:style-name="Tabela1.E43" office:value-type="string">
            <text:p text:style-name="P4"><text:span text:style-name="T3">13.870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</text:span></text:p>
          </table:table-cell>
          <table:table-cell table:style-name="Tabela1.B5" office:value-type="string">
            <text:p text:style-name="P1"><text:span text:style-name="T3">RICARDO SOBRAL SOUS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7.302,8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029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746,35</text:span></text:p>
          </table:table-cell>
          <table:table-cell table:style-name="Tabela1.E43" office:value-type="string">
            <text:p text:style-name="P4"><text:span text:style-name="T3">32.556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0</text:span></text:p>
          </table:table-cell>
          <table:table-cell table:style-name="Tabela1.B5" office:value-type="string">
            <text:p text:style-name="P1"><text:span text:style-name="T3">RICELLI VIEIRA DE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525,7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632,31</text:span></text:p>
          </table:table-cell>
          <table:table-cell table:style-name="Tabela1.E43" office:value-type="string">
            <text:p text:style-name="P4"><text:span text:style-name="T3">564,34</text:span></text:p>
          </table:table-cell>
          <table:table-cell table:style-name="Tabela1.E43" office:value-type="string">
            <text:p text:style-name="P4"><text:span text:style-name="T3">1.099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3,70</text:span></text:p>
          </table:table-cell>
          <table:table-cell table:style-name="Tabela1.E43" office:value-type="string">
            <text:p text:style-name="P4"><text:span text:style-name="T3">7.968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0</text:span></text:p>
          </table:table-cell>
          <table:table-cell table:style-name="Tabela1.B5" office:value-type="string">
            <text:p text:style-name="P1"><text:span text:style-name="T3">RITA DE CASSIA ARAGAO MELO GARCEZ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1</text:span></text:p>
          </table:table-cell>
          <table:table-cell table:style-name="Tabela1.B5" office:value-type="string">
            <text:p text:style-name="P1"><text:span text:style-name="T3">RIVALDO FRIAS DOS SANTOS JUNIOR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APEL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3.913,6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2.733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5</text:span></text:p>
          </table:table-cell>
          <table:table-cell table:style-name="Tabela1.B5" office:value-type="string">
            <text:p text:style-name="P1"><text:span text:style-name="T3">ROBERIO MESQUITA MATOS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4.705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2.835,11</text:span></text:p>
          </table:table-cell>
          <table:table-cell table:style-name="Tabela1.E43" office:value-type="string">
            <text:p text:style-name="P4"><text:span text:style-name="T3">1.396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96,64</text:span></text:p>
          </table:table-cell>
          <table:table-cell table:style-name="Tabela1.E43" office:value-type="string">
            <text:p text:style-name="P4"><text:span text:style-name="T3">11.438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8</text:span></text:p>
          </table:table-cell>
          <table:table-cell table:style-name="Tabela1.B5" office:value-type="string">
            <text:p text:style-name="P1"><text:span text:style-name="T3">ROBERTA ARAUJO DE MELO BRIT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12.744,18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9.910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9</text:span></text:p>
          </table:table-cell>
          <table:table-cell table:style-name="Tabela1.B5" office:value-type="string">
            <text:p text:style-name="P1"><text:span text:style-name="T3">ROBERTA CONCEICAO ALMEIDA NASCIMEN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958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4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376,28</text:span></text:p>
          </table:table-cell>
          <table:table-cell table:style-name="Tabela1.E43" office:value-type="string">
            <text:p text:style-name="P4"><text:span text:style-name="T3">1.028,94</text:span></text:p>
          </table:table-cell>
          <table:table-cell table:style-name="Tabela1.E43" office:value-type="string">
            <text:p text:style-name="P4"><text:span text:style-name="T3">868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97,76</text:span></text:p>
          </table:table-cell>
          <table:table-cell table:style-name="Tabela1.E43" office:value-type="string">
            <text:p text:style-name="P4"><text:span text:style-name="T3">8.478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7</text:span></text:p>
          </table:table-cell>
          <table:table-cell table:style-name="Tabela1.B5" office:value-type="string">
            <text:p text:style-name="P1"><text:span text:style-name="T3">ROBERTA LIMA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1.969,48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13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7,29</text:span></text:p>
          </table:table-cell>
          <table:table-cell table:style-name="Tabela1.E43" office:value-type="string">
            <text:p text:style-name="P4"><text:span text:style-name="T3">9.332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1</text:span></text:p>
          </table:table-cell>
          <table:table-cell table:style-name="Tabela1.B5" office:value-type="string">
            <text:p text:style-name="P1"><text:span text:style-name="T3">ROBERTA ROCHA DEDA CHAGAS</text:span></text:p>
          </table:table-cell>
          <table:table-cell table:style-name="Tabela1.B5" office:value-type="string">
            <text:p text:style-name="P1"><text:span text:style-name="T3">Assessor do Diretor de Tec. da Informação</text:span></text:p>
          </table:table-cell>
          <table:table-cell table:style-name="Tabela1.B5" office:value-type="string">
            <text:p text:style-name="P1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65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0,94</text:span></text:p>
          </table:table-cell>
          <table:table-cell table:style-name="Tabela1.E43" office:value-type="string">
            <text:p text:style-name="P4"><text:span text:style-name="T3">6.997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61</text:span></text:p>
          </table:table-cell>
          <table:table-cell table:style-name="Tabela1.B5" office:value-type="string">
            <text:p text:style-name="P1"><text:span text:style-name="T3">ROBERTA SANDRA REIS BARRETO SIQU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3.597,76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446,08</text:span></text:p>
          </table:table-cell>
          <table:table-cell table:style-name="Tabela1.E43" office:value-type="string">
            <text:p text:style-name="P4"><text:span text:style-name="T3">1.160,40</text:span></text:p>
          </table:table-cell>
          <table:table-cell table:style-name="Tabela1.E43" office:value-type="string">
            <text:p text:style-name="P4"><text:span text:style-name="T3">3.307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67,49</text:span></text:p>
          </table:table-cell>
          <table:table-cell table:style-name="Tabela1.E43" office:value-type="string">
            <text:p text:style-name="P4"><text:span text:style-name="T3">13.978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9</text:span></text:p>
          </table:table-cell>
          <table:table-cell table:style-name="Tabela1.B5" office:value-type="string">
            <text:p text:style-name="P1"><text:span text:style-name="T3">ROBERTA SOBRAL MANSOU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954,52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3.092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32,15</text:span></text:p>
          </table:table-cell>
          <table:table-cell table:style-name="Tabela1.E43" office:value-type="string">
            <text:p text:style-name="P4"><text:span text:style-name="T3">13.222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2</text:span></text:p>
          </table:table-cell>
          <table:table-cell table:style-name="Tabela1.B5" office:value-type="string">
            <text:p text:style-name="P1"><text:span text:style-name="T3">ROBERTO ANDRUSYSZYN CELIN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523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316,09</text:span></text:p>
          </table:table-cell>
          <table:table-cell table:style-name="Tabela1.E43" office:value-type="string">
            <text:p text:style-name="P4"><text:span text:style-name="T3">440,04</text:span></text:p>
          </table:table-cell>
          <table:table-cell table:style-name="Tabela1.E43" office:value-type="string">
            <text:p text:style-name="P4"><text:span text:style-name="T3">5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99,97</text:span></text:p>
          </table:table-cell>
          <table:table-cell table:style-name="Tabela1.E43" office:value-type="string">
            <text:p text:style-name="P4"><text:span text:style-name="T3">4.816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7</text:span></text:p>
          </table:table-cell>
          <table:table-cell table:style-name="Tabela1.B5" office:value-type="string">
            <text:p text:style-name="P1"><text:span text:style-name="T3">RODOLFO GALVAO CO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2.902,31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1.673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7,74</text:span></text:p>
          </table:table-cell>
          <table:table-cell table:style-name="Tabela1.E43" office:value-type="string">
            <text:p text:style-name="P4"><text:span text:style-name="T3">10.144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7</text:span></text:p>
          </table:table-cell>
          <table:table-cell table:style-name="Tabela1.B5" office:value-type="string">
            <text:p text:style-name="P1"><text:span text:style-name="T3">RODOMARQUES NASCIMENT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4.481,52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8.712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24,03</text:span></text:p>
          </table:table-cell>
          <table:table-cell table:style-name="Tabela1.E43" office:value-type="string">
            <text:p text:style-name="P4"><text:span text:style-name="T3">30.657,49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9"/><text:span text:style-name="T3">1537</text:span></text:p>
          </table:table-cell>
          <table:table-cell table:style-name="Tabela1.B5" office:value-type="string">
            <text:p text:style-name="P1"><text:span text:style-name="T3">RODRIGO MUNIZ DE ME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958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258,59</text:span></text:p>
          </table:table-cell>
          <table:table-cell table:style-name="Tabela1.E43" office:value-type="string">
            <text:p text:style-name="P4"><text:span text:style-name="T3">1.028,94</text:span></text:p>
          </table:table-cell>
          <table:table-cell table:style-name="Tabela1.E43" office:value-type="string">
            <text:p text:style-name="P4"><text:span text:style-name="T3">816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5,62</text:span></text:p>
          </table:table-cell>
          <table:table-cell table:style-name="Tabela1.E43" office:value-type="string">
            <text:p text:style-name="P4"><text:span text:style-name="T3">7.412,9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76</text:span></text:p>
          </table:table-cell>
          <table:table-cell table:style-name="Tabela1.B5" office:value-type="string">
            <text:p text:style-name="P1"><text:span text:style-name="T3">ROGERIO DOS SANTOS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3.028,56</text:span></text:p>
          </table:table-cell>
          <table:table-cell table:style-name="Tabela1.E43" office:value-type="string">
            <text:p text:style-name="P4"><text:span text:style-name="T3">1.71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125,29</text:span></text:p>
          </table:table-cell>
          <table:table-cell table:style-name="Tabela1.E43" office:value-type="string">
            <text:p text:style-name="P4"><text:span text:style-name="T3">663,77</text:span></text:p>
          </table:table-cell>
          <table:table-cell table:style-name="Tabela1.E43" office:value-type="string">
            <text:p text:style-name="P4"><text:span text:style-name="T3">2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2,56</text:span></text:p>
          </table:table-cell>
          <table:table-cell table:style-name="Tabela1.E43" office:value-type="string">
            <text:p text:style-name="P4"><text:span text:style-name="T3">6.432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1</text:span></text:p>
          </table:table-cell>
          <table:table-cell table:style-name="Tabela1.B5" office:value-type="string">
            <text:p text:style-name="P1"><text:span text:style-name="T3">ROGERIO FERREIRA DA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6ª PROMOTORIA DE JUSTICA CRIMINAL DE ARACAJU (6ª VARA CRIMINAL)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3,7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8.206,8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579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95,99</text:span></text:p>
          </table:table-cell>
          <table:table-cell table:style-name="Tabela1.E43" office:value-type="string">
            <text:p text:style-name="P4"><text:span text:style-name="T3">25.910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8</text:span></text:p>
          </table:table-cell>
          <table:table-cell table:style-name="Tabela1.B5" office:value-type="string">
            <text:p text:style-name="P1"><text:span text:style-name="T3">ROMULO ARAGAO COSTA ME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1.969,48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6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89,42</text:span></text:p>
          </table:table-cell>
          <table:table-cell table:style-name="Tabela1.E43" office:value-type="string">
            <text:p text:style-name="P4"><text:span text:style-name="T3">9.280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5</text:span></text:p>
          </table:table-cell>
          <table:table-cell table:style-name="Tabela1.B5" office:value-type="string">
            <text:p text:style-name="P1"><text:span text:style-name="T3">ROMULO HENRIQUE RIBEIRO DE OLIVEIRA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515</text:span></text:p>
          </table:table-cell>
          <table:table-cell table:style-name="Tabela1.B5" office:value-type="string">
            <text:p text:style-name="P1"><text:span text:style-name="T3">ROMULO LINS ALVE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6,8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4.980,4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88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69,49</text:span></text:p>
          </table:table-cell>
          <table:table-cell table:style-name="Tabela1.E43" office:value-type="string">
            <text:p text:style-name="P4"><text:span text:style-name="T3">23.610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4</text:span></text:p>
          </table:table-cell>
          <table:table-cell table:style-name="Tabela1.B5" office:value-type="string">
            <text:p text:style-name="P1"><text:span text:style-name="T3">ROMULO NUNES FREIRE FONTE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ASSESSORIA DO COLEGIO DE PROCURADORES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0</text:span></text:p>
          </table:table-cell>
          <table:table-cell table:style-name="Tabela1.B5" office:value-type="string">
            <text:p text:style-name="P1"><text:span text:style-name="T3">RONALD NASCIMENTO DE JESU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984,62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464,67</text:span></text:p>
          </table:table-cell>
          <table:table-cell table:style-name="Tabela1.E43" office:value-type="string">
            <text:p text:style-name="P4"><text:span text:style-name="T3">689,23</text:span></text:p>
          </table:table-cell>
          <table:table-cell table:style-name="Tabela1.E43" office:value-type="string">
            <text:p text:style-name="P4"><text:span text:style-name="T3">1.791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1</text:span></text:p>
          </table:table-cell>
          <table:table-cell table:style-name="Tabela1.E43" office:value-type="string">
            <text:p text:style-name="P4"><text:span text:style-name="T3">9.983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8</text:span></text:p>
          </table:table-cell>
          <table:table-cell table:style-name="Tabela1.B5" office:value-type="string">
            <text:p text:style-name="P1"><text:span text:style-name="T3">RONALDO PEREIRA DE MENESE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1</text:span></text:p>
          </table:table-cell>
          <table:table-cell table:style-name="Tabela1.B5" office:value-type="string">
            <text:p text:style-name="P1"><text:span text:style-name="T3">RONNIE CHARLSON ALVES SILVA</text:span></text:p>
          </table:table-cell>
          <table:table-cell table:style-name="Tabela1.B5" office:value-type="string">
            <text:p text:style-name="P1"><text:span text:style-name="T3">ASSESSOR DE TECNOLOGIA DA INFORMAÇÃO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29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468,59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221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9,44</text:span></text:p>
          </table:table-cell>
          <table:table-cell table:style-name="Tabela1.E43" office:value-type="string">
            <text:p text:style-name="P4"><text:span text:style-name="T3">5.799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0</text:span></text:p>
          </table:table-cell>
          <table:table-cell table:style-name="Tabela1.B5" office:value-type="string">
            <text:p text:style-name="P1"><text:span text:style-name="T3">ROOSEVELT BATISTA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1</text:span></text:p>
          </table:table-cell>
          <table:table-cell table:style-name="Tabela1.B5" office:value-type="string">
            <text:p text:style-name="P1"><text:span text:style-name="T3">ROQUE JOSE DE SOUSA NE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DE PROMOCAO DA IGUALDADE ETNICO RACIAL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303,40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40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2,91</text:span></text:p>
          </table:table-cell>
          <table:table-cell table:style-name="Tabela1.E43" office:value-type="string">
            <text:p text:style-name="P4"><text:span text:style-name="T3">6.140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31</text:span></text:p>
          </table:table-cell>
          <table:table-cell table:style-name="Tabela1.B5" office:value-type="string">
            <text:p text:style-name="P1"><text:span text:style-name="T3">ROSA MARIA FRAGA SANTOS</text:span></text:p>
          </table:table-cell>
          <table:table-cell table:style-name="Tabela1.B5" office:value-type="string">
            <text:p text:style-name="P1"><text:span text:style-name="T3">ASSESSOR DA COORDENADORIA-GERAL</text:span></text:p>
          </table:table-cell>
          <table:table-cell table:style-name="Tabela1.B5" office:value-type="string">
            <text:p text:style-name="P1"><text:span text:style-name="T3">GABINETE DO COORDENADOR GERAL -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33,28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221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9,44</text:span></text:p>
          </table:table-cell>
          <table:table-cell table:style-name="Tabela1.E43" office:value-type="string">
            <text:p text:style-name="P4"><text:span text:style-name="T3">5.763,8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25</text:span></text:p>
          </table:table-cell>
          <table:table-cell table:style-name="Tabela1.B5" office:value-type="string">
            <text:p text:style-name="P1"><text:span text:style-name="T3">ROSA SOARES DOS SANTOS CARDOSO</text:span></text:p>
          </table:table-cell>
          <table:table-cell table:style-name="Tabela1.B5" office:value-type="string">
            <text:p text:style-name="P1"><text:span text:style-name="T3">PROFESSOR - requisitado</text:span></text:p>
          </table:table-cell>
          <table:table-cell table:style-name="Tabela1.B5" office:value-type="string">
            <text:p text:style-name="P1"><text:span text:style-name="T3">TRIAGEM TECNICA DAS PROMOTORIAS DE JUSTICA DE SIMAO DI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3.790,63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723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3</text:span></text:p>
          </table:table-cell>
          <table:table-cell table:style-name="Tabela1.B5" office:value-type="string">
            <text:p text:style-name="P1"><text:span text:style-name="T3">ROSANE GONCALVES DOS SANTO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8.869,3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879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60,43</text:span></text:p>
          </table:table-cell>
          <table:table-cell table:style-name="Tabela1.E43" office:value-type="string">
            <text:p text:style-name="P4"><text:span text:style-name="T3">26.508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9</text:span></text:p>
          </table:table-cell>
          <table:table-cell table:style-name="Tabela1.B5" office:value-type="string">
            <text:p text:style-name="P1"><text:span text:style-name="T3">ROSANGELA DE OLIVEIRA SANTO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9</text:span></text:p>
          </table:table-cell>
          <table:table-cell table:style-name="Tabela1.B5" office:value-type="string">
            <text:p text:style-name="P1"><text:span text:style-name="T3">ROSECLEIDE ALCANTARA DE SOU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19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5.567,89</text:span></text:p>
          </table:table-cell>
          <table:table-cell table:style-name="Tabela1.E43" office:value-type="string">
            <text:p text:style-name="P4"><text:span text:style-name="T3">419,37</text:span></text:p>
          </table:table-cell>
          <table:table-cell table:style-name="Tabela1.E43" office:value-type="string">
            <text:p text:style-name="P4"><text:span text:style-name="T3">2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1,34</text:span></text:p>
          </table:table-cell>
          <table:table-cell table:style-name="Tabela1.E43" office:value-type="string">
            <text:p text:style-name="P4"><text:span text:style-name="T3">5.126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8</text:span></text:p>
          </table:table-cell>
          <table:table-cell table:style-name="Tabela1.B5" office:value-type="string">
            <text:p text:style-name="P1"><text:span text:style-name="T3">ROSELIA ALVES DA SILVA MALT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1.91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90</text:span></text:p>
          </table:table-cell>
          <table:table-cell table:style-name="Tabela1.B5" office:value-type="string">
            <text:p text:style-name="P1"><text:span text:style-name="T3">ROSENALDO ARAGAO LIMA JUNIOR</text:span></text:p>
          </table:table-cell>
          <table:table-cell table:style-name="Tabela1.B5" office:value-type="string">
            <text:p text:style-name="P1"><text:span text:style-name="T3">ASSESSOR DO GAB. DO PROC. G. DE JUSTIÇA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55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9,83</text:span></text:p>
          </table:table-cell>
          <table:table-cell table:style-name="Tabela1.E43" office:value-type="string">
            <text:p text:style-name="P4"><text:span text:style-name="T3">5.607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83</text:span></text:p>
          </table:table-cell>
          <table:table-cell table:style-name="Tabela1.B5" office:value-type="string">
            <text:p text:style-name="P1"><text:span text:style-name="T3">ROSIVALDO SANTOS DA CRUZ</text:span></text:p>
          </table:table-cell>
          <table:table-cell table:style-name="Tabela1.B5" office:value-type="string">
            <text:p text:style-name="P1"><text:span text:style-name="T3">CHEFE DE SERVIÇOS DE MANUTENÇÃO-INTERIOR</text:span></text:p>
          </table:table-cell>
          <table:table-cell table:style-name="Tabela1.B5" office:value-type="string">
            <text:p text:style-name="P1"><text:span text:style-name="T3">SERVICOS MANUTENCAO INTERIOR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380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2,54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154,75</text:span></text:p>
          </table:table-cell>
          <table:table-cell table:style-name="Tabela1.E43" office:value-type="string">
            <text:p text:style-name="P4"><text:span text:style-name="T3">635,42</text:span></text:p>
          </table:table-cell>
          <table:table-cell table:style-name="Tabela1.E43" office:value-type="string">
            <text:p text:style-name="P4"><text:span text:style-name="T3">395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1,23</text:span></text:p>
          </table:table-cell>
          <table:table-cell table:style-name="Tabela1.E43" office:value-type="string">
            <text:p text:style-name="P4"><text:span text:style-name="T3">7.123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4</text:span></text:p>
          </table:table-cell>
          <table:table-cell table:style-name="Tabela1.B5" office:value-type="string">
            <text:p text:style-name="P1"><text:span text:style-name="T3">RUBENS DOS SANTOS</text:span></text:p>
          </table:table-cell>
          <table:table-cell table:style-name="Tabela1.B5" office:value-type="string">
            <text:p text:style-name="P1"><text:span text:style-name="T3">CAPITÃ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49</text:span></text:p>
          </table:table-cell>
          <table:table-cell table:style-name="Tabela1.B5" office:value-type="string">
            <text:p text:style-name="P1"><text:span text:style-name="T3">RUBENS ESTEVES DE MOURA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7</text:span></text:p>
          </table:table-cell>
          <table:table-cell table:style-name="Tabela1.B5" office:value-type="string">
            <text:p text:style-name="P1"><text:span text:style-name="T3">RUIRONALDI DOS SANTOS CRUZ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236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7</text:span></text:p>
          </table:table-cell>
          <table:table-cell table:style-name="Tabela1.B5" office:value-type="string">
            <text:p text:style-name="P1"><text:span text:style-name="T3">RUTH ARAUJO FALCAO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4</text:span></text:p>
          </table:table-cell>
          <table:table-cell table:style-name="Tabela1.B5" office:value-type="string">
            <text:p text:style-name="P1"><text:span text:style-name="T3">RUY WANDERLA DE OLIVEIR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14</text:span></text:p>
          </table:table-cell>
          <table:table-cell table:style-name="Tabela1.B5" office:value-type="string">
            <text:p text:style-name="P1"><text:span text:style-name="T3">SALVIO HENRIQUE DA ROCHA COST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3</text:span></text:p>
          </table:table-cell>
          <table:table-cell table:style-name="Tabela1.B5" office:value-type="string">
            <text:p text:style-name="P1"><text:span text:style-name="T3">SAMUEL NEVES DE OLIVEI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0</text:span></text:p>
          </table:table-cell>
          <table:table-cell table:style-name="Tabela1.B5" office:value-type="string">
            <text:p text:style-name="P1"><text:span text:style-name="T3">SANDRA AUGUSTA BARRETO ROLLEMBERG CONRADO</text:span></text:p>
          </table:table-cell>
          <table:table-cell table:style-name="Tabela1.B5" office:value-type="string">
            <text:p text:style-name="P1"><text:span text:style-name="T3">Assessor do Diretor Financeiro</text:span></text:p>
          </table:table-cell>
          <table:table-cell table:style-name="Tabela1.B5" office:value-type="string">
            <text:p text:style-name="P1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72,0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60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58,81</text:span></text:p>
          </table:table-cell>
          <table:table-cell table:style-name="Tabela1.E43" office:value-type="string">
            <text:p text:style-name="P4"><text:span text:style-name="T3">7.313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6</text:span></text:p>
          </table:table-cell>
          <table:table-cell table:style-name="Tabela1.B5" office:value-type="string">
            <text:p text:style-name="P1"><text:span text:style-name="T3">SANDRA ELIZABETH DE ALMEIDA RAMOS SALVIAN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23,1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84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8,88</text:span></text:p>
          </table:table-cell>
          <table:table-cell table:style-name="Tabela1.E43" office:value-type="string">
            <text:p text:style-name="P4"><text:span text:style-name="T3">10.134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3</text:span></text:p>
          </table:table-cell>
          <table:table-cell table:style-name="Tabela1.B5" office:value-type="string">
            <text:p text:style-name="P1"><text:span text:style-name="T3">SANDRO DE REZENDE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3.142,76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9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8,73</text:span></text:p>
          </table:table-cell>
          <table:table-cell table:style-name="Tabela1.E43" office:value-type="string">
            <text:p text:style-name="P4"><text:span text:style-name="T3">10.084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79</text:span></text:p>
          </table:table-cell>
          <table:table-cell table:style-name="Tabela1.B5" office:value-type="string">
            <text:p text:style-name="P1"><text:span text:style-name="T3">SANDRO LUIZ DA COST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5,2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8.557,2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681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8,26</text:span></text:p>
          </table:table-cell>
          <table:table-cell table:style-name="Tabela1.E43" office:value-type="string">
            <text:p text:style-name="P4"><text:span text:style-name="T3">26.158,9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6</text:span></text:p>
          </table:table-cell>
          <table:table-cell table:style-name="Tabela1.B5" office:value-type="string">
            <text:p text:style-name="P1"><text:span text:style-name="T3">SANDRO STEFANO SA AZEVED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1.625,20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2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5,15</text:span></text:p>
          </table:table-cell>
          <table:table-cell table:style-name="Tabela1.E43" office:value-type="string">
            <text:p text:style-name="P4"><text:span text:style-name="T3">9.040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9</text:span></text:p>
          </table:table-cell>
          <table:table-cell table:style-name="Tabela1.B5" office:value-type="string">
            <text:p text:style-name="P1"><text:span text:style-name="T3">SAULO ALMEIDA CABRAL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4</text:span></text:p>
          </table:table-cell>
          <table:table-cell table:style-name="Tabela1.B5" office:value-type="string">
            <text:p text:style-name="P1"><text:span text:style-name="T3">SAULO DOS SANTOS LOPES CRUZ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0.899,94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473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0</text:span></text:p>
          </table:table-cell>
          <table:table-cell table:style-name="Tabela1.B5" office:value-type="string">
            <text:p text:style-name="P1"><text:span text:style-name="T3">SAULO MORAIS DE ANDRADE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562,60</text:span></text:p>
          </table:table-cell>
          <table:table-cell table:style-name="Tabela1.E43" office:value-type="string">
            <text:p text:style-name="P4"><text:span text:style-name="T3">4.352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377,01</text:span></text:p>
          </table:table-cell>
          <table:table-cell table:style-name="Tabela1.E43" office:value-type="string">
            <text:p text:style-name="P4"><text:span text:style-name="T3">1.556,12</text:span></text:p>
          </table:table-cell>
          <table:table-cell table:style-name="Tabela1.E43" office:value-type="string">
            <text:p text:style-name="P4"><text:span text:style-name="T3">2.852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08,26</text:span></text:p>
          </table:table-cell>
          <table:table-cell table:style-name="Tabela1.E43" office:value-type="string">
            <text:p text:style-name="P4"><text:span text:style-name="T3">12.968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8</text:span></text:p>
          </table:table-cell>
          <table:table-cell table:style-name="Tabela1.B5" office:value-type="string">
            <text:p text:style-name="P1"><text:span text:style-name="T3">SAVIO AUGUSTO SOBRAL GARCEZ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9</text:span></text:p>
          </table:table-cell>
          <table:table-cell table:style-name="Tabela1.B5" office:value-type="string">
            <text:p text:style-name="P1"><text:span text:style-name="T3">SAVIO AUGUSTO SOBRAL GARCEZ</text:span></text:p>
          </table:table-cell>
          <table:table-cell table:style-name="Tabela1.B5" office:value-type="string">
            <text:p text:style-name="P1"><text:span text:style-name="T3">DIRETOR DE RECURSOS HUMANOS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9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0.992,9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190,53</text:span></text:p>
          </table:table-cell>
          <table:table-cell table:style-name="Tabela1.E43" office:value-type="string">
            <text:p text:style-name="P4"><text:span text:style-name="T3">2.691,73</text:span></text:p>
          </table:table-cell>
          <table:table-cell table:style-name="Tabela1.E43" office:value-type="string">
            <text:p text:style-name="P4"><text:span text:style-name="T3">4.634,23</text:span></text:p>
          </table:table-cell>
          <table:table-cell table:style-name="Tabela1.E43" office:value-type="string">
            <text:p text:style-name="P4"><text:span text:style-name="T3">6.358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3</text:span></text:p>
          </table:table-cell>
          <table:table-cell table:style-name="Tabela1.B5" office:value-type="string">
            <text:p text:style-name="P1"><text:span text:style-name="T3">SAVIO ROBERTO AMORIM ARAGAO SILVA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71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689,98</text:span></text:p>
          </table:table-cell>
          <table:table-cell table:style-name="Tabela1.E43" office:value-type="string">
            <text:p text:style-name="P4"><text:span text:style-name="T3">1.369,34</text:span></text:p>
          </table:table-cell>
          <table:table-cell table:style-name="Tabela1.E43" office:value-type="string">
            <text:p text:style-name="P4"><text:span text:style-name="T3">1.44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3,18</text:span></text:p>
          </table:table-cell>
          <table:table-cell table:style-name="Tabela1.E43" office:value-type="string">
            <text:p text:style-name="P4"><text:span text:style-name="T3">8.876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9</text:span></text:p>
          </table:table-cell>
          <table:table-cell table:style-name="Tabela1.B5" office:value-type="string">
            <text:p text:style-name="P1"><text:span text:style-name="T3">SERGIO DA FONSECA SANTOS</text:span></text:p>
          </table:table-cell>
          <table:table-cell table:style-name="Tabela1.B5" office:value-type="string">
            <text:p text:style-name="P1"><text:span text:style-name="T3">SUBTENENTE - requisitado</text:span></text:p>
          </table:table-cell>
          <table:table-cell table:style-name="Tabela1.B5" office:value-type="string">
            <text:p text:style-name="P1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64</text:span></text:p>
          </table:table-cell>
          <table:table-cell table:style-name="Tabela1.B5" office:value-type="string">
            <text:p text:style-name="P1"><text:span text:style-name="T3">SERGIO DOS SANTOS SILVA</text:span></text:p>
          </table:table-cell>
          <table:table-cell table:style-name="Tabela1.B5" office:value-type="string">
            <text:p text:style-name="P1"><text:span text:style-name="T3">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56</text:span></text:p>
          </table:table-cell>
          <table:table-cell table:style-name="Tabela1.B5" office:value-type="string">
            <text:p text:style-name="P1"><text:span text:style-name="T3">SERGIO WALDEMAR BARRETO RODRIGUES FILHO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4.699,7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258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10,50</text:span></text:p>
          </table:table-cell>
          <table:table-cell table:style-name="Tabela1.E43" office:value-type="string">
            <text:p text:style-name="P4"><text:span text:style-name="T3">11.689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7</text:span></text:p>
          </table:table-cell>
          <table:table-cell table:style-name="Tabela1.B5" office:value-type="string">
            <text:p text:style-name="P1"><text:span text:style-name="T3">SHEILA ANDRADE ARAUJO MA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OS DIREITOS DA MULHER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146,5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723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0</text:span></text:p>
          </table:table-cell>
          <table:table-cell table:style-name="Tabela1.E43" office:value-type="string">
            <text:p text:style-name="P4"><text:span text:style-name="T3">7.622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7</text:span></text:p>
          </table:table-cell>
          <table:table-cell table:style-name="Tabela1.B5" office:value-type="string">
            <text:p text:style-name="P1"><text:span text:style-name="T3">SHEILA CUSTODIO LEAL NOVAES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361,27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13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7,29</text:span></text:p>
          </table:table-cell>
          <table:table-cell table:style-name="Tabela1.E43" office:value-type="string">
            <text:p text:style-name="P4"><text:span text:style-name="T3">8.723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65</text:span></text:p>
          </table:table-cell>
          <table:table-cell table:style-name="Tabela1.B5" office:value-type="string">
            <text:p text:style-name="P1"><text:span text:style-name="T3">SHIRLANE BARBOS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626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09,99</text:span></text:p>
          </table:table-cell>
          <table:table-cell table:style-name="Tabela1.E43" office:value-type="string">
            <text:p text:style-name="P4"><text:span text:style-name="T3">672,14</text:span></text:p>
          </table:table-cell>
          <table:table-cell table:style-name="Tabela1.E43" office:value-type="string">
            <text:p text:style-name="P4"><text:span text:style-name="T3">292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5,00</text:span></text:p>
          </table:table-cell>
          <table:table-cell table:style-name="Tabela1.E43" office:value-type="string">
            <text:p text:style-name="P4"><text:span text:style-name="T3">5.744,99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20"/><text:span text:style-name="T3">2025</text:span></text:p>
          </table:table-cell>
          <table:table-cell table:style-name="Tabela1.B5" office:value-type="string">
            <text:p text:style-name="P1"><text:span text:style-name="T3">SIDIVAL DOS SANTOS FREITA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9</text:span></text:p>
          </table:table-cell>
          <table:table-cell table:style-name="Tabela1.B5" office:value-type="string">
            <text:p text:style-name="P1"><text:span text:style-name="T3">SILENE MARIA DE FRANCA JANSSEN</text:span></text:p>
          </table:table-cell>
          <table:table-cell table:style-name="Tabela1.B5" office:value-type="string">
            <text:p text:style-name="P1"><text:span text:style-name="T3">Chefe do Núcleo de Contabilidade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6.692,54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231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5,48</text:span></text:p>
          </table:table-cell>
          <table:table-cell table:style-name="Tabela1.E43" office:value-type="string">
            <text:p text:style-name="P4"><text:span text:style-name="T3">6.007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79</text:span></text:p>
          </table:table-cell>
          <table:table-cell table:style-name="Tabela1.B5" office:value-type="string">
            <text:p text:style-name="P1"><text:span text:style-name="T3">SILVIA BRITO LUDUVICE</text:span></text:p>
          </table:table-cell>
          <table:table-cell table:style-name="Tabela1.B5" office:value-type="string">
            <text:p text:style-name="P1"><text:span text:style-name="T3">ASSESSOR DE APOIO OPERACIONAL </text:span></text:p>
          </table:table-cell>
          <table:table-cell table:style-name="Tabela1.B5" office:value-type="string">
            <text:p text:style-name="P1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1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5.435,61</text:span></text:p>
          </table:table-cell>
          <table:table-cell table:style-name="Tabela1.E43" office:value-type="string">
            <text:p text:style-name="P4"><text:span text:style-name="T3">283,58</text:span></text:p>
          </table:table-cell>
          <table:table-cell table:style-name="Tabela1.E43" office:value-type="string">
            <text:p text:style-name="P4"><text:span text:style-name="T3">6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8,38</text:span></text:p>
          </table:table-cell>
          <table:table-cell table:style-name="Tabela1.E43" office:value-type="string">
            <text:p text:style-name="P4"><text:span text:style-name="T3">5.087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2</text:span></text:p>
          </table:table-cell>
          <table:table-cell table:style-name="Tabela1.B5" office:value-type="string">
            <text:p text:style-name="P1"><text:span text:style-name="T3">SILVIA FERNANDA CARVALHO MENEZES DE ME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334,55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5</text:span></text:p>
          </table:table-cell>
          <table:table-cell table:style-name="Tabela1.B5" office:value-type="string">
            <text:p text:style-name="P1"><text:span text:style-name="T3">SILVIA FRANCA DE SOUZA MORELLI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43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080,98</text:span></text:p>
          </table:table-cell>
          <table:table-cell table:style-name="Tabela1.E43" office:value-type="string">
            <text:p text:style-name="P4"><text:span text:style-name="T3">645,96</text:span></text:p>
          </table:table-cell>
          <table:table-cell table:style-name="Tabela1.E43" office:value-type="string">
            <text:p text:style-name="P4"><text:span text:style-name="T3">2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2,63</text:span></text:p>
          </table:table-cell>
          <table:table-cell table:style-name="Tabela1.E43" office:value-type="string">
            <text:p text:style-name="P4"><text:span text:style-name="T3">6.178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0</text:span></text:p>
          </table:table-cell>
          <table:table-cell table:style-name="Tabela1.B5" office:value-type="string">
            <text:p text:style-name="P1"><text:span text:style-name="T3">SILVIA LEAL ALBUQUERQUE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134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0,23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4.312,38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9.548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05,04</text:span></text:p>
          </table:table-cell>
          <table:table-cell table:style-name="Tabela1.E43" office:value-type="string">
            <text:p text:style-name="P4"><text:span text:style-name="T3">30.507,3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6</text:span></text:p>
          </table:table-cell>
          <table:table-cell table:style-name="Tabela1.B5" office:value-type="string">
            <text:p text:style-name="P1"><text:span text:style-name="T3">SILVIA ROBERTA FERREIRA TAVARES</text:span></text:p>
          </table:table-cell>
          <table:table-cell table:style-name="Tabela1.B5" office:value-type="string">
            <text:p text:style-name="P1"><text:span text:style-name="T3">ANALISTA DO MP - ENGENHARIA CIVIL</text:span></text:p>
          </table:table-cell>
          <table:table-cell table:style-name="Tabela1.B5" office:value-type="string">
            <text:p text:style-name="P1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8.068,44</text:span></text:p>
          </table:table-cell>
          <table:table-cell table:style-name="Tabela1.E43" office:value-type="string">
            <text:p text:style-name="P4"><text:span text:style-name="T3">1.210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187,70</text:span></text:p>
          </table:table-cell>
          <table:table-cell table:style-name="Tabela1.E43" office:value-type="string">
            <text:p text:style-name="P4"><text:span text:style-name="T3">1.299,02</text:span></text:p>
          </table:table-cell>
          <table:table-cell table:style-name="Tabela1.E43" office:value-type="string">
            <text:p text:style-name="P4"><text:span text:style-name="T3">1.32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4,07</text:span></text:p>
          </table:table-cell>
          <table:table-cell table:style-name="Tabela1.E43" office:value-type="string">
            <text:p text:style-name="P4"><text:span text:style-name="T3">8.563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5</text:span></text:p>
          </table:table-cell>
          <table:table-cell table:style-name="Tabela1.B5" office:value-type="string">
            <text:p text:style-name="P1"><text:span text:style-name="T3">SILVIA TAMARA MENDONCA DO CARM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436,7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47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9,06</text:span></text:p>
          </table:table-cell>
          <table:table-cell table:style-name="Tabela1.E43" office:value-type="string">
            <text:p text:style-name="P4"><text:span text:style-name="T3">11.587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</text:span></text:p>
          </table:table-cell>
          <table:table-cell table:style-name="Tabela1.B5" office:value-type="string">
            <text:p text:style-name="P1"><text:span text:style-name="T3">SILVIO ROBERTO MATOS EUZEBI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5</text:span></text:p>
          </table:table-cell>
          <table:table-cell table:style-name="Tabela1.B5" office:value-type="string">
            <text:p text:style-name="P1"><text:span text:style-name="T3">SIMONE FELICIO DOS SANTOS</text:span></text:p>
          </table:table-cell>
          <table:table-cell table:style-name="Tabela1.B5" office:value-type="string">
            <text:p text:style-name="P1"><text:span text:style-name="T3">ANALISTA DO MP - SERVIÇO SOCI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65,7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001,7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2.21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48,13</text:span></text:p>
          </table:table-cell>
          <table:table-cell table:style-name="Tabela1.E43" office:value-type="string">
            <text:p text:style-name="P4"><text:span text:style-name="T3">11.353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7</text:span></text:p>
          </table:table-cell>
          <table:table-cell table:style-name="Tabela1.B5" office:value-type="string">
            <text:p text:style-name="P1"><text:span text:style-name="T3">SOLANO LUCIO DE OLIVEIRA SILV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UMBA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5.929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410,63</text:span></text:p>
          </table:table-cell>
          <table:table-cell table:style-name="Tabela1.E43" office:value-type="string">
            <text:p text:style-name="P4"><text:span text:style-name="T3">23.766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0</text:span></text:p>
          </table:table-cell>
          <table:table-cell table:style-name="Tabela1.B5" office:value-type="string">
            <text:p text:style-name="P1"><text:span text:style-name="T3">SONIA KAROLINE AMARAL OLIVEIR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7,78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629,38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2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2,56</text:span></text:p>
          </table:table-cell>
          <table:table-cell table:style-name="Tabela1.E43" office:value-type="string">
            <text:p text:style-name="P4"><text:span text:style-name="T3">4.356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3</text:span></text:p>
          </table:table-cell>
          <table:table-cell table:style-name="Tabela1.B5" office:value-type="string">
            <text:p text:style-name="P1"><text:span text:style-name="T3">STANLEY KLEBER NOGUEIR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787,69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8.189,93</text:span></text:p>
          </table:table-cell>
          <table:table-cell table:style-name="Tabela1.E43" office:value-type="string">
            <text:p text:style-name="P4"><text:span text:style-name="T3">661,66</text:span></text:p>
          </table:table-cell>
          <table:table-cell table:style-name="Tabela1.E43" office:value-type="string">
            <text:p text:style-name="P4"><text:span text:style-name="T3">509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0,99</text:span></text:p>
          </table:table-cell>
          <table:table-cell table:style-name="Tabela1.E43" office:value-type="string">
            <text:p text:style-name="P4"><text:span text:style-name="T3">7.018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42</text:span></text:p>
          </table:table-cell>
          <table:table-cell table:style-name="Tabela1.B5" office:value-type="string">
            <text:p text:style-name="P1"><text:span text:style-name="T3">SUSANA ARRUDA DE OLIVEIR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224,68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206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8,36</text:span></text:p>
          </table:table-cell>
          <table:table-cell table:style-name="Tabela1.E43" office:value-type="string">
            <text:p text:style-name="P4"><text:span text:style-name="T3">11.266,3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967</text:span></text:p>
          </table:table-cell>
          <table:table-cell table:style-name="Tabela1.B5" office:value-type="string">
            <text:p text:style-name="P1"><text:span text:style-name="T3">SUSANA RAQUEL CIPRIANO SAMPAIO REZEN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RIACHUELO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47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8.830,18</text:span></text:p>
          </table:table-cell>
          <table:table-cell table:style-name="Tabela1.E43" office:value-type="string">
            <text:p text:style-name="P4"><text:span text:style-name="T3">910,69</text:span></text:p>
          </table:table-cell>
          <table:table-cell table:style-name="Tabela1.E43" office:value-type="string">
            <text:p text:style-name="P4"><text:span text:style-name="T3">669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79,74</text:span></text:p>
          </table:table-cell>
          <table:table-cell table:style-name="Tabela1.E43" office:value-type="string">
            <text:p text:style-name="P4"><text:span text:style-name="T3">7.250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2</text:span></text:p>
          </table:table-cell>
          <table:table-cell table:style-name="Tabela1.B5" office:value-type="string">
            <text:p text:style-name="P1"><text:span text:style-name="T3">SUZY MARY DE CARVALHO VI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86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84,63</text:span></text:p>
          </table:table-cell>
          <table:table-cell table:style-name="Tabela1.E43" office:value-type="string">
            <text:p text:style-name="P4"><text:span text:style-name="T3">26.646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0</text:span></text:p>
          </table:table-cell>
          <table:table-cell table:style-name="Tabela1.B5" office:value-type="string">
            <text:p text:style-name="P1"><text:span text:style-name="T3">SYLVIO ALEXANDRE DE OLIVEIRA BELEM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ATRIMONIO/DM/DA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67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01,2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56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2,67</text:span></text:p>
          </table:table-cell>
          <table:table-cell table:style-name="Tabela1.E43" office:value-type="string">
            <text:p text:style-name="P4"><text:span text:style-name="T3">7.188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0</text:span></text:p>
          </table:table-cell>
          <table:table-cell table:style-name="Tabela1.B5" office:value-type="string">
            <text:p text:style-name="P1"><text:span text:style-name="T3">TAISA TORRES ARAGA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7.237,25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5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9,95</text:span></text:p>
          </table:table-cell>
          <table:table-cell table:style-name="Tabela1.E43" office:value-type="string">
            <text:p text:style-name="P4"><text:span text:style-name="T3">6.197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4</text:span></text:p>
          </table:table-cell>
          <table:table-cell table:style-name="Tabela1.B5" office:value-type="string">
            <text:p text:style-name="P1"><text:span text:style-name="T3">TALITA CUNEGUNDES FERNANDES DA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5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8.643,15</text:span></text:p>
          </table:table-cell>
          <table:table-cell table:style-name="Tabela1.E43" office:value-type="string">
            <text:p text:style-name="P4"><text:span text:style-name="T3">68.053,8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10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825,20</text:span></text:p>
          </table:table-cell>
          <table:table-cell table:style-name="Tabela1.E43" office:value-type="string">
            <text:p text:style-name="P4"><text:span text:style-name="T3">52.228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59</text:span></text:p>
          </table:table-cell>
          <table:table-cell table:style-name="Tabela1.B5" office:value-type="string">
            <text:p text:style-name="P1"><text:span text:style-name="T3">TATIANA SOUTO QUIRIN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33.996,46</text:span></text:p>
          </table:table-cell>
          <table:table-cell table:style-name="Tabela1.E43" office:value-type="string">
            <text:p text:style-name="P4"><text:span text:style-name="T3">71.054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7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8,91</text:span></text:p>
          </table:table-cell>
          <table:table-cell table:style-name="Tabela1.E43" office:value-type="string">
            <text:p text:style-name="P4"><text:span text:style-name="T3">58.365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1</text:span></text:p>
          </table:table-cell>
          <table:table-cell table:style-name="Tabela1.B5" office:value-type="string">
            <text:p text:style-name="P1"><text:span text:style-name="T3">TATIANE AGUIAR GUIMARAES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MEDICO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108,6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877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5,75</text:span></text:p>
          </table:table-cell>
          <table:table-cell table:style-name="Tabela1.E43" office:value-type="string">
            <text:p text:style-name="P4"><text:span text:style-name="T3">7.382,9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9</text:span></text:p>
          </table:table-cell>
          <table:table-cell table:style-name="Tabela1.B5" office:value-type="string">
            <text:p text:style-name="P1"><text:span text:style-name="T3">TATIANE DOS SANTOS SILVA LISBO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448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309,63</text:span></text:p>
          </table:table-cell>
          <table:table-cell table:style-name="Tabela1.E43" office:value-type="string">
            <text:p text:style-name="P4"><text:span text:style-name="T3">859,14</text:span></text:p>
          </table:table-cell>
          <table:table-cell table:style-name="Tabela1.E43" office:value-type="string">
            <text:p text:style-name="P4"><text:span text:style-name="T3">58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1,11</text:span></text:p>
          </table:table-cell>
          <table:table-cell table:style-name="Tabela1.E43" office:value-type="string">
            <text:p text:style-name="P4"><text:span text:style-name="T3">6.868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16</text:span></text:p>
          </table:table-cell>
          <table:table-cell table:style-name="Tabela1.B5" office:value-type="string">
            <text:p text:style-name="P1"><text:span text:style-name="T3">TEREZINHA CRISTINA SANTANA SALES</text:span></text:p>
          </table:table-cell>
          <table:table-cell table:style-name="Tabela1.B5" office:value-type="string">
            <text:p text:style-name="P1"><text:span text:style-name="T3">PROFESSOR - requisitado</text:span></text:p>
          </table:table-cell>
          <table:table-cell table:style-name="Tabela1.B5" office:value-type="string">
            <text:p text:style-name="P1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.104,42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03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7</text:span></text:p>
          </table:table-cell>
          <table:table-cell table:style-name="Tabela1.B5" office:value-type="string">
            <text:p text:style-name="P1"><text:span text:style-name="T3">THAIS SARMENTO MESSIAS</text:span></text:p>
          </table:table-cell>
          <table:table-cell table:style-name="Tabela1.B5" office:value-type="string">
            <text:p text:style-name="P1"><text:span text:style-name="T3">AGENTE ADMINISTRATIVO - requisitado</text:span></text:p>
          </table:table-cell>
          <table:table-cell table:style-name="Tabela1.B5" office:value-type="string">
            <text:p text:style-name="P1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1.002,59</text:span></text:p>
          </table:table-cell>
          <table:table-cell table:style-name="Tabela1.E43" office:value-type="string">
            <text:p text:style-name="P4"><text:span text:style-name="T3">120,31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.110,40</text:span></text:p>
          </table:table-cell>
          <table:table-cell table:style-name="Tabela1.E43" office:value-type="string">
            <text:p text:style-name="P4"><text:span text:style-name="T3">16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8,39</text:span></text:p>
          </table:table-cell>
          <table:table-cell table:style-name="Tabela1.E43" office:value-type="string">
            <text:p text:style-name="P4"><text:span text:style-name="T3">2.942,0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4</text:span></text:p>
          </table:table-cell>
          <table:table-cell table:style-name="Tabela1.B5" office:value-type="string">
            <text:p text:style-name="P1"><text:span text:style-name="T3">THAMIRES ATHYNA MENDONCA DA ROC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055,37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63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7,31</text:span></text:p>
          </table:table-cell>
          <table:table-cell table:style-name="Tabela1.E43" office:value-type="string">
            <text:p text:style-name="P4"><text:span text:style-name="T3">6.738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6</text:span></text:p>
          </table:table-cell>
          <table:table-cell table:style-name="Tabela1.B5" office:value-type="string">
            <text:p text:style-name="P1"><text:span text:style-name="T3">THEREZA RAQUEL MACEDO GUIMARA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232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5.747,62</text:span></text:p>
          </table:table-cell>
          <table:table-cell table:style-name="Tabela1.E43" office:value-type="string">
            <text:p text:style-name="P4"><text:span text:style-name="T3">444,54</text:span></text:p>
          </table:table-cell>
          <table:table-cell table:style-name="Tabela1.E43" office:value-type="string">
            <text:p text:style-name="P4"><text:span text:style-name="T3">6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6,54</text:span></text:p>
          </table:table-cell>
          <table:table-cell table:style-name="Tabela1.E43" office:value-type="string">
            <text:p text:style-name="P4"><text:span text:style-name="T3">5.241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34</text:span></text:p>
          </table:table-cell>
          <table:table-cell table:style-name="Tabela1.B5" office:value-type="string">
            <text:p text:style-name="P1"><text:span text:style-name="T3">THIAGO JOSE MENEZES DA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1,38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175,77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1.422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5,86</text:span></text:p>
          </table:table-cell>
          <table:table-cell table:style-name="Tabela1.E43" office:value-type="string">
            <text:p text:style-name="P4"><text:span text:style-name="T3">9.009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0</text:span></text:p>
          </table:table-cell>
          <table:table-cell table:style-name="Tabela1.B5" office:value-type="string">
            <text:p text:style-name="P1"><text:span text:style-name="T3">THIAGO LIMA FEITOZ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05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0.732,82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3.905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65,39</text:span></text:p>
          </table:table-cell>
          <table:table-cell table:style-name="Tabela1.E43" office:value-type="string">
            <text:p text:style-name="P4"><text:span text:style-name="T3">15.367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6</text:span></text:p>
          </table:table-cell>
          <table:table-cell table:style-name="Tabela1.B5" office:value-type="string">
            <text:p text:style-name="P1"><text:span text:style-name="T3">THISSIANE MATOS BATISTA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32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413,16</text:span></text:p>
          </table:table-cell>
          <table:table-cell table:style-name="Tabela1.E43" office:value-type="string">
            <text:p text:style-name="P4"><text:span text:style-name="T3">630,58</text:span></text:p>
          </table:table-cell>
          <table:table-cell table:style-name="Tabela1.E43" office:value-type="string">
            <text:p text:style-name="P4"><text:span text:style-name="T3">235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6,01</text:span></text:p>
          </table:table-cell>
          <table:table-cell table:style-name="Tabela1.E43" office:value-type="string">
            <text:p text:style-name="P4"><text:span text:style-name="T3">5.547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0</text:span></text:p>
          </table:table-cell>
          <table:table-cell table:style-name="Tabela1.B5" office:value-type="string">
            <text:p text:style-name="P1"><text:span text:style-name="T3">THYARA KAHENA SOTERO ALVES PASS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0.584,83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56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4,53</text:span></text:p>
          </table:table-cell>
          <table:table-cell table:style-name="Tabela1.E43" office:value-type="string">
            <text:p text:style-name="P4"><text:span text:style-name="T3">8.580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8</text:span></text:p>
          </table:table-cell>
          <table:table-cell table:style-name="Tabela1.B5" office:value-type="string">
            <text:p text:style-name="P1"><text:span text:style-name="T3">TIAGO RODRIGUES APOSTO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9.041,65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7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69</text:span></text:p>
          </table:table-cell>
          <table:table-cell table:style-name="Tabela1.E43" office:value-type="string">
            <text:p text:style-name="P4"><text:span text:style-name="T3">7.314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74</text:span></text:p>
          </table:table-cell>
          <table:table-cell table:style-name="Tabela1.B5" office:value-type="string">
            <text:p text:style-name="P1"><text:span text:style-name="T3">ULISSES GOMES DE ANDRADE</text:span></text:p>
          </table:table-cell>
          <table:table-cell table:style-name="Tabela1.B5" office:value-type="string">
            <text:p text:style-name="P1"><text:span text:style-name="T3">ASSESSOR DO DIRETOR ADMINISTRATIV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72,0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7.208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8</text:span></text:p>
          </table:table-cell>
          <table:table-cell table:style-name="Tabela1.B5" office:value-type="string">
            <text:p text:style-name="P1"><text:span text:style-name="T3">VALDECI SANTO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4</text:span></text:p>
          </table:table-cell>
          <table:table-cell table:style-name="Tabela1.B5" office:value-type="string">
            <text:p text:style-name="P1"><text:span text:style-name="T3">VALDETE ALINE ALMEIDA DE MENEZES 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77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995,77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933,1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0</text:span></text:p>
          </table:table-cell>
          <table:table-cell table:style-name="Tabela1.B5" office:value-type="string">
            <text:p text:style-name="P1"><text:span text:style-name="T3">VALDIVIA MARQUES BOMFIM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920,38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6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6</text:span></text:p>
          </table:table-cell>
          <table:table-cell table:style-name="Tabela1.E43" office:value-type="string">
            <text:p text:style-name="P4"><text:span text:style-name="T3">7.872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9</text:span></text:p>
          </table:table-cell>
          <table:table-cell table:style-name="Tabela1.B5" office:value-type="string">
            <text:p text:style-name="P1"><text:span text:style-name="T3">VALERIA CHAGAS MELO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488,6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425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4</text:span></text:p>
          </table:table-cell>
          <table:table-cell table:style-name="Tabela1.B5" office:value-type="string">
            <text:p text:style-name="P1"><text:span text:style-name="T3">VALFRAN ARAGAO COST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8</text:span></text:p>
          </table:table-cell>
          <table:table-cell table:style-name="Tabela1.B5" office:value-type="string">
            <text:p text:style-name="P1"><text:span text:style-name="T3">VALMIR DOS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03</text:span></text:p>
          </table:table-cell>
          <table:table-cell table:style-name="Tabela1.B5" office:value-type="string">
            <text:p text:style-name="P1"><text:span text:style-name="T3">VALTER REINALDO SILVA</text:span></text:p>
          </table:table-cell>
          <table:table-cell table:style-name="Tabela1.B5" office:value-type="string">
            <text:p text:style-name="P1"><text:span text:style-name="T3">Assessor do Núcleo de C. e D. Proc. do C. Superior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252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579,15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6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1,79</text:span></text:p>
          </table:table-cell>
          <table:table-cell table:style-name="Tabela1.E43" office:value-type="string">
            <text:p text:style-name="P4"><text:span text:style-name="T3">5.187,3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32</text:span></text:p>
          </table:table-cell>
          <table:table-cell table:style-name="Tabela1.B5" office:value-type="string">
            <text:p text:style-name="P1"><text:span text:style-name="T3">VALTER VIEIR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3.032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0.687,41</text:span></text:p>
          </table:table-cell>
          <table:table-cell table:style-name="Tabela1.E43" office:value-type="string">
            <text:p text:style-name="P4"><text:span text:style-name="T3">1.162,47</text:span></text:p>
          </table:table-cell>
          <table:table-cell table:style-name="Tabela1.E43" office:value-type="string">
            <text:p text:style-name="P4"><text:span text:style-name="T3">1.09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56,85</text:span></text:p>
          </table:table-cell>
          <table:table-cell table:style-name="Tabela1.E43" office:value-type="string">
            <text:p text:style-name="P4"><text:span text:style-name="T3">8.430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15</text:span></text:p>
          </table:table-cell>
          <table:table-cell table:style-name="Tabela1.B5" office:value-type="string">
            <text:p text:style-name="P1"><text:span text:style-name="T3">VANDERLEY DOS SANTOS RODRIGUES</text:span></text:p>
          </table:table-cell>
          <table:table-cell table:style-name="Tabela1.B5" office:value-type="string">
            <text:p text:style-name="P1"><text:span text:style-name="T3">Coordenador da Divisão de Design e Midia</text:span></text:p>
          </table:table-cell>
          <table:table-cell table:style-name="Tabela1.B5" office:value-type="string">
            <text:p text:style-name="P1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6,7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018,7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977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9,15</text:span></text:p>
          </table:table-cell>
          <table:table-cell table:style-name="Tabela1.E43" office:value-type="string">
            <text:p text:style-name="P4"><text:span text:style-name="T3">8.289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9</text:span></text:p>
          </table:table-cell>
          <table:table-cell table:style-name="Tabela1.B5" office:value-type="string">
            <text:p text:style-name="P1"><text:span text:style-name="T3">VANESSA GOIS NASCIMEN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MALHADOR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9.220,48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7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69</text:span></text:p>
          </table:table-cell>
          <table:table-cell table:style-name="Tabela1.E43" office:value-type="string">
            <text:p text:style-name="P4"><text:span text:style-name="T3">7.493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9</text:span></text:p>
          </table:table-cell>
          <table:table-cell table:style-name="Tabela1.B5" office:value-type="string">
            <text:p text:style-name="P1"><text:span text:style-name="T3">VANESSA MOTA COUTINHO INACIO DE SOUZ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8.470,87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3.14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53,25</text:span></text:p>
          </table:table-cell>
          <table:table-cell table:style-name="Tabela1.E43" office:value-type="string">
            <text:p text:style-name="P4"><text:span text:style-name="T3">13.617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8</text:span></text:p>
          </table:table-cell>
          <table:table-cell table:style-name="Tabela1.B5" office:value-type="string">
            <text:p text:style-name="P1"><text:span text:style-name="T3">VANUSA MADUREIRA SOUZA MACE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2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600,5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35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9,40</text:span></text:p>
          </table:table-cell>
          <table:table-cell table:style-name="Tabela1.E43" office:value-type="string">
            <text:p text:style-name="P4"><text:span text:style-name="T3">9.871,12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21"/><text:span text:style-name="T3">599</text:span></text:p>
          </table:table-cell>
          <table:table-cell table:style-name="Tabela1.B5" office:value-type="string">
            <text:p text:style-name="P1"><text:span text:style-name="T3">VERA LUCIA OLIVEIRA UCHO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</text:span></text:p>
          </table:table-cell>
          <table:table-cell table:style-name="Tabela1.B5" office:value-type="string">
            <text:p text:style-name="P1"><text:span text:style-name="T3">VERONICA DE OLIVEIRA LAZA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2.460,18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6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546,81</text:span></text:p>
          </table:table-cell>
          <table:table-cell table:style-name="Tabela1.E43" office:value-type="string">
            <text:p text:style-name="P4"><text:span text:style-name="T3">28.913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1</text:span></text:p>
          </table:table-cell>
          <table:table-cell table:style-name="Tabela1.B5" office:value-type="string">
            <text:p text:style-name="P1"><text:span text:style-name="T3">VERONICA DINIZ FRANCO OLIVEIRA</text:span></text:p>
          </table:table-cell>
          <table:table-cell table:style-name="Tabela1.B5" office:value-type="string">
            <text:p text:style-name="P1"><text:span text:style-name="T3">CHEFE DO NÚCLEO DE C. E DIST. PROCESSUAL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81,39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6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0,88</text:span></text:p>
          </table:table-cell>
          <table:table-cell table:style-name="Tabela1.E43" office:value-type="string">
            <text:p text:style-name="P4"><text:span text:style-name="T3">5.860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35</text:span></text:p>
          </table:table-cell>
          <table:table-cell table:style-name="Tabela1.B5" office:value-type="string">
            <text:p text:style-name="P1"><text:span text:style-name="T3">VERONICA EUGENIA MORALES SALINAS ALV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AS ATIVIDADES CIVEIS E CRIMINAI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261,98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4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1,07</text:span></text:p>
          </table:table-cell>
          <table:table-cell table:style-name="Tabela1.E43" office:value-type="string">
            <text:p text:style-name="P4"><text:span text:style-name="T3">6.200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40</text:span></text:p>
          </table:table-cell>
          <table:table-cell table:style-name="Tabela1.B5" office:value-type="string">
            <text:p text:style-name="P1"><text:span text:style-name="T3">VERONICA PEREIRA DA CRUZ</text:span></text:p>
          </table:table-cell>
          <table:table-cell table:style-name="Tabela1.B5" office:value-type="string">
            <text:p text:style-name="P1"><text:span text:style-name="T3">SECRETÁRIA - requisitado</text:span></text:p>
          </table:table-cell>
          <table:table-cell table:style-name="Tabela1.B5" office:value-type="string">
            <text:p text:style-name="P1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7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87,58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320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</text:span></text:p>
          </table:table-cell>
          <table:table-cell table:style-name="Tabela1.B5" office:value-type="string">
            <text:p text:style-name="P1"><text:span text:style-name="T3">VICENTE CABRAL LEA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4</text:span></text:p>
          </table:table-cell>
          <table:table-cell table:style-name="Tabela1.B5" office:value-type="string">
            <text:p text:style-name="P1"><text:span text:style-name="T3">VICTOR JOSE PINTO RIBEIRO SILVEIRA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CONTROLE INTERN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590,77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070,82</text:span></text:p>
          </table:table-cell>
          <table:table-cell table:style-name="Tabela1.E43" office:value-type="string">
            <text:p text:style-name="P4"><text:span text:style-name="T3">634,09</text:span></text:p>
          </table:table-cell>
          <table:table-cell table:style-name="Tabela1.E43" office:value-type="string">
            <text:p text:style-name="P4"><text:span text:style-name="T3">1.750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86</text:span></text:p>
          </table:table-cell>
          <table:table-cell table:style-name="Tabela1.E43" office:value-type="string">
            <text:p text:style-name="P4"><text:span text:style-name="T3">9.685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4</text:span></text:p>
          </table:table-cell>
          <table:table-cell table:style-name="Tabela1.B5" office:value-type="string">
            <text:p text:style-name="P1"><text:span text:style-name="T3">VIRGILIO DO VALE VIAN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2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3.376,9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43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59,49</text:span></text:p>
          </table:table-cell>
          <table:table-cell table:style-name="Tabela1.E43" office:value-type="string">
            <text:p text:style-name="P4"><text:span text:style-name="T3">30.317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45</text:span></text:p>
          </table:table-cell>
          <table:table-cell table:style-name="Tabela1.B5" office:value-type="string">
            <text:p text:style-name="P1"><text:span text:style-name="T3">VITOR ARTUR RALIN DED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3</text:span></text:p>
          </table:table-cell>
          <table:table-cell table:style-name="Tabela1.B5" office:value-type="string">
            <text:p text:style-name="P1"><text:span text:style-name="T3">VIVIANE MILENA FERREIRA DE MEL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18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810,31</text:span></text:p>
          </table:table-cell>
          <table:table-cell table:style-name="Tabela1.E43" office:value-type="string">
            <text:p text:style-name="P4"><text:span text:style-name="T3">546,18</text:span></text:p>
          </table:table-cell>
          <table:table-cell table:style-name="Tabela1.E43" office:value-type="string">
            <text:p text:style-name="P4"><text:span text:style-name="T3">120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6,21</text:span></text:p>
          </table:table-cell>
          <table:table-cell table:style-name="Tabela1.E43" office:value-type="string">
            <text:p text:style-name="P4"><text:span text:style-name="T3">5.144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7</text:span></text:p>
          </table:table-cell>
          <table:table-cell table:style-name="Tabela1.B5" office:value-type="string">
            <text:p text:style-name="P1"><text:span text:style-name="T3">VOLESSA FREIRE SAMPAIO FISCI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719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4.422,61</text:span></text:p>
          </table:table-cell>
          <table:table-cell table:style-name="Tabela1.E43" office:value-type="string">
            <text:p text:style-name="P4"><text:span text:style-name="T3">1.649,96</text:span></text:p>
          </table:table-cell>
          <table:table-cell table:style-name="Tabela1.E43" office:value-type="string">
            <text:p text:style-name="P4"><text:span text:style-name="T3">2.06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10,85</text:span></text:p>
          </table:table-cell>
          <table:table-cell table:style-name="Tabela1.E43" office:value-type="string">
            <text:p text:style-name="P4"><text:span text:style-name="T3">10.711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9</text:span></text:p>
          </table:table-cell>
          <table:table-cell table:style-name="Tabela1.B5" office:value-type="string">
            <text:p text:style-name="P1"><text:span text:style-name="T3">WALTENBERG LIMA DE S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6,76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924,3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77,20</text:span></text:p>
          </table:table-cell>
          <table:table-cell table:style-name="Tabela1.E43" office:value-type="string">
            <text:p text:style-name="P4"><text:span text:style-name="T3">23.747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7</text:span></text:p>
          </table:table-cell>
          <table:table-cell table:style-name="Tabela1.B5" office:value-type="string">
            <text:p text:style-name="P1"><text:span text:style-name="T3">WALTER CESAR NUNES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9.442,0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79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515,83</text:span></text:p>
          </table:table-cell>
          <table:table-cell table:style-name="Tabela1.E43" office:value-type="string">
            <text:p text:style-name="P4"><text:span text:style-name="T3">27.926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8</text:span></text:p>
          </table:table-cell>
          <table:table-cell table:style-name="Tabela1.B5" office:value-type="string">
            <text:p text:style-name="P1"><text:span text:style-name="T3">WANDERLEY SIQUEIRA MONTE SANTO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SETOR DE PROTOCOLO/ DAA/DA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2.73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0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23.383,14</text:span></text:p>
          </table:table-cell>
          <table:table-cell table:style-name="Tabela1.E43" office:value-type="string">
            <text:p text:style-name="P4"><text:span text:style-name="T3">2.520,49</text:span></text:p>
          </table:table-cell>
          <table:table-cell table:style-name="Tabela1.E43" office:value-type="string">
            <text:p text:style-name="P4"><text:span text:style-name="T3">3.873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393,55</text:span></text:p>
          </table:table-cell>
          <table:table-cell table:style-name="Tabela1.E43" office:value-type="string">
            <text:p text:style-name="P4"><text:span text:style-name="T3">16.989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7</text:span></text:p>
          </table:table-cell>
          <table:table-cell table:style-name="Tabela1.B5" office:value-type="string">
            <text:p text:style-name="P1"><text:span text:style-name="T3">WASHINGTON LUIZ MENDONCA</text:span></text:p>
          </table:table-cell>
          <table:table-cell table:style-name="Tabela1.B5" office:value-type="string">
            <text:p text:style-name="P1"><text:span text:style-name="T3">* PROFESSOR 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4</text:span></text:p>
          </table:table-cell>
          <table:table-cell table:style-name="Tabela1.B5" office:value-type="string">
            <text:p text:style-name="P1"><text:span text:style-name="T3">WELLINGTON FERREIRA DANTA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9</text:span></text:p>
          </table:table-cell>
          <table:table-cell table:style-name="Tabela1.B5" office:value-type="string">
            <text:p text:style-name="P1"><text:span text:style-name="T3">WESLEY CRISTIAN SANTOS ALMEIDA</text:span></text:p>
          </table:table-cell>
          <table:table-cell table:style-name="Tabela1.B5" office:value-type="string">
            <text:p text:style-name="P1"><text:span text:style-name="T3">ASSESSOR OPERACIONAL FUNCIONAL 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169,35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103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1,07</text:span></text:p>
          </table:table-cell>
          <table:table-cell table:style-name="Tabela1.E43" office:value-type="string">
            <text:p text:style-name="P4"><text:span text:style-name="T3">5.618,2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85</text:span></text:p>
          </table:table-cell>
          <table:table-cell table:style-name="Tabela1.B5" office:value-type="string">
            <text:p text:style-name="P1"><text:span text:style-name="T3">WESLEY DE SANTANA SANTOS</text:span></text:p>
          </table:table-cell>
          <table:table-cell table:style-name="Tabela1.B5" office:value-type="string">
            <text:p text:style-name="P1"><text:span text:style-name="T3">Chefe do Setor de A. e Est. do Cartório</text:span></text:p>
          </table:table-cell>
          <table:table-cell table:style-name="Tabela1.B5" office:value-type="string">
            <text:p text:style-name="P1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326,97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6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0,17</text:span></text:p>
          </table:table-cell>
          <table:table-cell table:style-name="Tabela1.E43" office:value-type="string">
            <text:p text:style-name="P4"><text:span text:style-name="T3">4.936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2</text:span></text:p>
          </table:table-cell>
          <table:table-cell table:style-name="Tabela1.B5" office:value-type="string">
            <text:p text:style-name="P1"><text:span text:style-name="T3">WESLEY SANTOS CERQUEIR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7,78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629,38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2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2,56</text:span></text:p>
          </table:table-cell>
          <table:table-cell table:style-name="Tabela1.E43" office:value-type="string">
            <text:p text:style-name="P4"><text:span text:style-name="T3">4.356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7</text:span></text:p>
          </table:table-cell>
          <table:table-cell table:style-name="Tabela1.B5" office:value-type="string">
            <text:p text:style-name="P1"><text:span text:style-name="T3">WILLDE PEREIRA SOBRAL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0.899,94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473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4</text:span></text:p>
          </table:table-cell>
          <table:table-cell table:style-name="Tabela1.B5" office:value-type="string">
            <text:p text:style-name="P1"><text:span text:style-name="T3">WILTON ARAUJO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6</text:span></text:p>
          </table:table-cell>
          <table:table-cell table:style-name="Tabela1.B5" office:value-type="string">
            <text:p text:style-name="P1"><text:span text:style-name="T3">WOLNEY MACIEL DE CARVALHO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172,0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57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68</text:span></text:p>
          </table:table-cell>
          <table:table-cell table:style-name="Tabela1.E43" office:value-type="string">
            <text:p text:style-name="P4"><text:span text:style-name="T3">9.177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4</text:span></text:p>
          </table:table-cell>
          <table:table-cell table:style-name="Tabela1.B5" office:value-type="string">
            <text:p text:style-name="P1"><text:span text:style-name="T3">YANNE LEITE MENES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400,29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42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0,42</text:span></text:p>
          </table:table-cell>
          <table:table-cell table:style-name="Tabela1.E43" office:value-type="string">
            <text:p text:style-name="P4"><text:span text:style-name="T3">6.369,87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442</text:span></text:p>
          </table:table-cell>
          <table:table-cell table:style-name="Tabela1.B5" office:value-type="string">
            <text:p text:style-name="P1"><text:span text:style-name="T3">ZENAIDE DANTAS LIM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COORDENADORIA GERAL /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.476,68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4.303,59</text:span></text:p>
          </table:table-cell>
        </table:table-row>
        <table:table-row table:style-name="Tabela1.903">
          <table:table-cell table:style-name="Tabela1.A903" office:value-type="string">
            <text:p text:style-name="P3"><text:span text:style-name="T2">Total Geral</text:span></text:p>
          </table:table-cell>
          <table:table-cell table:style-name="Tabela1.B5" office:value-type="string">
            <text:p text:style-name="P1"><text:span text:style-name="T2">898</text:span></text:p>
          </table:table-cell>
          <table:table-cell table:style-name="Tabela1.C903" office:value-type="string">
            <text:p text:style-name="P1"/>
          </table:table-cell>
          <table:table-cell table:style-name="Tabela1.C903" office:value-type="string">
            <text:p text:style-name="P1"/>
          </table:table-cell>
          <table:table-cell table:style-name="Tabela1.E43" office:value-type="string">
            <text:p text:style-name="P4"><text:span text:style-name="T2">7.022.394,42</text:span></text:p>
          </table:table-cell>
          <table:table-cell table:style-name="Tabela1.E43" office:value-type="string">
            <text:p text:style-name="P4"><text:span text:style-name="T2">755.205,39</text:span></text:p>
          </table:table-cell>
          <table:table-cell table:style-name="Tabela1.E43" office:value-type="string">
            <text:p text:style-name="P4"><text:span text:style-name="T2">1.151.664,74</text:span></text:p>
          </table:table-cell>
          <table:table-cell table:style-name="Tabela1.E43" office:value-type="string">
            <text:p text:style-name="P4"><text:span text:style-name="T2">39.611,07</text:span></text:p>
          </table:table-cell>
          <table:table-cell table:style-name="Tabela1.E43" office:value-type="string">
            <text:p text:style-name="P4"><text:span text:style-name="T2">283.750,94</text:span></text:p>
          </table:table-cell>
          <table:table-cell table:style-name="Tabela1.E43" office:value-type="string">
            <text:p text:style-name="P4"><text:span text:style-name="T2">180.790,89</text:span></text:p>
          </table:table-cell>
          <table:table-cell table:style-name="Tabela1.E43" office:value-type="string">
            <text:p text:style-name="P4"><text:span text:style-name="T2">279.277,94</text:span></text:p>
          </table:table-cell>
          <table:table-cell table:style-name="Tabela1.E43" office:value-type="string">
            <text:p text:style-name="P4"><text:span text:style-name="T2">2.200.140,00</text:span></text:p>
          </table:table-cell>
          <table:table-cell table:style-name="Tabela1.E43" office:value-type="string">
            <text:p text:style-name="P4"><text:span text:style-name="T2">11.912.835,39</text:span></text:p>
          </table:table-cell>
          <table:table-cell table:style-name="Tabela1.E43" office:value-type="string">
            <text:p text:style-name="P4"><text:span text:style-name="T2">1.120.047,39</text:span></text:p>
          </table:table-cell>
          <table:table-cell table:style-name="Tabela1.E43" office:value-type="string">
            <text:p text:style-name="P4"><text:span text:style-name="T2">1.664.330,77</text:span></text:p>
          </table:table-cell>
          <table:table-cell table:style-name="Tabela1.E43" office:value-type="string">
            <text:p text:style-name="P4"><text:span text:style-name="T2">28.389,88</text:span></text:p>
          </table:table-cell>
          <table:table-cell table:style-name="Tabela1.E43" office:value-type="string">
            <text:p text:style-name="P4"><text:span text:style-name="T2">2.812.768,04</text:span></text:p>
          </table:table-cell>
          <table:table-cell table:style-name="Tabela1.E43" office:value-type="string">
            <text:p text:style-name="P4"><text:span text:style-name="T2">9.100.067,35</text:span></text:p>
          </table:table-cell>
        </table:table-row>
        <table:table-row table:style-name="Tabela1.904">
          <table:table-cell table:style-name="Tabela1.A904" office:value-type="string">
            <text:p text:style-name="P6"><text:span text:style-name="T1">Data da última atualização:</text:span></text:p>
          </table:table-cell>
          <table:table-cell table:style-name="Tabela1.B904" table:number-columns-spanned="17" office:value-type="string">
            <text:p text:style-name="P2"><text:span text:style-name="T1">31/01/2021 08:05: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05">
          <table:table-cell table:style-name="Tabela1.A905" table:number-columns-spanned="18" office:value-type="string">
            <text:p text:style-name="P2"><text:span text:style-name="T4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97cm" style:writing-mode="page"/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0" style:font-name="Liberation Serif" fo:font-family="'Liberation Serif'" style:font-family-generic="roman" style:font-pitch="variable" fo:font-size="12pt" fo:language="pt" fo:country="BR" style:font-name-asian="Segoe UI" style:font-family-asian="'Segoe UI'" style:font-family-generic-asian="system" style:font-pitch-asian="variable" style:font-size-asian="12pt" style:language-asian="pt" style:country-asian="BR" style:font-name-complex="Tahoma" style:font-family-complex="Tahoma" style:font-family-generic-complex="system" style:font-pitch-complex="variable" style:font-size-complex="12pt" style:language-complex="pt" style:country-complex="BR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0cm" fo:page-height="20.168cm" style:num-format="1" style:print-orientation="landscape" fo:margin-top="0cm" fo:margin-bottom="0cm" fo:margin-left="0cm" fo:margin-right="0cm" style:writing-mode="lr-tb" style:layout-grid-color="#c0c0c0" style:layout-grid-lines="19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meta:editing-cycles>0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9" meta:paragraph-count="16208" meta:word-count="26968" meta:character-count="166346" meta:non-whitespace-character-count="155446"/>
  </office:meta>
</office:document-meta>
</file>